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row table:style-name="ro1">
          <table:table-cell office:value-type="string" calcext:value-type="string">
            <text:p>Original Sentence</text:p>
          </table:table-cell>
          <table:table-cell office:value-type="string" calcext:value-type="string">
            <text:p>Reference</text:p>
          </table:table-cell>
          <table:table-cell office:value-type="string" calcext:value-type="string">
            <text:p>Original Author</text:p>
          </table:table-cell>
          <table:table-cell office:value-type="string" calcext:value-type="string">
            <text:p>Original Publication</text:p>
          </table:table-cell>
          <table:table-cell office:value-type="string" calcext:value-type="string">
            <text:p>Original DC</text:p>
          </table:table-cell>
          <table:table-cell office:value-type="string" calcext:value-type="string">
            <text:p>Author</text:p>
          </table:table-cell>
          <table:table-cell office:value-type="string" calcext:value-type="string">
            <text:p>Publication</text:p>
          </table:table-cell>
          <table:table-cell office:value-type="string" calcext:value-type="string">
            <text:p>DC</text:p>
          </table:table-cell>
          <table:table-cell office:value-type="string" calcext:value-type="string">
            <text:p>Similarity</text:p>
          </table:table-cell>
          <table:table-cell office:value-type="string" calcext:value-type="string">
            <text:p>Dating</text:p>
          </table:table-cell>
          <table:table-cell office:value-type="string" calcext:value-type="string">
            <text:p>Author Name</text:p>
          </table:table-cell>
          <table:table-cell office:value-type="string" calcext:value-type="string">
            <text:p>Author Epiteths</text:p>
          </table:table-cell>
          <table:table-cell office:value-type="string" calcext:value-type="string">
            <text:p>Author ID</text:p>
          </table:table-cell>
          <table:table-cell office:value-type="string" calcext:value-type="string">
            <text:p>AuthorID-WorkID</text:p>
          </table:table-cell>
        </table:table-row>
        <table:table-row table:style-name="ro1">
          <table:table-cell office:value-type="string" calcext:value-type="string">
            <text:p>ἡ δὲ πόλις αὕτη κεῖται μὲν ἐπὶ τῷ πρὸς θάλατταν καθήκοντι πρόποδι τῆς ὀρεινῆς τῆς συναπτούσης τὰ πέρατα τῆς Ἰβηρίας καὶ Κελτιβηρίας, ἀπέχει δὲ τῆς θαλάττης ὡς ἑπτὰ στάδια.</text:p>
          </table:table-cell>
          <table:table-cell office:value-type="string" calcext:value-type="string">
            <text:p>ἡ δὲ πόλις αὕτη κεῖται μεταξὺ τοῦ Πλειάδων καὶ τοῦ Ὑάδων ἀέρος, ταπεινοτέρα μέντοι πολὺ τοῦ ζῳδιακοῦ.</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7t/2/1 to 3/17t/3/1 (Schema:Book//chapter/section/line )</text:p>
          </table:table-cell>
          <table:table-cell office:value-type="string" calcext:value-type="string">
            <text:p>LUCIANUS <text:s/>Soph. <text:s/>[0062]</text:p>
          </table:table-cell>
          <table:table-cell office:value-type="string" calcext:value-type="string">
            <text:p>Verae historiae, ed. M.D. Macleod, Luciani opera, vol. 1. Oxford: <text:s/>Clarendon Press, 1972: 82-125. <text:s/>(Cod: 11,310: Narr. Fict., Satura) <text:s/></text:p>
          </table:table-cell>
          <table:table-cell office:value-type="string" calcext:value-type="string">
            <text:p>1t/29t/5t to 1t/29t/6t (Schema:Chapter/section/line )</text:p>
          </table:table-cell>
          <table:table-cell office:value-type="float" office:value="30" calcext:value-type="float">
            <text:p>30</text:p>
          </table:table-cell>
          <table:table-cell office:value-type="float" office:value="200" calcext:value-type="float">
            <text:p>200</text:p>
          </table:table-cell>
          <table:table-cell office:value-type="string" calcext:value-type="string">
            <text:p>LUCIANUS </text:p>
          </table:table-cell>
          <table:table-cell office:value-type="string" calcext:value-type="string">
            <text:p>Soph. </text:p>
          </table:table-cell>
          <table:table-cell office:value-type="float" office:value="62" calcext:value-type="float">
            <text:p>62</text:p>
          </table:table-cell>
          <table:table-cell office:value-type="string" calcext:value-type="string">
            <text:p>0062-012</text:p>
          </table:table-cell>
        </table:table-row>
        <table:table-row table:style-name="ro1">
          <table:table-cell office:value-type="string" calcext:value-type="string">
            <text:p>Τούτων δὴ τοιούτων ὑπαρχόντων, καὶ τηρουμένων (τῶν) συνθηκῶν ἔτι νῦν ἐν χαλκώμασι παρὰ τὸν Δία τὸν Καπετώλιον ἐν τῷ τῶν ἀγορανόμων ταμιείῳ, τίς οὐκ ἂν εἰκότως θαυμάσειεν Φιλίνου τοῦ συγγραϕέως, οὐ διότι ταῦτ' ἠγνόει_τοῦτο μὲν γὰρ οὐ θαυμαστόν, ἐπεὶ καθ' ἡμᾶς ἔτι καὶ Ῥωμαίων καὶ Καρχηδονίων οἱ πρεσβύτατοι καὶ μάλιστα δοκοῦντες περὶ τὰ κοινὰ σπουδάζειν ἠγνόουν_ἀλλὰ πόθεν ἢ πῶς ἐθάρρησε γράψαι τἀναντία τούτοις, διότι Ῥωμαίοις καὶ Καρχηδονίοις ὑπάρχοιεν συνθῆκαι, καθ' ἃς ἔδει Ῥωμαίους μὲν ἀπέχεσθαι Σικελίας ἁπάσης, Καρχηδονίους δ' Ἰταλίας, καὶ διότι ὑπερέβαινον Ῥωμαῖοι τὰς συνθήκας καὶ τοὺς ὅρκους, ἐπεὶ ἐποιήσαντο τὴν πρώτην εἰς Σικελίαν διάβασιν, μήτε γεγονότος μήθ' ὑπάρχοντος παράπαν ἐγγράϕου τοιούτου μηδενός.</text:p>
          </table:table-cell>
          <table:table-cell office:value-type="string" calcext:value-type="string">
            <text:p>ἐπεὶ καθ' ἡμᾶς ἔτι καὶ Ῥωμαίων καὶ Καρχηδονίων οἱ πρεσβύτατοι καὶ μάλιστα δοκοῦντες περὶ τὰ κοινὰ σπουδάζειν ἠγνόου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1,8/1 to 3/26t/5,8/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6t to 2b/8t (Schema:Fragment/line )</text:p>
          </table:table-cell>
          <table:table-cell office:value-type="float" office:value="30" calcext:value-type="float">
            <text:p>30</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ποιησάμενος δὲ πάντας ὑϕ' ἑαυτὸν καί τινας πόλεις κατὰ κράτος ἑλών, ταχέως μὲν καὶ παρ' ἐλπίδα, μετὰ πολλῶν δὲ καὶ μεγάλων ἀγώνων ἔτι δὲ πολλῆς καταϕθορᾶς ἀνδρῶν, ἡγεμόνα μὲν ἐπὶ πάσης κατέλιπε τῆς ἐπὶ τάδε τοῦ ποταμοῦ χώρας Ἄννωνα, τῶν δὲ Βαργουσίων καὶ δεσπότην:</text:p>
          </table:table-cell>
          <table:table-cell office:value-type="string" calcext:value-type="string">
            <text:p>λέγονται δὲ οὗτοι εἶναι Μασσαγέται τὸ παλαιόν, καὶ διαβάντες τὸν Ἀράξην τῆς ἐπὶ τάδε τοῦ ποταμοῦ χώρας ἐπὶ πολὺ διεξελθεῖν, καὶ ὑϕ' αὑτοῖς ποιησαμένους ἐνοικῆσ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5t/3,8/1 to 3/35t/4,8/3 (Schema:Book//chapter/section/line )</text:p>
          </table:table-cell>
          <table:table-cell office:value-type="string" calcext:value-type="string">
            <text:p>Laonicus CHALCOCONDYLES <text:s/>Hist. <text:s/>[3139]</text:p>
          </table:table-cell>
          <table:table-cell office:value-type="string" calcext:value-type="string">
            <text:p>Historiae, ed. E. Darkó, Laonici Chalcocandylae historiarum <text:s/>demonstrationes, 2 vols. in 3. Budapest: Academia Litterarum Hungarica, <text:s/>1:1922 2.1:1923 2.2:1927: 1:1-205 2.1:1-146 <text:s/>2.2:147-307. <text:s/>(Cod: 106,746: Hist.) <text:s/></text:p>
          </table:table-cell>
          <table:table-cell office:value-type="string" calcext:value-type="string">
            <text:p>1/118/11t to 1/118/14t (Schema:Volume/page/line )</text:p>
          </table:table-cell>
          <table:table-cell office:value-type="float" office:value="30" calcext:value-type="float">
            <text:p>30</text:p>
          </table:table-cell>
          <table:table-cell office:value-type="float" office:value="1.5" calcext:value-type="float">
            <text:p>1.5</text:p>
          </table:table-cell>
          <table:table-cell office:value-type="string" calcext:value-type="string">
            <text:p>Laonicus CHALCOCONDYLES </text:p>
          </table:table-cell>
          <table:table-cell office:value-type="string" calcext:value-type="string">
            <text:p>Hist. </text:p>
          </table:table-cell>
          <table:table-cell office:value-type="float" office:value="3139" calcext:value-type="float">
            <text:p>3139</text:p>
          </table:table-cell>
          <table:table-cell office:value-type="string" calcext:value-type="string">
            <text:p>3139-001</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καὶ ὁ βασιλεὺς τὴν μεγάλην ἐκκλησίαν ἔκτιζεν, ἥτις ’Σοϕία‘ μὲν προσαγορεύεται ν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SOCRATES Scholasticus <text:s/>Hist. <text:s/>[2057]</text:p>
          </table:table-cell>
          <table:table-cell office:value-type="string" calcext:value-type="string">
            <text:p>Historia ecclesiastica, ed. W. Bright, Socrates' ecclesiastical <text:s/>history, 2nd edn. Oxford: Clarendon Press, 1893: 1-330. <text:s/>(Cod: 104,077: Eccl., Hist.) <text:s/></text:p>
          </table:table-cell>
          <table:table-cell office:value-type="string" calcext:value-type="string">
            <text:p>2t/16/50 to 2t/16/52 (Schema:Book//chapter/line )</text:p>
          </table:table-cell>
          <table:table-cell office:value-type="float" office:value="30" calcext:value-type="float">
            <text:p>30</text:p>
          </table:table-cell>
          <table:table-cell office:value-type="float" office:value="500" calcext:value-type="float">
            <text:p>500</text:p>
          </table:table-cell>
          <table:table-cell office:value-type="string" calcext:value-type="string">
            <text:p>SOCRATES Scholasticus </text:p>
          </table:table-cell>
          <table:table-cell office:value-type="string" calcext:value-type="string">
            <text:p>Hist. </text:p>
          </table:table-cell>
          <table:table-cell office:value-type="float" office:value="2057" calcext:value-type="float">
            <text:p>2057</text:p>
          </table:table-cell>
          <table:table-cell office:value-type="string" calcext:value-type="string">
            <text:p>2057-001</text:p>
          </table:table-cell>
        </table:table-row>
        <table:table-row table:style-name="ro1">
          <table:table-cell office:value-type="string" calcext:value-type="string">
            <text:p>Κατὰ δὲ τοὺς αὐτοὺς καιροὺς Ἀννίβας πραξικοπήσας πόλιν Κλαστίδιον, ἐνδόντος αὐτῷ τοῦ πεπιστευμένου παρὰ Ῥωμαίων, ἀνδρὸς Βρεντεσίνου, κατέσχε.</text:p>
          </table:table-cell>
          <table:table-cell office:value-type="string" calcext:value-type="string">
            <text:p>Κατὰ δὲ τοὺς αὐτοὺς καιροὺς, δευτέρᾳ ἱσταμένου Φεβρουαρίου τῆς αὐτῆς ὀγδόης ἰνδικτιῶνος, ὁ νέος βασιλεὺς παρὰ τοῦ πάππου καὶ βασιλέως ἐν τῷ τῆς τοῦ θεοῦ Σοϕίας ἐστέϕθη ναῷ, Ἠσαΐου πατριαρχοῦν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1,8/1 to 3/69t/2,8/1 (Schema:Book//chapter/section/line )</text:p>
          </table:table-cell>
          <table:table-cell office:value-type="string" calcext:value-type="string">
            <text:p>JOANNES VI CANTACUZENUS <text:s/>Hist. [3169]</text:p>
          </table:table-cell>
          <table:table-cell office:value-type="string" calcext:value-type="string">
            <text:p>Historiae, ed. L. Schopen, Ioannis Cantacuzeni eximperatoris <text:s/>historiarum libri iv, 3 vols. [Corpus scriptorum historiae <text:s/>Byzantinae. Bonn: Weber, 1:1828 2:1831 3:1832]: 1:7-560 <text:s/>2:11-615 3:8-365. <text:s/>(Cod: 316,346: Hist.) <text:s/></text:p>
          </table:table-cell>
          <table:table-cell office:value-type="string" calcext:value-type="string">
            <text:p>1/196/8t11 to 1/196/11t11 (Schema:Volume/page/line )</text:p>
          </table:table-cell>
          <table:table-cell office:value-type="float" office:value="30" calcext:value-type="float">
            <text:p>30</text:p>
          </table:table-cell>
          <table:table-cell office:value-type="float" office:value="1.4" calcext:value-type="float">
            <text:p>1.4</text:p>
          </table:table-cell>
          <table:table-cell office:value-type="string" calcext:value-type="string">
            <text:p>JOANNES VI CANTACUZENUS </text:p>
          </table:table-cell>
          <table:table-cell office:value-type="string" calcext:value-type="string">
            <text:p>Hist.</text:p>
          </table:table-cell>
          <table:table-cell office:value-type="float" office:value="3169" calcext:value-type="float">
            <text:p>3169</text:p>
          </table:table-cell>
          <table:table-cell office:value-type="string" calcext:value-type="string">
            <text:p>3169-001</text:p>
          </table:table-cell>
        </table:table-row>
        <table:table-row table:style-name="ro1">
          <table:table-cell office:value-type="string" calcext:value-type="string">
            <text:p>τέλος δ' ἀμϕό τερα (τὰ) κέρατα τῶν περὶ τὸν Τεβέριον πιεζούμενα κατὰ πρόσωπον μὲν ὑπὸ τῶν θηρίων, πέριξ δὲ καὶ κατὰ τὰς ἐκ τῶν πλαγίων ἐπιϕανείας ὑπὸ τῶν εὐζώνων, ἐτράπησαν καὶ συνωθοῦντο κατὰ τὸν διωγμὸν πρὸς τὸν ὑποκείμενον ποταμόν.</text:p>
          </table:table-cell>
          <table:table-cell office:value-type="string" calcext:value-type="string">
            <text:p>ἀποτελεσθεισῶν δὲ τῶν ἁπασῶν πέντε διόδων, αὖθις εἰς τοὔμπαλιν ἀπεστραμμένας ὁμοίως τοῖς ἱππεῦσι τιθέασι τὰς τῶν συμμαχικῶν πεζῶν σημαίας, αὔξοντες τὸ βάθος πρὸς λόγον, βλεπούσας δὲ πρὸς τὸν χάρακα καὶ πρὸς τὰς ἐκ τῶν πλαγίων ἐπιϕανείας ἑκατέρ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4t/2,8/1 to 3/74t/3,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30a/4t/1 to 6/30a/5t/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λοιπῶν οἱ μὲν πλεῖστοι περὶ τὸν ποταμὸν ἐϕθάρησαν ὑπό τε τῶν θηρίων καὶ τῶν ἱππέων, οἱ δὲ διαϕυγόντες τῶν πεζῶν καὶ τὸ πλεῖστον μέρος τῶν ἱππέων πρὸς τὸ προειρημένον σύστημα ποιούμενοι τὴν ἀποχώρησιν ἀνεκομίσθησαν ἅμα τούτοις εἰς Πλακεντίαν.</text:p>
          </table:table-cell>
          <table:table-cell office:value-type="string" calcext:value-type="string">
            <text:p>μετὰ δὲ ταῦτα συστῆναι τὸν μέγιστον κίνδυνον, κυκλωθείσης τῆς ϕάλαγγος ὑπό τε τῶν θηρίων καὶ τῶν ἱππέων, καὶ τελευταῖον ἀποχωρῆσαι τὸν Σκόπαν ἀπὸ τοῦ κινδύν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4t/7,8/1 to 3/74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6/19t/11t/1t to 16/19t/11t/4t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λοιπῶν οἱ μὲν πλεῖστοι περὶ τὸν ποταμὸν ἐϕθάρησαν ὑπό τε τῶν θηρίων καὶ τῶν ἱππέων, οἱ δὲ διαϕυγόντες τῶν πεζῶν καὶ τὸ πλεῖστον μέρος τῶν ἱππέων πρὸς τὸ προειρημένον σύστημα ποιούμενοι τὴν ἀποχώρησιν ἀνεκομίσθησαν ἅμα τούτοις εἰς Πλακεντίαν.</text:p>
          </table:table-cell>
          <table:table-cell office:value-type="string" calcext:value-type="string">
            <text:p>μετὰ δὲ ταῦτα συστῆναι τὸν μέγιστον κίνδυνον, κυκλωθείσης τῆς ϕάλαγγος ὑπό τε τῶν θηρίων καὶ τῶν ἱππέων, καὶ τελευταῖον ἀποχωρῆσαι τὸν Σκόπαν ἀπὸ τοῦ κινδύν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4t/7,8/1 to 3/74t/9,8/1 (Schema:Book//chapter/section/line )</text:p>
          </table:table-cell>
          <table:table-cell office:value-type="string" calcext:value-type="string">
            <text:p>ZENO <text:s/>Hist. <text:s/>[2364]</text:p>
          </table:table-cell>
          <table:table-cell office:value-type="string" calcext:value-type="string">
            <text:p>Fragmenta, ed. K. Müller, FHG 3. Paris: Didot, 1841-1870: <text:s/>175-182. <text:s/>Frr. 1-3. <text:s/>(Q: 3,266: Hist.) <text:s/></text:p>
          </table:table-cell>
          <table:table-cell office:value-type="string" calcext:value-type="string">
            <text:p>3t1-3/198 to 3t1-3/201 (Schema:Fragment/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ZENO </text:p>
          </table:table-cell>
          <table:table-cell office:value-type="string" calcext:value-type="string">
            <text:p>Hist. </text:p>
          </table:table-cell>
          <table:table-cell office:value-type="float" office:value="2364" calcext:value-type="float">
            <text:p>2364</text:p>
          </table:table-cell>
          <table:table-cell office:value-type="string" calcext:value-type="string">
            <text:p>2364-003</text:p>
          </table:table-cell>
        </table:table-row>
        <table:table-row table:style-name="ro1">
          <table:table-cell office:value-type="string" calcext:value-type="string">
            <text:p>τῶν δὲ λοιπῶν οἱ μὲν πλεῖστοι περὶ τὸν ποταμὸν ἐϕθάρησαν ὑπό τε τῶν θηρίων καὶ τῶν ἱππέων, οἱ δὲ διαϕυγόντες τῶν πεζῶν καὶ τὸ πλεῖστον μέρος τῶν ἱππέων πρὸς τὸ προειρημένον σύστημα ποιούμενοι τὴν ἀποχώρησιν ἀνεκομίσθησαν ἅμα τούτοις εἰς Πλακεντίαν.</text:p>
          </table:table-cell>
          <table:table-cell office:value-type="string" calcext:value-type="string">
            <text:p>μετὰ δὲ ταῦτα συστῆναι τὸν μέγιστον κίνδυνον κυκλωθείσης τῆς ϕάλαγγος ὑπό τε τῶν θηρίων καὶ τῶν ἱππέων, καὶ τελευταῖον ἀποχωρῆσαι τὸν Σκόπαν ἀπὸ τοῦ κινδύν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4t/7,8/1 to 3/74t/9,8/1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50/14t to 2/150/16t (Schema:Volume/page/line )</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Κατὰ δὲ τοὺς αὐτοὺς καιροὺς Γνάιος Κορνήλιος ὁ καταλειϕθεὶς ὑπὸ τἀδελϕοῦ Ποπλίου στρατηγὸς ἐπὶ τῆς ναυτικῆς δυνάμεως, καθάπερ ἐπάνω προεῖπον, ἀναχθεὶς ἀπὸ τῶν τοῦ Ῥοδανοῦ στομάτων παντὶ τῷ στόλῳ προσέσχε τῆς Ἰβηρίας πρὸς τοὺς κατὰ τὸ καλούμενον Ἐμπόριον τόπους.</text:p>
          </table:table-cell>
          <table:table-cell office:value-type="string" calcext:value-type="string">
            <text:p>Κατὰ δὲ τοὺς αὐτοὺς καιροὺς Φίλιππος ὁ βασιλεὺς κατελάβετο Βυλάζωρα, μεγίστην οὖσαν πόλιν τῆς Παιονίας καὶ λίαν εὐκαίρως κειμένην πρὸς τὰς εἰσβολὰς τὰς ἀπὸ τῆς Δαρδανικῆς εἰς Μακεδονίαν, ὥστε διὰ τῆς πράξεως ταύτης σχεδὸν ἀπολελύσθαι τοῦ ϕόβου τοῦ κατὰ Δαρδα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1,8/1 to 3/76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97t/1,8/1 to 5/97t/2,8/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ν δὲ τῇ Ῥώμῃ, τρι ταίας οὔσης τῆς κατὰ τὴν μάχην προσαγγελίας, καὶ μάλιστα τότε τοῦ πάθους κατὰ τὴν πόλιν ὡσανεὶ ϕλεγμαίνοντος, ἐπιγενομένης καὶ ταύτης τῆς περιπετείας οὐ μόνον τὸ πλῆθος, ἀλλὰ καὶ τὴν σύγκλητον αὐτὴν συνέβη διατραπῆναι.</text:p>
          </table:table-cell>
          <table:table-cell office:value-type="string" calcext:value-type="string">
            <text:p>Τὸ ψυγμὸς σαγηνῶν δὲ σημαίνει τῶν ἁλιέων οὐ μόνον τὸ πλῆθος, ἀλλὰ καὶ τὸ ἐπιμελέ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6,8/1 to 3/86t/7,8/1 (Schema:Book//chapter/section/line )</text:p>
          </table:table-cell>
          <table:table-cell office:value-type="string" calcext:value-type="string">
            <text:p>THEODORETUS <text:s/>Scr. Eccl. <text:s/>Theol. <text:s/>[4089]</text:p>
          </table:table-cell>
          <table:table-cell office:value-type="string" calcext:value-type="string">
            <text:p>Interpretatio in Ezechielem, MPG 81: 808-1256. <text:s/>(Cod: 84,313: Exeget.) <text:s/></text:p>
          </table:table-cell>
          <table:table-cell office:value-type="string" calcext:value-type="string">
            <text:p>81p/1244-668/28t to 81p/1244-668/30t (Schema:Volume/page/line )</text:p>
          </table:table-cell>
          <table:table-cell office:value-type="float" office:value="30" calcext:value-type="float">
            <text:p>30</text:p>
          </table:table-cell>
          <table:table-cell office:value-type="float" office:value="500" calcext:value-type="float">
            <text:p>500</text:p>
          </table:table-cell>
          <table:table-cell office:value-type="string" calcext:value-type="string">
            <text:p>THEODORETUS </text:p>
          </table:table-cell>
          <table:table-cell office:value-type="string" calcext:value-type="string">
            <text:p>Scr. Eccl. <text:s/>Theol. </text:p>
          </table:table-cell>
          <table:table-cell office:value-type="float" office:value="4089" calcext:value-type="float">
            <text:p>4089</text:p>
          </table:table-cell>
          <table:table-cell office:value-type="string" calcext:value-type="string">
            <text:p>4089-027</text:p>
          </table:table-cell>
        </table:table-row>
        <table:table-row table:style-name="ro1">
          <table:table-cell office:value-type="string" calcext:value-type="string">
            <text:p>Ἀννίβας δὲ κατατεθαρρηκὼς τοῖς ὅλοις ἤδη τὸ μὲν συνεγγίζειν τῇ Ῥώμῃ κατὰ τὸ παρὸν ἀπεδοκίμασεν, τὴν δὲ χώραν ἐπιπορευόμενος ἀδεῶς ἐπόρθει, ποιούμενος τὴν πορείαν ὡς ἐπὶ τὸν Ἀδρίαν.</text:p>
          </table:table-cell>
          <table:table-cell office:value-type="string" calcext:value-type="string">
            <text:p>Φίλιππος δὲ [καὶ] κατὰ τὸν αὐτὸν καιρὸν πυνθανόμενος τοὺς Ῥωμαίους στρατοπεδεύειν περὶ τὰς Θήβας, ἐξάρας ἀπὸ τῆς Λαρίσης παντὶ τῷ στρατεύματι προῆγε, ποιούμενος τὴν πορείαν ὡς ἐπὶ τὰς Φερ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8,8/1 to 3/86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19t/3t/1t to 18/19t/4t/1t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δ' ἐν τῇ Ῥώμῃ, προσπεσόντος σϕίσι τοῦ γεγονότος μειζόνως ἢ κατὰ τὴν ἀλήθειαν, περιχαρεῖς ἦσαν διὰ τὸ πρῶτον μὲν ἐκ τῆς προϋπαρχούσης ὑπὲρ τῶν ὅλων δυσελπιστίας οἱονεὶ μεταβολήν τινα πρὸς τὸ βέλτιον αὐτοῖς προϕαίνεσθαι, δεύτερον δὲ καὶ διὰ τὸ δοκεῖν τὸν πρὸ τούτου χρόνον τὴν ἀπραγίαν καὶ κατάπληξιν τῶν στρατοπέδων μὴ παρὰ τὴν τῶν δυνάμεων ἀποδειλίασιν, ἀλλὰ παρὰ τὴν τοῦ προεστῶτος εὐλάβειαν γεγονέναι.</text:p>
          </table:table-cell>
          <table:table-cell office:value-type="string" calcext:value-type="string">
            <text:p>Οἱ δ' ἐν τῇ Ῥώμῃ ἐταράττοντο μὲν ἐκ τούτων, ἐταράττοντο δὲ καὶ ὅτι δίκαι σϕίσι πλεῖσται ἐπήγοντο ἐπὶ τῇ πρὸς τὰς ἀδελϕὰς αὐτοῦ καὶ ἐπὶ τῇ πρὸς τοὺς πεϕονευμένους ϕιλίᾳ, προσεδόκων δὲ καὶ ἐπὶ πλεῖον τήν τε ὠμότητα τοῦ Γαΐου καὶ τὴν ἀσέλγειαν αὐξήσειν, εἰ ὁ τῆς ἀρχῆς αὐτοῦ χρόνος πλείων γένη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3t/1,8/1 to 3/103t/3,8/1 (Schema:Book//chapter/section/line )</text:p>
          </table:table-cell>
          <table:table-cell office:value-type="string" calcext:value-type="string">
            <text:p>Joannes ZONARAS <text:s/>Gramm. <text:s/>Hist. <text:s/>[3135]</text:p>
          </table:table-cell>
          <table:table-cell office:value-type="string" calcext:value-type="string">
            <text:p>Epitome historiarum (lib. 1-12), ed. L. Dindorf, Ioannis Zonarae <text:s/>epitome historiarum, 3 vols. Leipzig: Teubner, 1:1868 2:1869 3:1870: <text:s/>1:1-402 2:1-457 3:1-169. <text:s/>Praefatio: vol. 1, pp. 1-11. <text:s/>Lib. 1-5: vol. 1, pp. 12-402. <text:s/>Lib. 6-10: vol. 2, pp. 1-457. <text:s/>Lib. 11-12: vol. 3, pp. 1-169. <text:s/>Cf. et 3135 002, 003. <text:s/>(Cod: 240,589: Chronogr., Hist.) <text:s/></text:p>
          </table:table-cell>
          <table:table-cell office:value-type="string" calcext:value-type="string">
            <text:p>3/19/3t1 to 3/19/9t1 (Schema:Volume/page/line )</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Joannes ZONARAS </text:p>
          </table:table-cell>
          <table:table-cell office:value-type="string" calcext:value-type="string">
            <text:p>Gramm. <text:s/>Hist. </text:p>
          </table:table-cell>
          <table:table-cell office:value-type="float" office:value="3135" calcext:value-type="float">
            <text:p>3135</text:p>
          </table:table-cell>
          <table:table-cell office:value-type="string" calcext:value-type="string">
            <text:p>3135-001</text:p>
          </table:table-cell>
        </table:table-row>
        <table:table-row table:style-name="ro1">
          <table:table-cell office:value-type="string" calcext:value-type="string">
            <text:p>οἱ δὲ Ῥωμαῖοι τὴν μὲν πρώτην ἐπιϕορὰν ἐδέξαντο, προθέμενοί τινας τῶν ἐν τοῖς βαρέσι καθοπλισμοῖς:</text:p>
          </table:table-cell>
          <table:table-cell office:value-type="string" calcext:value-type="string">
            <text:p>ἐτίθει δ' ἐπ' αὐτὸν μὲν τὸν ποταμόν, ἐπὶ τῶν εὐωνύμων, τοὺς Ἴβηρας καὶ Κελτοὺς ἱππεῖς ἀντίους τοῖς τῶν Ῥωμαίων ἱππεῦσι, συνεχεῖς δὲ τούτοις πεζοὺς τοὺς ἡμίσεις τῶν ἐν τοῖς βαρέσι καθοπλισμοῖς Λιβύων, ἑξῆς δὲ τοῖς εἰρημένοις Ἴβηρας καὶ Κελτ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0t/6,8/1 to 3/110t/6,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7,8/1 to 3/113t/7,8/6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τίθει δ' ἐπ' αὐτὸν μὲν τὸν ποταμόν, ἐπὶ τῶν εὐωνύμων, τοὺς Ἴβηρας καὶ Κελτοὺς ἱππεῖς ἀντίους τοῖς τῶν Ῥωμαίων ἱππεῦσι, συνεχεῖς δὲ τούτοις πεζοὺς τοὺς ἡμίσεις τῶν ἐν τοῖς βαρέσι καθοπλισμοῖς Λιβύων, ἑξῆς δὲ τοῖς εἰρημένοις Ἴβηρας καὶ Κελτούς.</text:p>
          </table:table-cell>
          <table:table-cell office:value-type="string" calcext:value-type="string">
            <text:p>οἱ δὲ Ῥωμαῖοι τὴν μὲν πρώτην ἐπιϕορὰν ἐδέξαντο, προθέμενοί τινας τῶν ἐν τοῖς βαρέσι καθοπλισμο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7,8/1 to 3/113t/7,8/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0t/6,8/1 to 3/110t/6,8/3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τούτων ϕόνον καὶ τὴν συμπλοκὴν οἱ Νομάδες ἑπόμενοι τοῖς ϕεύγουσι τῶν ἱππέων τοὺς μὲν πλείστους ἀπέκτειναν, τοὺς δὲ κατεκρήμνισαν ἀπὸ τῶν ἵππων.</text:p>
          </table:table-cell>
          <table:table-cell office:value-type="string" calcext:value-type="string">
            <text:p>ἐν ᾧ καιρῷ προσϕι λονικήσαντες πρὸς τὸ γεγονὸς ἐλάττωμ' αὐτοῖς Ῥωμαῖοι μετ' ὀλίγας ἡμέρας ἐξῆλθον καὶ συμβαλόντες πᾶσι τοῖς στρατοπέδοις ἐν τῇ τῶν Σεντινατῶν χώρᾳ πρὸς τοὺς προειρημένους τοὺς μὲν πλείστους ἀπέκτειναν, τοὺς δὲ λοιποὺς ἠνάγκασαν προτροπάδην ἑκάστους εἰς τὴν οἰκείαν ϕυγ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6t/12,8/1 to 3/116t/13,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19t/6/1 to 2/19t/7/1 (Schema:Book//chapter/section/line )</text:p>
          </table:table-cell>
          <table:table-cell office:value-type="float" office:value="30" calcext:value-type="float">
            <text:p>3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ὐ μὴν ἀλλὰ τούτοις χρησάμενοι τοῖς διαλογισμοῖς Ῥωμαῖοι μὲν ὑπὸ τὴν ὡραίαν Λεύκιον τὸν Αἰμίλιον ἐξαπέστειλαν μετὰ δυνάμεως ἐπὶ τὰς κατὰ τὴν Ἰλλυρίδα πράξεις κατὰ τὸ πρῶτον ἔτος τῆς ἑκατοστῆς καὶ τετταρακοστῆς ὀλυμπιάδος.</text:p>
          </table:table-cell>
          <table:table-cell office:value-type="string" calcext:value-type="string">
            <text:p>τελευτᾷ δὲ τὸν βίον Ἀλέξανδρος ἐν ἀρχῇ τῆς ἑκατοστῆς καὶ τεσσαρεσκαιδεκάτης Ὀλυμπιάδος, μετὰ ἔτη διακόσια τριάκοντα ἓξ Κύρου, ὃς ἐβασίλευσεν Περσῶν κατὰ τὸ πρῶτον ἔτος &lt;τῆς&gt; πέμπτης καὶ πεντηκοστῆς Ὀλυμπιάδ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6t/7/1 to 3/17t/1/1 (Schema:Book//chapter/section/line )</text:p>
          </table:table-cell>
          <table:table-cell office:value-type="string" calcext:value-type="string">
            <text:p>EUSEBIUS <text:s/>Scr. Eccl. <text:s/>Theol. <text:s/>[2018]</text:p>
          </table:table-cell>
          <table:table-cell office:value-type="string" calcext:value-type="string">
            <text:p>Demonstratio evangelica, ed. I.A. Heikel, Eusebius Werke, Band 6: Die <text:s/>Demonstratio evangelica [Die griechischen christlichen Schriftsteller <text:s/>23. Leipzig: Hinrichs, 1913]: 1-492. <text:s/>(Cod: 161,238: Apol.) <text:s/></text:p>
          </table:table-cell>
          <table:table-cell office:value-type="string" calcext:value-type="string">
            <text:p>8/2Prooem/68t/1t1 to 8/2Prooem/68t/4t1 (Schema:Book//chapter/section/line )</text:p>
          </table:table-cell>
          <table:table-cell office:value-type="float" office:value="31" calcext:value-type="float">
            <text:p>31</text:p>
          </table:table-cell>
          <table:table-cell office:value-type="float" office:value="400" calcext:value-type="float">
            <text:p>400</text:p>
          </table:table-cell>
          <table:table-cell office:value-type="string" calcext:value-type="string">
            <text:p>EUSEBIUS </text:p>
          </table:table-cell>
          <table:table-cell office:value-type="string" calcext:value-type="string">
            <text:p>Scr. Eccl. <text:s/>Theol. </text:p>
          </table:table-cell>
          <table:table-cell office:value-type="float" office:value="2018" calcext:value-type="float">
            <text:p>2018</text:p>
          </table:table-cell>
          <table:table-cell office:value-type="string" calcext:value-type="string">
            <text:p>2018-005</text:p>
          </table:table-cell>
        </table:table-row>
        <table:table-row table:style-name="ro1">
          <table:table-cell office:value-type="string" calcext:value-type="string">
            <text:p>Κατὰ δὲ τοὺς αὐτοὺς καιροὺς Δημήτριος ἅμα τῷ συνεῖναι τὴν ἐπιβολὴν τῶν Ῥωμαίων παραυτίκα μὲν εἰς τὴν Διμάλην ἀξιόχρεων ϕρουρὰν εἰσέπεμψε καὶ τὰς ἁρμοζούσας ταύτης χορηγίας, ἐκ δὲ τῶν λοιπῶν πόλεων τοὺς μὲν ἀντιπολιτευομένους ἐπανείλετο, τοῖς δ' αὑτοῦ ϕίλοις ἐνεχείρισε τὰς δυναστείας, αὐτὸς δ' ἐκ τῶν ὑποτεταγμένων ἐπιλέξας τοὺς ἀνδρωδεστάτους ἑξακισχιλίους συνέστησε τούτους εἰς τὴν Φάρον.</text:p>
          </table:table-cell>
          <table:table-cell office:value-type="string" calcext:value-type="string">
            <text:p>Κατὰ δὲ τοὺς αὐτοὺς καιροὺς οἱ τὰς ὑπάτους ἀρχὰς ἔχοντες παραγγέλλουσι τοῖς ἄρχουσι τοῖς ἀπὸ τῶν συμμαχίδων πόλεων τῶν ἐκ τῆς Ἰταλίας, ἐξ ὧν ἂν βούλωνται συστρατεύειν τοὺς συμμάχους, διασαϕοῦντες τὸ πλῆθος καὶ τὴν ἡμέραν καὶ τὸν τόπον, εἰς ὃν δεήσει παρεῖναι τοὺς κεκρι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1/1 to 3/18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21a/4t/1 to 6/21a/5t/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εὐθέως παρῆσαν ἐκ πασῶν τῶν πόλεων ἐπιτρέποντες καὶ διδόντες αὑτοὺς εἰς τὴν τῶν Ῥωμαίων πίστιν.</text:p>
          </table:table-cell>
          <table:table-cell office:value-type="string" calcext:value-type="string">
            <text:p>τούτων δὴ τοιούτων ὑπαρχόντων, ὁμο λογούμενον ἦν κἀκεῖνο, διότι Ζακανθαῖοι πλείοσιν ἔτεσιν ἤδη πρότερον τῶν κατ' Ἀννίβαν καιρῶν ἐδεδώκεισαν αὑτοὺς εἰς τὴν τῶν Ῥωμαίων πί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6/1 to 3/18t/7/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26t to 28/29t (Schema:Page/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ούτων δὴ τοιούτων ὑπαρχόντων, καὶ τηρουμένων (τῶν) συνθηκῶν ἔτι νῦν ἐν χαλκώμασι παρὰ τὸν Δία τὸν Καπετώλιον ἐν τῷ τῶν ἀγορανόμων ταμιείῳ, τίς οὐκ ἂν εἰκότως θαυμάσειεν Φιλίνου τοῦ συγγραϕέως, οὐ διότι ταῦτ' ἠγνόει_τοῦτο μὲν γὰρ οὐ θαυμαστόν, ἐπεὶ καθ' ἡμᾶς ἔτι καὶ Ῥωμαίων καὶ Καρχηδονίων οἱ πρεσβύτατοι καὶ μάλιστα δοκοῦντες περὶ τὰ κοινὰ σπουδάζειν ἠγνόουν_ἀλλὰ πόθεν ἢ πῶς ἐθάρρησε γράψαι τἀναντία τούτοις, διότι Ῥωμαίοις καὶ Καρχηδονίοις ὑπάρχοιεν συνθῆκαι, καθ' ἃς ἔδει Ῥωμαίους μὲν ἀπέχεσθαι Σικελίας ἁπάσης, Καρχηδονίους δ' Ἰταλίας, καὶ διότι ὑπερέβαινον Ῥωμαῖοι τὰς συνθήκας καὶ τοὺς ὅρκους, ἐπεὶ ἐποιήσαντο τὴν πρώτην εἰς Σικελίαν διάβασιν, μήτε γεγονότος μήθ' ὑπάρχοντος παράπαν ἐγγράϕου τοιούτου μηδενός.</text:p>
          </table:table-cell>
          <table:table-cell office:value-type="string" calcext:value-type="string">
            <text:p>Τούτων δὴ τοιούτων ὑπαρχόν των, καὶ τηρουμένων τῶν συνθηκῶν ἔτι νῦν ἐν χαλκώμασι παρὰ τὸν Δία τὸν Καπιτώλιον ἐν τῷ τῶν ἀγορανόμων ταμιεί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1,8/1 to 3/26t/5,8/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1t to 2b/4t (Schema:Fragment/line )</text:p>
          </table:table-cell>
          <table:table-cell office:value-type="float" office:value="31" calcext:value-type="float">
            <text:p>31</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αῦτα μὲν οὖν εἰρήσθω μοι χάριν τοῦ μὴ τελέως ἀνυπότακτον εἶναι τοῖς ἀπείροις τῶν τόπων τὴν διήγησιν, ἀλλὰ κατά γε τὰς ὁλοσχερεῖς διαϕορὰς συνεπιβάλλειν καὶ ϕέρειν ἐπί (τι) τῇ διανοίᾳ τὸ λεγόμενον, τεκμαιρομένους ἐκ τοῦ περιέχοντος.</text:p>
          </table:table-cell>
          <table:table-cell office:value-type="string" calcext:value-type="string">
            <text:p>Ταῦτα μὲν οὖν εἰρήσθω μοι κατὰ τὴν ἐξ ἀρχῆς πρόθεσιν χάριν τοῦ γνῶναι πάντας ὑμᾶς διότι καὶ μὴ προεισδεδεμένους, ἀλλ' ἐξ ἀκεραίου βουλευομένους, μᾶλλον Αἰτωλοῖς ἡμᾶς ἢ Μακεδόσιν ἐχρῆν συμμαχ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8t/4,8/1 to 3/38t/4,8/5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9/31a/1t/1 to 9/31a/2t/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λλ' εἰ καί τις ἢ κατ' ἀνάγκην ἢ κατὰ προαίρεσιν ἐξίκοιτο πρὸς τὰ πέρατα τῆς οἰκουμένης, οὐδ' οὕτως ἤνυεν τὸ προκείμενον.</text:p>
          </table:table-cell>
          <table:table-cell office:value-type="string" calcext:value-type="string">
            <text:p>Μετὰ γὰρ τὸ σταυρω θῆναι Χριστὸν τὰ Ἰουδαϊκὰ ἔθη ἐπαύσαντο, τὸ κήρυγμα ἤνθησε, πρὸς τὰ πέρατα τῆς οἰκουμένης ἐξετάθη ὁ λόγ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7,8/1 to 3/58t/8,8/1 (Schema:Book//chapter/section/line )</text:p>
          </table:table-cell>
          <table:table-cell office:value-type="string" calcext:value-type="string">
            <text:p>JOANNES CHRYSOSTOMUS <text:s/>Scr. Eccl. <text:s/>[2062]</text:p>
          </table:table-cell>
          <table:table-cell office:value-type="string" calcext:value-type="string">
            <text:p>De confessione pretiosae crucis [Sp.], MPG 52: 841-844. <text:s/>(Cod: 1,903: Homilet.) <text:s/></text:p>
          </table:table-cell>
          <table:table-cell office:value-type="string" calcext:value-type="string">
            <text:p>52p/841*/15t to 52p/841*/18t (Schema:Volume/page/line )</text:p>
          </table:table-cell>
          <table:table-cell office:value-type="float" office:value="31" calcext:value-type="float">
            <text:p>31</text:p>
          </table:table-cell>
          <table:table-cell office:value-type="float" office:value="500" calcext:value-type="float">
            <text:p>500</text:p>
          </table:table-cell>
          <table:table-cell office:value-type="string" calcext:value-type="string">
            <text:p>JOANNES CHRYSOSTOMUS </text:p>
          </table:table-cell>
          <table:table-cell office:value-type="string" calcext:value-type="string">
            <text:p>Scr. Eccl. </text:p>
          </table:table-cell>
          <table:table-cell office:value-type="float" office:value="2062" calcext:value-type="float">
            <text:p>2062</text:p>
          </table:table-cell>
          <table:table-cell office:value-type="string" calcext:value-type="string">
            <text:p>2062-111</text:p>
          </table:table-cell>
        </table:table-row>
        <table:table-row table:style-name="ro1">
          <table:table-cell office:value-type="string" calcext:value-type="string">
            <text:p>ὁ δὲ Τεβέριος τοὺς μὲν ἀπὸ τοῦ στόλου παραυτίκα συναθροίσας ἐξέπεμψε, παραγγείλας ποιεῖσθαι τὸν πλοῦν ὡς ἐπ' οἴκου:</text:p>
          </table:table-cell>
          <table:table-cell office:value-type="string" calcext:value-type="string">
            <text:p>ὁ δὲ Φίλιππος, τῶν λέμβων ὑστερήσας καὶ καθορμισθεὶς πρὸς Κεγχρεαῖς τὰς μὲν καταϕράκτους ναῦς ἐξαπέστειλε, συντάξας περὶ Μαλέαν ποιεῖσθαι τὸν πλοῦν ὡς ἐπ' Αἰγίου καὶ Πατρῶν, τὰ δὲ λοιπὰ τῶν πλοίων ὑπερισθμίσας ἐν Λεχαίῳ παρήγγελλε πᾶσιν ὁρμ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1t/10,8/1 to 3/61t/10,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101t/4,8/1 to 5/101t/5,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ἐπιγενομένης τῆς νυκτὸς ὑπὸ τὴν ἑωθινὴν ἀναζεύξας ἐποιεῖτο τὴν πορείαν ὡς ἐπὶ τὸν Τρεβίαν ποταμὸν καὶ τοὺς τούτῳ συνάπτοντας γεωλόϕους, πιστεύων τῇ τε τῶν τόπων ὀχυρότητι καὶ τοῖς παροικοῦσι τῶν συμμάχων.</text:p>
          </table:table-cell>
          <table:table-cell office:value-type="string" calcext:value-type="string">
            <text:p>ἀποδεξάμενος δὲ καὶ τοὺς παρὰ τῶν ἄλλων πόλεων πρεσβευτὰς κατὰ τὴν Παμϕυλίαν καὶ τὴν προειρημένην δόξαν ἐνεργασάμενος ἑκάστοις κατὰ τὰς ἐντεύξεις, ἅμα δὲ καὶ τοὺς Ἰσινδεῖς ἐξελόμενος ἐκ τῆς πολιορκίας, αὖθις ἐποιεῖτο τὴν πορείαν ὡς ἐπὶ τοὺς Γαλά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7t/9,8/1 to 3/68t/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1/35b/5t/1t to 21/35b/5t/6t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ἐπιγενομένης τῆς νυκτὸς ὑπὸ τὴν ἑωθινὴν ἀναζεύξας ἐποιεῖτο τὴν πορείαν ὡς ἐπὶ τὸν Τρεβίαν ποταμὸν καὶ τοὺς τούτῳ συνάπτοντας γεωλόϕους, πιστεύων τῇ τε τῶν τόπων ὀχυρότητι καὶ τοῖς παροικοῦσι τῶν συμμάχων.</text:p>
          </table:table-cell>
          <table:table-cell office:value-type="string" calcext:value-type="string">
            <text:p>ἀποδεξάμενος δὲ καὶ τοὺς παρὰ τῶν ἄλλων πόλεων πρεσβευτὰς κατὰ τὴν Παμϕυλίαν καὶ τὴν προειρημένην δόξαν ἐνεργασάμενος ἑκάστοις κατὰ τὰς ἐντεύξεις, ἅμα δὲ καὶ τοὺς Ἰουδεῖς ἐξελόμενος ἐκ τῆς πολιορκίας αὖθις ἐποιεῖτο τὴν πορείαν ὡς ἐπὶ τοὺς Γαλά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7t/9,8/1 to 3/68t/1,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7/3t to 267/7t (Schema:Page/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τὰ δὲ τοὺς αὐτοὺς καιροὺς Ἀννίβας πραξικοπήσας πόλιν Κλαστίδιον, ἐνδόντος αὐτῷ τοῦ πεπιστευμένου παρὰ Ῥωμαίων, ἀνδρὸς Βρεντεσίνου, κατέσχε.</text:p>
          </table:table-cell>
          <table:table-cell office:value-type="string" calcext:value-type="string">
            <text:p>Κατὰ δὲ τοὺς αὐτοὺς καιροὺς Αἰτωλοί, συνάψαντος τοῦ τῶν ἀρχαιρεσίων χρόνου, στρατηγὸν αὑτῶν εἵλοντο Σκόπαν, ὃς ἐγεγόνει πάντων τῶν προειρημένων ἀδικημάτων αἴτι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1,8/1 to 3/69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27t/1,8/1 to 4/27t/2,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καὶ συμπεσὼν ἐκ πλαγίου κατὰ κέρας τεταραγμένοις τοῖς πολεμίοις ἀκεραίους ἔχων καὶ συντεταγμένους τροπὴν ἐποίει τῶν ὑπεναντίων ἰσχυρὰν καὶ πολλοὺς μὲν αὐτῶν ἀπέκτεινεν, τοὺς δὲ λοιποὺς ἠνάγκασε ϕεύγει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40t/14/3 to 1/40t/15/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ἳ καὶ συμπεσόντες τοῖς περὶ τὸν Γάιον ἐν αὐτῇ μὲν τῇ πρώτῃ συμπλοκῇ σχεδὸν τοὺς ἡμίσεις αὐτῶν διέϕθειραν, τοὺς δὲ λοιποὺς εἴς τινα λόϕον συνδιώξαντες τῇ κατὰ πόδας ἡμέρᾳ πάντας ἔλαβον ὑποχειρίους.</text:p>
          </table:table-cell>
          <table:table-cell office:value-type="string" calcext:value-type="string">
            <text:p>τέλος δὲ κυκλώσαντες τοὺς πολεμίους ὅσον οὔπω διασπῶντας τὸν χάρακα, τοὺς μὲν αὐτῶν διέϕθειραν, τοὺς δὲ λοιποὺς ἐπικείμενοι καὶ ϕονεύοντες συνεδίωξαν εἰς τὴν πόλ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5,8/1 to 3/86t/6,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13/1 to 1/17t/13/4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 ρὸν τοῦτον αὐτὸς ἀναλαβὼν πρῶτα μὲν τὰ βαρέα τῶν ὅπλων, ἐπὶ δὲ τούτοις (τοὺς) ἱππεῖς, ἑξῆς δὲ τὴν λείαν, ἐπὶ δὲ πᾶσι τοὺς Ἴβηρας καὶ Κελτοὺς ἧκε πρὸς τὰ στενὰ καὶ τὰς διεκβολάς.</text:p>
          </table:table-cell>
          <table:table-cell office:value-type="string" calcext:value-type="string">
            <text:p>Ὁ δὲ Φίλιππος_ἀπὸ γὰρ τούτων παρεξέβην_ ὅσα δυνατὸν ἦν ἄγειν καὶ ϕέρειν ἀναλαβὼν ἐκ τοῦ Θέρμου προῆγε, ποιούμενος τὴν αὐτὴν ἐπάνοδον ᾗ καὶ παρεγένετο, προβαλόμενος μὲν τὴν λείαν εἰς τοὔμπροσθεν καὶ τὰ βαρέα τῶν ὅπλων, ἐπὶ δὲ τῆς οὐραγίας ἀπολιπὼν τοὺς Ἀκαρνᾶνας καὶ τοὺς μισθοϕόρους, σπεύδων ὡς τάχιστα διανύσαι τὰς δυσχωρίας διὰ τὸ προσδοκᾶν τοὺς Αἰτωλοὺς ἐξάψεσθαι τῆς οὐραγίας, πιστεύοντας ταῖς ὀχυρότησι τῶν τόπ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3t/10,8/1 to 3/94t/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13t/1,8/1 to 5/13t/3,8/1 (Schema:Book//chapter/section/line )</text:p>
          </table:table-cell>
          <table:table-cell office:value-type="float" office:value="31" calcext:value-type="float">
            <text:p>3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Ἀσίαν ἐν τούτοις ἦν, κατὰ δὲ τὴν Ἰταλίαν Ῥωμαῖοι πρὸς Φαλίσκους εἰρήνην ποιησάμενοι, πρὸς δὲ Αἰκίκλους πόλεμον τὸ τέταρτον, καὶ Σούτριον μὲν ᾤκισαν, ἐκ δὲ Οὐερρηγῖνος πόλεως ὑπὸ τῶν πολεμίων ἐξεβλήθ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4(?)/98t/5t/1t to 14(?)/98t/5t/5t (Schema:Book//chapter/section/line )</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2">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πίστιν τὴν παρ' ἡμῶν ἀνυποστόλως κη〈ρυττομένην ὡς ἐν κεϕαλαίῳ τοι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THEODORETUS <text:s/>Scr. Eccl. <text:s/>Theol. <text:s/>[4089]</text:p>
          </table:table-cell>
          <table:table-cell office:value-type="string" calcext:value-type="string">
            <text:p>Historia ecclesiastica, ed. L. Parmentier and F. Scheidweiler, <text:s/>Theodoret. Kirchengeschichte, 2nd edn. [Die griechischen christlichen <text:s/>Schriftsteller 44. Berlin: Akademie-Verlag, 1954]: 1-349. <text:s/>(Cod: 70,201: Eccl., Hist.) <text:s/></text:p>
          </table:table-cell>
          <table:table-cell office:value-type="string" calcext:value-type="string">
            <text:p>12p/293t/4t to 12p/293t/5t (Schema:Page/line )</text:p>
          </table:table-cell>
          <table:table-cell office:value-type="float" office:value="31" calcext:value-type="float">
            <text:p>31</text:p>
          </table:table-cell>
          <table:table-cell office:value-type="float" office:value="500" calcext:value-type="float">
            <text:p>500</text:p>
          </table:table-cell>
          <table:table-cell office:value-type="string" calcext:value-type="string">
            <text:p>THEODORETUS </text:p>
          </table:table-cell>
          <table:table-cell office:value-type="string" calcext:value-type="string">
            <text:p>Scr. Eccl. <text:s/>Theol. </text:p>
          </table:table-cell>
          <table:table-cell office:value-type="float" office:value="4089" calcext:value-type="float">
            <text:p>4089</text:p>
          </table:table-cell>
          <table:table-cell office:value-type="string" calcext:value-type="string">
            <text:p>4089-003</text:p>
          </table:table-cell>
        </table:table-row>
        <table:table-row table:style-name="ro1">
          <table:table-cell office:value-type="string" calcext:value-type="string">
            <text:p>ὁμοίως δὲ καὶ τὰς αἰτίας, δι' ἃς ἀναδραμόντες τοῖς χρόνοις πρὸ τούτων τῶν καιρῶν συνεταξάμεθα τὰς πρὸ ταύτης βύβλους, ἐν αὐτῇ 'κείνῃ διεσαϕήσαμεν.</text:p>
          </table:table-cell>
          <table:table-cell office:value-type="string" calcext:value-type="string">
            <text:p>λαμ βάνοντες καὶ τὰς αἰτίας δι' ἃς ἐβούλετο ἂν παραπρεσβεῦσ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t/2/1 to 3/1t/3/1 (Schema:Book//chapter/section/line )</text:p>
          </table:table-cell>
          <table:table-cell office:value-type="string" calcext:value-type="string">
            <text:p>SYRIANI, SOPATRI ET MARCELLINI SCHOLIA AD HERMOGENIS STATUS <text:s/>Schol. [2047]</text:p>
          </table:table-cell>
          <table:table-cell office:value-type="string" calcext:value-type="string">
            <text:p>Scholia ad Hermogenis librum περὶ στάσεων, ed. C. Walz, <text:s/>Rhetores Graeci, vol. 4. Stuttgart: Cotta, 1833 (repr. Osnabrück: <text:s/>Zeller, 1968): 39-846. <text:s/>Dup. partim SYRIANUS Phil. (4017 004). <text:s/>(Cod: 192,191: Comm., Rhet.) <text:s/></text:p>
          </table:table-cell>
          <table:table-cell office:value-type="string" calcext:value-type="string">
            <text:p>4/445/28n to 4/445/30n (Schema:Volume/page/line )</text:p>
          </table:table-cell>
          <table:table-cell office:value-type="float" office:value="32" calcext:value-type="float">
            <text:p>32</text:p>
          </table:table-cell>
          <table:table-cell office:value-type="float" office:value="700" calcext:value-type="float">
            <text:p>700</text:p>
          </table:table-cell>
          <table:table-cell office:value-type="string" calcext:value-type="string">
            <text:p>SYRIANI, SOPATRI ET MARCELLINI SCHOLIA AD HERMOGENIS STATUS </text:p>
          </table:table-cell>
          <table:table-cell office:value-type="string" calcext:value-type="string">
            <text:p>Schol.</text:p>
          </table:table-cell>
          <table:table-cell office:value-type="float" office:value="2047" calcext:value-type="float">
            <text:p>2047</text:p>
          </table:table-cell>
          <table:table-cell office:value-type="string" calcext:value-type="string">
            <text:p>2047-001</text:p>
          </table:table-cell>
        </table:table-row>
        <table:table-row table:style-name="ro1">
          <table:table-cell office:value-type="string" calcext:value-type="string">
            <text:p>ὄντος γὰρ ἑνὸς ἔργου καὶ θεάματος ἑνὸς τοῦ σύμπαντος, ὑπὲρ οὗ γράϕειν ἐπικεχειρήκαμεν, τοῦ πῶς καὶ πότε καὶ διὰ τί πάντα τὰ γνωριζόμενα μέρη τῆς οἰκουμένης ὑπὸ τὴν Ῥωμαίων δυναστείαν ἐγένετο, τούτου δ' ἔχοντος καὶ τὴν ἀρχὴν γνωριζομένην καὶ τὸν χρόνον ὡρισμένον καὶ τὴν συντέλειαν ὁμολογουμένην, χρήσιμον ἡγούμεθ' εἶναι καὶ τὸ περὶ τῶν μεγίστων ἐν αὐτῷ μερῶν, ὅσα μεταξὺ κεῖται τῆς ἀρχῆς καὶ τοῦ τέλους, κεϕαλαιωδῶς ἐπιμνησθῆναι καὶ προεκθέσθαι.</text:p>
          </table:table-cell>
          <table:table-cell office:value-type="string" calcext:value-type="string">
            <text:p>τοῦτο δ' ἔστι τὸ πάντα τὰ γνωριζόμενα μέρη τῆς οἰκουμένης ὑπὸ μίαν ἀρχὴν καὶ δυναστείαν ἀγαγεῖν, ὃ πρότερον οὐχ εὑρίσκεται γεγο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t/4/1 to 3/1t/6/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8/2t/4t/1 to 8/2t/5t/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ρὸς δὲ Καρχηδονίους διεπέμπετο, πυν θανόμενος τί δεῖ ποιεῖν, ὅτι Ζακανθαῖοι πιστεύοντες τῇ Ῥωμαίων συμμαχίᾳ τινὰς τῶν ὑϕ' αὑτοὺς ταττομένων ἀδικοῦσι.</text:p>
          </table:table-cell>
          <table:table-cell office:value-type="string" calcext:value-type="string">
            <text:p>Ῥωμαῖοι μὲν οὖν διεμαρτύροντο Ζακανθαίων ἀπέχεσθαι (κεῖσθαι γὰρ αὐτοὺς ἐν τῇ σϕετέρᾳ πίστει) καὶ τὸν Ἴβηρα ποταμὸν μὴ διαβαίνειν κατὰ τὰς ἐπ' Ἀσδρούβαν γενομένας ὁμολογίας ὁ δὲ Ἀννίβας ἅτε νέος &lt;μὲν&gt;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 οὓς οὐ περιόψεσθαι παρεσπονδημένους (πάτριον γὰρ εἶναι Καρχηδονίοις τὸ μηδένα τῶν ἀδικουμένων περιορᾶν), πρὸς δὲ Καρχηδονίους διεπέμπετο πυνθανόμενος τί δεῖ ποιεῖν, ὅτι Ζακανθαῖοι πιστεύοντες τῇ Ῥωμαίων συμμαχίᾳ τινὰς τῶν ὑϕ' αὑτοὺς ταττομένων ἀδικοῦ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8/1 to 3/15t/9/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16t to 21/28t (Schema:Page/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ιόπερ εὐθέως παρῆσαν ἐκ πασῶν τῶν πόλεων ἐπιτρέποντες καὶ διδόντες αὑτοὺς εἰς τὴν τῶν Ῥωμαίων πίστιν.</text:p>
          </table:table-cell>
          <table:table-cell office:value-type="string" calcext:value-type="string">
            <text:p>Τούτων δὴ τοιούτων ὑπαρχόντων, ὁμολογούμενον ἦν κἀκεῖνο διότι Ζακανθαῖοι πλείοσιν ἔτεσιν ἤδη πρότερον τῶν κατ' Ἀννίβαν καιρῶν ἐδεδώκεισαν αὑτοὺς εἰς τὴν τῶν Ῥωμαίων πί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6/1 to 3/18t/7/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1,8/1 to 3/30t/2,8/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ούτων δὴ τοιούτων ὑπαρχόντων, καὶ τηρουμένων (τῶν) συνθηκῶν ἔτι νῦν ἐν χαλκώμασι παρὰ τὸν Δία τὸν Καπετώλιον ἐν τῷ τῶν ἀγορανόμων ταμιείῳ, τίς οὐκ ἂν εἰκότως θαυμάσειεν Φιλίνου τοῦ συγγραϕέως, οὐ διότι ταῦτ' ἠγνόει_τοῦτο μὲν γὰρ οὐ θαυμαστόν, ἐπεὶ καθ' ἡμᾶς ἔτι καὶ Ῥωμαίων καὶ Καρχηδονίων οἱ πρεσβύτατοι καὶ μάλιστα δοκοῦντες περὶ τὰ κοινὰ σπουδάζειν ἠγνόουν_ἀλλὰ πόθεν ἢ πῶς ἐθάρρησε γράψαι τἀναντία τούτοις, διότι Ῥωμαίοις καὶ Καρχηδονίοις ὑπάρχοιεν συνθῆκαι, καθ' ἃς ἔδει Ῥωμαίους μὲν ἀπέχεσθαι Σικελίας ἁπάσης, Καρχηδονίους δ' Ἰταλίας, καὶ διότι ὑπερέβαινον Ῥωμαῖοι τὰς συνθήκας καὶ τοὺς ὅρκους, ἐπεὶ ἐποιήσαντο τὴν πρώτην εἰς Σικελίαν διάβασιν, μήτε γεγονότος μήθ' ὑπάρχοντος παράπαν ἐγγράϕου τοιούτου μηδενός.</text:p>
          </table:table-cell>
          <table:table-cell office:value-type="string" calcext:value-type="string">
            <text:p>διότι Ῥωμαίοις καὶ Καρχηδονίοις ὑπάρχοιεν συνθῆκαι, καθ' ἃς ἔδει Ῥωμαίους μὲν ἀπέχεσθαι Σικελίας ἁπάσης, Καρχηδονίους δ' Ἰταλ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1,8/1 to 3/26t/5,8/1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9t to 2b/12t (Schema:Fragment/line )</text:p>
          </table:table-cell>
          <table:table-cell office:value-type="float" office:value="32" calcext:value-type="float">
            <text:p>32</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Τούτων δὴ τοιούτων ὑπαρχόντων, ὁμολογούμενον ἦν κἀκεῖνο διότι Ζακανθαῖοι πλείοσιν ἔτεσιν ἤδη πρότερον τῶν κατ' Ἀννίβαν καιρῶν ἐδεδώκεισαν αὑτοὺς εἰς τὴν τῶν Ῥωμαίων πίστιν.</text:p>
          </table:table-cell>
          <table:table-cell office:value-type="string" calcext:value-type="string">
            <text:p>διόπερ εὐθέως παρῆσαν ἐκ πασῶν τῶν πόλεων ἐπιτρέποντες καὶ διδόντες αὑτοὺς εἰς τὴν τῶν Ῥωμαίων πί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1,8/1 to 3/30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6/1 to 3/18t/7/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ὰς πρύμνας τῶν λέμβων ἐϕέλκειν διενοοῦντο τοὺς ἵππους νέοντας, τρεῖς ἅμα καὶ τέτταρας τοῖς ἀγωγεῦσιν ἑνὸς ἀνδρὸς ἐξ ἑκατέρου τοῦ μέρους τῆς πρύμνης οἰακίζοντος, ὥστε πλῆθος ἱκανὸν ἵππων συνδιακομίζεσθαι κατὰ τὴν πρώτην εὐθέως διάβασιν.</text:p>
          </table:table-cell>
          <table:table-cell office:value-type="string" calcext:value-type="string">
            <text:p>ἐϕεῖλκον καὶ ἵππους νέοντας τρεῖς ἅμα καὶ τέτταρας τοῖς ἀγωγεῦ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3t/4,8/1 to 3/43t/5,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nu/198a/1 to nu/198a/2 (Schema:Alphabetic letter//entry/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ὸ δὲ λοιπὸν πλῆ θος τῶν τὰ πεδία κατοικούντων Κελτῶν ἐσπούδαζε μὲν κοινωνεῖν τοῖς Καρχηδονίοις τῶν πραγμάτων κατὰ τὴν ἐξ ἀρχῆς ἐπιβολήν:</text:p>
          </table:table-cell>
          <table:table-cell office:value-type="string" calcext:value-type="string">
            <text:p>τὸ δὲ λοιπὸν πλῆ θος τῶν ἱππέων τὸ μερισθὲν ἐπὶ τὸ λαιὸν ἐπεϕεύγει πᾶν ὑπὸ τῶν περὶ τὸν Ἀντίοχον ἡττημέ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0t/11,8/1 to 3/60t/12,8/1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49/30t to 2/149/32t (Schema:Volume/page/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Θεόδοτος Αἰτωλικῇ μέν, οὐκ ἀνάνδρῳ δ' ἐπεβάλετο τόλμῃ καὶ πράξ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81t/1,8/1 to 5/81t/1,8/2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ολλὰ τῶν λεγομένων ἦν περί τε τοῦ τῆς πατρίδος ἀξιώματος καὶ τῶν προγονικῶν πράξεων, τὰ δὲ τοῦ παρεστῶτος καιροῦ τοιάδε.</text:p>
          </table:table-cell>
          <table:table-cell office:value-type="string" calcext:value-type="string">
            <text:p>τὰ μὲν οὖν πολλὰ τῶν ἀντιγράϕων οὕτως ἔχοντα &lt;εἰ μὴ καὶ στερεὸν ἕξει πολλαπλάσιον&gt; τοιαύτην ἔννοιαν ἀποδίδ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4t/2,8/1 to 3/64t/3,8/1 (Schema:Book//chapter/section/line )</text:p>
          </table:table-cell>
          <table:table-cell office:value-type="string" calcext:value-type="string">
            <text:p>SIMPLICIUS <text:s/>Phil. <text:s/>[4013]</text:p>
          </table:table-cell>
          <table:table-cell office:value-type="string" calcext:value-type="string">
            <text:p>In Aristotelis quattuor libros de caelo commentaria, ed. J.L. Heiberg, <text:s/>Simplicii in Aristotelis de caelo commentaria [Commentaria in <text:s/>Aristotelem Graeca 7. Berlin: Reimer, 1894]: 1-361, 365-731. <text:s/>(Cod: 268,079: Comm., Nat. Hist., Phil.) <text:s/></text:p>
          </table:table-cell>
          <table:table-cell office:value-type="string" calcext:value-type="string">
            <text:p>7/686/1T to 7/686/2T (Schema:Volume/page/line )</text:p>
          </table:table-cell>
          <table:table-cell office:value-type="float" office:value="32" calcext:value-type="float">
            <text:p>32</text:p>
          </table:table-cell>
          <table:table-cell office:value-type="float" office:value="600" calcext:value-type="float">
            <text:p>600</text:p>
          </table:table-cell>
          <table:table-cell office:value-type="string" calcext:value-type="string">
            <text:p>SIMPLICIUS </text:p>
          </table:table-cell>
          <table:table-cell office:value-type="string" calcext:value-type="string">
            <text:p>Phil. </text:p>
          </table:table-cell>
          <table:table-cell office:value-type="float" office:value="4013" calcext:value-type="float">
            <text:p>4013</text:p>
          </table:table-cell>
          <table:table-cell office:value-type="string" calcext:value-type="string">
            <text:p>4013-001</text:p>
          </table:table-cell>
        </table:table-row>
        <table:table-row table:style-name="ro1">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συμβαλὼν δὲ τοῖς ὑπ εναντίοις πολλοὺς μὲν αὐτῶν ἀπέκτεινε, τοὺς δὲ λοιποὺς ἠνάγκασε ϕυγεῖν προτροπάδην εἰς τὰς παρακειμένας πόλ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3/1 to 1/12t/4/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Ἀσίαν τοῦτον εἶχε τὸν τρόπον καὶ εἰς τοσοῦτον σκυλμὸν περιήγοντο, τῆς ἐπιδρομῆς καὶ τῆς ἐνέδρας μὴ ληγούσης τῶν ἐναντ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MICHAEL ATTALIATES <text:s/>Hist. <text:s/>[3079]</text:p>
          </table:table-cell>
          <table:table-cell office:value-type="string" calcext:value-type="string">
            <text:p>Historia, ed. I. Bekker, Michaelis Attaliotae historia [Corpus <text:s/>scriptorum historiae Byzantinae. Bonn: Weber, 1853]: 3-322. <text:s/>(Cod: 61,983: Hist.) <text:s/></text:p>
          </table:table-cell>
          <table:table-cell office:value-type="string" calcext:value-type="string">
            <text:p>82/23t to 83/2t (Schema:Page/line )</text:p>
          </table:table-cell>
          <table:table-cell office:value-type="float" office:value="32" calcext:value-type="float">
            <text:p>32</text:p>
          </table:table-cell>
          <table:table-cell office:value-type="float" office:value="1.2" calcext:value-type="float">
            <text:p>1.2</text:p>
          </table:table-cell>
          <table:table-cell office:value-type="string" calcext:value-type="string">
            <text:p>MICHAEL ATTALIATES </text:p>
          </table:table-cell>
          <table:table-cell office:value-type="string" calcext:value-type="string">
            <text:p>Hist. </text:p>
          </table:table-cell>
          <table:table-cell office:value-type="float" office:value="3079" calcext:value-type="float">
            <text:p>3079</text:p>
          </table:table-cell>
          <table:table-cell office:value-type="string" calcext:value-type="string">
            <text:p>3079-001</text:p>
          </table:table-cell>
        </table:table-row>
        <table:table-row table:style-name="ro1">
          <table:table-cell office:value-type="string" calcext:value-type="string">
            <text:p>Ὡς γὰρ θᾶττον ποιησάμενος ἀναζυγὴν ἀπὸ τῶν κατὰ τὴν Φαισόλαν τόπων καὶ μικρὸν ὑπεράρας τὴν τῶν Ῥωμαίων στρατοπεδείαν ἐνέβαλεν εἰς τὴν προκειμένην χώραν, εὐθέως μετέωρος ἦν ὁ Φλαμίνιος καὶ θυμοῦ πλήρης, δοξάζων ἑαυτὸν ὑπὸ τῶν ἐναντίων καταϕρονεῖσθαι.</text:p>
          </table:table-cell>
          <table:table-cell office:value-type="string" calcext:value-type="string">
            <text:p>δοξάζων ἑαυτὸν ὑπὸ τῶν ἐναντίων καταϕρονεῖ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2t/1,8/1 to 3/82t/3,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delta/1368a/4 to delta/1368a/4 (Schema:Alphabetic letter//entry/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Φάβιος δὲ τὰ μὲν ἀπο ρούμενος ἐπὶ τῷ συμβαίνοντι καὶ κατὰ τὸν ποιητὴν ὀισσάμενος δόλον εἶναι, τὰ δὲ κατὰ τὴν ἐξ ἀρχῆς ὑπόθεσιν οὐδαμῶς κρίνων ἐκκυβεύειν οὐδὲ παραβάλλεσθαι τοῖς ὅλοις, ἦγε τὴν ἡσυχίαν ἐπὶ τῷ χάρακι καὶ προσεδέχετο τὴν ἡμέραν.</text:p>
          </table:table-cell>
          <table:table-cell office:value-type="string" calcext:value-type="string">
            <text:p>ἦγε τὴν ἡσυχίαν ἐπὶ τῷ χάρακ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4,8/1 to 3/94t/5,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695a/3 to epsilon/695a/3 (Schema:Alphabetic letter//entry/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ἧκε δὲ καὶ Φάβιος ἐπὶ τὰς δυνάμεις οὐδὲν ἠλλοιωμένος ὑπὸ τῶν συμβεβηκότων, ἔτι δὲ βεβαιότερον μένων ἐπὶ τῆς ἐξ ἀρχῆς διαλήψεως.</text:p>
          </table:table-cell>
          <table:table-cell office:value-type="string" calcext:value-type="string">
            <text:p>ὁ δὲ Λεπτίνης μένων ἐπὶ τῆς ἐξ ἀρχῆς προαιρέσεως εἴς τε τὴν σύγκλητον ἕτοιμος ἦν εἰσπορεύεσθαι πρός τε τοὺς ἐντυγχάνοντας ἁπλῶς ἀνθωμολογεῖτο περὶ τῆς πράξεως, καὶ προσδιωρίζετο μηδὲν αὑτῷ δυσχερὲς ἀπαντήσειν ὑπὸ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3t/6,8/1 to 3/103t/6,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10t/1t to 32/3t/10t/5t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ἧκε δὲ καὶ Φάβιος ἐπὶ τὰς δυνάμεις οὐδὲν ἠλλοιωμένος ὑπὸ τῶν συμβεβηκότων, ἔτι δὲ βεβαιότερον μένων ἐπὶ τῆς ἐξ ἀρχῆς διαλήψεως.</text:p>
          </table:table-cell>
          <table:table-cell office:value-type="string" calcext:value-type="string">
            <text:p>ὁ δὲ Λεπτίνης μένων ἐπὶ τῆς ἐξ ἀρχῆς προαιρέσεως εἴς τε τὴν σύγκλητον ἕτοιμος ἦν εἰσπορεύεσθαι πρός τε τοὺς ἐντυγχάνοντας ἁπλῶς ἀνθωμολογεῖτο περὶ τῆς πράξεως, καὶ προσδιωρίζετο μηδὲν αὑτῷ δυσχερὲς ἀπαντήσειν ὑπὸ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3t/6,8/1 to 3/103t/6,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351/31t to 352/1t (Schema:Page/line )</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ίς γὰρ οὐκ ἂν βούλοιτο μάλιστα μὲν νι κᾶν ἀγωνιζόμενος, εἰ δὲ μὴ τοῦτ' εἴη δυνατόν, τεθνάναι πρόσθεν μαχόμενος ἢ ζῶν ἐπιδεῖν τὴν τῶν προειρημένων ὕβριν καὶ καταϕθοράν</text:p>
          </table:table-cell>
          <table:table-cell office:value-type="string" calcext:value-type="string">
            <text:p>τίς γὰρ οὐκ ἂν βούλοιτο μᾶλλον Ὀδυσσεὺς εἶναι ἢ Κύκλωψ</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9t/8,8/1 to 3/109t/9,8/1 (Schema:Book//chapter/section/line )</text:p>
          </table:table-cell>
          <table:table-cell office:value-type="string" calcext:value-type="string">
            <text:p>PLUTARCHUS <text:s/>Biogr. <text:s/>Phil. <text:s/>[0007]</text:p>
          </table:table-cell>
          <table:table-cell office:value-type="string" calcext:value-type="string">
            <text:p>Fragmenta, ed. F.H. Sandbach, Plutarchi moralia, vol. 7. Leipzig: <text:s/>Teubner, 1967: 13-138. <text:s/>(Cod: 23,639: Biogr., Epist., Myth., Nat. Hist., Phil., Rhet., Theol.) <text:s/></text:p>
          </table:table-cell>
          <table:table-cell office:value-type="string" calcext:value-type="string">
            <text:p>1130t/121*/13t to 1130t/121*/14t (Schema:Fragment/line )</text:p>
          </table:table-cell>
          <table:table-cell office:value-type="float" office:value="32" calcext:value-type="float">
            <text:p>32</text:p>
          </table:table-cell>
          <table:table-cell office:value-type="float" office:value="200" calcext:value-type="float">
            <text:p>200</text:p>
          </table:table-cell>
          <table:table-cell office:value-type="string" calcext:value-type="string">
            <text:p>PLUTARCHUS </text:p>
          </table:table-cell>
          <table:table-cell office:value-type="string" calcext:value-type="string">
            <text:p>Biogr. <text:s/>Phil. </text:p>
          </table:table-cell>
          <table:table-cell office:value-type="float" office:value="7" calcext:value-type="float">
            <text:p>7</text:p>
          </table:table-cell>
          <table:table-cell office:value-type="string" calcext:value-type="string">
            <text:p>0007-145</text:p>
          </table:table-cell>
        </table:table-row>
        <table:table-row table:style-name="ro1">
          <table:table-cell office:value-type="string" calcext:value-type="string">
            <text:p>τίς γὰρ οὐκ ἂν βούλοιτο μάλιστα μὲν νι κᾶν ἀγωνιζόμενος, εἰ δὲ μὴ τοῦτ' εἴη δυνατόν, τεθνάναι πρόσθεν μαχόμενος ἢ ζῶν ἐπιδεῖν τὴν τῶν προειρημένων ὕβριν καὶ καταϕθοράν</text:p>
          </table:table-cell>
          <table:table-cell office:value-type="string" calcext:value-type="string">
            <text:p>τίς γὰρ οὐκ ἂν βούλοιτο μᾶλλον Ὀδυσσεὺς εἶναι ἢ Κύκλωψ</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9t/8,8/1 to 3/109t/9,8/1 (Schema:Book//chapter/section/line )</text:p>
          </table:table-cell>
          <table:table-cell office:value-type="string" calcext:value-type="string">
            <text:p>Joannes STOBAEUS Anthologus <text:s/>Anthol. [2037]</text:p>
          </table:table-cell>
          <table:table-cell office:value-type="string" calcext:value-type="string">
            <text:p>Anthologium, ed. C. Wachsmuth and O. Hense, Ioannis Stobaei <text:s/>anthologium, 5 vols. Berlin: Weidmann, 1-2:1884 3:1894 4:1909 5:1912 <text:s/>(repr. 1958): 1:15-502 2:3-264 3:3-764 4:1-675 <text:s/>5:676-1143. <text:s/>(Cod: 392,249: Anthol., Astron., Doxogr., Gnom., Hist., Phil., Poem., Rhet.) <text:s/></text:p>
          </table:table-cell>
          <table:table-cell office:value-type="string" calcext:value-type="string">
            <text:p>4/12p/14t/13n to 4/12p/14t/13n (Schema:Book//chapter/section/line )</text:p>
          </table:table-cell>
          <table:table-cell office:value-type="float" office:value="32" calcext:value-type="float">
            <text:p>32</text:p>
          </table:table-cell>
          <table:table-cell office:value-type="float" office:value="500" calcext:value-type="float">
            <text:p>500</text:p>
          </table:table-cell>
          <table:table-cell office:value-type="string" calcext:value-type="string">
            <text:p>Joannes STOBAEUS Anthologus </text:p>
          </table:table-cell>
          <table:table-cell office:value-type="string" calcext:value-type="string">
            <text:p>Anthol.</text:p>
          </table:table-cell>
          <table:table-cell office:value-type="float" office:value="2037" calcext:value-type="float">
            <text:p>2037</text:p>
          </table:table-cell>
          <table:table-cell office:value-type="string" calcext:value-type="string">
            <text:p>2037-001</text:p>
          </table:table-cell>
        </table:table-row>
        <table:table-row table:style-name="ro1">
          <table:table-cell office:value-type="string" calcext:value-type="string">
            <text:p>τίς γὰρ οὐκ ἂν βούλοιτο μάλιστα μὲν νι κᾶν ἀγωνιζόμενος, εἰ δὲ μὴ τοῦτ' εἴη δυνατόν, τεθνάναι πρόσθεν μαχόμενος ἢ ζῶν ἐπιδεῖν τὴν τῶν προειρημένων ὕβριν καὶ καταϕθοράν</text:p>
          </table:table-cell>
          <table:table-cell office:value-type="string" calcext:value-type="string">
            <text:p>τίς γὰρ οὐκ ἂν βούλοιτο μᾶλλον Ὀδυσσεὺς εἶναι ἢ Κύκλωψ</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9t/8,8/1 to 3/109t/9,8/1 (Schema:Book//chapter/section/line )</text:p>
          </table:table-cell>
          <table:table-cell office:value-type="string" calcext:value-type="string">
            <text:p>ARSENIUS <text:s/>Paroemiogr. <text:s/>[9018]</text:p>
          </table:table-cell>
          <table:table-cell office:value-type="string" calcext:value-type="string">
            <text:p>Apophthegmata, ed. E.L. von Leutsch, Corpus paroemiographorum <text:s/>Graecorum, vol. 2. Göttingen: Vandenhoeck &amp; Ruprecht, 1851 (repr. <text:s/>Hildesheim: Olms, 1958): 240-744. <text:s/>(Cod: 23,388: Paroem.) <text:s/></text:p>
          </table:table-cell>
          <table:table-cell office:value-type="string" calcext:value-type="string">
            <text:p>8/41a/6 to 8/41a/7 (Schema:Centuria/section/line )</text:p>
          </table:table-cell>
          <table:table-cell office:value-type="float" office:value="32" calcext:value-type="float">
            <text:p>32</text:p>
          </table:table-cell>
          <table:table-cell office:value-type="float" office:value="1.6" calcext:value-type="float">
            <text:p>1.6</text:p>
          </table:table-cell>
          <table:table-cell office:value-type="string" calcext:value-type="string">
            <text:p>ARSENIUS </text:p>
          </table:table-cell>
          <table:table-cell office:value-type="string" calcext:value-type="string">
            <text:p>Paroemiogr. </text:p>
          </table:table-cell>
          <table:table-cell office:value-type="float" office:value="9018" calcext:value-type="float">
            <text:p>9018</text:p>
          </table:table-cell>
          <table:table-cell office:value-type="string" calcext:value-type="string">
            <text:p>9018-001</text:p>
          </table:table-cell>
        </table:table-row>
        <table:table-row table:style-name="ro1">
          <table:table-cell office:value-type="string" calcext:value-type="string">
            <text:p>πλὴν ἑπόμενοί γε τούτοις οἱ Ῥωμαῖοι καὶ συντρέχοντες ἐπὶ τὰ μέσα καὶ τὸν εἴκοντα τόπον τῶν πολεμίων οὕτως ἐπὶ πολὺ προέπεσον ὥστ' ἐξ ἑκατέρου τοῦ μέρους κατὰ τὰς ἐκ τῶν πλαγίων ἐπιϕανείας τοὺς Λίβυας αὐτῶν γενέσθαι τοὺς ἐν τοῖς βαρέσι καθοπλισμοῖς:</text:p>
          </table:table-cell>
          <table:table-cell office:value-type="string" calcext:value-type="string">
            <text:p>τοῖς δ' ἐξ ἀρχῆς συνεκπορευομένοις, ἐὰν ᾖ πλῆθος ἱκανώτερον, ῥύμην μίαν ἐξ ἑκατέρου τοῦ μέρους τῶν Ῥωμαϊκῶν στρατοπέδων πρὸς ταῖς ὑπαρχούσαις παρὰ τὰς ἐκ τῶν πλαγίων ἐπιϕανείας παρατιθέα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5t/8,8/1 to 3/115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32a/5t/1 to 6/32a/6t/1 (Schema:Book//chapter/section/line )</text:p>
          </table:table-cell>
          <table:table-cell office:value-type="float" office:value="32" calcext:value-type="float">
            <text:p>3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Ῥωμαῖοι μὲν οὖν διεμαρτύροντο Ζακαν θαίων ἀπέχεσθαι_κεῖσθαι γὰρ αὐτοὺς ἐν τῇ σϕετέρᾳ πίστει_καὶ τὸν Ἴβηρα ποταμὸν μὴ διαβαίνειν κατὰ τὰς ἐπ' Ἀσδρούβου γενομένας ὁμολογίας.</text:p>
          </table:table-cell>
          <table:table-cell office:value-type="string" calcext:value-type="string">
            <text:p>οὐ γὰρ προσέκειτο, καθάπερ ἐπὶ τοὺς Λουτα τέου, κυρίας εἶναι ταύτας, ἐὰν καὶ τῷ δήμῳ δόξῃ τῶν Ῥωμαίων, ἀλλ' αὐτοτελῶς ἐποιήσατο τὰς ὁμολογίας Ἀσδρούβας, ἐν αἷς ἦν τὸν Ἴβηρα ποταμὸν μὴ διαβαίνειν ἐπὶ πολέμῳ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5/1 to 3/15t/6/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t to 28/4t (Schema:Page/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ἡμῖν δ' ἀναγκαῖον εἶναι δοκεῖ τὸ μὴ παραλιπεῖν ἄσκεπτον τοῦτο τὸ μέρος, ἵνα μήθ' οἷς καθήκει καὶ διαϕέρει τὸ σαϕῶς εἰδέναι τὴν ἐν τούτοις ἀκρίβειαν, παραπαίωσι τῆς ἀληθείας ἐν τοῖς ἀναγκαιοτάτοις διαβουλίοις, μήθ' οἱ ϕιλομαθοῦντες περὶ τούτων ἀστοχῶσι, συμπλανώμενοι ταῖς ἀγνοίαις καὶ ϕιλοτιμίαις τῶν συγγραϕέων, ἀλλ' ᾖ τις ὁμολογουμένη θεωρία τῶν ἀπὸ τῆς ἀρχῆς ὑπαρξάντων δικαίων Ῥωμαίοις καὶ Καρχηδονίοις πρὸς ἀλλήλους ἕως εἰς τοὺς καθ' ἡμᾶς καιρούς.</text:p>
          </table:table-cell>
          <table:table-cell office:value-type="string" calcext:value-type="string">
            <text:p>ἐπεὶ δὲ τῶν κατὰ τοὺς αὐτοὺς καιροὺς Ἀράτωι (231) γεγραϕότων παρ' ἐνίοις ἀποδοχῆς ἀξιοῦται Φύλαρχος, ἐν πολλοῖς ἀντιδοξῶν καὶ τἀναντία γράϕων αὐτῶι (s. F 52), χρήσιμον ἂν εἴη, μᾶλλον δ' ἀναγκαῖον ἡμῖν Ἀράτωι προηιρημένοις κατακολουθεῖν περὶ τῶν Κλεομενικῶν, μὴ παραλιπεῖν ἄσκεπτον τοῦτο τὸ μέρος, ἵνα μὴ τὸ ψεῦδος ἐν τοῖς συγγράμμασιν ἰσοδυναμοῦν ἀπολείπωμεν πρὸς τὴν ἀλ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9/1 to 3/21t/10/6 (Schema:Book//chapter/section/line )</text:p>
          </table:table-cell>
          <table:table-cell office:value-type="string" calcext:value-type="string">
            <text:p>PHYLARCHUS <text:s/>Hist. <text:s/>[1609]</text:p>
          </table:table-cell>
          <table:table-cell office:value-type="string" calcext:value-type="string">
            <text:p>Testimonia, FGrH #81: 2A:161-162. <text:s/>(NQ: 404: Test.) <text:s/></text:p>
          </table:table-cell>
          <table:table-cell office:value-type="string" calcext:value-type="string">
            <text:p>2a,81,T/3/1 to 2a,81,T/3/6 (Schema:Volume-Jacoby#-T/fragment/line )</text:p>
          </table:table-cell>
          <table:table-cell office:value-type="float" office:value="33" calcext:value-type="float">
            <text:p>33</text:p>
          </table:table-cell>
          <table:table-cell office:value-type="float" office:value="-201" calcext:value-type="float">
            <text:p>-201</text:p>
          </table:table-cell>
          <table:table-cell office:value-type="string" calcext:value-type="string">
            <text:p>PHYLARCHUS </text:p>
          </table:table-cell>
          <table:table-cell office:value-type="string" calcext:value-type="string">
            <text:p>Hist. </text:p>
          </table:table-cell>
          <table:table-cell office:value-type="float" office:value="1609" calcext:value-type="float">
            <text:p>1609</text:p>
          </table:table-cell>
          <table:table-cell office:value-type="string" calcext:value-type="string">
            <text:p>1609-001</text:p>
          </table:table-cell>
        </table:table-row>
        <table:table-row table:style-name="ro1">
          <table:table-cell office:value-type="string" calcext:value-type="string">
            <text:p>ὑπὲρ ὧν ἡμεῖς τὰ κατὰ μέρος ἐν τῇ πρὸ ταύτης βύβλῳ δεδηλώκαμεν.</text:p>
          </table:table-cell>
          <table:table-cell office:value-type="string" calcext:value-type="string">
            <text:p>ἀϕορμὰς δὲ ἔσχον εἰς τὸν πόλεμον τό τε πλῆθος τῶν καταλειϕθέντων ὑϕ' Ἁρπάλου χρημάτων, περὶ ὧν τὰ κατὰ μέρος ἐν τῇ πρὸ ταύτης βύβλῳ διήλθομεν, ὁμοίως δὲ καὶ τοὺς κατὰ τὴν Ἀσίαν ἀμίσθους γενομένους ὑπὸ τῶν σατραπῶν μισθοϕόρους, ὄντας μὲν ὀκτακισχιλίους, διατρίβοντας δὲ περὶ Ταίναρον τῆς Πελοποννήσ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4,8/1 to 3/28t/5,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8(?)/9t/1t/5t to 18(?)/9t/2t/1t (Schema:Book//chapter/section/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χωρὶς γὰρ τοῦ πολλαπλασίους αὐτὰς ὑπάρχειν τῶν ἡμετέρων ὑπομνημάτων, οὐδὲ καταλαβεῖν ἐξ αὐτῶν βεβαίως οὐδὲν οἷόν τε τοὺς ἀναγινώσκοντας, πρῶτον μὲν διὰ τὸ τοὺς πλείστους μὴ ταὐτὰ περὶ τῶν αὐτῶν γράϕειν, εἶτα διὰ τὸ τὰς καταλλήλους τῶν πράξεων παραλείπειν, ὧν ἐκ παραθέσεως συνθεωρουμένων καὶ συγκρινομένων ἀλλοιοτέρας ἕκαστα τυγχάνει δοκιμασίας τῆς κατὰ μέρος διαλήψεως, τῶν δὲ κυριωτάτων μηδὲ ψαύειν αὐτοὺς δύνασθαι τὸ παράπαν.</text:p>
          </table:table-cell>
          <table:table-cell office:value-type="string" calcext:value-type="string">
            <text:p>εἶτα τὸ &lt;τοῖς δ' ἐκ τοῦ μὴ ταὐτὰ περὶ τῶν αὐτῶν ἅπαντας γινώσκειν,&gt; τουτέστι τοῖς δὲ συνέβη τοιαῦτα περί τε τῶν πραγμάτων καὶ τῆς ἀντιϕάσεως ἀποϕαίνεσθαι ἐκ τοῦ μὴ τὰ αὐτὰ περὶ τῶν αὐτῶν ἅπαντας γινώσκ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4,8/1 to 3/32t/6,8/1 (Schema:Book//chapter/section/line )</text:p>
          </table:table-cell>
          <table:table-cell office:value-type="string" calcext:value-type="string">
            <text:p>ALEXANDER <text:s/>Phil. <text:s/>[0732]</text:p>
          </table:table-cell>
          <table:table-cell office:value-type="string" calcext:value-type="string">
            <text:p>In Aristotelis metaphysica commentaria, ed. M. Hayduck, Alexandri <text:s/>Aphrodisiensis in Aristotelis metaphysica commentaria [Commentaria in <text:s/>Aristotelem Graeca 1. Berlin: Reimer, 1891]: 1-837. <text:s/>Lib. Α, α, Β, Γ, Δ: pp. 1-439. <text:s/>Lib. Ε_Ν [Sp.]: pp. 440-837. <text:s/>(Cod: 343,092: Comm., Phil.) <text:s/></text:p>
          </table:table-cell>
          <table:table-cell office:value-type="string" calcext:value-type="string">
            <text:p>31t/652Pr/34t to 31t/652Pr/37t (Schema:Page/line )</text:p>
          </table:table-cell>
          <table:table-cell office:value-type="float" office:value="33" calcext:value-type="float">
            <text:p>33</text:p>
          </table:table-cell>
          <table:table-cell office:value-type="float" office:value="300" calcext:value-type="float">
            <text:p>300</text:p>
          </table:table-cell>
          <table:table-cell office:value-type="string" calcext:value-type="string">
            <text:p>ALEXANDER </text:p>
          </table:table-cell>
          <table:table-cell office:value-type="string" calcext:value-type="string">
            <text:p>Phil. </text:p>
          </table:table-cell>
          <table:table-cell office:value-type="float" office:value="732" calcext:value-type="float">
            <text:p>732</text:p>
          </table:table-cell>
          <table:table-cell office:value-type="string" calcext:value-type="string">
            <text:p>0732-004</text:p>
          </table:table-cell>
        </table:table-row>
        <table:table-row table:style-name="ro1">
          <table:table-cell office:value-type="string" calcext:value-type="string">
            <text:p>κατὰ δὲ τὸν και ρὸν τοῦτον ἐν τῷ πέραν πλῆθος ἡθροίσθη βαρβάρων χάριν τοῦ κωλύειν τὴν τῶν Καρχηδονίων διάβασιν.</text:p>
          </table:table-cell>
          <table:table-cell office:value-type="string" calcext:value-type="string">
            <text:p>κατὰ δὲ τὸν και ρὸν τοῦτον αὐτὸς ἀναλαβὼν πρῶτα μὲν τὰ βαρέα τῶν ὅπλων, ἐπὶ δὲ τούτοις (τοὺς) ἱππεῖς, ἑξῆς δὲ τὴν λείαν, ἐπὶ δὲ πᾶσι τοὺς Ἴβηρας καὶ Κελτοὺς ἧκε πρὸς τὰ στενὰ καὶ τὰς διεκβολ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2t/4,8/1 to 3/42t/5,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3t/10,8/1 to 3/94t/1,8/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οἱ δέκα πρεσβευταὶ καὶ [ὁ] βασιλεὺς Εὐμένης εἰς Ἔϕεσον κατέπλευσαν, ἤδη τῆς θερείας ἐναρχομέ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1/42b/6t/1t to 21/42b/6t/3t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οἱ ιʹ πρεσβευταὶ καὶ ὁ βασιλεὺς Εὐμένης εἰς Ἔϕεσον κατέπλευσαν, ἤδη τῆς θερείας ἐναρχομέ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0/9t to 270/10t (Schema:Page/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0t/8t/1t to 33/10t/9t/1t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χρησάμενος δὲ συντόνῳ προσβολῇ ταχέως ἐνίκησε τοὺς ἀντιταξαμένους καὶ πολλοὺς μὲν αὐτῶν ἀπέκτεινεν, τοὺς δὲ λοιποὺς ἠνάγκασε ϕυγεῖν προτροπά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59/8t to 59/11t (Schema:Page/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Ἀννίβας δ' ἐπιμελῶς ἐξητακὼς τεναγώδεις καὶ στερεοὺς ὑπάρχοντας τοὺς κατὰ τὴν δίοδον τόπους, ἀναζεύξας εἰς μὲν τὴν πρωτοπορείαν ἔθηκε τοὺς Λίβυας καὶ Ἴβηρας καὶ πᾶν τὸ χρησιμώτερον μέρος τῆς σϕετέρας δυνάμεως, συγκαταμίξας αὐτοῖς τὴν ἀποσκευήν, ἵνα πρὸς τὸ παρὸν εὐπορῶσι τῶν ἐπιτηδείων:</text:p>
          </table:table-cell>
          <table:table-cell office:value-type="string" calcext:value-type="string">
            <text:p>μετὰ δὲ τὰς δυνάμεις πάσας συν έταξε τούτοις καὶ τὴν ἀποσκευὴν, ἵνα πρὸς τὸ παρὸν εὐπορῶσι τῶν ἐπιτηδε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9t/1,8/1 to 3/79t/2,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526a/2 to alpha/3526a/4 (Schema:Alphabetic letter//entry/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Ἀννίβας δὲ κατατεθαρρηκὼς τοῖς ὅλοις ἤδη τὸ μὲν συνεγγίζειν τῇ Ῥώμῃ κατὰ τὸ παρὸν ἀπεδοκίμασεν, τὴν δὲ χώραν ἐπιπορευόμενος ἀδεῶς ἐπόρθει, ποιούμενος τὴν πορείαν ὡς ἐπὶ τὸν Ἀδρίαν.</text:p>
          </table:table-cell>
          <table:table-cell office:value-type="string" calcext:value-type="string">
            <text:p>χρόνον μὲν οὖν τινα βραχὺν ἔμεινε, μετὰ δὲ ταῦτα κλίνας ἐπὶ κέρας ἦγε ποιούμενος τὴν πορείαν ὡς ἐπὶ Τεγέ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8,8/1 to 3/86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24t/7,8/1 to 5/24t/7,8/3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 ρὸν τοῦτον αὐτὸς ἀναλαβὼν πρῶτα μὲν τὰ βαρέα τῶν ὅπλων, ἐπὶ δὲ τούτοις (τοὺς) ἱππεῖς, ἑξῆς δὲ τὴν λείαν, ἐπὶ δὲ πᾶσι τοὺς Ἴβηρας καὶ Κελτοὺς ἧκε πρὸς τὰ στενὰ καὶ τὰς διεκβολάς.</text:p>
          </table:table-cell>
          <table:table-cell office:value-type="string" calcext:value-type="string">
            <text:p>κατὰ δὲ τὸν και ρὸν τοῦτον ἐν τῷ πέραν πλῆθος ἡθροίσθη βαρβάρων χάριν τοῦ κωλύειν τὴν τῶν Καρχηδονίων διάβα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3t/10,8/1 to 3/94t/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2t/4,8/1 to 3/42t/5,8/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Μόλωνος ἀπόστασιν καὶ τὸ διὰ ταῦτα γενόμενον κίνημα περὶ τὰς ἄνω σατραπείας τοιαύτης ἔτυχε διορθώσεως καὶ καταστά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54t/13,8/1 to 5/54t/13,8/3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γυναῖκα πῶς ἂν καλῶς διατεθείη καὶ τὸν ἄνδρα, ἀκριβῶς εἶπε, τὴν μὲν ϕοβεῖσθαι παραινέσας ὡς κεϕαλὴν, τὸν δὲ ἀγαπᾷν ὡς γυναῖκ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JOANNES CHRYSOSTOMUS <text:s/>Scr. Eccl. <text:s/>[2062]</text:p>
          </table:table-cell>
          <table:table-cell office:value-type="string" calcext:value-type="string">
            <text:p>In epistulam ad Ephesios (homiliae 1-24), MPG 62: 9-176. <text:s/>(Cod: 77,349: Exeget., Homilet., Hypoth.) <text:s/></text:p>
          </table:table-cell>
          <table:table-cell office:value-type="string" calcext:value-type="string">
            <text:p>62p/143*/39t to 62p/143*/42t (Schema:Volume/page/line )</text:p>
          </table:table-cell>
          <table:table-cell office:value-type="float" office:value="33" calcext:value-type="float">
            <text:p>33</text:p>
          </table:table-cell>
          <table:table-cell office:value-type="float" office:value="500" calcext:value-type="float">
            <text:p>500</text:p>
          </table:table-cell>
          <table:table-cell office:value-type="string" calcext:value-type="string">
            <text:p>JOANNES CHRYSOSTOMUS </text:p>
          </table:table-cell>
          <table:table-cell office:value-type="string" calcext:value-type="string">
            <text:p>Scr. Eccl. </text:p>
          </table:table-cell>
          <table:table-cell office:value-type="float" office:value="2062" calcext:value-type="float">
            <text:p>2062</text:p>
          </table:table-cell>
          <table:table-cell office:value-type="string" calcext:value-type="string">
            <text:p>2062-159</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γένεσιν τῆς Σεμιράμιδος μυθολογούμενα σχεδὸν ταῦτ' ἔ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5t/1t/1t to 2/5t/1t/2t (Schema:Book//chapter/section/line )</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βασιλίδα Μαρίαν οὕτω παρὰ τῶν Κομνηνῶν ᾠκονόμη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ANNA COMNENA <text:s/>Hist. <text:s/>[2703]</text:p>
          </table:table-cell>
          <table:table-cell office:value-type="string" calcext:value-type="string">
            <text:p>Alexias, ed. B. Leib, Anna Comnène. Alexiade, 3 vols. <text:s/>Paris: Les Belles Lettres, 1:1937 2:1943 3:1945 (repr. 1-2:1967): <text:s/>1:3-168 2:7-236 3:7-242. <text:s/>Vol. 1: lib. 1-4. <text:s/>Vol. 2: lib. 5-10. <text:s/>Vol. 3: lib. 11-15. <text:s/>(Cod: 151,330: Hist.) <text:s/></text:p>
          </table:table-cell>
          <table:table-cell office:value-type="string" calcext:value-type="string">
            <text:p>3p/5t/1/1 to 3p/5t/1/2 (Schema:Book//chapter/section/line )</text:p>
          </table:table-cell>
          <table:table-cell office:value-type="float" office:value="33" calcext:value-type="float">
            <text:p>33</text:p>
          </table:table-cell>
          <table:table-cell office:value-type="float" office:value="1.2" calcext:value-type="float">
            <text:p>1.2</text:p>
          </table:table-cell>
          <table:table-cell office:value-type="string" calcext:value-type="string">
            <text:p>ANNA COMNENA </text:p>
          </table:table-cell>
          <table:table-cell office:value-type="string" calcext:value-type="string">
            <text:p>Hist. </text:p>
          </table:table-cell>
          <table:table-cell office:value-type="float" office:value="2703" calcext:value-type="float">
            <text:p>2703</text:p>
          </table:table-cell>
          <table:table-cell office:value-type="string" calcext:value-type="string">
            <text:p>2703-001</text:p>
          </table:table-cell>
        </table:table-row>
        <table:table-row table:style-name="ro1">
          <table:table-cell office:value-type="string" calcext:value-type="string">
            <text:p>Ὁ δὲ στρατηγὸς Ἀννίβας, ὅθεν ἀπελίπομεν, πυνθανόμενος παρὰ τῶν κατασκόπων πλεῖστον ὑπάρχειν σῖτον ἐν τῇ περὶ τὴν Λουκαρίαν καὶ τὸ καλούμενον Γερούνιον χώρᾳ, πρὸς δὲ τὴν συναγωγὴν εὐϕυῶς ἔχειν τὸ Γερούνιον, κρίνας ἐκεῖ ποιεῖσθαι τὴν παραχειμασίαν, προῆγε ποιούμενος τὴν πορείαν παρὰ τὸ *Λίβυρνον ὄρος ἐπὶ τοὺς προειρημένους τόπους.</text:p>
          </table:table-cell>
          <table:table-cell office:value-type="string" calcext:value-type="string">
            <text:p>Πτολεμαῖος δὲ ποιησάμενος τὴν πορείαν ἐπὶ Πηλουσίου, τὸ μὲν πρῶτον ἐν ταύτῃ τῇ πόλει κατέζευξε, προσαναλαβὼν δὲ τοὺς ἐϕελκομένους καὶ σιτομετρήσας τὴν δύναμιν ἐκίνει, καὶ προῆγε ποιούμενος τὴν πορείαν παρὰ τὸ Κάσιον καὶ τὰ Βάραθρα καλούμενα διὰ τῆς ἀνύδρ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0t/1,8/1 to 3/100t/2,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80t/1,8/1 to 5/80t/3,8/1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 δὲ Γάιος ἅμα τῷ παραλαβεῖν τῇ κατὰ πόδας ἡμέρᾳ τὴν ἀρχήν, ἄρτι τῆς κατὰ τὸν ἥλιον ἀνατολῆς ἐπιϕαινομένης, ἐκίνει τὴν δύναμιν ἐξ ἑκατέρας ἅμα τῆς παρεμβολῆς καὶ τοὺς μὲν ἐκ τοῦ μείζονος χάρακος διαβιβάζων τὸν ποταμὸν εὐθέως παρενέβαλε, τοὺς (δ') ἐκ θατέρου συνάπτων τούτοις ἐπὶ τὴν αὐτὴν εὐθεῖαν ἐξέταττε, λαμβάνων πᾶσι τὴν ἐπιϕάνειαν τὴν πρὸς μεσημβρίαν.</text:p>
          </table:table-cell>
          <table:table-cell office:value-type="string" calcext:value-type="string">
            <text:p>γενομένου δὲ τούτου καὶ προθύμως πειθαρχησάντων διὰ τὴν ὑπόνοιαν τοῦ μέλλοντος, τοὺς μὲν ἱππεῖς καὶ τοὺς εὐζώνους προαπέστειλε, συντάξας ἐγγίζειν τῇ παρεμβολῇ τῶν ὑπεναντίων καὶ προσακροβολίζεσθαι θρασέως, αὐτὸς δὲ τοὺς πεζοὺς ἔχων ἄρτι τῆς κατὰ τὸν ἥλιον ἀνατολῆς ἐπιϕαινομένης προῆγε, καὶ παραγενόμενος εἰς μέσον τὸ πεδίον παρενέβαλε, τάττων ἐναντίως ἢ πρόσθ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1,8/1 to 3/113t/3,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2a/5t/1 to 11/22a/6t/5 (Schema:Book//chapter/section/line )</text:p>
          </table:table-cell>
          <table:table-cell office:value-type="float" office:value="33" calcext:value-type="float">
            <text:p>3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μοίως δὲ καὶ τὰς αἰτίας, δι' ἃς ἀναδραμόντες τοῖς χρόνοις πρὸ τούτων τῶν καιρῶν συνεταξάμεθα τὰς πρὸ ταύτης βύβλους, ἐν αὐτῇ 'κείνῃ διεσαϕήσαμεν.</text:p>
          </table:table-cell>
          <table:table-cell office:value-type="string" calcext:value-type="string">
            <text:p>προσέθηκε δὲ καὶ τὰς αἰτίας, δι' ἃς πολλάκις μὴ ἀπο δείξαντες καθόλου οἰόμεθα ἀποδεδειχέ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t/2/1 to 3/1t/3/1 (Schema:Book//chapter/section/line )</text:p>
          </table:table-cell>
          <table:table-cell office:value-type="string" calcext:value-type="string">
            <text:p>JOANNES PHILOPONUS <text:s/>Phil. <text:s/>[4015]</text:p>
          </table:table-cell>
          <table:table-cell office:value-type="string" calcext:value-type="string">
            <text:p>In Aristotelis analytica posteriora commentaria, ed. M. Wallies, <text:s/>Ioannis Philoponi in Aristotelis analytica posteriora commentaria cum <text:s/>Anonymo in librum ii [Commentaria in Aristotelem Graeca 13.3. <text:s/>Berlin: Reimer, 1909]: 1-440. <text:s/>(Cod: 147,906: Comm., Phil.) <text:s/></text:p>
          </table:table-cell>
          <table:table-cell office:value-type="string" calcext:value-type="string">
            <text:p>13,3/81xxx/10T to 13,3/81xxx/11T (Schema:Volume//page/line )</text:p>
          </table:table-cell>
          <table:table-cell office:value-type="float" office:value="34" calcext:value-type="float">
            <text:p>34</text:p>
          </table:table-cell>
          <table:table-cell office:value-type="float" office:value="600" calcext:value-type="float">
            <text:p>600</text:p>
          </table:table-cell>
          <table:table-cell office:value-type="string" calcext:value-type="string">
            <text:p>JOANNES PHILOPONUS </text:p>
          </table:table-cell>
          <table:table-cell office:value-type="string" calcext:value-type="string">
            <text:p>Phil. </text:p>
          </table:table-cell>
          <table:table-cell office:value-type="float" office:value="4015" calcext:value-type="float">
            <text:p>4015</text:p>
          </table:table-cell>
          <table:table-cell office:value-type="string" calcext:value-type="string">
            <text:p>4015-004</text:p>
          </table:table-cell>
        </table:table-row>
        <table:table-row table:style-name="ro1">
          <table:table-cell office:value-type="string" calcext:value-type="string">
            <text:p>ποιησάμενος γὰρ τὸν ἐπίπλουν νυκτὸς ἐπὶ τὴν νῆσον παντὶ τῷ στρατεύματι τὸ μὲν πλεῖον μέρος τῆς δυνάμεως ἀπεβίβασεν εἴς τινας ὑλώδεις καὶ κοίλους τόπους, εἴκοσι δὲ ναυσὶν ἐπιγενομένης ἡμέρας ἔπλει προδήλως ἐπὶ τὸν ἔγγιστα τῆς πόλεως λιμένα.</text:p>
          </table:table-cell>
          <table:table-cell office:value-type="string" calcext:value-type="string">
            <text:p>τῆς δὲ νυκτὸς ἐπιγενομένης, συντάξας τὰ πυρὰ καίειν, τὸ μὲν πλεῖον μέρος τῆς δυνάμεως αὐτοῦ κατέλιπε, τοὺς δ' ἐπιτηδειοτάτους εὐζώνους ποιήσας διῆλθε τὰ στενὰ τὴν νύκτα καὶ κατέσχε τοὺς ὑπὸ τῶν πολεμίων προκαταληϕθέντας τόπους, ἀποκεχωρηκότων τῶν βαρβάρων κατὰ τὴν συνήθειαν εἰς τὴν πόλ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10/1 to 3/18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0t/8,8/3 to 3/50t/8,8/9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καταλαβόμενοι μεταξὺ τῆς πόλεως καὶ τοῦ λιμένος λόϕον ἐρυμνὸν διέκλεισαν ἀπὸ τῆς πόλεως τοὺς ἐκβεβοηθηκότας.</text:p>
          </table:table-cell>
          <table:table-cell office:value-type="string" calcext:value-type="string">
            <text:p>στενὴ δέ τις δίοδός ἐστι μεταξὺ τῆς πόλεως καὶ τοῦ τενάγους, ἣν προὔργου παντὸς ἐποιοῦντο διελθεῖν, πρὶν αἰσθέσθαι τούτους τοὺς Φιλιππησίους ἡττη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3/1 to 3/19t/4/1 (Schema:Book//chapter/section/line )</text:p>
          </table:table-cell>
          <table:table-cell office:value-type="string" calcext:value-type="string">
            <text:p>JOANNES VI CANTACUZENUS <text:s/>Hist. [3169]</text:p>
          </table:table-cell>
          <table:table-cell office:value-type="string" calcext:value-type="string">
            <text:p>Historiae, ed. L. Schopen, Ioannis Cantacuzeni eximperatoris <text:s/>historiarum libri iv, 3 vols. [Corpus scriptorum historiae <text:s/>Byzantinae. Bonn: Weber, 1:1828 2:1831 3:1832]: 1:7-560 <text:s/>2:11-615 3:8-365. <text:s/>(Cod: 316,346: Hist.) <text:s/></text:p>
          </table:table-cell>
          <table:table-cell office:value-type="string" calcext:value-type="string">
            <text:p>3/328/20t11 to 3/328/22t11 (Schema:Volume/page/line )</text:p>
          </table:table-cell>
          <table:table-cell office:value-type="float" office:value="34" calcext:value-type="float">
            <text:p>34</text:p>
          </table:table-cell>
          <table:table-cell office:value-type="float" office:value="1.4" calcext:value-type="float">
            <text:p>1.4</text:p>
          </table:table-cell>
          <table:table-cell office:value-type="string" calcext:value-type="string">
            <text:p>JOANNES VI CANTACUZENUS </text:p>
          </table:table-cell>
          <table:table-cell office:value-type="string" calcext:value-type="string">
            <text:p>Hist.</text:p>
          </table:table-cell>
          <table:table-cell office:value-type="float" office:value="3169" calcext:value-type="float">
            <text:p>3169</text:p>
          </table:table-cell>
          <table:table-cell office:value-type="string" calcext:value-type="string">
            <text:p>3169-001</text:p>
          </table:table-cell>
        </table:table-row>
        <table:table-row table:style-name="ro1">
          <table:table-cell office:value-type="string" calcext:value-type="string">
            <text:p>ἡμῖν δ' ἀναγκαῖον εἶναι δοκεῖ τὸ μὴ παραλιπεῖν ἄσκεπτον τοῦτο τὸ μέρος, ἵνα μήθ' οἷς καθήκει καὶ διαϕέρει τὸ σαϕῶς εἰδέναι τὴν ἐν τούτοις ἀκρίβειαν, παραπαίωσι τῆς ἀληθείας ἐν τοῖς ἀναγκαιοτάτοις διαβουλίοις, μήθ' οἱ ϕιλομαθοῦντες περὶ τούτων ἀστοχῶσι, συμπλανώμενοι ταῖς ἀγνοίαις καὶ ϕιλοτιμίαις τῶν συγγραϕέων, ἀλλ' ᾖ τις ὁμολογουμένη θεωρία τῶν ἀπὸ τῆς ἀρχῆς ὑπαρξάντων δικαίων Ῥωμαίοις καὶ Καρχηδονίοις πρὸς ἀλλήλους ἕως εἰς τοὺς καθ' ἡμᾶς καιρούς.</text:p>
          </table:table-cell>
          <table:table-cell office:value-type="string" calcext:value-type="string">
            <text:p>Ἐπεὶ δὲ τῶν κατὰ τοὺς αὐτοὺς καιροὺς Ἀράτῳ γεγραϕότων παρ' ἐνίοις ἀποδοχῆς ἀξιοῦται Φύλαρχος, ἐν πολλοῖς ἀντιδοξῶν καὶ τἀναντία γράϕων αὐτῷ, χρήσιμον ἂν εἴη, μᾶλλον δ' ἀναγκαῖον ἡμῖν, Ἀράτῳ προῃρημένοις κατακολουθεῖν περὶ τῶν Κλεομενικῶν, μὴ παραλιπεῖν ἄσκεπτον τοῦτο τὸ μέρος, ἵνα μὴ τὸ ψεῦδος ἐν τοῖς συγγράμμασιν ἰσοδυναμοῦν ἀπολείπωμεν πρὸς τὴν ἀλ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9/1 to 3/21t/10/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56t/1/1 to 2/56t/3/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ῆς δὲ νυκτὸς ἐπιγενομένης, συντάξας τὰ πυρὰ καίειν, τὸ μὲν πλεῖον μέρος τῆς δυνάμεως αὐτοῦ κατέλιπε, τοὺς δ' ἐπιτηδειοτάτους εὐζώνους ποιήσας διῆλθε τὰ στενὰ τὴν νύκτα καὶ κατέσχε τοὺς ὑπὸ τῶν πολεμίων προκαταληϕθέντας τόπους, ἀποκεχωρηκότων τῶν βαρβάρων κατὰ τὴν συνήθειαν εἰς τὴν πόλιν.</text:p>
          </table:table-cell>
          <table:table-cell office:value-type="string" calcext:value-type="string">
            <text:p>ποιησάμενος γὰρ τὸν ἐπίπλουν νυκτὸς ἐπὶ τὴν νῆσον παντὶ τῷ στρατεύματι τὸ μὲν πλεῖον μέρος τῆς δυνάμεως ἀπεβίβασεν εἴς τινας ὑλώδεις καὶ κοίλους τόπους, εἴκοσι δὲ ναυσὶν ἐπιγενομένης ἡμέρας ἔπλει προδήλως ἐπὶ τὸν ἔγγιστα τῆς πόλεως λιμέν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0t/8,8/3 to 3/50t/8,8/9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10/1 to 3/18t/12/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λλ' εἰ καί τις ἢ κατ' ἀνάγκην ἢ κατὰ προαίρεσιν ἐξίκοιτο πρὸς τὰ πέρατα τῆς οἰκουμένης, οὐδ' οὕτως ἤνυεν τὸ προκείμενον.</text:p>
          </table:table-cell>
          <table:table-cell office:value-type="string" calcext:value-type="string">
            <text:p>Εἶδες παραδείσου μῆκος πρὸς τὰ πέρατα τῆς οἰκουμένης ἐκτεταμέν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7,8/1 to 3/58t/8,8/1 (Schema:Book//chapter/section/line )</text:p>
          </table:table-cell>
          <table:table-cell office:value-type="string" calcext:value-type="string">
            <text:p>JOANNES CHRYSOSTOMUS <text:s/>Scr. Eccl. <text:s/>[2062]</text:p>
          </table:table-cell>
          <table:table-cell office:value-type="string" calcext:value-type="string">
            <text:p>In principium Actorum (homiliae 1-4), MPG 51: 65-112. <text:s/>(Cod: 20,353: Exeget., Homilet.) <text:s/></text:p>
          </table:table-cell>
          <table:table-cell office:value-type="string" calcext:value-type="string">
            <text:p>51/88-68/21t to 51/88-68/22t (Schema:Volume/page/line )</text:p>
          </table:table-cell>
          <table:table-cell office:value-type="float" office:value="34" calcext:value-type="float">
            <text:p>34</text:p>
          </table:table-cell>
          <table:table-cell office:value-type="float" office:value="500" calcext:value-type="float">
            <text:p>500</text:p>
          </table:table-cell>
          <table:table-cell office:value-type="string" calcext:value-type="string">
            <text:p>JOANNES CHRYSOSTOMUS </text:p>
          </table:table-cell>
          <table:table-cell office:value-type="string" calcext:value-type="string">
            <text:p>Scr. Eccl. </text:p>
          </table:table-cell>
          <table:table-cell office:value-type="float" office:value="2062" calcext:value-type="float">
            <text:p>2062</text:p>
          </table:table-cell>
          <table:table-cell office:value-type="string" calcext:value-type="string">
            <text:p>2062-064</text:p>
          </table:table-cell>
        </table:table-row>
        <table:table-row table:style-name="ro1">
          <table:table-cell office:value-type="string" calcext:value-type="string">
            <text:p>κατασϕάξας δὲ τοὺς ἐναντιωθέντας αὐτῷ τοιοῦτον ἐνειργάσατο ϕόβον τοῖς σύνεγγυς κατοικοῦσιν τῶν βαρβάρων ὥστε πάντας ἐκ χειρὸς παραγίνεσθαι, διδόντας αὑτοὺς εἰς τὴν πίστιν.</text:p>
          </table:table-cell>
          <table:table-cell office:value-type="string" calcext:value-type="string">
            <text:p>εὐθύς τε παρήγγειλαν πρεσβεύειν πᾶσι τοῖς ἀπὸ τῶν πόλεων εἰς τὴν Ῥώμην, διδόντας αὑτοὺς εἰς τὴν πίστιν κατ' ἰδίαν ἑκάστ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0t/10,8/1 to 3/60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7/2t/6t/1t to 27/2t/7t/1t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Αἰμίλιος ἐκ τῆς Ἰλλυρίδος εἰσῆγε λαμπρῶς εἰς τὴν Ῥώμην τὸν θρίαμβον, Ἀννίβας δὲ Ζάκανθαν ᾑρηκὼς κατὰ κράτος διέλυσε τὰς δυνάμεις εἰς παραχειμα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6t/8,8/1 to 4/66t/9,8/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ῶν δὲ πραξάντων τὸ προσταχθὲν καὶ πολλὴν περιβαλομένων λείαν, εὐθέως οἱ Κελτοὶ παρῆσαν ἐπὶ τὸν χάρακα τῶν Ῥωμαίων, δεόμενοι σϕίσι βοηθεῖν.</text:p>
          </table:table-cell>
          <table:table-cell office:value-type="string" calcext:value-type="string">
            <text:p>ἐνθυμηθεὶς δὲ ταῦτα περὶ μέσας νύκτας ἦγε τὴν δύναμιν ἐπὶ τὸν χάρακα τῶν Ῥωμαίων, καὶ κύκλῳ περιστήσας ἐϕρούρει, μὴ λάθοιεν ἀπιόντε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7,8/1 to 3/69t/8,8/1 (Schema:Book//chapter/section/line )</text:p>
          </table:table-cell>
          <table:table-cell office:value-type="string" calcext:value-type="string">
            <text:p>DIONYSIUS HALICARNASSENSIS <text:s/>Hist. <text:s/>Rhet. <text:s/>[0081]</text:p>
          </table:table-cell>
          <table:table-cell office:value-type="string" calcext:value-type="string">
            <text:p>Antiquitates Romanae, ed. K. Jacoby, Dionysii Halicarnasei <text:s/>antiquitatum Romanarum quae supersunt, 4 vols. Leipzig: Teubner, 1:1885 <text:s/>2:1888 3:1891 4:1905 (repr. Stuttgart: 1967): 1:1-403 2:1-408 <text:s/>3:1-400 4:1-336. <text:s/>*Lib. 1-3: vol. 1. <text:s/>*Lib. 4-6: vol. 2. <text:s/>*Lib. 7-9: vol. 3. <text:s/>*Lib. 10-20: vol. 4. <text:s/>(Cod: 295,922: Hist.) <text:s/></text:p>
          </table:table-cell>
          <table:table-cell office:value-type="string" calcext:value-type="string">
            <text:p>9/58t/2/7 to 9/58t/3/1 (Schema:Book//chapter/section/line )</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DIONYSIUS HALICARNASSENSIS </text:p>
          </table:table-cell>
          <table:table-cell office:value-type="string" calcext:value-type="string">
            <text:p>Hist. <text:s/>Rhet. </text:p>
          </table:table-cell>
          <table:table-cell office:value-type="float" office:value="81" calcext:value-type="float">
            <text:p>81</text:p>
          </table:table-cell>
          <table:table-cell office:value-type="string" calcext:value-type="string">
            <text:p>0081-001</text:p>
          </table:table-cell>
        </table:table-row>
        <table:table-row table:style-name="ro1">
          <table:table-cell office:value-type="string" calcext:value-type="string">
            <text:p>Ὁ δὲ Τεβέριος μετεωρισθεὶς καὶ περιχαρὴς γενόμενος ἐπὶ τῷ προτερήματι ϕιλοτίμως εἶχε πρὸς τὸ τὴν ταχίστην κρῖναι τὰ ὅλα.</text:p>
          </table:table-cell>
          <table:table-cell office:value-type="string" calcext:value-type="string">
            <text:p>Ὁ δὲ βασιλεὺς Ἄγρων, ἐπεὶ κατέπλευσαν οἱ λέμβοι, διακούσας τῶν ἡγεμόνων τὰ κατὰ τὸν κίνδυνον καὶ περιχαρὴς γενόμενος ἐπὶ τῷ δοκεῖν Αἰτωλοὺς τοὺς μέγιστον ἔχοντας τὸ ϕρόνημα νενικηκέναι, πρὸς μέθας καί τινας τοιαύτας ἄλλας εὐωχίας τραπεὶς ἐνέπεσεν εἰς πλευρῖ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0t/1,8/1 to 3/70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4t/6/1 to 2/4t/6/6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κατα μαθὼν ἀπολελειμμένους τοὺς ἀπὸ τοῦ στόλου τῶν Ῥωμαίων, ῥᾳθύμως καὶ κατατεθαρρηκότως ἀναστρεϕομένους διὰ τὸ προτέρημα τῶν πεζικῶν στρατοπέδων, παραλαβὼν ἀπὸ τῆς ἑαυτοῦ δυνάμεως πεζοὺς μὲν εἰς ὀκτακισχιλίους (ἱππεῖς δὲ περὶ χιλίους), καὶ καταλαβὼν ἐσκεδασμένους κατὰ τῆς χώρας τοὺς ἀπὸ τῶν πλοίων, πολλοὺς μὲν αὐτῶν ἀπέκτεινεν, τοὺς δὲ λοιποὺς ἠνάγκασε ϕυγεῖν ἐπὶ τὰς ναῦς.</text:p>
          </table:table-cell>
          <table:table-cell office:value-type="string" calcext:value-type="string">
            <text:p>παραπλεόντων δ' αὐτῷ καὶ τῶν ἐπὶ Μοχυρίνου, συνέβαινε τοὺς Κυρηναίους στρατοπεδεύειν (πεζοὺς μὲν) ὄντας εἰς ὀκτακισχιλίους, ἱππεῖς δὲ περὶ πεντακοσ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9,8/1 to 3/76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8t/13t/1t to 31/18t/14t/1t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ννίβας δὲ κατατεθαρρηκὼς τοῖς ὅλοις ἤδη τὸ μὲν συνεγγίζειν τῇ Ῥώμῃ κατὰ τὸ παρὸν ἀπεδοκίμασεν, τὴν δὲ χώραν ἐπιπορευόμενος ἀδεῶς ἐπόρθει, ποιούμενος τὴν πορείαν ὡς ἐπὶ τὸν Ἀδρίαν.</text:p>
          </table:table-cell>
          <table:table-cell office:value-type="string" calcext:value-type="string">
            <text:p>Σκόπας δὲ κατὰ τὸν καιρὸν τοῦτον ἀναλαβὼν τοὺς Αἰτωλοὺς πανδημεί, καὶ ποιησάμενος τὴν πορείαν διὰ Θετταλίας, ἐνέβαλεν εἰς Μακεδονίαν, καὶ τόν τε σῖτον ἐπιπορευόμενος τὸν κατὰ τὴν Πιερίαν ἔϕθειρε καὶ λείας περιβαλόμενος πλῆθος ἐπανῆγε, ποιούμενος τὴν πορείαν ὡς ἐπὶ τὸ Δῖ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6t/8,8/1 to 3/86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2t/1,8/1 to 4/62t/2,8/1 (Schema:Book//chapter/section/line )</text:p>
          </table:table-cell>
          <table:table-cell office:value-type="float" office:value="34" calcext:value-type="float">
            <text:p>34</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Ἑλλάδα καὶ τὴν Ἀσ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3(?)/42t/6t/1t to 13(?)/42t/6t/2t (Schema:Book//chapter/section/line )</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δίαιταν οὕτω πως τῷ κωλικῷ διακεκρί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AËTIUS <text:s/>Med. <text:s/>[0718]</text:p>
          </table:table-cell>
          <table:table-cell office:value-type="string" calcext:value-type="string">
            <text:p>Iatricorum liber ix, ed. S. Zervos, “Ἀετίου Ἀμιδηνοῦ λόγος <text:s/>ἔνατος,” Athena 23 (1911) 273-390. <text:s/>(Cod: 35,935: Med.) <text:s/></text:p>
          </table:table-cell>
          <table:table-cell office:value-type="string" calcext:value-type="string">
            <text:p>30t/157t2 to 30t/158t2 (Schema:Chapter/line )</text:p>
          </table:table-cell>
          <table:table-cell office:value-type="float" office:value="34" calcext:value-type="float">
            <text:p>34</text:p>
          </table:table-cell>
          <table:table-cell office:value-type="float" office:value="600" calcext:value-type="float">
            <text:p>600</text:p>
          </table:table-cell>
          <table:table-cell office:value-type="string" calcext:value-type="string">
            <text:p>AËTIUS </text:p>
          </table:table-cell>
          <table:table-cell office:value-type="string" calcext:value-type="string">
            <text:p>Med. </text:p>
          </table:table-cell>
          <table:table-cell office:value-type="float" office:value="718" calcext:value-type="float">
            <text:p>718</text:p>
          </table:table-cell>
          <table:table-cell office:value-type="string" calcext:value-type="string">
            <text:p>0718-009</text:p>
          </table:table-cell>
        </table:table-row>
        <table:table-row table:style-name="ro1">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πρόϕασιν δ'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3/1 to 3/7t/3/5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ρόϕασιν δ'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3/1 to 3/7t/3/5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ρόϕασιν δ'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πολλοῦ γὰρ δεῖ,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3/1 to 3/7t/3/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2t to 2/115/14t (Schema:Page/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 μὴν ἀλλὰ τούτοις χρησάμενοι τοῖς διαλογισμοῖς Ῥωμαῖοι μὲν ὑπὸ τὴν ὡραίαν Λεύκιον τὸν Αἰμίλιον ἐξαπέστειλαν μετὰ δυνάμεως ἐπὶ τὰς κατὰ τὴν Ἰλλυρίδα πράξεις κατὰ τὸ πρῶτον ἔτος τῆς ἑκατοστῆς καὶ τετταρακοστῆς ὀλυμπιάδος.</text:p>
          </table:table-cell>
          <table:table-cell office:value-type="string" calcext:value-type="string">
            <text:p>ἐγένετο δ' ἡ συμπλοκὴ τῶν πράξεων περὶ τὴν τοῦ πολέμου συντέλειαν κατὰ τὸ τρίτον ἔτος τῆς ἑκατοστῆς καὶ τετταρακοστῆς ὀλυμπιάδ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6t/7/1 to 3/17t/1/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28t/5,8/1 to 4/28t/5,8/4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ἡ δὲ πόλις αὕτη κεῖται μὲν ἐπὶ τῷ πρὸς θάλατταν καθήκοντι πρόποδι τῆς ὀρεινῆς τῆς συναπτούσης τὰ πέρατα τῆς Ἰβηρίας καὶ Κελτιβηρίας, ἀπέχει δὲ τῆς θαλάττης ὡς ἑπτὰ στάδια.</text:p>
          </table:table-cell>
          <table:table-cell office:value-type="string" calcext:value-type="string">
            <text:p>ἡ δὲ πόλις αὕτη κεῖται μὲν οὐ μακρὰν ἀπὸ τῆς θαλάττης, ἀπέχουσα Λαρίσης ὡς τριακοσίους σταδίους, ἐπίκειται δ' εὐκαίρως τῇ τε Μαγνησίᾳ καὶ τῇ Θετταλίᾳ, καὶ μάλιστα τῆς μὲν Μαγνησίας τῇ τῶν Δημητριέων χώρᾳ, τῆς δὲ Θετταλίας τῇ τῶν Φαρσαλίων καὶ Φερ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7t/2/1 to 3/17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99t/3,8/1 to 5/99t/4,8/1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αῦτα μὲν οὖν εἰρήσθω μοι χάριν τοῦ μὴ τελέως ἀνυπότακτον εἶναι τοῖς ἀπείροις τῶν τόπων τὴν διήγησιν, ἀλλὰ κατά γε τὰς ὁλοσχερεῖς διαϕορὰς συνεπιβάλλειν καὶ ϕέρειν ἐπί (τι) τῇ διανοίᾳ τὸ λεγόμενον, τεκμαιρομένους ἐκ τοῦ περιέχοντος.</text:p>
          </table:table-cell>
          <table:table-cell office:value-type="string" calcext:value-type="string">
            <text:p>Ταῦτα μὲν οὖν εἰρήσθω μοι χάριν τῶν ἀκουόντων, ἵνα μὴ συγκαταϕερόμενοι ψευδῶς τῇ καθωμιλημένῃ δόξῃ περὶ αὐτοῦ παραπέμπωσι τὰ σεμνότατα καὶ κάλλιστα τἀνδρός, λέγω δὲ τὴν ἐπιδεξιότητα καὶ ϕιλοπον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8t/4,8/1 to 3/38t/4,8/5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0/5t/9t/1 to 10/5t/10t/1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αῦτα μὲν οὖν εἰρήσθω μοι χάριν τοῦ μὴ τελέως ἀνυπότακτον εἶναι τοῖς ἀπείροις τῶν τόπων τὴν διήγησιν, ἀλλὰ κατά γε τὰς ὁλοσχερεῖς διαϕορὰς συνεπιβάλλειν καὶ ϕέρειν ἐπί (τι) τῇ διανοίᾳ τὸ λεγόμενον, τεκμαιρομένους ἐκ τοῦ περιέχοντος.</text:p>
          </table:table-cell>
          <table:table-cell office:value-type="string" calcext:value-type="string">
            <text:p>Ταῦτα μὲν οὖν εἰρήσθω μοι χάριν τῶν ἀκουόντων, ἵνα μὴ συγκαταϕερόμενοι ψευδῶς τῇ καθωμιλημένῃ δόξῃ περὶ αὐτοῦ παραπέμπωσι τὰ σεμνότατα καὶ κάλλιστα τἀνδρός, λέγω δὲ τὴν ἐπιδεξιότητα καὶ ϕιλοπον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8t/4,8/1 to 3/38t/4,8/5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20/14t to 2/120/17t (Schema:Volume/page/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ἐν ᾧ καιρῷ τῶν βαρβάρων ἀπολελοιπότων τὰς σκηνὰς ἐπιπεσόντες ἄϕνω καὶ παραδόξως οἱ πέραν Καρχηδόνιοι, τινὲς μὲν αὐτῶν ἐνεπίμπρασαν τὴν στρατοπεδείαν, οἱ δὲ πλείους ὥρμησαν ἐπὶ τοὺς τὴν διάβασιν τηροῦντας.</text:p>
          </table:table-cell>
          <table:table-cell office:value-type="string" calcext:value-type="string">
            <text:p>οἱ δὲ Ῥωμαῖοι, μέχρι μέν τινος ἐπακολουθήσαντες τοῖς ϕεύγουσιν, οἱ μὲν ἐσκύλευον τοὺς τεθνεῶτας, οἱ δὲ τοὺς αἰχμαλώτους ἥθροιζον, οἱ δὲ πλείους ὥρμησαν ἐπὶ τὴν διαρπαγὴν τοῦ τῶν πολεμίων χάρακ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3t/9,8/1 to 3/43t/10,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7t/3t/1t to 18/27t/4t/1t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ὐχ ἱστο ρήσαντες γὰρ ὅτι συμβαίνει τοὺς Κελτοὺς τοὺς παρὰ τὸν Ῥοδανὸν ποταμὸν οἰκοῦντας οὐχ ἅπαξ οὐδὲ δὶς πρὸ τῆς Ἀννίβου παρουσίας, οὐδὲ μὴν πάλαι προσϕάτως δέ, μεγάλοις στρατοπέδοις ὑπερβάντας τὰς Ἄλπεις παρατετάχθαι μὲν Ῥωμαίοις, συνηγωνίσθαι δὲ Κελτοῖς τοῖς τὰ περὶ τὸν Πάδον πεδία κατοικοῦσι, καθάπερ ἡμεῖς ἐν τοῖς πρὸ τούτων ἐδηλώσαμεν, πρὸς δὲ τούτοις οὐκ εἰδότες ὅτι πλεῖστον ἀνθρώπων ϕῦλον κατ' αὐτὰς οἰκεῖν συμβαίνει τὰς Ἄλπεις, ἀλλ' ἀγνοοῦντες ἕκαστα τῶν εἰρημένων ἥρω τινά ϕασιν ἐπιϕανέντα συνυποδεῖξαι τὰς ὁδοὺς αὐτοῖς.</text:p>
          </table:table-cell>
          <table:table-cell office:value-type="string" calcext:value-type="string">
            <text:p>(7) πρὸς δὲ τούτοις οὐκ εἰδότες ὅτι πλεῖστον ἀνθρώπων ϕῦλον κατ' αὐτὰς οἰκεῖν συμβαίνει τὰς Ἄλπεις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6,8/1 to 3/48t/8,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28 to 2b,180,F/2a/29 (Schema:Volume-Jacoby#-F/fragment/line )</text:p>
          </table:table-cell>
          <table:table-cell office:value-type="float" office:value="35" calcext:value-type="float">
            <text:p>35</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Κατὰ δὲ τὸν καιρὸν τοῦτον ἤδη συνεγγίζοντες ἀλλήλοις Ἀννίβας καὶ Πόπλιος ἐπεβάλοντο παρακαλεῖν τὰς ἑαυτῶν δυνάμεις, ἑκάτερος προθέμενος τὰ πρέποντα τοῖς παροῦσι καιροῖς.</text:p>
          </table:table-cell>
          <table:table-cell office:value-type="string" calcext:value-type="string">
            <text:p>Κατὰ δὲ τὸν καιρὸν τοῦτον δυσὶ δοκεῖ κεχρῆσθαι στρατηγήμασιν ὁ Πόπλι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2t/1,8/1 to 3/62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2a/1t/1 to 11/22a/2t/1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πολλὰ τῶν λεγομένων ἦν περί τε τοῦ τῆς πατρίδος ἀξιώματος καὶ τῶν προγονικῶν πράξεων, τὰ δὲ τοῦ παρεστῶτος καιροῦ τοιάδε.</text:p>
          </table:table-cell>
          <table:table-cell office:value-type="string" calcext:value-type="string">
            <text:p>τὰ μὲν οὖν πολλὰ τῶν ἀναγραϕέντων, δι' ὧν πολλὰς μὲν ποιεῖ πεντάδας πολλὰς δὲ δεκάδας, ἀϕεί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4t/2,8/1 to 3/64t/3,8/1 (Schema:Book//chapter/section/line )</text:p>
          </table:table-cell>
          <table:table-cell office:value-type="string" calcext:value-type="string">
            <text:p>SYRIANUS <text:s/>Phil. <text:s/>[4017]</text:p>
          </table:table-cell>
          <table:table-cell office:value-type="string" calcext:value-type="string">
            <text:p>In Aristotelis metaphysica commentaria, ed. W. Kroll, Syriani in <text:s/>metaphysica commentaria [Commentaria in Aristotelem Graeca 6.1. <text:s/>Berlin: Reimer, 1902]: 1-195. <text:s/>(Cod: 77,033: Comm., Phil.) <text:s/></text:p>
          </table:table-cell>
          <table:table-cell office:value-type="string" calcext:value-type="string">
            <text:p>131/22n to 131/24n (Schema:Page/line )</text:p>
          </table:table-cell>
          <table:table-cell office:value-type="float" office:value="35" calcext:value-type="float">
            <text:p>35</text:p>
          </table:table-cell>
          <table:table-cell office:value-type="float" office:value="500" calcext:value-type="float">
            <text:p>500</text:p>
          </table:table-cell>
          <table:table-cell office:value-type="string" calcext:value-type="string">
            <text:p>SYRIANUS </text:p>
          </table:table-cell>
          <table:table-cell office:value-type="string" calcext:value-type="string">
            <text:p>Phil. </text:p>
          </table:table-cell>
          <table:table-cell office:value-type="float" office:value="4017" calcext:value-type="float">
            <text:p>4017</text:p>
          </table:table-cell>
          <table:table-cell office:value-type="string" calcext:value-type="string">
            <text:p>4017-001</text:p>
          </table:table-cell>
        </table:table-row>
        <table:table-row table:style-name="ro1">
          <table:table-cell office:value-type="string" calcext:value-type="string">
            <text:p>τῶν δὲ πραξάντων τὸ προσταχθὲν καὶ πολλὴν περιβαλομένων λείαν, εὐθέως οἱ Κελτοὶ παρῆσαν ἐπὶ τὸν χάρακα τῶν Ῥωμαίων, δεόμενοι σϕίσι βοηθεῖν.</text:p>
          </table:table-cell>
          <table:table-cell office:value-type="string" calcext:value-type="string">
            <text:p>Διαϕθαρέντων δὲ τούτων ἐπαρθέντες οἱ Αἰκανοὶ τῷ προτερήματι παρῆσαν ἐπὶ τὸν χάρακα τῶν Ῥωμαίων, τήν τε τοῦ Ποπλίου κεϕαλὴν ἐπὶ δορατίου πεπηγυῖαν ἀνατείνοντες καὶ τῶν ἄλλων ἀνδρῶν τῶν ἐπιϕανῶν, ὡς δὴ τούτῳ καταπληξόμενοι τοὺς ἔνδον καὶ ἀναγκάσοντες παραδοῦναι σϕίσι τὰ ὅπλ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7,8/1 to 3/69t/8,8/1 (Schema:Book//chapter/section/line )</text:p>
          </table:table-cell>
          <table:table-cell office:value-type="string" calcext:value-type="string">
            <text:p>DIONYSIUS HALICARNASSENSIS <text:s/>Hist. <text:s/>Rhet. <text:s/>[0081]</text:p>
          </table:table-cell>
          <table:table-cell office:value-type="string" calcext:value-type="string">
            <text:p>Antiquitates Romanae, ed. K. Jacoby, Dionysii Halicarnasei <text:s/>antiquitatum Romanarum quae supersunt, 4 vols. Leipzig: Teubner, 1:1885 <text:s/>2:1888 3:1891 4:1905 (repr. Stuttgart: 1967): 1:1-403 2:1-408 <text:s/>3:1-400 4:1-336. <text:s/>*Lib. 1-3: vol. 1. <text:s/>*Lib. 4-6: vol. 2. <text:s/>*Lib. 7-9: vol. 3. <text:s/>*Lib. 10-20: vol. 4. <text:s/>(Cod: 295,922: Hist.) <text:s/></text:p>
          </table:table-cell>
          <table:table-cell office:value-type="string" calcext:value-type="string">
            <text:p>9/64t/1/1 to 9/64t/1/6 (Schema:Book//chapter/section/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DIONYSIUS HALICARNASSENSIS </text:p>
          </table:table-cell>
          <table:table-cell office:value-type="string" calcext:value-type="string">
            <text:p>Hist. <text:s/>Rhet. </text:p>
          </table:table-cell>
          <table:table-cell office:value-type="float" office:value="81" calcext:value-type="float">
            <text:p>81</text:p>
          </table:table-cell>
          <table:table-cell office:value-type="string" calcext:value-type="string">
            <text:p>0081-001</text:p>
          </table:table-cell>
        </table:table-row>
        <table:table-row table:style-name="ro1">
          <table:table-cell office:value-type="string" calcext:value-type="string">
            <text:p>πλὴν ὅ γε τῶν Καρχηδονίων στρατηγὸς κοινολογηθεὶς Μάγωνι τἀδελϕῷ καὶ τοῖς συνέδροις περὶ τοῦ μέλλοντος ἀγῶνος, συγκατατιθεμένων αὐτῷ πάντων ταῖς ἐπιβολαῖς, ἅμα τῷ δειπνοποιήσασθαι τὸ στρατόπεδον ἀνακαλεσάμενος Μάγωνα τὸν ἀδελϕόν, ὄντα νέον μὲν ὁρμῆς δὲ πλήρη καὶ παιδομαθῆ περὶ τὰ πολεμικά, συνέστησε τῶν ἱππέων ἄνδρας ἑκατὸν καὶ πεζοὺς τοὺς ἴσους.</text:p>
          </table:table-cell>
          <table:table-cell office:value-type="string" calcext:value-type="string">
            <text:p>ὄντα νέον μέν, ὁρμῆς δὲ πλήρη καὶ παιδομαθῆ περὶ τὰ πολεμικ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1t/5,8/1 to 3/71t/7,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865a/1 to pi/865a/2 (Schema:Alphabetic letter//entry/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αὐτὸς δ' ἅμα τῷ ϕωτὶ τοὺς Νομαδικοὺς ἱππεῖς συναγαγών, ὄντας ϕερεκάκους διαϕερόντως, παρεκάλεσε καί τινας δωρεὰς ἐπαγγειλάμενος τοῖς ἀνδραγαθήσασι προσέταξε πελάσαντας τῷ τῶν ἐναντίων χάρακι κατὰ σπουδὴν ἐπιδιαβαίνειν τὸν ποταμὸν καὶ προσακροβολιζομένους κινεῖν τοὺς πολεμίους, βουλόμενος ἀναρίστους καὶ πρὸς τὸ μέλλον ἀπαρασκεύους λαβεῖν τοὺς ὑπεναντίους.</text:p>
          </table:table-cell>
          <table:table-cell office:value-type="string" calcext:value-type="string">
            <text:p>βουλό μενος ἀναρίστους καὶ πρὸς τὸ μέλλον ἀπαρασκεύους λαβεῖν τοὺς ὑπεναντ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1t/10,8/1 to 3/71t/11,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2048a/6 to alpha/2048a/8 (Schema:Alphabetic letter//entry/line )</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ἅμα δὲ τῷ κλῖναι τὸ τρίτον μέ ρος τῆς νυκτὸς εὐθέως ἐξῆγε τοὺς λειτουργοὺς καὶ προσδεῖν ἐκέλευσε πρὸς τὰ κέρατα τοῖς βουσὶ τὰς λαμπάδας.</text:p>
          </table:table-cell>
          <table:table-cell office:value-type="string" calcext:value-type="string">
            <text:p>κυρίως δὲ ϕατρία ἐστὶ τὸ τρίτον μέ ρος τῆς ϕυλ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3t/7,8/1 to 3/93t/8,8/1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phi/1796/13t to phi/1796/14t (Schema:Alphabetic letter/page/line )</text:p>
          </table:table-cell>
          <table:table-cell office:value-type="float" office:value="35" calcext:value-type="float">
            <text:p>35</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εὐγενῶς γάρ, εἰ καί τινες ἕτεροι, κεκοινωνήκασι Ῥωμαίοις πραγμάτων καὶ Μασσαλιῶται, πολλάκις μὲν καὶ μετὰ ταῦτα, μάλιστα δὲ κατὰ τὸν Ἀννιβιακὸν πόλεμον.</text:p>
          </table:table-cell>
          <table:table-cell office:value-type="string" calcext:value-type="string">
            <text:p>ἀγαθοὶ γάρ, εἰ καί τινες ἕτεροι, μεταλαβεῖν ἔθη καὶ ζηλῶσαι τὸ βέλτιον καὶ Ῥωμαῖο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7,8/1 to 3/95t/7,8/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25a/11t/2 to 6/25a/11t/4 (Schema:Book//chapter/section/line )</text:p>
          </table:table-cell>
          <table:table-cell office:value-type="float" office:value="35" calcext:value-type="float">
            <text:p>3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πρόϕασιν δὲ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0t to 2/116/23t (Schema:Page/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ερὶ ὧν ἡμεῖς τὰ κατὰ μέρος, ὅταν ἐπὶ τοὺς καιροὺς ἔλθωμεν, διασαϕήσομεν.</text:p>
          </table:table-cell>
          <table:table-cell office:value-type="string" calcext:value-type="string">
            <text:p>θαυμάσαι δ' ἄν τις εἰκότως τοῦ τεχνίτου τὴν ἐπίνοιαν οὐ μόνον ἐν τούτοις, ἀλλὰ καὶ ἐν ἄλλοις πολλοῖς καὶ μείζοσι, διαβεβοημένοις κατὰ πᾶσαν τὴν οἰκουμένην, περὶ ὧν τὰ κατὰ μέρος ὅταν ἐπὶ τὴν Ἀρχιμήδους ἡλικίαν ἔλθωμεν ἀκριβῶς διέξι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4 to 3/19t/12/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5/37t/4t/5t to 5/38t/1t/1t (Schema:Book//chapter/section/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περὶ ὧν ἡμεῖς τὰ κατὰ μέρος, ὅταν ἐπὶ τοὺς καιροὺς ἔλθωμεν, διασαϕήσομεν.</text:p>
          </table:table-cell>
          <table:table-cell office:value-type="string" calcext:value-type="string">
            <text:p>[Θαυμάσαι δ' ἄν τις εἰκότως τοῦ τεχνίτου τὴν ἐπίνοιαν οὐ μόνον ἐν τούτοις, ἀλλὰ καὶ ἐν ἄλλοις πολλοῖς καὶ μείζοσι διαβεβοημένοις κατὰ πᾶσαν τὴν οἰκουμένην, περὶ ὧν τὰ κατὰ μέρος ὅταν ἐπὶ τὴν Ἀρχιμήδους ἡλικίαν ἔλθωμεν ἀκριβῶς διέξι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4 to 3/19t/12/1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6(?)/18t/1b/1t to 26(?)/18t/1b/6t (Schema:Book//chapter/section/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περὶ ὧν ἡμεῖς τὰ κατὰ μέρος, ὅταν ἐπὶ τοὺς καιροὺς ἔλθωμεν, διασαϕήσομεν.</text:p>
          </table:table-cell>
          <table:table-cell office:value-type="string" calcext:value-type="string">
            <text:p>⌈θαυμάσαι δ' ἄν τις εἰκότως τοῦ τεχνίτου τὴν ἐπίνοιαν οὐ μόνον ἐν τούτοις, ἀλλὰ καὶ ἐν ἄλλοις πολλοῖς καὶ μείζοσι, διαβεβοημένοις κατὰ πᾶσαν τὴν οἰκουμένην, περὶ ὧν τὰ κατὰ μέρος ὅταν ἐπὶ τὴν Ἀρχιμήδους ἡλικίαν ἔλθωμεν ἀκριβῶς διέξι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4 to 3/19t/12/1 (Schema:Book//chapter/section/line )</text:p>
          </table:table-cell>
          <table:table-cell office:value-type="string" calcext:value-type="string">
            <text:p>POSIDONIUS <text:s/>Phil. <text:s/>[1052]</text:p>
          </table:table-cell>
          <table:table-cell office:value-type="string" calcext:value-type="string">
            <text:p>Fragmenta, ed. W. Theiler, Posidonios. Die Fragmente, vol. 1. <text:s/>Berlin: De Gruyter, 1982: 16-72, 75-238, 242-244, 255-269, 279-280, 285, <text:s/>290-297, 307, 310-346, 348-350, 354-357, 375-386. <text:s/>Dup. partim 1052 003. <text:s/>(Q: 106,815: Geogr., Hist., Math., Nat. Hist., Phil., Tact.) <text:s/></text:p>
          </table:table-cell>
          <table:table-cell office:value-type="string" calcext:value-type="string">
            <text:p>89a/139n to 89a/142n (Schema:Fragment/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POSIDONIUS </text:p>
          </table:table-cell>
          <table:table-cell office:value-type="string" calcext:value-type="string">
            <text:p>Phil. </text:p>
          </table:table-cell>
          <table:table-cell office:value-type="float" office:value="1052" calcext:value-type="float">
            <text:p>1052</text:p>
          </table:table-cell>
          <table:table-cell office:value-type="string" calcext:value-type="string">
            <text:p>1052-001</text:p>
          </table:table-cell>
        </table:table-row>
        <table:table-row table:style-name="ro2">
          <table:table-cell office:value-type="string" calcext:value-type="string">
            <text:p>περὶ ὧν ἡμεῖς τὰ κατὰ μέρος, ὅταν ἐπὶ τοὺς καιροὺς ἔλθωμεν, διασαϕήσομεν.</text:p>
          </table:table-cell>
          <table:table-cell office:value-type="string" calcext:value-type="string">
            <text:p>〚θαυμάσαι δ' ἄν τις εἰκότως τοῦ τεχνίτου τὴν ἐπίνοιαν οὐ μόνον ἐν τούτοις, ἀλλὰ καὶ ἐν ἄλλοις πολλοῖς καὶ μείζοσι, διαβεβοημένοις κατὰ πᾶσαν τὴν οἰκουμένην, περὶ ὧν τὰ κατὰ μέρος, ὅταν ἐπὶ τὴν Ἀρχιμήδους ἡλικίαν ἔλθωμεν, ἀκριβῶς διέξι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4 to 3/19t/12/1 (Schema:Book//chapter/section/line )</text:p>
          </table:table-cell>
          <table:table-cell office:value-type="string" calcext:value-type="string">
            <text:p>POSIDONIUS <text:s/>Phil. <text:s/>[1052]</text:p>
          </table:table-cell>
          <table:table-cell office:value-type="string" calcext:value-type="string">
            <text:p>Fragmenta, FGrH #87: 2A:225-317. <text:s/>Dup. partim 1052 001. <text:s/>(Q: 36,366: Geogr., Hist., Nat. Hist.) <text:s/></text:p>
          </table:table-cell>
          <table:table-cell office:value-type="string" calcext:value-type="string">
            <text:p>2a,87,F/117b/121n to 2a,87,F/117b/124n (Schema:Volume-Jacoby#-F/fragment/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POSIDONIUS </text:p>
          </table:table-cell>
          <table:table-cell office:value-type="string" calcext:value-type="string">
            <text:p>Phil. </text:p>
          </table:table-cell>
          <table:table-cell office:value-type="float" office:value="1052" calcext:value-type="float">
            <text:p>1052</text:p>
          </table:table-cell>
          <table:table-cell office:value-type="string" calcext:value-type="string">
            <text:p>1052-003</text:p>
          </table:table-cell>
        </table:table-row>
        <table:table-row table:style-name="ro1">
          <table:table-cell office:value-type="string" calcext:value-type="string">
            <text:p>ἐπὶ δὲ τοῖς προειρημένοις τελευταῖαι πρὸς Ἀσδρούβαν ἐν Ἰβηρίᾳ γίνονται διομολογήσεις, ”ἐϕ' ᾧ μὴ διαβαίνειν Καρχηδονίους ἐπὶ πολέμῳ „τὸν Ἴβηρα ποταμόν.</text:p>
          </table:table-cell>
          <table:table-cell office:value-type="string" calcext:value-type="string">
            <text:p>καὶ συνέβησαν ἀμϕότεροι ὅρον εἶναι Καρχηδονίοις τῆς ἀρχῆς τῆς ἐν Ἰβηρίᾳ τὸν Ἴβηρα ποταμὸν καὶ μήτε Ῥωμαίους τοῖς πέραν τοῦδε τοῦ ποταμοῦ πόλεμον ἐκϕέρειν, Καρχηδονίων ὑπηκόοις οὖσι, μήτε Καρχηδονίους ἐπὶ πολέμῳ τὸν Ἴβηρα διαβαίνειν, Ζακανθαίους δὲ καὶ τοὺς ἄλλους ἐν Ἰβηρίᾳ Ἕλληνας αὐτονόμους καὶ ἐλευθέρους εἶ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9,8/1 to 3/27t/10,8/1 (Schema:Book//chapter/section/line )</text:p>
          </table:table-cell>
          <table:table-cell office:value-type="string" calcext:value-type="string">
            <text:p>APPIANUS <text:s/>Hist. <text:s/>[0551]</text:p>
          </table:table-cell>
          <table:table-cell office:value-type="string" calcext:value-type="string">
            <text:p>Iberica, ed. P. Viereck, A.G. Roos and E. Gabba, Appiani historia <text:s/>Romana, vol. 1. Leipzig: Teubner, 1939 (repr. 1962 (1st edn. corr.)): <text:s/>62-140. <text:s/>(Cod: 16,514: Hist.) <text:s/></text:p>
          </table:table-cell>
          <table:table-cell office:value-type="string" calcext:value-type="string">
            <text:p>7a/27/1 to 7a/27/7 (Schema:Section/line )</text:p>
          </table:table-cell>
          <table:table-cell office:value-type="float" office:value="36" calcext:value-type="float">
            <text:p>36</text:p>
          </table:table-cell>
          <table:table-cell office:value-type="float" office:value="200" calcext:value-type="float">
            <text:p>200</text:p>
          </table:table-cell>
          <table:table-cell office:value-type="string" calcext:value-type="string">
            <text:p>APPIANUS </text:p>
          </table:table-cell>
          <table:table-cell office:value-type="string" calcext:value-type="string">
            <text:p>Hist. </text:p>
          </table:table-cell>
          <table:table-cell office:value-type="float" office:value="551" calcext:value-type="float">
            <text:p>551</text:p>
          </table:table-cell>
          <table:table-cell office:value-type="string" calcext:value-type="string">
            <text:p>0551-007</text:p>
          </table:table-cell>
        </table:table-row>
        <table:table-row table:style-name="ro1">
          <table:table-cell office:value-type="string" calcext:value-type="string">
            <text:p>ἅπερ ἔχει μεγίστας ἐπικουρίας καὶ κοινῇ καὶ κατ' ἰδίαν πρὸς τὸν ἀνθρώπινον βίον.</text:p>
          </table:table-cell>
          <table:table-cell office:value-type="string" calcext:value-type="string">
            <text:p>τοῖς μὲν γὰρ ϕρονήμασιν ἔμενον, ταῖς δὲ χορηγίαις καὶ κοινῇ καὶ κατ' ἰδίαν πρὸς πᾶν ἀδυνάτως εἶχ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0,8/1 to 3/31t/10,8/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93t/3,8/1 to 5/93t/4,8/1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λλ' οὐκ ἔστι τούτων οὐδέν, ἀλλ' ὅσῳ διαϕέρει τὸ μαθεῖν τοῦ μόνον ἀκοῦσαι, τοσούτῳ καὶ τὴν ἡμετέραν ἱστορίαν ὑπολαμβάνω διαϕέρειν τῶν ἐπὶ μέρους συντάξεων.</text:p>
          </table:table-cell>
          <table:table-cell office:value-type="string" calcext:value-type="string">
            <text:p>ἀλλ' οὐκ ἔστι τούτων οὐδέ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10,8/1 to 3/32t/10,8/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2/13a/7t/1 to 12/13a/7t/1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ὐ γὰρ μόνον ὑπὸ τῶν ἀναβάσεων καὶ καταβάσεων, ἔτι δὲ τραχυτήτων τῶν κατὰ τὰς ὑπερβολάς, δεινῶς τεταλαιπωρήκει τὸ σύμπαν αὐτῷ στρατόπεδον, ἀλλὰ καὶ τῇ τῶν ἐπιτηδείων σπάνει καὶ ταῖς τῶν σωμάτων ἀθεραπευσίαις κακῶς ἀπήλλαττε.</text:p>
          </table:table-cell>
          <table:table-cell office:value-type="string" calcext:value-type="string">
            <text:p>τὸ δὲ στρατό πεδον ταῖς τῶν σωμάτων ἀθεραπευσίαις κακῶς ἀπήλλαττ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0t/3,8/1 to 3/60t/4,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718a/1 to alpha/718a/2 (Schema:Alphabetic letter//entry/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πολλὴν οὖν ποιούμενος πρόνοιαν Ἀννίβας τῆς ἐπιμελείας αὐτῶν ἀνεκτᾶτο καὶ τὰς ψυχὰς ἅμα καὶ τὰ σώματα τῶν ἀνδρῶν, ὁμοίως δὲ καὶ τῶν ἵππων.</text:p>
          </table:table-cell>
          <table:table-cell office:value-type="string" calcext:value-type="string">
            <text:p>Ἔστι τοίνυν ἡ Μηδία κατά τε τὸ μέγεθος τῆς χώρας ἀξιοχρεωτάτη τῶν κατὰ τὴν Ἀσίαν δυναστειῶν καὶ κατὰ τὸ πλῆθος καὶ κατὰ τὰς ἀρετὰς τῶν ἀνδρῶν, ὁμοίως δὲ καὶ τῶν ἵππ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0t/7,8/1 to 3/60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0/27t/1t/1 to 10/27t/2t/1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ς δὲ πεζικὰς δυνάμεις ἐξώρκισε διὰ τῶν χιλιάρχων, τάξας ἡμέραν ἐν ᾗ δεήσει πάντας ἐν Ἀριμίνῳ γενέσθαι κοιταίους.</text:p>
          </table:table-cell>
          <table:table-cell office:value-type="string" calcext:value-type="string">
            <text:p>ὁρμίσας δὲ τὰς νῆας ἐν τῷ Λεχαίῳ τήν τε δύναμιν ἐξεβίβαζε καὶ τοὺς γραμματοϕόρους διαπέστελλε πρὸς τὰς ἐν Πελοποννήσῳ συμμαχίδας πόλεις, δηλῶν τὴν ἡμέραν, ἐν ᾗ δεήσει πάντας μετὰ τῶν ὅπλων κοιταίους ἐν τῇ τῶν Τεγεατῶν γίνεσθαι πόλ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1t/10,8/4 to 3/61t/1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17t/9,8/1 to 5/18t/1,8/1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τὰ δὲ τοὺς αὐτοὺς καιροὺς Ἀννίβας πραξικοπήσας πόλιν Κλαστίδιον, ἐνδόντος αὐτῷ τοῦ πεπιστευμένου παρὰ Ῥωμαίων, ἀνδρὸς Βρεντεσίνου, κατέσχε.</text:p>
          </table:table-cell>
          <table:table-cell office:value-type="string" calcext:value-type="string">
            <text:p>_ Κατὰ δὲ τοὺς αὐτοὺς καιροὺς Ἀθήναιος κατέπλευσε ναυσὶ καταϕράκτοις ὀγδοήκον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1,8/1 to 3/69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2t/9t/4t to 33/13t/2t/1t (Schema:Book//chapter/section/line )</text:p>
          </table:table-cell>
          <table:table-cell office:value-type="float" office:value="36" calcext:value-type="float">
            <text:p>3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γωνιῶν γὰρ τὴν ἀθεσίαν τῶν Κελτῶν καὶ τὰς ἐπιβουλὰς τὰς περὶ τὸ σῶμα διὰ τὸ πρόσϕατον τῆς πρὸς αὐτοὺς συστάσεως κατεσκευάσατο περιθετὰς τρίχας, ἁρμοζούσας ταῖς κατὰ τὰς ὁλοσχερεῖς διαϕορὰς τῶν ἡλικιῶν ἐπιπρεπείαις, καὶ ταύταις ἐχρῆτο συνεχῶς μετατιθέμενος:</text:p>
          </table:table-cell>
          <table:table-cell office:value-type="string" calcext:value-type="string">
            <text:p>[ὁ δὲ Ἀν νίβας κατεσκευάσατο περιθετὰς τρίχας ἁρμοζούσας ταῖς τῶν ἡλικιῶν ἐπιπρεπεία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8t/2,8/1 to 3/78t/3,8/2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epsilon/803/16t to epsilon/803/18t (Schema:Alphabetic letter/page/line )</text:p>
          </table:table-cell>
          <table:table-cell office:value-type="float" office:value="36" calcext:value-type="float">
            <text:p>36</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Εἰς δὲ τὴν Ῥώμην προσπεσόντος ἤδη τοῦ γεγονότος ἀτυχήματος, στέλλεσθαι μὲν ἢ ταπεινοῦν τὸ συμβεβηκὸς οἱ προεστῶτες τοῦ πολιτεύματος ἠδυνάτουν διὰ τὸ μέγεθος τῆς συμϕορᾶς, λέγειν δὲ τοῖς πολλοῖς ἠναγκάζοντο τὰ γεγονότα, συναθροίσαντες τὸν δῆμον εἰς ἐκκλησίαν.</text:p>
          </table:table-cell>
          <table:table-cell office:value-type="string" calcext:value-type="string">
            <text:p>συντρι βέντες δὲ τοῖς ϕρονήμασι διὰ τὸ μέγεθος τῆς συμϕορᾶς, ἠναγκάσθησαν εἰς τὴν Ἀθηναίων συντέλειαν καταταχθῆ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5t/7,8/1 to 3/85t/8,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1(?)/78t/4t/7t to 11(?)/78t/4t/10t (Schema:Book//chapter/section/line )</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βλάστησιν ἐν τούτοις ἂν εἴ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THEOPHRASTUS <text:s/>Phil. <text:s/>[0093]</text:p>
          </table:table-cell>
          <table:table-cell office:value-type="string" calcext:value-type="string">
            <text:p>De causis plantarum (lib. 2-6), ed. F. Wimmer, Theophrasti Eresii <text:s/>opera, quae supersunt, omnia. Paris: Didot, 1866 (repr. Frankfurt am Main: <text:s/>Minerva, 1964): 192-319. <text:s/>Cf. et 0093 002. <text:s/>(Cod: 59,608: Nat. Hist.) <text:s/></text:p>
          </table:table-cell>
          <table:table-cell office:value-type="string" calcext:value-type="string">
            <text:p>4/2t/1t/1t to 4/2t/1t/2t (Schema:Book//chapter/section/line )</text:p>
          </table:table-cell>
          <table:table-cell office:value-type="float" office:value="36" calcext:value-type="float">
            <text:p>36</text:p>
          </table:table-cell>
          <table:table-cell office:value-type="float" office:value="-201" calcext:value-type="float">
            <text:p>-201</text:p>
          </table:table-cell>
          <table:table-cell office:value-type="string" calcext:value-type="string">
            <text:p>THEOPHRASTUS </text:p>
          </table:table-cell>
          <table:table-cell office:value-type="string" calcext:value-type="string">
            <text:p>Phil. </text:p>
          </table:table-cell>
          <table:table-cell office:value-type="float" office:value="93" calcext:value-type="float">
            <text:p>93</text:p>
          </table:table-cell>
          <table:table-cell office:value-type="string" calcext:value-type="string">
            <text:p>0093-014</text:p>
          </table:table-cell>
        </table:table-row>
        <table:table-row table:style-name="ro1">
          <table:table-cell office:value-type="string" calcext:value-type="string">
            <text:p>ἐπεὶ δὲ τὰς ἐπιϕανεστάτας τῶν πράξεων ἐπὶ κεϕαλαίου διεληλύθαμεν, βουλόμενοι καὶ καθόλου καὶ κατὰ μέρος εἰς ἔννοιαν ἀγαγεῖν τῆς ὅλης ἱστορίας τοὺς ἐντυγχάνοντας, ὥρα μνημονεύοντας τῆς προθέσεως ἐπαναγαγεῖν ἐπὶ τὴν ἀρχὴν τῆς αὑτῶν ὑποθέσεως.</text:p>
          </table:table-cell>
          <table:table-cell office:value-type="string" calcext:value-type="string">
            <text:p>Ταῦτα μὲν οὖν ἀκριβῶς προδιωρισάμεθα, βουλόμενοι τοὺς μὲν ἀναγινώσκοντας εἰς ἔννοιαν ἀγαγεῖν τῆς ὅλης προθέσεως, τοὺς δὲ διασκευάζειν εἰωθότας τὰς βίβλους ἀποτρέψαι τοῦ λυμαίνεσθαι τὰς ἀλλοτρίας πραγματ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t/9/1 to 3/5t/9/6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5t/2/1t to 1/5t/2/5t (Schema:Book//chapter/section/line )</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καὶ καταλαβόμενοι μεταξὺ τῆς πόλεως καὶ τοῦ λιμένος λόϕον ἐρυμνὸν διέκλεισαν ἀπὸ τῆς πόλεως τοὺς ἐκβεβοηθηκότας.</text:p>
          </table:table-cell>
          <table:table-cell office:value-type="string" calcext:value-type="string">
            <text:p>Γύλιππος βουλόμενος αὐτοκράτωρ γενέσθαι τῆς ἐν Συρακούσαις δυνάμεως συναγαγὼν τοὺς στρατηγοὺς τῶν Συρακουσίων εἶπεν, ὡς χρὴ λόϕον τινὰ μεταξὺ τῆς πόλεως καὶ τοῦ στρατοπέδου τῶν Ἀθηναίων τειχίσ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3/1 to 3/19t/4/1 (Schema:Book//chapter/section/line )</text:p>
          </table:table-cell>
          <table:table-cell office:value-type="string" calcext:value-type="string">
            <text:p>POLYAENUS <text:s/>Rhet. <text:s/>[0616]</text:p>
          </table:table-cell>
          <table:table-cell office:value-type="string" calcext:value-type="string">
            <text:p>Strategemata, ed. E. Woelfflin and J. Melber, Polyaeni strategematon <text:s/>libri viii. Leipzig: Teubner, 1887 (repr. Stuttgart: 1970): 2-301, 305-425. <text:s/>(Cod: 63,853: Tact.) <text:s/></text:p>
          </table:table-cell>
          <table:table-cell office:value-type="string" calcext:value-type="string">
            <text:p>1/42pro/1t/1 to 1/42pro/1t/5 (Schema:Book//chapter/section/line )</text:p>
          </table:table-cell>
          <table:table-cell office:value-type="float" office:value="37" calcext:value-type="float">
            <text:p>37</text:p>
          </table:table-cell>
          <table:table-cell office:value-type="float" office:value="200" calcext:value-type="float">
            <text:p>200</text:p>
          </table:table-cell>
          <table:table-cell office:value-type="string" calcext:value-type="string">
            <text:p>POLYAENUS </text:p>
          </table:table-cell>
          <table:table-cell office:value-type="string" calcext:value-type="string">
            <text:p>Rhet. </text:p>
          </table:table-cell>
          <table:table-cell office:value-type="float" office:value="616" calcext:value-type="float">
            <text:p>616</text:p>
          </table:table-cell>
          <table:table-cell office:value-type="string" calcext:value-type="string">
            <text:p>0616-001</text:p>
          </table:table-cell>
        </table:table-row>
        <table:table-row table:style-name="ro1">
          <table:table-cell office:value-type="string" calcext:value-type="string">
            <text:p>Εἰς δὲ τὴν Ῥώμην προσπεσόντος ἤδη τοῦ γεγονότος ἀτυχήματος, στέλλεσθαι μὲν ἢ ταπεινοῦν τὸ συμβεβηκὸς οἱ προεστῶτες τοῦ πολιτεύματος ἠδυνάτουν διὰ τὸ μέγεθος τῆς συμϕορᾶς, λέγειν δὲ τοῖς πολλοῖς ἠναγκάζοντο τὰ γεγονότα, συναθροίσαντες τὸν δῆμον εἰς ἐκκλησίαν.</text:p>
          </table:table-cell>
          <table:table-cell office:value-type="string" calcext:value-type="string">
            <text:p>Ὡς δὲ εἰς τὰ Ἱεροσόλυμα τὸ κατὰ τὴν Ἰωταπάτην πάθος ἠγγέλη, τὸ μὲν πρῶτον ἠπίστουν οἱ πολλοὶ καὶ διὰ τὸ μέγεθος τῆς συμϕορᾶς καὶ διὰ τὸ μηδένα τῶν λεγομένων αὐτόπτην παρεῖ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5t/7,8/1 to 3/85t/8,8/1 (Schema:Book//chapter/section/line )</text:p>
          </table:table-cell>
          <table:table-cell office:value-type="string" calcext:value-type="string">
            <text:p>Flavius JOSEPHUS <text:s/>Hist. <text:s/>[0526]</text:p>
          </table:table-cell>
          <table:table-cell office:value-type="string" calcext:value-type="string">
            <text:p>De bello Judaico libri vii, ed. B. Niese, Flavii Iosephi opera, <text:s/>vol. 6. Berlin: Weidmann, 1895 (repr. 1955): 3-628. <text:s/>(Cod: 129,064: Hist.) <text:s/></text:p>
          </table:table-cell>
          <table:table-cell office:value-type="string" calcext:value-type="string">
            <text:p>3/432t/1t to 3/432t/3t (Schema:Book//section/line )</text:p>
          </table:table-cell>
          <table:table-cell office:value-type="float" office:value="37" calcext:value-type="float">
            <text:p>37</text:p>
          </table:table-cell>
          <table:table-cell office:value-type="float" office:value="100" calcext:value-type="float">
            <text:p>100</text:p>
          </table:table-cell>
          <table:table-cell office:value-type="string" calcext:value-type="string">
            <text:p>Flavius JOSEPHUS </text:p>
          </table:table-cell>
          <table:table-cell office:value-type="string" calcext:value-type="string">
            <text:p>Hist. </text:p>
          </table:table-cell>
          <table:table-cell office:value-type="float" office:value="526" calcext:value-type="float">
            <text:p>526</text:p>
          </table:table-cell>
          <table:table-cell office:value-type="string" calcext:value-type="string">
            <text:p>0526-004</text:p>
          </table:table-cell>
        </table:table-row>
        <table:table-row table:style-name="ro1">
          <table:table-cell office:value-type="string" calcext:value-type="string">
            <text:p>Οἱ δὲ Καρχηδόνιοι καταϕθείραντες τοὺς προειρημένους τόπους ὑπερέβαλον τὸν Ἀπεννῖνον καὶ κατάραντες εἰς τὴν Σαυνῖτιν χώραν, οὖσαν εὐδαίμονα καὶ πολλῶν χρόνων ἀπολέμητον, ἐν τοιαύτῃ περιουσίᾳ τῶν ἐπιτηδείων ἦσαν ὥστε μήτε χρωμένους μήτε καταϕθείροντας ἀνύειν δύνασθαι τὰς λείας.</text:p>
          </table:table-cell>
          <table:table-cell office:value-type="string" calcext:value-type="string">
            <text:p>κατάραντες εἰς χώραν εὐδαίμονα καὶ πολλῶν χρόνων ἀπολέμητ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0t/7,8/1 to 3/90t/7,8/6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384a/1 to alpha/3384a/2 (Schema:Alphabetic letter//entry/line )</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float" office:value="37" calcext:value-type="float">
            <text:p>3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στρατηγίαν ἐϕάμιλλα καὶ παράλληλ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LUTARCHUS <text:s/>Biogr. <text:s/>Phil. <text:s/>[0007]</text:p>
          </table:table-cell>
          <table:table-cell office:value-type="string" calcext:value-type="string">
            <text:p>Comparatio Eumenis et Sertorii, ed. K. Ziegler, Plutarchi vitae <text:s/>parallelae, vol. 2.1, 2nd edn. Leipzig: Teubner, 1964: 301-302. <text:s/>(Cod: 412: Biogr.) <text:s/></text:p>
          </table:table-cell>
          <table:table-cell office:value-type="string" calcext:value-type="string">
            <text:p>2t/1/1 to 2t/1/1 (Schema:Chapter/section/line )</text:p>
          </table:table-cell>
          <table:table-cell office:value-type="float" office:value="37" calcext:value-type="float">
            <text:p>37</text:p>
          </table:table-cell>
          <table:table-cell office:value-type="float" office:value="200" calcext:value-type="float">
            <text:p>200</text:p>
          </table:table-cell>
          <table:table-cell office:value-type="string" calcext:value-type="string">
            <text:p>PLUTARCHUS </text:p>
          </table:table-cell>
          <table:table-cell office:value-type="string" calcext:value-type="string">
            <text:p>Biogr. <text:s/>Phil. </text:p>
          </table:table-cell>
          <table:table-cell office:value-type="float" office:value="7" calcext:value-type="float">
            <text:p>7</text:p>
          </table:table-cell>
          <table:table-cell office:value-type="string" calcext:value-type="string">
            <text:p>0007-043</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Ἰταλίαν τοιαύτην εἶχε τὴν διά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float" office:value="37" calcext:value-type="float">
            <text:p>3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Κρήτη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56t/1,8/1 to 4/56t/1,8/1 (Schema:Book//chapter/section/line )</text:p>
          </table:table-cell>
          <table:table-cell office:value-type="float" office:value="37" calcext:value-type="float">
            <text:p>3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Ἀσ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87t/9,8/1 to 5/87t/9,8/1 (Schema:Book//chapter/section/line )</text:p>
          </table:table-cell>
          <table:table-cell office:value-type="float" office:value="37" calcext:value-type="float">
            <text:p>3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λέξιν μέχρι τοσούτων εἰρή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APPUS <text:s/>Math. <text:s/>[2032]</text:p>
          </table:table-cell>
          <table:table-cell office:value-type="string" calcext:value-type="string">
            <text:p>Commentaria in Ptolemaei syntaxin mathematicam 5-6, ed. A. Rome, <text:s/>Commentaires de Pappus et de Théon d'Alexandrie sur l'Almageste, <text:s/>vol. 1 [Studi e Testi 54. Rome: Biblioteca Apostolica Vaticana, 1931]: <text:s/>1-314. <text:s/>(Cod: 62,506: Comm., Math.) <text:s/></text:p>
          </table:table-cell>
          <table:table-cell office:value-type="string" calcext:value-type="string">
            <text:p>8/169/1n to 8/169/1n (Schema:Page/line )</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PAPPUS </text:p>
          </table:table-cell>
          <table:table-cell office:value-type="string" calcext:value-type="string">
            <text:p>Math. </text:p>
          </table:table-cell>
          <table:table-cell office:value-type="float" office:value="2032" calcext:value-type="float">
            <text:p>2032</text:p>
          </table:table-cell>
          <table:table-cell office:value-type="string" calcext:value-type="string">
            <text:p>2032-002</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Ἀλεξάνδρειαν τότε τοιαῦτα ἐγένε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SOCRATES Scholasticus <text:s/>Hist. <text:s/>[2057]</text:p>
          </table:table-cell>
          <table:table-cell office:value-type="string" calcext:value-type="string">
            <text:p>Historia ecclesiastica, ed. W. Bright, Socrates' ecclesiastical <text:s/>history, 2nd edn. Oxford: Clarendon Press, 1893: 1-330. <text:s/>(Cod: 104,077: Eccl., Hist.) <text:s/></text:p>
          </table:table-cell>
          <table:table-cell office:value-type="string" calcext:value-type="string">
            <text:p>5t/16p/42 to 5t/16p/43 (Schema:Book//chapter/line )</text:p>
          </table:table-cell>
          <table:table-cell office:value-type="float" office:value="37" calcext:value-type="float">
            <text:p>37</text:p>
          </table:table-cell>
          <table:table-cell office:value-type="float" office:value="500" calcext:value-type="float">
            <text:p>500</text:p>
          </table:table-cell>
          <table:table-cell office:value-type="string" calcext:value-type="string">
            <text:p>SOCRATES Scholasticus </text:p>
          </table:table-cell>
          <table:table-cell office:value-type="string" calcext:value-type="string">
            <text:p>Hist. </text:p>
          </table:table-cell>
          <table:table-cell office:value-type="float" office:value="2057" calcext:value-type="float">
            <text:p>2057</text:p>
          </table:table-cell>
          <table:table-cell office:value-type="string" calcext:value-type="string">
            <text:p>2057-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Ἀμαλασοῦνθαν ἐς τοῦτο ἐτελεύ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ROCOPIUS <text:s/>Hist. <text:s/>[4029]</text:p>
          </table:table-cell>
          <table:table-cell office:value-type="string" calcext:value-type="string">
            <text:p>Historia arcana (= Anecdota), ed. G. Wirth (post J. Haury), <text:s/>Procopii Caesariensis opera omnia, vol. 3. Leipzig: Teubner, 1963: 1, <text:s/>4-186. <text:s/>(Cod: 33,481: Hist.) <text:s/></text:p>
          </table:table-cell>
          <table:table-cell office:value-type="string" calcext:value-type="string">
            <text:p>8/16t/6/1 to 8/16t/7/1 (Schema:Chapter/section/line )</text:p>
          </table:table-cell>
          <table:table-cell office:value-type="float" office:value="37" calcext:value-type="float">
            <text:p>37</text:p>
          </table:table-cell>
          <table:table-cell office:value-type="float" office:value="600" calcext:value-type="float">
            <text:p>600</text:p>
          </table:table-cell>
          <table:table-cell office:value-type="string" calcext:value-type="string">
            <text:p>PROCOPIUS </text:p>
          </table:table-cell>
          <table:table-cell office:value-type="string" calcext:value-type="string">
            <text:p>Hist. </text:p>
          </table:table-cell>
          <table:table-cell office:value-type="float" office:value="4029" calcext:value-type="float">
            <text:p>4029</text:p>
          </table:table-cell>
          <table:table-cell office:value-type="string" calcext:value-type="string">
            <text:p>4029-002</text:p>
          </table:table-cell>
        </table:table-row>
        <table:table-row table:style-name="ro1">
          <table:table-cell office:value-type="string" calcext:value-type="string">
            <text:p>ἐπεὶ δ' οὐκ αὐτοτελεῖς εἰσιν οὔτε περὶ τῶν κρατησάντων (οὔτε περὶ τῶν) ἐλαττωθέντων αἱ ψιλῶς ἐξ αὐτῶν τῶν ἀγωνισμάτων διαλήψεις, διὰ τὸ πολλοῖς μὲν τὰ μέγιστα δοκοῦντ' εἶναι τῶν κατορθωμάτων, ὅταν μὴ δεόντως αὐτοῖς χρήσωνται, τὰς μεγίστας ἐπενηνοχέναι συμϕοράς, οὐκ ὀλίγοις δὲ τὰς ἐκπληκτικωτάτας περιπετείας, ὅταν εὐγενῶς αὐτὰς ἀναδέξωνται, πολλάκις εἰς τὴν τοῦ συμϕέροντος περιπεπτωκέναι μερίδα, προσθετέον ἂν εἴη ταῖς προειρημέναις πράξεσι τήν τε τῶν κρατούντων αἵρεσιν, ποία τις ἦν μετὰ ταῦτα καὶ πῶς προεστάτει τῶν ὅλων, τάς τε τῶν ἄλλων ἀποδοχὰς καὶ διαλήψεις, πόσαι καὶ τίνες ὑπῆρχον περὶ τῶν ἡγουμένων, πρὸς δὲ τούτοις τὰς ὁρμὰς καὶ τοὺς ζήλους ἐξηγητέον, τίνες παρ' ἑκάστοις ἐπεκράτουν καὶ κατίσχυον περί τε τοὺς κατ' ἰδίαν βίους καὶ τὰς κοινὰς πολιτείας.</text:p>
          </table:table-cell>
          <table:table-cell office:value-type="string" calcext:value-type="string">
            <text:p>πρὸς δὲ τούτοις τὰς ὁρμὰς καὶ τοὺς ζήλους ἐξηγητέον, τίνες παρ' ἑκάστοις ἐπεκράτουν καὶ κατίσχυον περί τε τοὺς κατ' ἰδίαν βίους καὶ τὰς κοινὰς πολιτ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4/1 to 3/4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1t to 2/114/3t (Schema:Page/line )</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χ ἕνεκα τῆς πιθανότητος τῶν εἰρημένων, ἀγωνιῶν μὴ πιστευθῇ παρά τισιν_ ἡ μὲν γὰρ [παρὰ] τούτων ἀλογία καὶ χωρὶς τῆς ἐμῆς ἐξηγήσεως αὐτὴ δι' αὑτῆς δύναται θεωρεῖσθαι παρὰ τοῖς ἐντυγχάνουσιν_ἀλλὰ τῆς τῶν ἀναλαμβανόντων τὰς ἐκείνου βύβλους ὑπομνήσεως, ἵνα μὴ πρὸς τὴν ἐπιγραϕὴν ἀλλὰ πρὸς τὰ πράγματα βλέπωσιν.</text:p>
          </table:table-cell>
          <table:table-cell office:value-type="string" calcext:value-type="string">
            <text:p>Οὐχ ἕνεκα τῆς πιθανότητος τῶν εἰρημένων ἀγωνιῶν, μὴ πιστευθῇ παρά τι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2/1 to 3/9t/4/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44 to 18a/45 (Schema:Fragment/line )</text:p>
          </table:table-cell>
          <table:table-cell office:value-type="float" office:value="38" calcext:value-type="float">
            <text:p>38</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τῆς μέντοι γε δυσμενείας τῆς Ἀμίλκου καὶ τῆς ὅλης προθέσεως ὁμολογούμενον θετέον εἶναι τοῦτο μαρτύριον, ὡς καὶ δι' αὐτῶν ϕανερὸν ἐγένετο τῶν πραγμάτων.</text:p>
          </table:table-cell>
          <table:table-cell office:value-type="string" calcext:value-type="string">
            <text:p>τὸ γὰρ ἐπιλαβόμενον τῆς ὁρμῆς τοῦ Κλεο μένους καὶ προηττῆσαν τὰς ψυχὰς τῶν δυνάμεων τοῦτ' ἦν, ὡς ἐξ αὐτῶν ϕανερὸν ἐγένετο τῶν πρ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t/2/1 to 3/12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53t/3/3 to 2/53t/4/1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κ ”χωρεῖν Καρχηδονίους Σαρδόνος καὶ προσεξενεγκεῖν „ἄλλα χίλια καὶ διακόσια τάλαντα,„ καθάπερ ἐπάνω προείπαμεν.</text:p>
          </table:table-cell>
          <table:table-cell office:value-type="string" calcext:value-type="string">
            <text:p>μετὰ δὲ ταῦτα πάλιν, λή ξαντος τοῦ Λιβυκοῦ πολέμου, Ῥωμαῖοι Καρχηδονίοις πόλεμον ἐξενέγκαντες ἕως δόγματος ἐπισυνθήκας ἐποίησαν τοιαύτας, ἐκχωρεῖν Καρχηδονίους Σαρδόνος καὶ προσεξενεγκεῖν ἄλλα χίλια καὶ σʹ τάλαντα, ὡς προείπ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8,8/1 to 3/27t/9,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7t to 27/11t (Schema:Page/line )</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αχὺ δὲ τούτου γενομένου, καὶ τῶν ἐν τοῖς πλοίοις ἁμιλλωμένων μὲν πρὸς ἀλλήλους μετὰ κραυγῆς, διαγωνιζομένων δὲ πρὸς τὴν τοῦ ποταμοῦ βίαν, τῶν δὲ στρατοπέδων ἀμϕοτέρων ἐξ ἑκατέρου τοῦ μέρους παρὰ τὰ χείλη τοῦ ποταμοῦ παρεστώτων, καὶ τῶν μὲν ἰδίων συναγωνιώντων καὶ παρακολουθούντων μετὰ κραυγῆς, τῶν δὲ κατὰ πρόσωπον βαρβάρων παιανιζόντων καὶ προκαλουμένων τὸν κίνδυνον, ἦν τὸ γινόμενον ἐκπληκτικὸν καὶ παραστατικὸν ἀγωνίας.</text:p>
          </table:table-cell>
          <table:table-cell office:value-type="string" calcext:value-type="string">
            <text:p>Γενομένης δὲ τῆς ἐξ ἀμϕοῖν συμπτώσεως μετὰ βίας καὶ κραυγῆς ὑπερβαλλούσης, ὡς ἂν ἀμϕοτέρων ὁμοῦ συναλαλαζόντων, ἅμα δὲ καὶ τῶν ἐκτὸς τῆς μάχης ἐπιβοώντων τοῖς ἀγωνιζομένοις, ἦν τὸ γινόμενον ἐκπληκτικὸν καὶ παραστατικὸν ἀγων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3t/7,8/1 to 3/43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8/25t/1t/1t to 18/25t/2t/1t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αὕτη δ' ἔστι πόλις παρὰ τὸν Ἀδρίαν ἐπὶ τῷ πέρατι κειμένη τῶν περὶ τὸν Πάδον πεδίων ὡς ἀπὸ μεσημβρίας.</text:p>
          </table:table-cell>
          <table:table-cell office:value-type="string" calcext:value-type="string">
            <text:p>εἰς ἣν καὶ πρώτην τῆς Γαλατίας ἀποικίαν ἔστειλαν τὴν Σήνην προσαγορευομένην πόλιν, ὁμώνυμον οὖσαν τοῖς πρότερον αὐτὴν κατοικοῦσι Γαλάταις, ὑπὲρ ἧς ἀρτίως διεσαϕήσαμεν, ϕάσκοντες αὐτὴν παρὰ τὸν Ἀδρίαν ἐπὶ τῷ πέρατι κεῖσθαι τῶν περὶ τὸν Πάδον πεδ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1t/11,8/1 to 3/61t/1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19t/12/1 to 2/19t/13/3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γωνιῶν γὰρ τὴν ἀθεσίαν τῶν Κελτῶν καὶ τὰς ἐπιβουλὰς τὰς περὶ τὸ σῶμα διὰ τὸ πρόσϕατον τῆς πρὸς αὐτοὺς συστάσεως κατεσκευάσατο περιθετὰς τρίχας, ἁρμοζούσας ταῖς κατὰ τὰς ὁλοσχερεῖς διαϕορὰς τῶν ἡλικιῶν ἐπιπρεπείαις, καὶ ταύταις ἐχρῆτο συνεχῶς μετατιθέμενος:</text:p>
          </table:table-cell>
          <table:table-cell office:value-type="string" calcext:value-type="string">
            <text:p>ἀγωνιῶν γὰρ τὴν ἀθεσίαν τῶν Κελ τῶν, καὶ τὰς ἐπιβουλὰς τὰς καὶ ἐπισειομέν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8t/2,8/1 to 3/78t/3,8/2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722a/1 to alpha/722a/2 (Schema:Alphabetic letter//entry/line )</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ἀκριβῶς ἕκαστα δηλώσομεν ἐπὶ τοὺς οἰκείους χρόνους παραγενηθέντε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0(?)/47t/6t/4t to 20(?)/47t/7t/1t (Schema:Book//chapter/section/line )</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ἑῴαν καὶ Θρᾴκην συμπεσόντα ἐλαττώματα τῇ τῶν στρατηγῶν ἀγχινοίᾳ ταύτην ἔσχε τὴν τελευτ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ZOSIMUS <text:s/>Hist. <text:s/>[4084]</text:p>
          </table:table-cell>
          <table:table-cell office:value-type="string" calcext:value-type="string">
            <text:p>Historia nova, ed. F. Paschoud, Zosime. Histoire nouvelle, vols. <text:s/>1-3.2. Paris: Les Belles Lettres, 1:1971 2.1-2.2:1979 3.1:1986 3.2:1989: <text:s/>1:8-64, 70-128 2.1:8-58 2.2:262-330 3.1:6-74 <text:s/>3.2:4-15. <text:s/>Lib. 1-2: vol. 1. <text:s/>Lib. 3: vol. 2.1. <text:s/>Lib. 4: vol. 2.2. <text:s/>Lib. 5: vol. 3.1. <text:s/>Lib. 6: vol. 3.2. <text:s/>(Cod: 62,431: Hist.) <text:s/></text:p>
          </table:table-cell>
          <table:table-cell office:value-type="string" calcext:value-type="string">
            <text:p>4t/27t/1/1 to 4t/27t/1/3 (Schema:Book/chapter/section/line )</text:p>
          </table:table-cell>
          <table:table-cell office:value-type="float" office:value="38" calcext:value-type="float">
            <text:p>38</text:p>
          </table:table-cell>
          <table:table-cell office:value-type="float" office:value="500" calcext:value-type="float">
            <text:p>500</text:p>
          </table:table-cell>
          <table:table-cell office:value-type="string" calcext:value-type="string">
            <text:p>ZOSIMUS </text:p>
          </table:table-cell>
          <table:table-cell office:value-type="string" calcext:value-type="string">
            <text:p>Hist. </text:p>
          </table:table-cell>
          <table:table-cell office:value-type="float" office:value="4084" calcext:value-type="float">
            <text:p>4084</text:p>
          </table:table-cell>
          <table:table-cell office:value-type="string" calcext:value-type="string">
            <text:p>4084-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Ἰουδὴθ ἐν τούτ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Joannes ZONARAS <text:s/>Gramm. <text:s/>Hist. <text:s/>[3135]</text:p>
          </table:table-cell>
          <table:table-cell office:value-type="string" calcext:value-type="string">
            <text:p>Epitome historiarum (lib. 1-12), ed. L. Dindorf, Ioannis Zonarae <text:s/>epitome historiarum, 3 vols. Leipzig: Teubner, 1:1868 2:1869 3:1870: <text:s/>1:1-402 2:1-457 3:1-169. <text:s/>Praefatio: vol. 1, pp. 1-11. <text:s/>Lib. 1-5: vol. 1, pp. 12-402. <text:s/>Lib. 6-10: vol. 2, pp. 1-457. <text:s/>Lib. 11-12: vol. 3, pp. 1-169. <text:s/>Cf. et 3135 002, 003. <text:s/>(Cod: 240,589: Chronogr., Hist.) <text:s/></text:p>
          </table:table-cell>
          <table:table-cell office:value-type="string" calcext:value-type="string">
            <text:p>1/217/24t1 to 1/217/24t1 (Schema:Volume/page/line )</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Joannes ZONARAS </text:p>
          </table:table-cell>
          <table:table-cell office:value-type="string" calcext:value-type="string">
            <text:p>Gramm. <text:s/>Hist. </text:p>
          </table:table-cell>
          <table:table-cell office:value-type="float" office:value="3135" calcext:value-type="float">
            <text:p>3135</text:p>
          </table:table-cell>
          <table:table-cell office:value-type="string" calcext:value-type="string">
            <text:p>3135-001</text:p>
          </table:table-cell>
        </table:table-row>
        <table:table-row table:style-name="ro1">
          <table:table-cell office:value-type="string" calcext:value-type="string">
            <text:p>„ τότε μὲν οὖν ταῦτα καὶ τοιαῦτα παρακαλέσας ὁ Λεύκιος διαϕῆκε τοὺς πολλούς.</text:p>
          </table:table-cell>
          <table:table-cell office:value-type="string" calcext:value-type="string">
            <text:p>τότε μὲν οὖν ταῦτα καὶ παραπλήσια διαλεχθέντες ἐχωρίσθησαν, ταξάμενοι μετὰ τρίτην ἡμέραν πάλιν συμπορεύε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9t/13,8/1 to 3/109t/13,8/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12t/1t to 38/7t/12t/3t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 τότε μὲν οὖν ταῦτα καὶ τοιαῦτα παρακαλέσας ὁ Λεύκιος διαϕῆκε τοὺς πολλούς.</text:p>
          </table:table-cell>
          <table:table-cell office:value-type="string" calcext:value-type="string">
            <text:p>τότε μὲν οὖν ταῦτα καὶ παραπλήσια διαλεχθέντες ἐχωρίσθησαν, ταξάμενοι μετὰ τρίτην ἡμέραν πάλιν συμπορεύε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9t/13,8/1 to 3/109t/13,8/2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204/22t to 2/204/24t (Schema:Volume/page/line )</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ὅταν δὲ τὰς Ἑλληνικὰς πράξεις τὰς κατὰ τὴν αὐτὴν ὀλυμπιάδα γενομένας διεξιόντες ἐπιστῶμεν τοῖς καιροῖς τούτοις, τότ' ἤδη προθέμενοι ψιλῶς τὸν ὑπὲρ αὐτῆς τῆς Ῥωμαίων πολιτείας ποιησόμεθα λόγον, νομίζοντες οὐ μόνον πρὸς τὴν τῆς ἱστορίας σύνταξιν οἰκείαν εἶναι τὴν περὶ αὐτῆς ἐξήγησιν.</text:p>
          </table:table-cell>
          <table:table-cell office:value-type="string" calcext:value-type="string">
            <text:p>Ὅταν δὲ τὰς Ἑλληνικὰς πράξεις τὰς κατὰ τὴν αὐτὴν ὀλυμπιάδα γενομένας &lt;Ol.</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8t/11,8/1 to 3/118t/12,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4t/1 to 6/1t/4t/2 (Schema:Book//chapter/section/line )</text:p>
          </table:table-cell>
          <table:table-cell office:value-type="float" office:value="38" calcext:value-type="float">
            <text:p>3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ὐ μὴν ἀλλὰ τούτοις χρησάμενοι τοῖς διαλογισμοῖς Ῥωμαῖοι μὲν ὑπὸ τὴν ὡραίαν Λεύκιον τὸν Αἰμίλιον ἐξαπέστειλαν μετὰ δυνάμεως ἐπὶ τὰς κατὰ τὴν Ἰλλυρίδα πράξεις κατὰ τὸ πρῶτον ἔτος τῆς ἑκατοστῆς καὶ τετταρακοστῆς ὀλυμπιάδος.</text:p>
          </table:table-cell>
          <table:table-cell office:value-type="string" calcext:value-type="string">
            <text:p>Τούτου δὲ τοῦ δόγματος κυρωθέντος κατὰ τὸ πρῶτον ἔτος τῆς ἑκατοστῆς καὶ τετταρακοστῆς ὀλυμπιάδος ὁ μὲν συμμαχικὸς προσαγορευόμενος πόλεμος ἀρχὴν εἰλήϕει δικαίαν καὶ πρέπουσαν τοῖς γεγονόσιν ἀδικήμα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6t/7/1 to 3/17t/1/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26t/1,8/1 to 4/26t/2,8/1 (Schema:Book//chapter/section/line )</text:p>
          </table:table-cell>
          <table:table-cell office:value-type="float" office:value="39" calcext:value-type="float">
            <text:p>3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ννίβας δὲ μόλις ἐπὶ τοῦ περι λειϕθέντος θηρίου διεσώθη μετὰ πολλῆς ταλαιπωρίας, ὑπεραλγὴς ὢν διὰ τὴν βαρύτητα τῆς ἐπενεχθείσης ὀϕθαλμίας αὐτῷ, δι' ἣν καὶ τέλος ἐστερήθη τῆς μιᾶς ὄψεως, οὐκ ἐπιδεχομένου τοῦ καιροῦ καταμονὴν οὐδὲ θεραπείαν διὰ τὸ τῆς περιστάσεως ἀδύνατον.</text:p>
          </table:table-cell>
          <table:table-cell office:value-type="string" calcext:value-type="string">
            <text:p>ὑπεραλγὴς ὢν διὰ τὴν βαρύτητα τῆς ἐπενεχθείσης ὀϕθαλμίας αὐτ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9t/12,8/1 to 3/79t/12,8/6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upsilon/219b/2 to upsilon/219b/2 (Schema:Alphabetic letter//entry/line )</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διελθὼν δὲ καὶ καταϕθείρας τήν τε Πραιτεττιανὴν καὶ τὴν Ἀδριανὴν ἔτι δὲ τὴν Μαρρουκίνην καὶ Φρεντανὴν χώραν ὥρμησε ποιούμενος τὴν πορείαν εἰς τὴν Ἰαπυγίαν.</text:p>
          </table:table-cell>
          <table:table-cell office:value-type="string" calcext:value-type="string">
            <text:p>ὁ δὲ Φίλιππος ἐπι διαβὰς τῷ στρατεύματι, καὶ πορθήσας ἀδεῶς καὶ ταύτην (τὴν χώραν προῆγε ποιούμενος τὴν πορείαν εἰς τὴν) Ἰθωρ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8t/3,8/1 to 3/88t/4,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4t/9,8/1 to 4/64t/9,8/4 (Schema:Book//chapter/section/line )</text:p>
          </table:table-cell>
          <table:table-cell office:value-type="float" office:value="39" calcext:value-type="float">
            <text:p>3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εἰς δὲ τὴν Ῥώμην προσπεπτωκότος ὅτι παραστρατοπεδεύουσιν ἀλλήλοις καὶ συμπλοκαὶ γίνονται τῶν προκινδυνευόντων ἀν' ἑκάστην ἡμέραν, ὀρθὴ καὶ περίϕοβος ἦν ἡ πόλις, δεδιότων μὲν τῶν πολλῶν τὸ μέλλον διὰ τὸ πολλάκις ἤδη προηττῆσθαι, προορωμένων δὲ καὶ προλαμβανόντων τὰ συμβησόμενα ταῖς ἐννοίαις, ἐὰν σϕάλλωνται τοῖς ὅλοις.</text:p>
          </table:table-cell>
          <table:table-cell office:value-type="string" calcext:value-type="string">
            <text:p>τούτων δὲ προσπεπτωκότων τοῖς Καρχηδονίοις ὀρθὴ καὶ περίϕοβος ἦν ἡ πόλις διὰ τὴν ἀδηλότητα τῶν προσδοκω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2t/6,8/1 to 3/112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6t/2t/1t to 36/6t/3t/1t (Schema:Book//chapter/section/line )</text:p>
          </table:table-cell>
          <table:table-cell office:value-type="float" office:value="39" calcext:value-type="float">
            <text:p>3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εἰς δὲ τὴν Ῥώμην προσπεπτωκότος ὅτι παραστρατοπεδεύουσιν ἀλλήλοις καὶ συμπλοκαὶ γίνονται τῶν προκινδυνευόντων ἀν' ἑκάστην ἡμέραν, ὀρθὴ καὶ περίϕοβος ἦν ἡ πόλις, δεδιότων μὲν τῶν πολλῶν τὸ μέλλον διὰ τὸ πολλάκις ἤδη προηττῆσθαι, προορωμένων δὲ καὶ προλαμβανόντων τὰ συμβησόμενα ταῖς ἐννοίαις, ἐὰν σϕάλλωνται τοῖς ὅλοις.</text:p>
          </table:table-cell>
          <table:table-cell office:value-type="string" calcext:value-type="string">
            <text:p>τούτων δὲ προσαγγελθέντων τοῖς Καρχηδονίοις, ὀρθὴ καὶ περίϕοβος ἦν ἡ πόλις διὰ τὴν ἀδηλότητα τῶν προσδοκω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2t/6,8/1 to 3/112t/8,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omicron/570a/4 to omicron/570a/5 (Schema:Alphabetic letter//entry/line )</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Ῥωμαῖοι μὲν οὖν διεμαρτύροντο Ζακαν θαίων ἀπέχεσθαι_κεῖσθαι γὰρ αὐτοὺς ἐν τῇ σϕετέρᾳ πίστει_καὶ τὸν Ἴβηρα ποταμὸν μὴ διαβαίνειν κατὰ τὰς ἐπ' Ἀσδρούβου γενομένας ὁμολογίας.</text:p>
          </table:table-cell>
          <table:table-cell office:value-type="string" calcext:value-type="string">
            <text:p>Ῥωμαῖοι μὲν οὖν διεμαρτύροντο Ζακανθαίων ἀπέχεσθαι (κεῖσθαι γὰρ αὐτοὺς ἐν τῇ σϕετέρᾳ πίστει) καὶ τὸν Ἴβηρα ποταμὸν μὴ διαβαίνειν κατὰ τὰς ἐπ' Ἀσδρούβαν γενομένας ὁμολογίας ὁ δὲ Ἀννίβας ἅτε νέος &lt;μὲν&gt;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 οὓς οὐ περιόψεσθαι παρεσπονδημένους (πάτριον γὰρ εἶναι Καρχηδονίοις τὸ μηδένα τῶν ἀδικουμένων περιορᾶν), πρὸς δὲ Καρχηδονίους διεπέμπετο πυνθανόμενος τί δεῖ ποιεῖν, ὅτι Ζακανθαῖοι πιστεύοντες τῇ Ῥωμαίων συμμαχίᾳ τινὰς τῶν ὑϕ' αὑτοὺς ταττομένων ἀδικοῦ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5/1 to 3/15t/6/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16t to 21/28t (Schema:Page/line )</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ὶ δὲ τοῖς προειρημένοις τελευταῖαι πρὸς Ἀσδρούβαν ἐν Ἰβηρίᾳ γίνονται διομολογήσεις, ”ἐϕ' ᾧ μὴ διαβαίνειν Καρχηδονίους ἐπὶ πολέμῳ „τὸν Ἴβηρα ποταμόν.</text:p>
          </table:table-cell>
          <table:table-cell office:value-type="string" calcext:value-type="string">
            <text:p>καὶ συνέβησαν ἀμϕότεροι ὅρον εἶναι Καρχηδονίοις τῆς ἀρχῆς τῆς ἐν Ἰβηρίᾳ τὸν Ἴβηρα ποταμόν, καὶ μήτε Ῥωμαίους τοῖς πέραν τοῦ ποταμοῦ τοῦδε πόλεμον ἐκϕέρειν Καρχηδονίων ὑπηκόοις οὖσιν, μήτε Καρχηδονίους ἐπὶ πολέμῳ τὸν Ἴβηρα διαβαίνειν, καὶ Ζακυνθαίους δὲ καὶ τοὺς ἐν Ἰβηρίᾳ Ἕλληνας αὐτονόμους καὶ ἐλευθέρους εἶν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9,8/1 to 3/27t/10,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528/24t to 528/29t (Schema:Page/line )</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Ἡμεῖς δ' ἐπειδὴ καὶ τὴν διήγησιν καὶ τοὺς ἡγεμόνας ἀμϕοτέρων καὶ τὸν πόλεμον εἰς Ἰταλίαν ἠγάγομεν, πρὸ τοῦ τῶν ἀγώνων ἄρξασθαι βραχέα βουλόμεθα περὶ τῶν ἁρμοζόντων τῇ πραγματείᾳ διελθεῖν.</text:p>
          </table:table-cell>
          <table:table-cell office:value-type="string" calcext:value-type="string">
            <text:p>βραχέα δὲ βουλόμεθα περὶ τῶν ἁρμοζόντων τῇ πραγματείᾳ διεξελθ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1,8/1 to 3/57t/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8t to 2/121/9t (Schema:Page/line )</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Ἀντιόχειαν καὶ Κιλικίαν ταῖς προειρημέναις ἐκδρομαῖς ἀπειρηκότα ἐν ἐσχάτοις ἦσαν κινδύν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SCYLITZES CONTINUATUS <text:s/>Chronogr. [3064]</text:p>
          </table:table-cell>
          <table:table-cell office:value-type="string" calcext:value-type="string">
            <text:p>Continuatio Scylitzae, ed. E.T. Tsolakes, Ἡ συνέχεια τῆς <text:s/>χρονογραϕίας τοῦ Ἰωάννου Σκυλίτση [Ἑταιρεία <text:s/>Μακεδονικῶν Σπουδῶν. Ἵδρυμα Μελετῶν Χερσονήσου τοῦ Αἵμου <text:s/>105. Thessalonica: n.p., 1968]: 103-186. <text:s/>(Cod: 22,062: Chronogr., Hist.) <text:s/></text:p>
          </table:table-cell>
          <table:table-cell office:value-type="string" calcext:value-type="string">
            <text:p>124/24t to 124/25t (Schema:Page/line )</text:p>
          </table:table-cell>
          <table:table-cell office:value-type="float" office:value="40" calcext:value-type="float">
            <text:p>40</text:p>
          </table:table-cell>
          <table:table-cell office:value-type="float" office:value="1.1" calcext:value-type="float">
            <text:p>1.1</text:p>
          </table:table-cell>
          <table:table-cell office:value-type="string" calcext:value-type="string">
            <text:p>SCYLITZES CONTINUATUS </text:p>
          </table:table-cell>
          <table:table-cell office:value-type="string" calcext:value-type="string">
            <text:p>Chronogr.</text:p>
          </table:table-cell>
          <table:table-cell office:value-type="float" office:value="3064" calcext:value-type="float">
            <text:p>3064</text:p>
          </table:table-cell>
          <table:table-cell office:value-type="string" calcext:value-type="string">
            <text:p>3064-002</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Ἄσκρην, τ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SCHOLIA IN HESIODUM <text:s/>Schol. [5025]</text:p>
          </table:table-cell>
          <table:table-cell office:value-type="string" calcext:value-type="string">
            <text:p>Scholia in opera et dies (scholia vetera partim Procli et recentiora <text:s/>partim Moschopuli, Tzetzae et Joannis Galeni), ed. T. Gaisford, Poetae <text:s/>minores Graeci, vol. 2 [Scholia ad Hesiodum]. Leipzig: Kühn, <text:s/>1823: 3-447. <text:s/>Prolegomena Procli: pp. 3-9. <text:s/>Interpretatio Joannis Tzetzae: pp. 10-22. <text:s/>Scholia: pp. 23-447. <text:s/>Prolegomena Procli et scholia: Dup. partim 5025 001 (verba ex Proclo). <text:s/>(Cod: 105,586: Schol.) <text:s/></text:p>
          </table:table-cell>
          <table:table-cell office:value-type="string" calcext:value-type="string">
            <text:p>sch/631bis/18t1 to sch/631bis/19t1 (Schema:Prolegomenon-scholion//page-verse/line )</text:p>
          </table:table-cell>
          <table:table-cell office:value-type="float" office:value="40" calcext:value-type="float">
            <text:p>40</text:p>
          </table:table-cell>
          <table:table-cell office:value-type="float" office:value="1.4" calcext:value-type="float">
            <text:p>1.4</text:p>
          </table:table-cell>
          <table:table-cell office:value-type="string" calcext:value-type="string">
            <text:p>SCHOLIA IN HESIODUM </text:p>
          </table:table-cell>
          <table:table-cell office:value-type="string" calcext:value-type="string">
            <text:p>Schol.</text:p>
          </table:table-cell>
          <table:table-cell office:value-type="float" office:value="5025" calcext:value-type="float">
            <text:p>5025</text:p>
          </table:table-cell>
          <table:table-cell office:value-type="string" calcext:value-type="string">
            <text:p>5025-002</text:p>
          </table:table-cell>
        </table:table-row>
        <table:table-row table:style-name="ro1">
          <table:table-cell office:value-type="string" calcext:value-type="string">
            <text:p>μετὰ δὲ ταῦτα θεωροῦντες τὸ τῶν ὑποζυγίων πλῆθος καὶ τοὺς ἱππεῖς δυσχερῶς ἐκμηρυομένους καὶ μακρῶς τὰς δυσχωρίας, ἐξεκλήθησαν ὑπὸ τοῦ συμβαίνοντος ἐξάπτεσθαι τῆς πορείας.</text:p>
          </table:table-cell>
          <table:table-cell office:value-type="string" calcext:value-type="string">
            <text:p>δυσχερῶς ἐκμηρυομένους καὶ μακρῶς τὰς δυσχωρ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1t/2,8/1 to 3/51t/3,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505a/1 to epsilon/505a/2 (Schema:Alphabetic letter//entry/line )</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διὸ γενόμενος ἐγκρατὴς χώρας εὐδαίμονος ἐσωματοποίησε μὲν τοὺς ἵππους, ἀνεκτήσατο δὲ τά τε σώματα καὶ τὰς ψυχὰς τῶν στρατιωτῶν:</text:p>
          </table:table-cell>
          <table:table-cell office:value-type="string" calcext:value-type="string">
            <text:p>καίτοι ϕαίη τις ἂν καὶ τὴν μέθην διαϕθείρειν τά τε σώματα καὶ τὰς ψυχὰς τῶν χρω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3,8/1 to 3/87t/3,8/3 (Schema:Book//chapter/section/line )</text:p>
          </table:table-cell>
          <table:table-cell office:value-type="string" calcext:value-type="string">
            <text:p>PROCLUS <text:s/>Phil. <text:s/>[4036]</text:p>
          </table:table-cell>
          <table:table-cell office:value-type="string" calcext:value-type="string">
            <text:p>In Platonis rem publicam commentarii, ed. W. Kroll, Procli Diadochi <text:s/>in Platonis rem publicam commentarii, 2 vols. Leipzig: Teubner, 1:1899 <text:s/>2:1901 (repr. Amsterdam: Hakkert, 1965): 1:1-296 2:1-368. <text:s/>(Cod: 167,711: Comm., Phil.) <text:s/></text:p>
          </table:table-cell>
          <table:table-cell office:value-type="string" calcext:value-type="string">
            <text:p>1/76/5t to 1/76/6t (Schema:Volume//page/line )</text:p>
          </table:table-cell>
          <table:table-cell office:value-type="float" office:value="41" calcext:value-type="float">
            <text:p>41</text:p>
          </table:table-cell>
          <table:table-cell office:value-type="float" office:value="500" calcext:value-type="float">
            <text:p>500</text:p>
          </table:table-cell>
          <table:table-cell office:value-type="string" calcext:value-type="string">
            <text:p>PROCLUS </text:p>
          </table:table-cell>
          <table:table-cell office:value-type="string" calcext:value-type="string">
            <text:p>Phil. </text:p>
          </table:table-cell>
          <table:table-cell office:value-type="float" office:value="4036" calcext:value-type="float">
            <text:p>4036</text:p>
          </table:table-cell>
          <table:table-cell office:value-type="string" calcext:value-type="string">
            <text:p>4036-001</text:p>
          </table:table-cell>
        </table:table-row>
        <table:table-row table:style-name="ro1">
          <table:table-cell office:value-type="string" calcext:value-type="string">
            <text:p>τῶν δὲ Ῥω μαίων οἱ μὲν ἐπὶ τοῖς στενοῖς ϕυλάττοντες ἅμα τῷ συνιδεῖν τὰ ϕῶτα προσβάλλοντα πρὸς τὰς ὑπερβολάς, νομίσαντες ταύτῃ ποιεῖσθαι τὴν ὁρμὴν τὸν Ἀννίβαν, ἀπολιπόντες τὰς δυσχωρίας παρεβοήθουν τοῖς ἄκροις.</text:p>
          </table:table-cell>
          <table:table-cell office:value-type="string" calcext:value-type="string">
            <text:p>τῶν δὲ Ῥω μαίων οἱ μὲν πρὸς τὸν Ἱέρωνα ποιησάμενοι στρατηγοὶ τὰς συνθήκας ἀνακεχωρήκει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1,8/1 to 3/94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7t/6/1 to 1/17t/6/3 (Schema:Book//chapter/section/line )</text:p>
          </table:table-cell>
          <table:table-cell office:value-type="float" office:value="41" calcext:value-type="float">
            <text:p>4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βηρίαν ἀπὸ τούτων (ἐπι)κυδεστέρας εἰλήϕει τοῖς Ῥωμαίοις τὰς ἐλπίδας διὰ τὸ προειρημένον κατόρθωμα.</text:p>
          </table:table-cell>
          <table:table-cell office:value-type="string" calcext:value-type="string">
            <text:p>Τὰ μὲν οὖν κατὰ τὴν Μόλωνος ἀπόστασιν καὶ τὸ διὰ ταῦτα γενόμενον κίνημα περὶ τὰς ἄνω σατραπείας τοιαύτης ἔτυχε διορθώσεως καὶ καταστά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6t/7,8/1 to 3/96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54t/13,8/1 to 5/54t/13,8/3 (Schema:Book//chapter/section/line )</text:p>
          </table:table-cell>
          <table:table-cell office:value-type="float" office:value="41" calcext:value-type="float">
            <text:p>41</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ὴν δ' ἀπὸ τοῦ ῥεύματος πλευρὰν ἠσϕαλίζοντο τοῖς ἐκ τῆς γῆς ἐπιγύοις, εἰς τὰ περὶ τὸ χεῖλος πεϕυκότα τῶν δένδρων ἐνάπτοντες, πρὸς τὸ συμμένειν καὶ μὴ παρωθεῖσθαι τὸ ὅλον ἔργον κατὰ τοῦ ποταμοῦ.</text:p>
          </table:table-cell>
          <table:table-cell office:value-type="string" calcext:value-type="string">
            <text:p>τὰ δὲ πλεῖστα καὶ τοῖς ἐκ τῆς γῆς ἐπιγύοις προσέλαβον εἰς τὸ ζεῦγ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6t/3,8/1 to 3/46t/4,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2276b/1 to epsilon/2276b/2 (Schema:Alphabetic letter//entry/line )</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διόπερ οὐ χρὴ θαυμάζειν οὐδ' ἐν τοῖς ἑξῆς, ἐὰν ἐπί τινας τόπους ἐρχόμενοι τοιούτους παραλείπωμεν τοῦτο τὸ μέρος διὰ τὰς προειρημένας αἰτίας.</text:p>
          </table:table-cell>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6,8/1 to 3/57t/6,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1/12t/8/1 to 1/12t/9/1 (Schema:Book//chapter/section/line )</text:p>
          </table:table-cell>
          <table:table-cell office:value-type="float" office:value="42" calcext:value-type="float">
            <text:p>4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οὐ χρὴ θαυμάζειν οὐδ' ἐν τοῖς ἑξῆς, ἐὰν ἐπί τινας τόπους ἐρχόμενοι τοιούτους παραλείπωμεν τοῦτο τὸ μέρος διὰ τὰς προειρημένας αἰτίας.</text:p>
          </table:table-cell>
          <table:table-cell office:value-type="string" calcext:value-type="string">
            <text:p>διόπερ οὐ χρὴ θαυμάζειν οὐδ' ἐν τοῖς ἑξῆς, ἐάν που προσανατρέχωμεν τοῖς χρόνοις περὶ τῶν ἐπιϕανεστάτων πολιτευ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6,8/1 to 3/57t/6,8/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07/10t to 2/107/12t (Schema:Page/line )</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διόπερ αἰτίας μὲν τὰς πρώτας ῥηθείσας ἡγη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4/1 to 3/7t/1/1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διόπερ αἰτίας μὲν τὰς πρώτας ῥηθείσας ἡγη 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12t to 2/116/14t (Schema:Page/line )</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αἰτίας μὲν τὰς πρώτας ῥηθείσας ἡγη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4/1 to 3/7t/1/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αἰτίας μὲν τὰς πρώτας ῥηθείσας ἡγη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πολλοῦ γὰρ δεῖ,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4/1 to 3/7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2t to 2/115/14t (Schema:Page/line )</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λίμνην καὶ τοὺς ἐνοικοῦντας αὐτῇ βουκόλους ὧδέ πως ἔχ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HELIODORUS <text:s/>Scr. Erot. <text:s/>[0658]</text:p>
          </table:table-cell>
          <table:table-cell office:value-type="string" calcext:value-type="string">
            <text:p>Aethiopica, ed. R.M. Rattenbury, T.W. Lumb and J. Maillon, <text:s/>Héliodore. Les Éthiopiques (Théagène et <text:s/>Chariclée), 3 vols., 2nd edn. Paris: Les Belles Lettres, 1960: <text:s/>1:2-124 2:2-164 3:2-126. <text:s/>*Lib. 1-3: vol. 1. <text:s/>*Lib. 4-7: vol. 2. <text:s/>*Lib. 8-10: vol. 3. <text:s/>(Cod: 80,126: Narr. Fict.) <text:s/></text:p>
          </table:table-cell>
          <table:table-cell office:value-type="string" calcext:value-type="string">
            <text:p>1/6/2/6 to 1/6/2/7 (Schema:Book//chapter/section/line )</text:p>
          </table:table-cell>
          <table:table-cell office:value-type="float" office:value="43" calcext:value-type="float">
            <text:p>43</text:p>
          </table:table-cell>
          <table:table-cell office:value-type="float" office:value="300" calcext:value-type="float">
            <text:p>300</text:p>
          </table:table-cell>
          <table:table-cell office:value-type="string" calcext:value-type="string">
            <text:p>HELIODORUS </text:p>
          </table:table-cell>
          <table:table-cell office:value-type="string" calcext:value-type="string">
            <text:p>Scr. Erot. </text:p>
          </table:table-cell>
          <table:table-cell office:value-type="float" office:value="658" calcext:value-type="float">
            <text:p>658</text:p>
          </table:table-cell>
          <table:table-cell office:value-type="string" calcext:value-type="string">
            <text:p>0658-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ἐπὶ προήκοντι τῷ λόγῳ ῥηθήσε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GALENUS <text:s/>Med. <text:s/>[0057]</text:p>
          </table:table-cell>
          <table:table-cell office:value-type="string" calcext:value-type="string">
            <text:p>De compositione medicamentorum per genera libri vii, ed. C.G. Kühn, <text:s/>Claudii Galeni opera omnia, vol. 13. Leipzig: Knobloch, 1827 (repr. <text:s/>Hildesheim: Olms, 1965): 362-1058. <text:s/>(Cod: 109,210: Med.) <text:s/></text:p>
          </table:table-cell>
          <table:table-cell office:value-type="string" calcext:value-type="string">
            <text:p>7/13r/901t/15t1 to 7/13r/901t/16t1 (Schema:Volume/page/line )</text:p>
          </table:table-cell>
          <table:table-cell office:value-type="float" office:value="43" calcext:value-type="float">
            <text:p>43</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77</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ἀμηγέπη αὐτῶν ἐπιμνησθέντες, παυσόμεθα λέγ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PROCOPIUS <text:s/>Hist. <text:s/>[4029]</text:p>
          </table:table-cell>
          <table:table-cell office:value-type="string" calcext:value-type="string">
            <text:p>Historia arcana (= Anecdota), ed. G. Wirth (post J. Haury), <text:s/>Procopii Caesariensis opera omnia, vol. 3. Leipzig: Teubner, 1963: 1, <text:s/>4-186. <text:s/>(Cod: 33,481: Hist.) <text:s/></text:p>
          </table:table-cell>
          <table:table-cell office:value-type="string" calcext:value-type="string">
            <text:p>8/30t/20/1 to 8/30t/20/2 (Schema:Chapter/section/line )</text:p>
          </table:table-cell>
          <table:table-cell office:value-type="float" office:value="43" calcext:value-type="float">
            <text:p>43</text:p>
          </table:table-cell>
          <table:table-cell office:value-type="float" office:value="600" calcext:value-type="float">
            <text:p>600</text:p>
          </table:table-cell>
          <table:table-cell office:value-type="string" calcext:value-type="string">
            <text:p>PROCOPIUS </text:p>
          </table:table-cell>
          <table:table-cell office:value-type="string" calcext:value-type="string">
            <text:p>Hist. </text:p>
          </table:table-cell>
          <table:table-cell office:value-type="float" office:value="4029" calcext:value-type="float">
            <text:p>4029</text:p>
          </table:table-cell>
          <table:table-cell office:value-type="string" calcext:value-type="string">
            <text:p>4029-002</text:p>
          </table:table-cell>
        </table:table-row>
        <table:table-row table:style-name="ro2">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πίστιν τὴν παρ' ἡμῶν ἀνυποστόλως κη〈ρυττομένην ὡς ἐν κεϕαλαίῳ τοι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THEODORETUS <text:s/>Scr. Eccl. <text:s/>Theol. <text:s/>[4089]</text:p>
          </table:table-cell>
          <table:table-cell office:value-type="string" calcext:value-type="string">
            <text:p>Historia ecclesiastica, ed. L. Parmentier and F. Scheidweiler, <text:s/>Theodoret. Kirchengeschichte, 2nd edn. [Die griechischen christlichen <text:s/>Schriftsteller 44. Berlin: Akademie-Verlag, 1954]: 1-349. <text:s/>(Cod: 70,201: Eccl., Hist.) <text:s/></text:p>
          </table:table-cell>
          <table:table-cell office:value-type="string" calcext:value-type="string">
            <text:p>12p/293t/4t to 12p/293t/5t (Schema:Page/line )</text:p>
          </table:table-cell>
          <table:table-cell office:value-type="float" office:value="43" calcext:value-type="float">
            <text:p>43</text:p>
          </table:table-cell>
          <table:table-cell office:value-type="float" office:value="500" calcext:value-type="float">
            <text:p>500</text:p>
          </table:table-cell>
          <table:table-cell office:value-type="string" calcext:value-type="string">
            <text:p>THEODORETUS </text:p>
          </table:table-cell>
          <table:table-cell office:value-type="string" calcext:value-type="string">
            <text:p>Scr. Eccl. <text:s/>Theol. </text:p>
          </table:table-cell>
          <table:table-cell office:value-type="float" office:value="4089" calcext:value-type="float">
            <text:p>4089</text:p>
          </table:table-cell>
          <table:table-cell office:value-type="string" calcext:value-type="string">
            <text:p>4089-003</text:p>
          </table:table-cell>
        </table:table-row>
        <table:table-row table:style-name="ro1">
          <table:table-cell office:value-type="string" calcext:value-type="string">
            <text:p>Ἀννίβας δὲ κατὰ τὸν αὐτὸν καιρὸν θεωρῶν ὅτι καλεῖ τὰ πράγματα μάχεσθαι καὶ συμβάλλειν τοῖς πολεμίοις, εὐλαβούμενος δὲ μὴ διατέτραπται τὸ πλῆθος ἐκ τοῦ προγεγονότος ἐλαττώματος, κρίνας προσδεῖσθαι παρακλήσεως τὸν καιρὸν συνῆγε τοὺς πολλούς.</text:p>
          </table:table-cell>
          <table:table-cell office:value-type="string" calcext:value-type="string">
            <text:p>Ἀννίβας δὲ κατὰ τὸν αὐτὸν καιρὸν τοὺς μὲν Βαλιαρεῖς καὶ λογχοϕόρους διαβιβάσας τὸν ποταμὸν προεβάλετο τῆς δυνάμεως, τοὺς δὲ λοιποὺς ἐξαγαγὼν ἐκ τοῦ χάρακος καὶ περαιώσας κατὰ διττοὺς τόπους τὸ ῥεῖθρον ἀντετάττετο τοῖς πολεμί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1t/1,8/1 to 3/111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6,8/1 to 3/113t/7,8/1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ννίβας δὲ κατὰ τὸν αὐτὸν καιρὸν τοὺς μὲν Βαλιαρεῖς καὶ λογχοϕόρους διαβιβάσας τὸν ποταμὸν προεβάλετο τῆς δυνάμεως, τοὺς δὲ λοιποὺς ἐξαγαγὼν ἐκ τοῦ χάρακος καὶ περαιώσας κατὰ διττοὺς τόπους τὸ ῥεῖθρον ἀντετάττετο τοῖς πολεμίοις.</text:p>
          </table:table-cell>
          <table:table-cell office:value-type="string" calcext:value-type="string">
            <text:p>Ἀννίβας δὲ κατὰ τὸν αὐτὸν καιρὸν θεωρῶν ὅτι καλεῖ τὰ πράγματα μάχεσθαι καὶ συμβάλλειν τοῖς πολεμίοις, εὐλαβούμενος δὲ μὴ διατέτραπται τὸ πλῆθος ἐκ τοῦ προγεγονότος ἐλαττώματος, κρίνας προσδεῖσθαι παρακλήσεως τὸν καιρὸν συνῆγε τοὺς πολλ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6,8/1 to 3/113t/7,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1t/1,8/1 to 3/111t/2,8/1 (Schema:Book//chapter/section/line )</text:p>
          </table:table-cell>
          <table:table-cell office:value-type="float" office:value="43" calcext:value-type="float">
            <text:p>4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γωνιῶν γὰρ τὴν ἀθεσίαν τῶν Κελτῶν καὶ τὰς ἐπιβουλὰς τὰς περὶ τὸ σῶμα διὰ τὸ πρόσϕατον τῆς πρὸς αὐτοὺς συστάσεως κατεσκευάσατο περιθετὰς τρίχας, ἁρμοζούσας ταῖς κατὰ τὰς ὁλοσχερεῖς διαϕορὰς τῶν ἡλικιῶν ἐπιπρεπείαις, καὶ ταύταις ἐχρῆτο συνεχῶς μετατιθέμενος:</text:p>
          </table:table-cell>
          <table:table-cell office:value-type="string" calcext:value-type="string">
            <text:p>ἀγωνιῶν δὲ τὴν ἀθε σίαν τῶν Κελτῶν καὶ τὰς ἐπιβουλὰς τὰς περὶ τὸ σῶ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8t/2,8/1 to 3/78t/3,8/2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34a/3 to alpha/334a/4 (Schema:Alphabetic letter//entry/line )</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ὐτῶν ἐξουσίαν.</text:p>
          </table:table-cell>
          <table:table-cell office:value-type="string" calcext:value-type="string">
            <text:p>ὁμοίως δὲ καὶ Ῥωμαῖοι περὶ τῆς Λατί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6,8/1 to 3/23t/6,8/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1 to 3/24t/16,8/2 (Schema:Book//chapter/section/line )</text:p>
          </table:table-cell>
          <table:table-cell office:value-type="float" office:value="45" calcext:value-type="float">
            <text:p>4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ὐτῶν ἐξουσίαν.</text:p>
          </table:table-cell>
          <table:table-cell office:value-type="string" calcext:value-type="string">
            <text:p>ὁμοίως δὲ καὶ Ῥωμαῖοι περὶ τῆς Λατί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6,8/1 to 3/23t/6,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6t to 25/27t (Schema:Page/line )</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μοίως δὲ καὶ Ῥωμαῖοι περὶ τῆς Λατίνης:</text:p>
          </table:table-cell>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ὐτῶν ἐξου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1 to 3/24t/16,8/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6,8/1 to 3/23t/6,8/4 (Schema:Book//chapter/section/line )</text:p>
          </table:table-cell>
          <table:table-cell office:value-type="float" office:value="45" calcext:value-type="float">
            <text:p>4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ὁμοίως δὲ καὶ Ῥωμαῖοι περὶ τῆς Λατίνης:</text:p>
          </table:table-cell>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ὑτῶν ἐξου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1 to 3/24t/16,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26t to 24/29t (Schema:Page/line )</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γὰρ στρατόπεδα χειμασκήσαντα βελτίω τὰ παρ' αὑτῶν ὑπελάμβανε γενήσεσθαι, τήν τε τῶν Κελτῶν ἀθεσίαν οὐκ ἐμμενεῖν ἐν τῇ πίστει, τῶν Καρχηδονίων ἀπραγούντων καὶ τὴν ἡσυχίαν ἀναγκαζομένων ἄγειν, ἀλλὰ καινοτομήσειν τι πάλιν κατ' ἐκείνων.</text:p>
          </table:table-cell>
          <table:table-cell office:value-type="string" calcext:value-type="string">
            <text:p>καὶ τὴν ἡσυχίαν ἀν αγκαζομένων ἄγειν, ἀλλὰ καινοτομήσειν τι πάλιν κατ' ἐκεί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0t/4,8/1 to 3/70t/5,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684a/1 to alpha/3684a/2 (Schema:Alphabetic letter//entry/line )</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ἀγωνιῶν γὰρ τὴν ἀθεσίαν τῶν Κελτῶν καὶ τὰς ἐπιβουλὰς τὰς περὶ τὸ σῶμα διὰ τὸ πρόσϕατον τῆς πρὸς αὐτοὺς συστάσεως κατεσκευάσατο περιθετὰς τρίχας, ἁρμοζούσας ταῖς κατὰ τὰς ὁλοσχερεῖς διαϕορὰς τῶν ἡλικιῶν ἐπιπρεπείαις, καὶ ταύταις ἐχρῆτο συνεχῶς μετατιθέμενος:</text:p>
          </table:table-cell>
          <table:table-cell office:value-type="string" calcext:value-type="string">
            <text:p>[ἀγωνιῶν δὲ τὴν ἀθεσίαν τῶν Κελτῶν καὶ τὰς βουλὰς τὰς περὶ τὸ σῶ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8t/2,8/1 to 3/78t/3,8/2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alpha/37/8t to alpha/37/9t (Schema:Alphabetic letter/page/line )</text:p>
          </table:table-cell>
          <table:table-cell office:value-type="float" office:value="45" calcext:value-type="float">
            <text:p>45</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ἱκανῶς εἴρηται μέχρι γε τοῦ νῦν, ἀκριβέστερον δὲ πάλιν ἐν ἄλλοις ἐροῦμεν περὶ αὐ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THEOPHRASTUS <text:s/>Phil. <text:s/>[0093]</text:p>
          </table:table-cell>
          <table:table-cell office:value-type="string" calcext:value-type="string">
            <text:p>De igne (= fr. 3, Wimmer), ed. V. Coutant, Theophrastus. De igne. <text:s/>Assen: Royal Vangorcum, 1971: 3-51. <text:s/>(Cod: 6,390: Nat. Hist.) <text:s/></text:p>
          </table:table-cell>
          <table:table-cell office:value-type="string" calcext:value-type="string">
            <text:p>1/22t/76t/5 to 1/22t/76t/7 (Schema:Fragment/line )</text:p>
          </table:table-cell>
          <table:table-cell office:value-type="float" office:value="45" calcext:value-type="float">
            <text:p>45</text:p>
          </table:table-cell>
          <table:table-cell office:value-type="float" office:value="-201" calcext:value-type="float">
            <text:p>-201</text:p>
          </table:table-cell>
          <table:table-cell office:value-type="string" calcext:value-type="string">
            <text:p>THEOPHRASTUS </text:p>
          </table:table-cell>
          <table:table-cell office:value-type="string" calcext:value-type="string">
            <text:p>Phil. </text:p>
          </table:table-cell>
          <table:table-cell office:value-type="float" office:value="93" calcext:value-type="float">
            <text:p>93</text:p>
          </table:table-cell>
          <table:table-cell office:value-type="string" calcext:value-type="string">
            <text:p>0093-005</text:p>
          </table:table-cell>
        </table:table-row>
        <table:table-row table:style-name="ro1">
          <table:table-cell office:value-type="string" calcext:value-type="string">
            <text:p>παρὰ δὲ τούτοις τὸ λοιπὸν μέρος ἔθηκε τῶν Λιβύων, ἐπὶ δὲ τοῦ δεξιοῦ κέρως ἐπέταξε τοὺς Νομαδικοὺς ἱππεῖς.</text:p>
          </table:table-cell>
          <table:table-cell office:value-type="string" calcext:value-type="string">
            <text:p>ἐπὶ δὲ τοῦ δεξιοῦ κέρως Ἐχεκράτης ἦν ὁ Θετταλός, ἔχων τοὺς ὑϕ' αὑτὸν ἱππε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3t/7,8/6 to 3/113t/8,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82t/5,8/1 to 5/82t/5,8/3 (Schema:Book//chapter/section/line )</text:p>
          </table:table-cell>
          <table:table-cell office:value-type="float" office:value="45" calcext:value-type="float">
            <text:p>45</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υνθανόμενος δὲ τήν τε πόλιν ὀχυρὰν εἶναι καὶ πλῆθος ἀνθρώπων διαϕερόντων εἰς αὐτὴν ἡθροῖσθαι, πρὸς δὲ καὶ ταῖς χορηγίαις ἐξηρτῦσθαι καὶ ταῖς ἄλλαις παρασκευαῖς, ὑϕεωρᾶτο μὴ δυσχερῆ καὶ πολυχρόνιον συμβῇ γενέσθαι τὴν πολιορκίαν.</text:p>
          </table:table-cell>
          <table:table-cell office:value-type="string" calcext:value-type="string">
            <text:p>πυνθανόμενος τὴν πόλιν ὠχυρῶσθαι καὶ πλῆθος ἀνθρώπων διαϕερόντων εἰς αὐτὴν ἠθροῖ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8t/8/1 to 3/18t/9/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delta/818a/3 to delta/818a/5 (Schema:Alphabetic letter//entry/line )</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ν ᾧ καιρῷ καταστρατοπεδεύσας παρὰ τὸν Ἀδρίαν ἐν χώρᾳ πρὸς πάντα τὰ γεννήματα διαϕερούσῃ μεγάλην ἐποιεῖτο σπουδὴν ὑπὲρ τῆς ἀναλήψεως καὶ θεραπείας τῶν ἀνδρῶν, οὐχ ἧττον δὲ καὶ τῶν ἵππων.</text:p>
          </table:table-cell>
          <table:table-cell office:value-type="string" calcext:value-type="string">
            <text:p>σπουδὴν ἐποιεῖτο ὑπὲρ ἀναλήψεως καὶ θεραπείας τῶν ἀνδ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1,8/1 to 3/87t/2,8/1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alpha/180/22t to alpha/180/23t (Schema:Alphabetic letter/page/line )</text:p>
          </table:table-cell>
          <table:table-cell office:value-type="float" office:value="46" calcext:value-type="float">
            <text:p>46</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ὁ λόγος ἱκανὸς ἐξείργασται σύμπας ἐν τοῖς περὶ κράσ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GALENUS <text:s/>Med. <text:s/>[0057]</text:p>
          </table:table-cell>
          <table:table-cell office:value-type="string" calcext:value-type="string">
            <text:p>De constitutione artis medicae ad Patrophilum, ed. C.G. Kühn, <text:s/>Claudii Galeni opera omnia, vol. 1. Leipzig: Knobloch, 1821 (repr. <text:s/>Hildesheim: Olms, 1964): 224-304. <text:s/>(Cod: 12,396: Med.) <text:s/></text:p>
          </table:table-cell>
          <table:table-cell office:value-type="string" calcext:value-type="string">
            <text:p>1/255t/14t1 to 1/255t/16t1 (Schema:Volume/page/line )</text:p>
          </table:table-cell>
          <table:table-cell office:value-type="float" office:value="46" calcext:value-type="float">
            <text:p>46</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06</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τὰ κατὰ μέρος ἐν τοῖς οἰκείοις χρόνοις ἀναγράψο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0/18t/6t/14t to 10/18t/6t/16t (Schema:Book//chapter/section/line )</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οἰκίαν τὴν Νέωνος τοιαύτην ἔλαβε τὴν ἀρχὴν καὶ τῆς πρὸς Μακεδόνας συστάσεως καὶ τῆς κατὰ τὴν οὐσίαν ἐπιδό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20/5t/14t/1t to 20/6t/1t/1t (Schema:Book//chapter/section/line )</text:p>
          </table:table-cell>
          <table:table-cell office:value-type="float" office:value="46" calcext:value-type="float">
            <text:p>4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οἰκίαν τὴν Νέωνος τοιαύτην ἔλαβε τὴν ἀρχὴ καὶ τῆς πρὸς Μακεδόνας συστάσεως καὶ τῆς κατὰ τὴν οὐσίαν ἐπιδό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64/33t to 2/165/2t (Schema:Volume/page/line )</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ἡ δὲ πόλις αὕτη κεῖται μὲν ἐπὶ τῷ πρὸς θάλατταν καθήκοντι πρόποδι τῆς ὀρεινῆς τῆς συναπτούσης τὰ πέρατα τῆς Ἰβηρίας καὶ Κελτιβηρίας, ἀπέχει δὲ τῆς θαλάττης ὡς ἑπτὰ στάδια.</text:p>
          </table:table-cell>
          <table:table-cell office:value-type="string" calcext:value-type="string">
            <text:p>ἡ δὲ τῶν Αἰγειρατῶν πόλις ἔκτισται μὲν τῆς Πελοποννήσου κατὰ τὸν Κορινθιακὸν κόλπον μεταξὺ τῆς Αἰγιέων καὶ Σικυωνίων πόλεως, κεῖται δ' ἐπὶ λόϕων ἐρυμνῶν καὶ δυσβάτων, νεύει δὲ τῇ θέσει πρὸς τὸν Παρνασσὸν καὶ ταῦτα τὰ μέρη τῆς ἀντίπερα χώρας, ἀπέχει δὲ τῆς θαλάττης ὡς ἑπτὰ στάδι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7t/2/1 to 3/17t/3/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57t/5,8/1 to 4/57t/6,8/1 (Schema:Book//chapter/section/line )</text:p>
          </table:table-cell>
          <table:table-cell office:value-type="float" office:value="47" calcext:value-type="float">
            <text:p>4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ἀσϕαλισάμενος δὲ τοὺς προσ κεχωρηκότας τῶν παραθαλαττίων προῆγε παντὶ τῷ στρατεύματι, ποιούμενος τὴν πορείαν εἰς τὴν μεσόγαιον:</text:p>
          </table:table-cell>
          <table:table-cell office:value-type="string" calcext:value-type="string">
            <text:p>ὁ δὲ Φίλιππος ἐπι διαβὰς τῷ στρατεύματι, καὶ πορθήσας ἀδεῶς καὶ ταύτην (τὴν χώραν προῆγε ποιούμενος τὴν πορείαν εἰς τὴν) Ἰθωρ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6t/3,8/1 to 3/76t/4,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64t/9,8/1 to 4/64t/9,8/4 (Schema:Book//chapter/section/line )</text:p>
          </table:table-cell>
          <table:table-cell office:value-type="float" office:value="47" calcext:value-type="float">
            <text:p>47</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ἷς τότε μὲν οὐκ ἐχρήσαντο διὰ τὸν ἐπὶ τῇ Ζακανθαίων ἀπωλείᾳ θυμόν:</text:p>
          </table:table-cell>
          <table:table-cell office:value-type="string" calcext:value-type="string">
            <text:p>οἷς τότε μὲν οὐκ ἐχρήσαν το διὰ τὸν ἐπὶ &lt;τῇ&gt; Ζακανθαίων ἀπωλείᾳ θυμόν, λέγεται δὲ πολλάκις καὶ ὑπὸ πολλῶν παρ' αὐτοῖς, πρῶτον μὲν ὅτι τὰς πρὸς Ἀσδρούβαν γενομένας ὁμολογίας οὐκ ἀθετητέον, καθάπερ οἱ Καρχηδόνιοι λέγειν ἐθάρρου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1,8/3 to 3/29t/1,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32t to 28/1t (Schema:Page/line )</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ἑσπέραν αἰθρία εἶχε καὶ σταθηρὰ εὐσέβεια ἐπολιτεύε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JOANNES SCYLITZES <text:s/>Hist. <text:s/>[3063]</text:p>
          </table:table-cell>
          <table:table-cell office:value-type="string" calcext:value-type="string">
            <text:p>Synopsis historiarum, ed. J. Thurn, Ioannis Scylitzae synopsis <text:s/>historiarum [Corpus fontium historiae Byzantinae 5. Series <text:s/>Berolinensis. Berlin: De Gruyter, 1973]: 3-500. <text:s/>(Cod: 126,710: Chronogr., Hist.) <text:s/></text:p>
          </table:table-cell>
          <table:table-cell office:value-type="string" calcext:value-type="string">
            <text:p>Mich3/8t/1 to Mich3/8t/2 (Schema:Emperor life//section/line )</text:p>
          </table:table-cell>
          <table:table-cell office:value-type="float" office:value="48" calcext:value-type="float">
            <text:p>48</text:p>
          </table:table-cell>
          <table:table-cell office:value-type="float" office:value="1.2" calcext:value-type="float">
            <text:p>1.2</text:p>
          </table:table-cell>
          <table:table-cell office:value-type="string" calcext:value-type="string">
            <text:p>JOANNES SCYLITZES </text:p>
          </table:table-cell>
          <table:table-cell office:value-type="string" calcext:value-type="string">
            <text:p>Hist. </text:p>
          </table:table-cell>
          <table:table-cell office:value-type="float" office:value="3063" calcext:value-type="float">
            <text:p>3063</text:p>
          </table:table-cell>
          <table:table-cell office:value-type="string" calcext:value-type="string">
            <text:p>3063-001</text:p>
          </table:table-cell>
        </table:table-row>
        <table:table-row table:style-name="ro1">
          <table:table-cell office:value-type="string" calcext:value-type="string">
            <text:p>ἀγωνιῶν γὰρ τὴν ἀθεσίαν τῶν Κελτῶν καὶ τὰς ἐπιβουλὰς τὰς περὶ τὸ σῶμα διὰ τὸ πρόσϕατον τῆς πρὸς αὐτοὺς συστάσεως κατεσκευάσατο περιθετὰς τρίχας, ἁρμοζούσας ταῖς κατὰ τὰς ὁλοσχερεῖς διαϕορὰς τῶν ἡλικιῶν ἐπιπρεπείαις, καὶ ταύταις ἐχρῆτο συνεχῶς μετατιθέμενος:</text:p>
          </table:table-cell>
          <table:table-cell office:value-type="string" calcext:value-type="string">
            <text:p>ὁ δὲ Ἀννίβας ὁ Καρχη δονίων στρατηγὸς κατεσκευάσατο περιθετὰς τρίχας, ἁρμοζούσας ταῖς κατὰ τὰς ὁλοσχερεῖς διαϕορὰς τῶν ἡλικιῶν ἐπιπρεπεία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8t/2,8/1 to 3/78t/3,8/2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2534b/1 to epsilon/2534b/3 (Schema:Alphabetic letter//entry/line )</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μετ' ὀλίγον ἐροῦ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GALENUS <text:s/>Med. <text:s/>[0057]</text:p>
          </table:table-cell>
          <table:table-cell office:value-type="string" calcext:value-type="string">
            <text:p>De temperamentis libri iii, ed. G. Helmreich, Galeni de temperamentis <text:s/>libri iii. Leipzig: Teubner, 1904 (repr. Stuttgart: 1969): 1-115. <text:s/>(Cod: 28,600: Med.) <text:s/></text:p>
          </table:table-cell>
          <table:table-cell office:value-type="string" calcext:value-type="string">
            <text:p>1/542t/12t1 to 1/542t/13t1 (Schema:Kühn volume/page/line )</text:p>
          </table:table-cell>
          <table:table-cell office:value-type="float" office:value="48" calcext:value-type="float">
            <text:p>48</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09</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γένεσιν τῆς Σεμιράμιδος μυθολογούμενα σχεδὸν ταῦτ' ἔ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5t/1t/1t to 2/5t/1t/2t (Schema:Book//chapter/section/line )</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βασιλίδα Μαρίαν οὕτω παρὰ τῶν Κομνηνῶν ᾠκονόμη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ANNA COMNENA <text:s/>Hist. <text:s/>[2703]</text:p>
          </table:table-cell>
          <table:table-cell office:value-type="string" calcext:value-type="string">
            <text:p>Alexias, ed. B. Leib, Anna Comnène. Alexiade, 3 vols. <text:s/>Paris: Les Belles Lettres, 1:1937 2:1943 3:1945 (repr. 1-2:1967): <text:s/>1:3-168 2:7-236 3:7-242. <text:s/>Vol. 1: lib. 1-4. <text:s/>Vol. 2: lib. 5-10. <text:s/>Vol. 3: lib. 11-15. <text:s/>(Cod: 151,330: Hist.) <text:s/></text:p>
          </table:table-cell>
          <table:table-cell office:value-type="string" calcext:value-type="string">
            <text:p>3p/5t/1/1 to 3p/5t/1/2 (Schema:Book//chapter/section/line )</text:p>
          </table:table-cell>
          <table:table-cell office:value-type="float" office:value="48" calcext:value-type="float">
            <text:p>48</text:p>
          </table:table-cell>
          <table:table-cell office:value-type="float" office:value="1.2" calcext:value-type="float">
            <text:p>1.2</text:p>
          </table:table-cell>
          <table:table-cell office:value-type="string" calcext:value-type="string">
            <text:p>ANNA COMNENA </text:p>
          </table:table-cell>
          <table:table-cell office:value-type="string" calcext:value-type="string">
            <text:p>Hist. </text:p>
          </table:table-cell>
          <table:table-cell office:value-type="float" office:value="2703" calcext:value-type="float">
            <text:p>2703</text:p>
          </table:table-cell>
          <table:table-cell office:value-type="string" calcext:value-type="string">
            <text:p>2703-001</text:p>
          </table:table-cell>
        </table:table-row>
        <table:table-row table:style-name="ro1">
          <table:table-cell office:value-type="string" calcext:value-type="string">
            <text:p>ἀλλὰ καὶ πρὸς τὰς τῶν πολιτευμάτων διορθώσεις καὶ κατασκευὰς μεγάλα συμβάλλεσθαι τοῖς ϕιλομαθοῦσι καὶ πραγματικοῖς τῶν ἀνδρῶν.</text:p>
          </table:table-cell>
          <table:table-cell office:value-type="string" calcext:value-type="string">
            <text:p>140&gt; διεξιόντες ἐπι στῶμεν τοῖς καιροῖς τούτοις, τότ' ἤδη προθέμενοι ψιλῶς τὸν ὑπὲρ αὐτῆς τῆς Ῥωμαίων πολιτείας ποιησόμεθα λόγον, νομίζοντες οὐ μόνον πρὸς τὴν τῆς ἱστορίας σύνταξιν οἰκείαν εἶναι τὴν περὶ αὐτῆς ἐξήγησιν, ἀλλὰ καὶ πρὸς τὰς τῶν πολιτευμάτων διορθώσεις καὶ κατασκευὰς μεγάλα συμβάλλεσθαι τοῖς ϕιλομαθοῦσι καὶ πραγματικοῖς τῶν ἀνδρῶν [Idem III, 118, 11].</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8t/12,8/3 to 3/118t/12,8/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4t/2 to 6/1t/5t/6 (Schema:Book//chapter/section/line )</text:p>
          </table:table-cell>
          <table:table-cell office:value-type="float" office:value="48" calcext:value-type="float">
            <text:p>4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Φάβιος δὲ τὰ μὲν ἀπο ρούμενος ἐπὶ τῷ συμβαίνοντι καὶ κατὰ τὸν ποιητὴν ὀισσάμενος δόλον εἶναι, τὰ δὲ κατὰ τὴν ἐξ ἀρχῆς ὑπόθεσιν οὐδαμῶς κρίνων ἐκκυβεύειν οὐδὲ παραβάλλεσθαι τοῖς ὅλοις, ἦγε τὴν ἡσυχίαν ἐπὶ τῷ χάρακι καὶ προσεδέχετο τὴν ἡμέραν.</text:p>
          </table:table-cell>
          <table:table-cell office:value-type="string" calcext:value-type="string">
            <text:p>οἰσάμενος κατὰ τὸν ποιητὴν δόλον εἶναι οὐδαμῶς ἔκρινεν ἐκκυβεύειν οὐδὲ παραβάλλεσθαι τοῖς ὅλ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4,8/1 to 3/94t/5,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695a/1 to epsilon/695a/3 (Schema:Alphabetic letter//entry/line )</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ἀναίρεσιν τοῦ λογοθέτου τοιοῦτον ἔσχε τέλ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SCYLITZES CONTINUATUS <text:s/>Chronogr. [3064]</text:p>
          </table:table-cell>
          <table:table-cell office:value-type="string" calcext:value-type="string">
            <text:p>Continuatio Scylitzae, ed. E.T. Tsolakes, Ἡ συνέχεια τῆς <text:s/>χρονογραϕίας τοῦ Ἰωάννου Σκυλίτση [Ἑταιρεία <text:s/>Μακεδονικῶν Σπουδῶν. Ἵδρυμα Μελετῶν Χερσονήσου τοῦ Αἵμου <text:s/>105. Thessalonica: n.p., 1968]: 103-186. <text:s/>(Cod: 22,062: Chronogr., Hist.) <text:s/></text:p>
          </table:table-cell>
          <table:table-cell office:value-type="string" calcext:value-type="string">
            <text:p>186/20t to 186/20t (Schema:Page/line )</text:p>
          </table:table-cell>
          <table:table-cell office:value-type="float" office:value="50" calcext:value-type="float">
            <text:p>50</text:p>
          </table:table-cell>
          <table:table-cell office:value-type="float" office:value="1.1" calcext:value-type="float">
            <text:p>1.1</text:p>
          </table:table-cell>
          <table:table-cell office:value-type="string" calcext:value-type="string">
            <text:p>SCYLITZES CONTINUATUS </text:p>
          </table:table-cell>
          <table:table-cell office:value-type="string" calcext:value-type="string">
            <text:p>Chronogr.</text:p>
          </table:table-cell>
          <table:table-cell office:value-type="float" office:value="3064" calcext:value-type="float">
            <text:p>3064</text:p>
          </table:table-cell>
          <table:table-cell office:value-type="string" calcext:value-type="string">
            <text:p>3064-002</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ὀλίγον ὕστερ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GALENUS <text:s/>Med. <text:s/>[0057]</text:p>
          </table:table-cell>
          <table:table-cell office:value-type="string" calcext:value-type="string">
            <text:p>De usu partium, ed. G. Helmreich, Galeni de usu partium libri <text:s/>xvii. Leipzig: Teubner, 1:1907 2:1909 (repr. Amsterdam: Hakkert, 1968): <text:s/>1:1-496 2:1-451. <text:s/>(Cod: 202,076: Med.) <text:s/></text:p>
          </table:table-cell>
          <table:table-cell office:value-type="string" calcext:value-type="string">
            <text:p>4r/63t/3t1 to 4r/63t/4t1 (Schema:Kühn volume/page/line )</text:p>
          </table:table-cell>
          <table:table-cell office:value-type="float" office:value="50" calcext:value-type="float">
            <text:p>50</text:p>
          </table:table-cell>
          <table:table-cell office:value-type="float" office:value="200" calcext:value-type="float">
            <text:p>200</text:p>
          </table:table-cell>
          <table:table-cell office:value-type="string" calcext:value-type="string">
            <text:p>GALENUS </text:p>
          </table:table-cell>
          <table:table-cell office:value-type="string" calcext:value-type="string">
            <text:p>Med. </text:p>
          </table:table-cell>
          <table:table-cell office:value-type="float" office:value="57" calcext:value-type="float">
            <text:p>57</text:p>
          </table:table-cell>
          <table:table-cell office:value-type="string" calcext:value-type="string">
            <text:p>0057-017</text:p>
          </table:table-cell>
        </table:table-row>
        <table:table-row table:style-name="ro1">
          <table:table-cell office:value-type="string" calcext:value-type="string">
            <text:p>καὶ ἀναγκασθεὶς δὲ μετ' ὀλίγας ἡμέρας ἐπί τινας ἀπελθεῖν θυσίας εἰς τὴν Ῥώμην παρέδωκεν τῷ συνάρχοντι τὰ στρατόπεδα καὶ πολλὰ χωριζόμενος ἐνετείλατο μὴ τοσαύτην ποιεῖσθαι σπουδὴν ὑπὲρ τοῦ βλάψαι τοὺς πολεμίους ἡλίκην ὑπὲρ τοῦ μηδὲν αὐτοὺς παθεῖν δεινόν.</text:p>
          </table:table-cell>
          <table:table-cell office:value-type="string" calcext:value-type="string">
            <text:p>ὅτι Φάβιος ἐνετέλλετο μὴ τοιαύτην ποιεῖσθαι σπουδὴν ὑπὲρ τοῦ βλάψαι τοὺς πολεμίους, ἡλίκην ὑπὲρ τοῦ μηδὲν αὐτοὺς παθεῖν δειν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9,8/1 to 3/94t/10,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ta/228a/1 to eta/228a/3 (Schema:Alphabetic letter//entry/line )</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ὧν οὐδὲ μικρὸν ἐν νῷ τιθέμενος Μάρκος ἔτι λέγοντος αὐτοῦ ταῦτα πρὸς τῷ παραβάλλεσθαι καὶ τῷ διακινδυνεύειν ὅλος καὶ πᾶς ἦν.</text:p>
          </table:table-cell>
          <table:table-cell office:value-type="string" calcext:value-type="string">
            <text:p>ἤ, πρὸς τὸ παραβάλλεσθαι καὶ διακινδυνεύειν ὅλος καὶ πᾶ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10,8/1 to 3/94t/10,8/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omicron/199a/1 to omicron/199a/2 (Schema:Alphabetic letter//entry/line )</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Ἑλλάδα καὶ τὴν Ἀσ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3(?)/42t/6t/1t to 13(?)/42t/6t/2t (Schema:Book//chapter/section/line )</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δίαιταν οὕτω πως τῷ κωλικῷ διακεκρί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AËTIUS <text:s/>Med. <text:s/>[0718]</text:p>
          </table:table-cell>
          <table:table-cell office:value-type="string" calcext:value-type="string">
            <text:p>Iatricorum liber ix, ed. S. Zervos, “Ἀετίου Ἀμιδηνοῦ λόγος <text:s/>ἔνατος,” Athena 23 (1911) 273-390. <text:s/>(Cod: 35,935: Med.) <text:s/></text:p>
          </table:table-cell>
          <table:table-cell office:value-type="string" calcext:value-type="string">
            <text:p>30t/157t2 to 30t/158t2 (Schema:Chapter/line )</text:p>
          </table:table-cell>
          <table:table-cell office:value-type="float" office:value="50" calcext:value-type="float">
            <text:p>50</text:p>
          </table:table-cell>
          <table:table-cell office:value-type="float" office:value="600" calcext:value-type="float">
            <text:p>600</text:p>
          </table:table-cell>
          <table:table-cell office:value-type="string" calcext:value-type="string">
            <text:p>AËTIUS </text:p>
          </table:table-cell>
          <table:table-cell office:value-type="string" calcext:value-type="string">
            <text:p>Med. </text:p>
          </table:table-cell>
          <table:table-cell office:value-type="float" office:value="718" calcext:value-type="float">
            <text:p>718</text:p>
          </table:table-cell>
          <table:table-cell office:value-type="string" calcext:value-type="string">
            <text:p>0718-009</text:p>
          </table:table-cell>
        </table:table-row>
        <table:table-row table:style-name="ro1">
          <table:table-cell office:value-type="string" calcext:value-type="string">
            <text:p>τότε (γε) μὴν οὕτως ἐκπλαγεῖς ἦσαν καὶ κατάϕοβοι τὸ μέλλον ὡς οὐ μόνον τέτταρσιν, ἀλλ' ὀκτὼ στρατοπέδοις Ῥωμαϊκοῖς ὁμοῦ προῄρηντο διακινδυνεύειν.</text:p>
          </table:table-cell>
          <table:table-cell office:value-type="string" calcext:value-type="string">
            <text:p>οὕτως ἐκπλαγεῖς ἦσαν καὶ κατάϕοβοι τὸ μέλλ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7t/15,8/1 to 3/107t/15,8/4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574a/3 to epsilon/574a/3 (Schema:Alphabetic letter//entry/line )</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διόπερ ἅμα τῷ τὸν στρατηγὸν εἰπεῖν τοῖς ὄχλοις ἀπὸ τῶν ἐμβόλων ὅτι ”Λειπόμεθα μάχῃ μεγάλῃ”, τηλικαύτην συνέβη γενέσθαι διατροπὴν ὥστε τοῖς παραγενομένοις ἐϕ' ἑκατέρων τῶν καιρῶν πολλῷ μεῖζον τότε ϕανῆναι τὸ γεγονὸς ἢ παρ' αὐτὸν τὸν τῆς μάχης καιρόν.</text:p>
          </table:table-cell>
          <table:table-cell office:value-type="string" calcext:value-type="string">
            <text:p>ἅμα τῷ τὸν στρατηγὸν εἰπεῖν τοῖς ὄχλοις, ὅτι λειπόμεθα μάχῃ μεγάλῃ, τηλικαύτην συνέβη γενέσθαι διατροπ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5t/8,8/1 to 3/85t/9,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lambda/383a/1 to lambda/383a/3 (Schema:Alphabetic letter//entry/line )</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χωρὶς γὰρ τοῦ πολλαπλασίους αὐτὰς ὑπάρχειν τῶν ἡμετέρων ὑπομνημάτων, οὐδὲ καταλαβεῖν ἐξ αὐτῶν βεβαίως οὐδὲν οἷόν τε τοὺς ἀναγινώσκοντας, πρῶτον μὲν διὰ τὸ τοὺς πλείστους μὴ ταὐτὰ περὶ τῶν αὐτῶν γράϕειν, εἶτα διὰ τὸ τὰς καταλλήλους τῶν πράξεων παραλείπειν, ὧν ἐκ παραθέσεως συνθεωρουμένων καὶ συγκρινομένων ἀλλοιοτέρας ἕκαστα τυγχάνει δοκιμασίας τῆς κατὰ μέρος διαλήψεως, τῶν δὲ κυριωτάτων μηδὲ ψαύειν αὐτοὺς δύνασθαι τὸ παράπαν.</text:p>
          </table:table-cell>
          <table:table-cell office:value-type="string" calcext:value-type="string">
            <text:p>χωρὶς γὰρ τοῦ πολλαπλασίους αὐτὰς ὑπάρχειν τῶν ἡμετέρων ὑπομνημάτων, οὐδὲ καταλαβεῖν ἐξ αὐτῶν βεβαίως οὐδὲν οἷόν τε τοὺς ἀναγινώσκον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4,8/1 to 3/32t/6,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4t to 2/120/6t (Schema:Page/line )</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Δαμασκὸν οὕτως, τὰ δὲ κατὰ τὸν Ἐϕραίμ:</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Michael PSELLUS <text:s/>Polyhist. <text:s/>[2702]</text:p>
          </table:table-cell>
          <table:table-cell office:value-type="string" calcext:value-type="string">
            <text:p>Theologica, ed. P. Gautier, Michaelis Pselli theologica, vol. 1. <text:s/>Leipzig: Teubner, 1989: 1-447. <text:s/>Opuscula 1-114. <text:s/>(Cod: 143,710: Theol.) <text:s/></text:p>
          </table:table-cell>
          <table:table-cell office:value-type="string" calcext:value-type="string">
            <text:p>7 Mich/38a/101t to 7 Mich/38a/101t (Schema:Opusculum/line )</text:p>
          </table:table-cell>
          <table:table-cell office:value-type="float" office:value="53" calcext:value-type="float">
            <text:p>53</text:p>
          </table:table-cell>
          <table:table-cell office:value-type="float" office:value="1.1" calcext:value-type="float">
            <text:p>1.1</text:p>
          </table:table-cell>
          <table:table-cell office:value-type="string" calcext:value-type="string">
            <text:p>Michael PSELLUS </text:p>
          </table:table-cell>
          <table:table-cell office:value-type="string" calcext:value-type="string">
            <text:p>Polyhist. </text:p>
          </table:table-cell>
          <table:table-cell office:value-type="float" office:value="2702" calcext:value-type="float">
            <text:p>2702</text:p>
          </table:table-cell>
          <table:table-cell office:value-type="string" calcext:value-type="string">
            <text:p>2702-012</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βλάστησιν ἐν τούτοις ἂν εἴ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THEOPHRASTUS <text:s/>Phil. <text:s/>[0093]</text:p>
          </table:table-cell>
          <table:table-cell office:value-type="string" calcext:value-type="string">
            <text:p>De causis plantarum (lib. 2-6), ed. F. Wimmer, Theophrasti Eresii <text:s/>opera, quae supersunt, omnia. Paris: Didot, 1866 (repr. Frankfurt am Main: <text:s/>Minerva, 1964): 192-319. <text:s/>Cf. et 0093 002. <text:s/>(Cod: 59,608: Nat. Hist.) <text:s/></text:p>
          </table:table-cell>
          <table:table-cell office:value-type="string" calcext:value-type="string">
            <text:p>4/2t/1t/1t to 4/2t/1t/2t (Schema:Book//chapter/section/line )</text:p>
          </table:table-cell>
          <table:table-cell office:value-type="float" office:value="53" calcext:value-type="float">
            <text:p>53</text:p>
          </table:table-cell>
          <table:table-cell office:value-type="float" office:value="-201" calcext:value-type="float">
            <text:p>-201</text:p>
          </table:table-cell>
          <table:table-cell office:value-type="string" calcext:value-type="string">
            <text:p>THEOPHRASTUS </text:p>
          </table:table-cell>
          <table:table-cell office:value-type="string" calcext:value-type="string">
            <text:p>Phil. </text:p>
          </table:table-cell>
          <table:table-cell office:value-type="float" office:value="93" calcext:value-type="float">
            <text:p>93</text:p>
          </table:table-cell>
          <table:table-cell office:value-type="string" calcext:value-type="string">
            <text:p>0093-014</text:p>
          </table:table-cell>
        </table:table-row>
        <table:table-row table:style-name="ro1">
          <table:table-cell office:value-type="string" calcext:value-type="string">
            <text:p>πᾶσαν δὲ κακοπάθειαν καὶ μέριμναν ὑπομείνας τέλος ἐν ὀκτὼ μησὶ κατὰ κράτος εἷλε τὴν πόλιν.</text:p>
          </table:table-cell>
          <table:table-cell office:value-type="string" calcext:value-type="string">
            <text:p>συνεπιλαβομένων δὲ καὶ τῶν ἄλλων ϕίλων, κατὰ κράτος εἷλε τὴν πόλ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7t/9/1 to 3/17t/10/1 (Schema:Book//chapter/section/line )</text:p>
          </table:table-cell>
          <table:table-cell office:value-type="string" calcext:value-type="string">
            <text:p>DIODORUS SICULUS <text:s/>Hist. <text:s/>[0060]</text:p>
          </table:table-cell>
          <table:table-cell office:value-type="string" calcext:value-type="string">
            <text:p>Bibliotheca historica (lib. 21-40), ed. F.R. Walton, Diodorus of <text:s/>Sicily, vols. 11-12. Cambridge, Mass.: Harvard University Press, 11:1957 <text:s/>12:1967 (repr. 11:1968): 11:2-456 12:2-294. <text:s/>*Lib. 21-32: vol. 11. <text:s/>*Lib. 33-40: vol. 12. <text:s/>(Cod: 65,582: Hist.) <text:s/></text:p>
          </table:table-cell>
          <table:table-cell office:value-type="string" calcext:value-type="string">
            <text:p>22(?)/10t/3b/10t to 22(?)/10t/3b/11t (Schema:Book//chapter/section/line )</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3</text:p>
          </table:table-cell>
        </table:table-row>
        <table:table-row table:style-name="ro1">
          <table:table-cell office:value-type="string" calcext:value-type="string">
            <text:p>ὁ δὲ στρατηγὸς τῶν Καρχηδονίων ἀπαράσκευος ὢν πρὸς τὸ κρίνειν τὰ ὅλα καὶ νομίζων δεῖν μηδέποτε χωρὶς προθέσεως μηδ' ἐκ πάσης ἀϕορμῆς ποιεῖσθαι τοὺς ὁλοσχερεῖς κινδύνους, ὅπερ εἶναι ϕατέον ἡγεμόνος ἔργον ἀγαθοῦ, τότε μὲν ἐπέσχε τοὺς παρ' αὑτοῦ συνεγγίσαντας τῷ χάρακι καὶ στῆναι μὲν ἐκ μεταβολῆς ἠνάγκασε, διώκειν δὲ καὶ συμπλέκεσθαι τοῖς πολεμίοις ἐκώλυσε, διὰ τῶν ὑπηρετῶν καὶ σαλπιγκτῶν ἀνακαλούμενος.</text:p>
          </table:table-cell>
          <table:table-cell office:value-type="string" calcext:value-type="string">
            <text:p>ϕατέον, ἡγεμόνος ἀγαθοῦ ἔργον εἶναι τὸ μὴ δεῖν μηδέποτε χωρὶς προθέσεως μηδ' ἐκ πάσης ἀϕορμῆς ποιεῖσθαι τοὺς ὁλοσχερεῖς κινδύνους, καὶ μάλιστα, εἰ τυγχάνοι τις ὢν ἀπαράσκευ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9t/12,8/1 to 3/69t/13,8/4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hi/130b/1 to phi/130b/4 (Schema:Alphabetic letter//entry/line )</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ἀκμὴν γάρ ϕαμεν ἀναγκαιότατα μέρη τῆς ἱστορίας εἶναι τά τ' ἐπιγινόμενα τοῖς ἔργοις καὶ τὰ παρεπόμενα καὶ μάλιστα (τὰ) περὶ τὰς αἰτίας.</text:p>
          </table:table-cell>
          <table:table-cell office:value-type="string" calcext:value-type="string">
            <text:p>ἀκμὴν γάρ ϕαμεν ἀναγκαιότατα μέρη τῆς ἱστορίας εἶναι τά τ' ἐπιγινωσκόμενα τοῖς ἔργοις καὶ τὰ παρεπόμενα καὶ μάλιστα περὶ τὰς αἰτίας, θεωροῦμεν δὲ τὸν μὲν Ἀντιοχικὸν πόλεμον ἐκ τοῦ Φιλιππικοῦ τὰς ἀϕορμὰς εἰληϕότα, τὸν δὲ Φιλιππικὸν ἐκ τοῦ κατ' Ἀννίβαν, τὸν δ' Ἀννιβιακὸν ἐκ τοῦ περὶ Σικελίαν, τὰ δὲ μεταξὺ τούτων πολλὰς καὶ ποικίλας ἐσχηκότα διαθέσεις, πάσας δὲ συννευούσας πρὸς τὴν αὐτὴν ὑπό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6,8/1 to 3/32t/7,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11t to 2/120/18t (Schema:Page/line )</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ὧν οὐδὲ μικρὸν ἐν νῷ τιθέμενος Μάρκος ἔτι λέγοντος αὐτοῦ ταῦτα πρὸς τῷ παραβάλλεσθαι καὶ τῷ διακινδυνεύειν ὅλος καὶ πᾶς ἦν.</text:p>
          </table:table-cell>
          <table:table-cell office:value-type="string" calcext:value-type="string">
            <text:p>ὁ δὲ πρὸς τῷ παραβάλλεσθαι καὶ διακινδυνεύειν ὅλος καὶ πᾶ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4t/10,8/1 to 3/94t/10,8/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273a/2 to pi/273a/3 (Schema:Alphabetic letter//entry/line )</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γὼ δὲ ϕημὶ μὲν δεῖν οὐκ ἐν μικρῷ προσλαμβάνεσθαι τὴν τοῦ συγγραϕέως πίστιν, οὐκ αὐτοτελῆ δὲ κρίνειν, τὸ δὲ πλεῖον ἐξ αὐτῶν τῶν πραγμάτων ποιεῖσθαι τοὺς ἀναγινώσκοντας τὰς δοκιμασίας.</text:p>
          </table:table-cell>
          <table:table-cell office:value-type="string" calcext:value-type="string">
            <text:p>τὸ δὲ πλεῖον ἐξ αὐτῶν τῶν πραγμά των ποιεῖσθαι τοὺς ἀναγινώσκοντας τὰς δοκιμασ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5/1 to 3/9t/5/5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57 to 18a/58 (Schema:Fragment/line )</text:p>
          </table:table-cell>
          <table:table-cell office:value-type="float" office:value="56" calcext:value-type="float">
            <text:p>56</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ἅπερ εἰώθασι ποιεῖν οἱ διὰ τὰς προεγκαθη μένας αὐτοῖς ὁρμὰς ὀλιγωροῦντες τοῦ καθήκοντος.</text:p>
          </table:table-cell>
          <table:table-cell office:value-type="string" calcext:value-type="string">
            <text:p>διὸ καὶ ταῖς μὲν ἀλη θιναῖς αἰτίαις οὐκ ἐχρῆτο, κατέϕευγε δ' εἰς προϕάσεις ἀλόγους, ἅπερ εἰώθασι ποιεῖν οἱ διὰ τὰς προεγκαθημένας αὐτοῖς ὁρμὰς ὀλιγωροῦντες τοῦ καθήκον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9/4 to 3/15t/9/5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29t to 21/32t (Schema:Page/line )</text:p>
          </table:table-cell>
          <table:table-cell office:value-type="float" office:value="56" calcext:value-type="float">
            <text:p>5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Ῥωμαῖοι δὲ τοῦ μὲν δικαιολογεῖσθαι καθάπαξ ἀπεγίνωσκον, ϕάσκοντες ἀκεραίου μὲν ἔτι διαμενούσης τῆς τῶν Ζακανθαίων πόλεως ἐπιδέχεσθαι τὰ πράγματα δικαιολογίαν καὶ δυνατὸν εἶναι λόγῳ περὶ τῶν ἀμϕισβητουμένων διεξάγειν:</text:p>
          </table:table-cell>
          <table:table-cell office:value-type="string" calcext:value-type="string">
            <text:p>Ῥωμαῖοι δὲ τὸ μὲν δικαιολογεῖσθαι καθάπαξ ἀπεγίνωσκον ϕάσκοντες ἀκεραίου μὲν ἔτι μενούσης τῆς τῶν Ζακανθαίων πόλεως ἐπιδέχεσθαι τὰ πράγματα δικαιολογίαν καὶ δυνατὸν εἶναι λόγῳ περὶ τῶν ἀμϕισβητουμένων διεξάγειν, ταύτης δὲ παρεσπονδημένης ἢ τοὺς αἰτίους ἐκδοτέον εἶναι σϕίσιν, δι' οὗ ϕανερὸν ἔσται πᾶσιν, ὡς οὐ μετεσχήκασι τῆς ἀδικίας, ἀλλ' ἄνευ τῆς αὐτῶν γνώμης πεπρᾶχθαι τοῦτο τὸ ἔργον, ἢ μὴ βουλομένους τοῦτο ποιεῖν, ὁμολογοῦντας δὲ κοινωνεῖν ** συγκαθολικώτερόν πως ἐχρήσαντο τοῖς λόγ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6/1 to 3/21t/7/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t to 23/10t (Schema:Page/line )</text:p>
          </table:table-cell>
          <table:table-cell office:value-type="float" office:value="56" calcext:value-type="float">
            <text:p>5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στρατηγίαν ἐϕάμιλλα καὶ παράλληλ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LUTARCHUS <text:s/>Biogr. <text:s/>Phil. <text:s/>[0007]</text:p>
          </table:table-cell>
          <table:table-cell office:value-type="string" calcext:value-type="string">
            <text:p>Comparatio Eumenis et Sertorii, ed. K. Ziegler, Plutarchi vitae <text:s/>parallelae, vol. 2.1, 2nd edn. Leipzig: Teubner, 1964: 301-302. <text:s/>(Cod: 412: Biogr.) <text:s/></text:p>
          </table:table-cell>
          <table:table-cell office:value-type="string" calcext:value-type="string">
            <text:p>2t/1/1 to 2t/1/1 (Schema:Chapter/section/line )</text:p>
          </table:table-cell>
          <table:table-cell office:value-type="float" office:value="56" calcext:value-type="float">
            <text:p>56</text:p>
          </table:table-cell>
          <table:table-cell office:value-type="float" office:value="200" calcext:value-type="float">
            <text:p>200</text:p>
          </table:table-cell>
          <table:table-cell office:value-type="string" calcext:value-type="string">
            <text:p>PLUTARCHUS </text:p>
          </table:table-cell>
          <table:table-cell office:value-type="string" calcext:value-type="string">
            <text:p>Biogr. <text:s/>Phil. </text:p>
          </table:table-cell>
          <table:table-cell office:value-type="float" office:value="7" calcext:value-type="float">
            <text:p>7</text:p>
          </table:table-cell>
          <table:table-cell office:value-type="string" calcext:value-type="string">
            <text:p>0007-043</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Κρήτη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4/56t/1,8/1 to 4/56t/1,8/1 (Schema:Book//chapter/section/line )</text:p>
          </table:table-cell>
          <table:table-cell office:value-type="float" office:value="56" calcext:value-type="float">
            <text:p>5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Ἀσ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87t/9,8/1 to 5/87t/9,8/1 (Schema:Book//chapter/section/line )</text:p>
          </table:table-cell>
          <table:table-cell office:value-type="float" office:value="56" calcext:value-type="float">
            <text:p>5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λέξιν μέχρι τοσούτων εἰρή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APPUS <text:s/>Math. <text:s/>[2032]</text:p>
          </table:table-cell>
          <table:table-cell office:value-type="string" calcext:value-type="string">
            <text:p>Commentaria in Ptolemaei syntaxin mathematicam 5-6, ed. A. Rome, <text:s/>Commentaires de Pappus et de Théon d'Alexandrie sur l'Almageste, <text:s/>vol. 1 [Studi e Testi 54. Rome: Biblioteca Apostolica Vaticana, 1931]: <text:s/>1-314. <text:s/>(Cod: 62,506: Comm., Math.) <text:s/></text:p>
          </table:table-cell>
          <table:table-cell office:value-type="string" calcext:value-type="string">
            <text:p>8/169/1n to 8/169/1n (Schema:Page/line )</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PAPPUS </text:p>
          </table:table-cell>
          <table:table-cell office:value-type="string" calcext:value-type="string">
            <text:p>Math. </text:p>
          </table:table-cell>
          <table:table-cell office:value-type="float" office:value="2032" calcext:value-type="float">
            <text:p>2032</text:p>
          </table:table-cell>
          <table:table-cell office:value-type="string" calcext:value-type="string">
            <text:p>2032-002</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Ἀλεξάνδρειαν τότε τοιαῦτα ἐγένε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SOCRATES Scholasticus <text:s/>Hist. <text:s/>[2057]</text:p>
          </table:table-cell>
          <table:table-cell office:value-type="string" calcext:value-type="string">
            <text:p>Historia ecclesiastica, ed. W. Bright, Socrates' ecclesiastical <text:s/>history, 2nd edn. Oxford: Clarendon Press, 1893: 1-330. <text:s/>(Cod: 104,077: Eccl., Hist.) <text:s/></text:p>
          </table:table-cell>
          <table:table-cell office:value-type="string" calcext:value-type="string">
            <text:p>5t/16p/42 to 5t/16p/43 (Schema:Book//chapter/line )</text:p>
          </table:table-cell>
          <table:table-cell office:value-type="float" office:value="56" calcext:value-type="float">
            <text:p>56</text:p>
          </table:table-cell>
          <table:table-cell office:value-type="float" office:value="500" calcext:value-type="float">
            <text:p>500</text:p>
          </table:table-cell>
          <table:table-cell office:value-type="string" calcext:value-type="string">
            <text:p>SOCRATES Scholasticus </text:p>
          </table:table-cell>
          <table:table-cell office:value-type="string" calcext:value-type="string">
            <text:p>Hist. </text:p>
          </table:table-cell>
          <table:table-cell office:value-type="float" office:value="2057" calcext:value-type="float">
            <text:p>2057</text:p>
          </table:table-cell>
          <table:table-cell office:value-type="string" calcext:value-type="string">
            <text:p>2057-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Ἀμαλασοῦνθαν ἐς τοῦτο ἐτελεύ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PROCOPIUS <text:s/>Hist. <text:s/>[4029]</text:p>
          </table:table-cell>
          <table:table-cell office:value-type="string" calcext:value-type="string">
            <text:p>Historia arcana (= Anecdota), ed. G. Wirth (post J. Haury), <text:s/>Procopii Caesariensis opera omnia, vol. 3. Leipzig: Teubner, 1963: 1, <text:s/>4-186. <text:s/>(Cod: 33,481: Hist.) <text:s/></text:p>
          </table:table-cell>
          <table:table-cell office:value-type="string" calcext:value-type="string">
            <text:p>8/16t/6/1 to 8/16t/7/1 (Schema:Chapter/section/line )</text:p>
          </table:table-cell>
          <table:table-cell office:value-type="float" office:value="56" calcext:value-type="float">
            <text:p>56</text:p>
          </table:table-cell>
          <table:table-cell office:value-type="float" office:value="600" calcext:value-type="float">
            <text:p>600</text:p>
          </table:table-cell>
          <table:table-cell office:value-type="string" calcext:value-type="string">
            <text:p>PROCOPIUS </text:p>
          </table:table-cell>
          <table:table-cell office:value-type="string" calcext:value-type="string">
            <text:p>Hist. </text:p>
          </table:table-cell>
          <table:table-cell office:value-type="float" office:value="4029" calcext:value-type="float">
            <text:p>4029</text:p>
          </table:table-cell>
          <table:table-cell office:value-type="string" calcext:value-type="string">
            <text:p>4029-002</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Ῥωμαίων πόλιν τε καὶ γνώμην τοιαῦτα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CONSTANTINUS VII PORPHYROGENITUS Imperator <text:s/>Hist. <text:s/>[3023]</text:p>
          </table:table-cell>
          <table:table-cell office:value-type="string" calcext:value-type="string">
            <text:p>De insidiis, ed. C. de Boor, Excerpta historica iussu imp. <text:s/>Constantini Porphyrogeniti confecta, vol. 3: excerpta de insidiis. <text:s/>Berlin: Weidmann, 1905: 1-228. <text:s/>(Cod: 70,676: Hist.) <text:s/></text:p>
          </table:table-cell>
          <table:table-cell office:value-type="string" calcext:value-type="string">
            <text:p>2/104/7t to 2/104/8t (Schema:Page/line )</text:p>
          </table:table-cell>
          <table:table-cell office:value-type="float" office:value="57" calcext:value-type="float">
            <text:p>5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3</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Ῥωμαίων πόλιν τε καὶ γνώμην τοιαῦτα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JOANNES ANTIOCHENUS <text:s/>Hist. <text:s/>[4394]</text:p>
          </table:table-cell>
          <table:table-cell office:value-type="string" calcext:value-type="string">
            <text:p>Fragmenta, ed. K. Müller, FHG 4. Paris: Didot, 1841-1870: <text:s/>538-622. <text:s/>Frr. 1-219 (Ἱστορία χρονική). <text:s/>fragmentum primum dubium est. <text:s/>(Q: 46,335: Hist.) <text:s/></text:p>
          </table:table-cell>
          <table:table-cell office:value-type="string" calcext:value-type="string">
            <text:p>146t111-112/42t to 146t111-112/43t (Schema:Fragment/line )</text:p>
          </table:table-cell>
          <table:table-cell office:value-type="float" office:value="57" calcext:value-type="float">
            <text:p>57</text:p>
          </table:table-cell>
          <table:table-cell office:value-type="float" office:value="700" calcext:value-type="float">
            <text:p>700</text:p>
          </table:table-cell>
          <table:table-cell office:value-type="string" calcext:value-type="string">
            <text:p>JOANNES ANTIOCHENUS </text:p>
          </table:table-cell>
          <table:table-cell office:value-type="string" calcext:value-type="string">
            <text:p>Hist. </text:p>
          </table:table-cell>
          <table:table-cell office:value-type="float" office:value="4394" calcext:value-type="float">
            <text:p>4394</text:p>
          </table:table-cell>
          <table:table-cell office:value-type="string" calcext:value-type="string">
            <text:p>4394-001</text:p>
          </table:table-cell>
        </table:table-row>
        <table:table-row table:style-name="ro1">
          <table:table-cell office:value-type="string" calcext:value-type="string">
            <text:p>ἐπὶ τὸ κρῖναί τι καὶ προθέσθαι παραγινόμεθα.</text:p>
          </table:table-cell>
          <table:table-cell office:value-type="string" calcext:value-type="string">
            <text:p>λέγω δ' ἐπινοίας καὶ διαθέσεις καὶ τοὺς περὶ ταῦτα συλλογισμούς, καὶ δι' ὧν ἐπὶ τὸ κρῖναί τι καὶ προθέσθαι παραγινόμεθ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7/5 to 3/6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5t to 2/115/27t (Schema:Page/line )</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χ ἕνεκα τῆς πιθανότητος τῶν εἰρημένων, ἀγωνιῶν μὴ πιστευθῇ παρά τισιν_ ἡ μὲν γὰρ [παρὰ] τούτων ἀλογία καὶ χωρὶς τῆς ἐμῆς ἐξηγήσεως αὐτὴ δι' αὑτῆς δύναται θεωρεῖσθαι παρὰ τοῖς ἐντυγχάνουσιν_ἀλλὰ τῆς τῶν ἀναλαμβανόντων τὰς ἐκείνου βύβλους ὑπομνήσεως, ἵνα μὴ πρὸς τὴν ἐπιγραϕὴν ἀλλὰ πρὸς τὰ πράγματα βλέπωσιν.</text:p>
          </table:table-cell>
          <table:table-cell office:value-type="string" calcext:value-type="string">
            <text:p>ἡ μὲν γὰρ παρὰ τούτων ἀλογία, καὶ χωρὶς τῆς ἐμῆς ἐξηγήσεως, αὐτὴ δι' αὐτῆς δύναται θεωρεῖσθαι παρὰ τοῖς ἐντυγχάνου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2/1 to 3/9t/4/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45 to 18a/48 (Schema:Fragment/line )</text:p>
          </table:table-cell>
          <table:table-cell office:value-type="float" office:value="58" calcext:value-type="float">
            <text:p>58</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ὁ δ' Ἀννίβας, ἅτε νέος μὲν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text:p>
          </table:table-cell>
          <table:table-cell office:value-type="string" calcext:value-type="string">
            <text:p>Ὅτι Ἀννίβας, ὁ Καρχηδονίων στρατηγός, νέος μὲν ἦν, πλήρης δὲ πολεμικῆς ὁρμῆς, ἐπιτυχὴς δ' ἐν ταῖς ἐπιβολαῖς, πάλαι δὲ παρωρμημένος πρὸς τὴν κατὰ Ῥωμαίων ἔχθρ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6/1 to 3/15t/7/5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91/21t to 2/91/23t (Schema:Volume/page/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ὁ δ' Ἀννίβας, ἅτε νέος μὲν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text:p>
          </table:table-cell>
          <table:table-cell office:value-type="string" calcext:value-type="string">
            <text:p>ϕησὶ δὲ Πολύ βιος, ὡς Ἀννίβας νέος μὲν ἦν, πλήρης δὲ πολεμικῆς ὁρμῆς, ἐπιτυχὴς δὲ ἐν ταῖς ἐπιβολαῖς, πάλαι δὲ παρωρμημένος πρὸς τὴν κατὰ τῶν Ῥωμαίων ἔχθρ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6/1 to 3/15t/7/5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2452a/10 to alpha/2452a/13 (Schema:Alphabetic letter//entry/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αύτης δὲ παρεσπονδημένης ἢ τοὺς αἰτί ους ἐκδοτέον εἶναι σϕίσι, δι' οὗ ϕανερὸν ἔσται πᾶσιν ὡς οὐ μετεσχήκασι τῆς ἀδικίας, ἀλλ' ἄνευ τῆς αὑτῶν γνώμης πεπρᾶχθαι τοῦτο τοὔργον, ἢ μὴ βουλομένους τοῦτο ποιεῖν, ὁμολογοῦντας δὲ κοινωνεῖν (τῆς ἀδικίας καὶ συναναδέχεσθαι τὸν πόλεμον.</text:p>
          </table:table-cell>
          <table:table-cell office:value-type="string" calcext:value-type="string">
            <text:p>Ῥωμαῖοι δὲ τὸ μὲν δικαιολογεῖσθαι καθάπαξ ἀπεγίνωσκον ϕάσκοντες ἀκεραίου μὲν ἔτι μενούσης τῆς τῶν Ζακανθαίων πόλεως ἐπιδέχεσθαι τὰ πράγματα δικαιολογίαν καὶ δυνατὸν εἶναι λόγῳ περὶ τῶν ἀμϕισβητουμένων διεξάγειν, ταύτης δὲ παρεσπονδημένης ἢ τοὺς αἰτίους ἐκδοτέον εἶναι σϕίσιν, δι' οὗ ϕανερὸν ἔσται πᾶσιν, ὡς οὐ μετεσχήκασι τῆς ἀδικίας, ἀλλ' ἄνευ τῆς αὐτῶν γνώμης πεπρᾶχθαι τοῦτο τὸ ἔργον, ἢ μὴ βουλομένους τοῦτο ποιεῖν, ὁμολογοῦντας δὲ κοινωνεῖν ** συγκαθολικώτερόν πως ἐχρήσαντο τοῖς λόγ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7/1 to 3/21t/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t to 23/10t (Schema:Page/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γὰρ προσέκειτο, καθάπερ ἐπὶ τοῦ Λυτατίου, ”κυρίας εἶναι ταύτας, ἐὰν καὶ τῷ δήμῳ δόξῃ τῶν „Ῥωμαίων:</text:p>
          </table:table-cell>
          <table:table-cell office:value-type="string" calcext:value-type="string">
            <text:p>οὐ γὰρ προσέκειτο, καθάπερ ἐπὶ τοὺς Λουτα τέου, κυρίας εἶναι ταύτας, ἐὰν καὶ τῷ δήμῳ δόξῃ τῶν Ῥωμαίων, ἀλλ' αὐτοτελῶς ἐποιήσατο τὰς ὁμολογίας Ἀσδρούβας, ἐν αἷς ἦν τὸν Ἴβηρα ποταμὸν μὴ διαβαίνειν ἐπὶ πολέμῳ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3,8/1 to 3/29t/3,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t to 28/4t (Schema:Page/line )</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ἅμα μὲν γὰρ τὸν Ἀννίβαν ἀμίμητόν τινα παρεισάγοντες στρατηγὸν καὶ τόλμῃ καὶ προνοίᾳ τοῦτον ὁμολογουμένως ἀποδεικνύουσιν ἡμῖν ἀλογιστότατον, ἅμα δὲ καταστροϕὴν οὐ δυνάμενοι λαμβάνειν οὐδ' ἔξοδον τοῦ ψεύδους θεοὺς καὶ θεῶν παῖδας εἰς πραγματικὴν ἱστορίαν παρεισάγουσιν.</text:p>
          </table:table-cell>
          <table:table-cell office:value-type="string" calcext:value-type="string">
            <text:p>(7) ἅμα μὲν γὰρ τὸν Ἀννίβαν ἀμίμητόν τινα παρεισάγοντες στρατηγὸν καὶ τόλμηι καὶ προνοίαι, τοῦτον ὁμολογουμένως ἀποδεικνύουσιν ἡμῖν ἀλογιστότατ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7t/7,8/1 to 3/47t/9,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5 to 2b,180,F/2a/6 (Schema:Volume-Jacoby#-F/fragment/line )</text:p>
          </table:table-cell>
          <table:table-cell office:value-type="float" office:value="59" calcext:value-type="float">
            <text:p>59</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ἑσπέραν τῇδε ἐϕέρε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Joannes CINNAMUS <text:s/>Gramm. <text:s/>Hist. <text:s/>[3020]</text:p>
          </table:table-cell>
          <table:table-cell office:value-type="string" calcext:value-type="string">
            <text:p>Epitome rerum ab Joanne et Alexio Comnenis gestarum, ed. A. Meineke, <text:s/>Ioannis Cinnami epitome rerum ab Ioanne et Alexio Comnenis gestarum <text:s/>[Corpus scriptorum historiae Byzantinae. Bonn: Weber, 1836]: 3-300. <text:s/>(Cod: 63,379: Hist.) <text:s/></text:p>
          </table:table-cell>
          <table:table-cell office:value-type="string" calcext:value-type="string">
            <text:p>237/7post 2t to 237/7post 2t (Schema:Page/line )</text:p>
          </table:table-cell>
          <table:table-cell office:value-type="float" office:value="59" calcext:value-type="float">
            <text:p>59</text:p>
          </table:table-cell>
          <table:table-cell office:value-type="float" office:value="1.3" calcext:value-type="float">
            <text:p>1.3</text:p>
          </table:table-cell>
          <table:table-cell office:value-type="string" calcext:value-type="string">
            <text:p>Joannes CINNAMUS </text:p>
          </table:table-cell>
          <table:table-cell office:value-type="string" calcext:value-type="string">
            <text:p>Gramm. <text:s/>Hist. </text:p>
          </table:table-cell>
          <table:table-cell office:value-type="float" office:value="3020" calcext:value-type="float">
            <text:p>3020</text:p>
          </table:table-cell>
          <table:table-cell office:value-type="string" calcext:value-type="string">
            <text:p>3020-001</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Ἰουδὴθ ἐν τούτ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Joannes ZONARAS <text:s/>Gramm. <text:s/>Hist. <text:s/>[3135]</text:p>
          </table:table-cell>
          <table:table-cell office:value-type="string" calcext:value-type="string">
            <text:p>Epitome historiarum (lib. 1-12), ed. L. Dindorf, Ioannis Zonarae <text:s/>epitome historiarum, 3 vols. Leipzig: Teubner, 1:1868 2:1869 3:1870: <text:s/>1:1-402 2:1-457 3:1-169. <text:s/>Praefatio: vol. 1, pp. 1-11. <text:s/>Lib. 1-5: vol. 1, pp. 12-402. <text:s/>Lib. 6-10: vol. 2, pp. 1-457. <text:s/>Lib. 11-12: vol. 3, pp. 1-169. <text:s/>Cf. et 3135 002, 003. <text:s/>(Cod: 240,589: Chronogr., Hist.) <text:s/></text:p>
          </table:table-cell>
          <table:table-cell office:value-type="string" calcext:value-type="string">
            <text:p>1/217/24t1 to 1/217/24t1 (Schema:Volume/page/line )</text:p>
          </table:table-cell>
          <table:table-cell office:value-type="float" office:value="59" calcext:value-type="float">
            <text:p>59</text:p>
          </table:table-cell>
          <table:table-cell office:value-type="float" office:value="1.2" calcext:value-type="float">
            <text:p>1.2</text:p>
          </table:table-cell>
          <table:table-cell office:value-type="string" calcext:value-type="string">
            <text:p>Joannes ZONARAS </text:p>
          </table:table-cell>
          <table:table-cell office:value-type="string" calcext:value-type="string">
            <text:p>Gramm. <text:s/>Hist. </text:p>
          </table:table-cell>
          <table:table-cell office:value-type="float" office:value="3135" calcext:value-type="float">
            <text:p>3135</text:p>
          </table:table-cell>
          <table:table-cell office:value-type="string" calcext:value-type="string">
            <text:p>3135-001</text:p>
          </table:table-cell>
        </table:table-row>
        <table:table-row table:style-name="ro1">
          <table:table-cell office:value-type="string" calcext:value-type="string">
            <text:p>ὧν οὔτ' εἰκὸς οὔτ' ἀληθές ἐστι τὸ παράπαν οὐδέν, εἰ μὴ νὴ Δία πρὸς τοῖς ἄλλοις ἡ τύχη καὶ τοῦτο προσένειμε Ῥωμαίοις, τὸ ϕρονεῖν αὐτοὺς εὐθέως ἐκ γενετῆς.</text:p>
          </table:table-cell>
          <table:table-cell office:value-type="string" calcext:value-type="string">
            <text:p>πῶς δὲ καὶ τίνα τρόπον ἅμα μὲν τὴν στυγνότητα τοῦ συνεδρίου παρεισάγουσι θαυμάσιον, ἅμα δὲ τοὺς υἱοὺς ἀπὸ δώδεκα ἐτῶν ἄγειν ϕασὶ τοὺς πατέρας εἰς τὸ συνέδριον, οὓς μετέχοντας τῶν διαβουλίων οὐδὲ τῶν ἀναγκαίων οὐδενὶ προσίεσθαι τῶν ἀπορρήτων οὐδένων, οὔτ' εἰκὸς οὔτε ἀληθές ἐστι τὸ παράπαν οὐδέν, εἰ μὴ νὴ Δία πρὸς τοῖς ἄλλοις ἡ τύχη καὶ τοῦτο προσένειμε Ῥωμαίοις, τὸ ϕρονεῖν αὐτοὺς εὐθέως ἐκ γενετ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4/1 to 3/20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5t to 2/118/11t (Schema:Page/line )</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ὡς ἂν γὰρ ὑπαίθρου τῆς παραχειμασίας γε γενημένης ἐν τοῖς κατὰ Γαλατίαν τόποις, ὑπό τε τοῦ ψύχους καὶ τῆς ἀνηλειψίας, ἔτι δὲ τῆς μετὰ ταῦτα διὰ τῶν ἑλῶν πορείας καὶ ταλαιπωρίας ἐπεγεγόνει σχεδὸν ἅπασι τοῖς ἵπποις, ὁμοίως δὲ καὶ τοῖς ἀνδράσιν ὁ λεγόμενος λιμόψωρος καὶ τοιαύτη καχεξία.</text:p>
          </table:table-cell>
          <table:table-cell office:value-type="string" calcext:value-type="string">
            <text:p>ὑπὸ δὲ τοῦ ψύχους καὶ τῆς ἀνηλειψίας καὶ τῆς τα λαιπωρίας ἐπεγεγόνει σχεδὸν ἅπασι τοῖς ἵπποις, ὁμοίως δὲ καὶ τοῖς ἀνδράσιν ὁ λεγόμενος λιμόψωρος καὶ τοιαύτη καχεξί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2,8/1 to 3/87t/2,8/6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lambda/558a/1 to lambda/558a/3 (Schema:Alphabetic letter//entry/line )</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ὑπὲρ ὧν ἡμεῖς τὰ κατὰ μέρος ἐν τῇ πρὸ ταύτης βύβλῳ δεδηλώκαμεν.</text:p>
          </table:table-cell>
          <table:table-cell office:value-type="string" calcext:value-type="string">
            <text:p>ὑπὲρ ὧν ἡμεῖς τὰ κατὰ μέρος ἐν οἰκειο τέροις ἀναγράψομεν καιροῖ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4,8/1 to 3/28t/5,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2/31t/2t/6t to 2/31t/3t/1t (Schema:Book//chapter/section/line )</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πρῶτον μὲν ὅτι τὰς πρὸς Ἀσδρούβαν γενομένας ὁμολογίας οὐκ ἀθετητέον, καθάπερ οἱ Καρχηδόνιοι λέγειν ἐθάρρουν:</text:p>
          </table:table-cell>
          <table:table-cell office:value-type="string" calcext:value-type="string">
            <text:p>οἷς τότε μὲν οὐκ ἐχρήσαν το διὰ τὸν ἐπὶ &lt;τῇ&gt; Ζακανθαίων ἀπωλείᾳ θυμόν, λέγεται δὲ πολλάκις καὶ ὑπὸ πολλῶν παρ' αὐτοῖς, πρῶτον μὲν ὅτι τὰς πρὸς Ἀσδρούβαν γενομένας ὁμολογίας οὐκ ἀθετητέον, καθάπερ οἱ Καρχηδόνιοι λέγειν ἐθάρρου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2,8/1 to 3/29t/2,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32t to 28/1t (Schema:Page/line )</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γὼ δὲ ϕημὶ μὲν δεῖν οὐκ ἐν μικρῷ προσλαμβάνεσθαι τὴν τοῦ συγγραϕέως πίστιν, οὐκ αὐτοτελῆ δὲ κρίνειν, τὸ δὲ πλεῖον ἐξ αὐτῶν τῶν πραγμάτων ποιεῖσθαι τοὺς ἀναγινώσκοντας τὰς δοκιμασίας.</text:p>
          </table:table-cell>
          <table:table-cell office:value-type="string" calcext:value-type="string">
            <text:p>Ἐγὼ δὲ ϕημὶ μὲν δεῖν οὐκ ἐν μικρῷ προσ λαμβάνεσθαι τὴν τοῦ συγγραϕέως πίστιν, οὐκ αὐτοτελῆ δὲ κρί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5/1 to 3/9t/5/5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55 to 18a/57 (Schema:Fragment/line )</text:p>
          </table:table-cell>
          <table:table-cell office:value-type="float" office:value="62" calcext:value-type="float">
            <text:p>62</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διὸ καὶ ταῖς μὲν ἀληθιναῖς αἰτίαις οὐκ ἐχρῆτο, κατέϕευγε δ' εἰς προϕάσεις ἀλόγους:</text:p>
          </table:table-cell>
          <table:table-cell office:value-type="string" calcext:value-type="string">
            <text:p>διὸ καὶ ταῖς μὲν ἀλη θιναῖς αἰτίαις οὐκ ἐχρῆτο, κατέϕευγε δ' εἰς προϕάσεις ἀλόγους, ἅπερ εἰώθασι ποιεῖν οἱ διὰ τὰς προεγκαθημένας αὐτοῖς ὁρμὰς ὀλιγωροῦντες τοῦ καθήκον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9/2 to 3/15t/9/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29t to 21/32t (Schema:Page/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ὧν ἐκτὸς οἴονται δεῖν Ῥωμαίους μήτε λῄζεσθαι μήτε πόλιν κτίζειν.</text:p>
          </table:table-cell>
          <table:table-cell office:value-type="string" calcext:value-type="string">
            <text:p>πρόκειται δὲ καὶ τῷ Καλῷ ἀκρωτηρίῳ Μαστία Ταρσήιον, ὧν ἐκτὸς οἴονται δεῖν Ῥωμαίους μήτε ληίζεσθαι μήτε πόλιν κτίζ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2,8/2 to 3/24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31t to 25/1t (Schema:Page/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 δὲ Τεβέριος μετεωρισθεὶς καὶ περιχαρὴς γενόμενος ἐπὶ τῷ προτερήματι ϕιλοτίμως εἶχε πρὸς τὸ τὴν ταχίστην κρῖναι τὰ ὅλα.</text:p>
          </table:table-cell>
          <table:table-cell office:value-type="string" calcext:value-type="string">
            <text:p>ὁ δὲ ϕιλοτίμως εἶχε πρὸς τὴν ταχίστην κρῖναι τὰ ὅλ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0t/1,8/1 to 3/70t/2,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tau/525b/1 to tau/525b/2 (Schema:Alphabetic letter//entry/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ν ᾧ καιρῷ καταστρατοπεδεύσας παρὰ τὸν Ἀδρίαν ἐν χώρᾳ πρὸς πάντα τὰ γεννήματα διαϕερούσῃ μεγάλην ἐποιεῖτο σπουδὴν ὑπὲρ τῆς ἀναλήψεως καὶ θεραπείας τῶν ἀνδρῶν, οὐχ ἧττον δὲ καὶ τῶν ἵππων.</text:p>
          </table:table-cell>
          <table:table-cell office:value-type="string" calcext:value-type="string">
            <text:p>σπουδὴν ἐποιεῖτο ὑπὲρ ἀναλήψεως καὶ θεραπείας τῶν ἀνδρῶν, οὐχ ἧττον δὲ καὶ τῶν ἵππ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1,8/1 to 3/87t/2,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1938a/1 to alpha/1938a/2 (Schema:Alphabetic letter//entry/line )</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πίεζον δὲ καὶ προσαπηρείδοντο παρ' ὅλην τὴν δικαιολογίαν ἐπὶ τὰς τελευταίας συνθήκας τὰς γενομένας ἐν τῷ περὶ Σικελίας πολέμῳ.</text:p>
          </table:table-cell>
          <table:table-cell office:value-type="string" calcext:value-type="string">
            <text:p>ἐπίεζον δὲ καὶ προσαπηρείδοντο παρ' ὅλην τὴν δικαιο λογίαν ἐπὶ τὰς τελευταίας συνθήκας τὰς γενομένας ἐν τῷ περὶ Σικελίας πολέμῳ, ἐν αἷς περὶ μὲν Ἰβηρίας οὐκ ἔϕασαν ὑπάρχειν ἔγγραϕον οὐδέν, περὶ δὲ τοῦ τοῖς ἑκατέρων συμμάχοις τὴν παρ' αὐτῶν ἀσϕάλειαν εἶναι ῥητῶς κατατετάχ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3/1 to 3/21t/3/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30t to 22/34t (Schema:Page/line )</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 ἀλλ' αὐτοτελῶς ἐποιήσατο τὰς ὁμολογίας Ἀσδρούβας, ἐν αἷς ἦν, ”τὸν Ἴβηρα ποταμὸν μὴ δια„βαίνειν ἐπὶ πολέμῳ Καρχηδονίους.</text:p>
          </table:table-cell>
          <table:table-cell office:value-type="string" calcext:value-type="string">
            <text:p>οὐ γὰρ προσέκειτο, καθάπερ ἐπὶ τοὺς Λουτα τέου, κυρίας εἶναι ταύτας, ἐὰν καὶ τῷ δήμῳ δόξῃ τῶν Ῥωμαίων, ἀλλ' αὐτοτελῶς ἐποιήσατο τὰς ὁμολογίας Ἀσδρούβας, ἐν αἷς ἦν τὸν Ἴβηρα ποταμὸν μὴ διαβαίνειν ἐπὶ πολέμῳ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3,8/3 to 3/29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t to 28/4t (Schema:Page/line )</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Αἰθιοπίαν τοι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MANETHO <text:s/>Hist. <text:s/>[1477]</text:p>
          </table:table-cell>
          <table:table-cell office:value-type="string" calcext:value-type="string">
            <text:p>Fragmenta, ed. K. Müller, FHG 2. Paris: Didot, 1841-1870: <text:s/>526-616. <text:s/>frr. 1-85. <text:s/>fr. 1 verba Latina solum. <text:s/>(Q: 9,777: Hist.) <text:s/></text:p>
          </table:table-cell>
          <table:table-cell office:value-type="string" calcext:value-type="string">
            <text:p>54t54/109t to 54t54/109t (Schema:Fragment/line )</text:p>
          </table:table-cell>
          <table:table-cell office:value-type="float" office:value="63" calcext:value-type="float">
            <text:p>63</text:p>
          </table:table-cell>
          <table:table-cell office:value-type="float" office:value="-201" calcext:value-type="float">
            <text:p>-201</text:p>
          </table:table-cell>
          <table:table-cell office:value-type="string" calcext:value-type="string">
            <text:p>MANETHO </text:p>
          </table:table-cell>
          <table:table-cell office:value-type="string" calcext:value-type="string">
            <text:p>Hist. </text:p>
          </table:table-cell>
          <table:table-cell office:value-type="float" office:value="1477" calcext:value-type="float">
            <text:p>1477</text:p>
          </table:table-cell>
          <table:table-cell office:value-type="string" calcext:value-type="string">
            <text:p>1477-003</text:p>
          </table:table-cell>
        </table:table-row>
        <table:table-row table:style-name="ro1">
          <table:table-cell office:value-type="string" calcext:value-type="string">
            <text:p>Τὰ μὲν οὖν κατὰ τὴν Ἰταλίαν τοιαύτην εἶχε τὴν διάθεσιν.</text:p>
          </table:table-cell>
          <table:table-cell office:value-type="string" calcext:value-type="string">
            <text:p>Τὰ μὲν οὖν κατὰ τὴν Ἄσκρην, τ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5t/1,8/1 to 3/95t/2,8/1 (Schema:Book//chapter/section/line )</text:p>
          </table:table-cell>
          <table:table-cell office:value-type="string" calcext:value-type="string">
            <text:p>SCHOLIA IN HESIODUM <text:s/>Schol. [5025]</text:p>
          </table:table-cell>
          <table:table-cell office:value-type="string" calcext:value-type="string">
            <text:p>Scholia in opera et dies (scholia vetera partim Procli et recentiora <text:s/>partim Moschopuli, Tzetzae et Joannis Galeni), ed. T. Gaisford, Poetae <text:s/>minores Graeci, vol. 2 [Scholia ad Hesiodum]. Leipzig: Kühn, <text:s/>1823: 3-447. <text:s/>Prolegomena Procli: pp. 3-9. <text:s/>Interpretatio Joannis Tzetzae: pp. 10-22. <text:s/>Scholia: pp. 23-447. <text:s/>Prolegomena Procli et scholia: Dup. partim 5025 001 (verba ex Proclo). <text:s/>(Cod: 105,586: Schol.) <text:s/></text:p>
          </table:table-cell>
          <table:table-cell office:value-type="string" calcext:value-type="string">
            <text:p>sch/631bis/18t1 to sch/631bis/19t1 (Schema:Prolegomenon-scholion//page-verse/line )</text:p>
          </table:table-cell>
          <table:table-cell office:value-type="float" office:value="63" calcext:value-type="float">
            <text:p>63</text:p>
          </table:table-cell>
          <table:table-cell office:value-type="float" office:value="1.4" calcext:value-type="float">
            <text:p>1.4</text:p>
          </table:table-cell>
          <table:table-cell office:value-type="string" calcext:value-type="string">
            <text:p>SCHOLIA IN HESIODUM </text:p>
          </table:table-cell>
          <table:table-cell office:value-type="string" calcext:value-type="string">
            <text:p>Schol.</text:p>
          </table:table-cell>
          <table:table-cell office:value-type="float" office:value="5025" calcext:value-type="float">
            <text:p>5025</text:p>
          </table:table-cell>
          <table:table-cell office:value-type="string" calcext:value-type="string">
            <text:p>5025-002</text:p>
          </table:table-cell>
        </table:table-row>
        <table:table-row table:style-name="ro1">
          <table:table-cell office:value-type="string" calcext:value-type="string">
            <text:p>ὑπὲρ ἧς διὰ τὸ μέγεθος τῶν ἐν αὐτῇ πράξεων καὶ τὸ παράδοξον τῶν συμβαινόντων, τὸ δὲ μέγιστον, διὰ τὸ τῶν πλείστων μὴ μόνον αὐτόπτης, ἀλλ' ὧν μὲν συνεργὸς ὧν δὲ καὶ χειριστὴς γεγονέναι, προήχθην οἷον ἀρχὴν ποιησάμενος ἄλλην γράϕειν.</text:p>
          </table:table-cell>
          <table:table-cell office:value-type="string" calcext:value-type="string">
            <text:p>διὸ καὶ τῆς πραγματείας ταύτης τοῦτ' ἔσται τελεσιούρ γημα, τὸ γνῶναι τὴν κατάστασιν παρ' ἑκάστοις, ποία τις ἦν μετὰ τὸ καταγωνισθῆναι τὰ ὅλα καὶ πεσεῖν εἰς τὴν τῶν Ῥωμαίων ἐξουσίαν ἕως τῆς μετὰ ταῦτα πάλιν ἐπιγενομένης ταραχῆς καὶ κινήσεως, ὑπὲρ ἧς διὰ τὸ μέγεθος τῶν ἐν αὐτῇ πράξεων καὶ τὸ παράδοξον τῶν συμβαινόντων, τὸ δὲ μέγιστον διὰ τὸ τῶν πλείστων μὴ μόνον αὐτόπτης, ἀλλ' ὧν μὲν συνεργός, ὧν δὲ καὶ χειριστὴς γεγονέναι, προήχθην οἷον ἀρχὴν ποιησάμενος ἄλλην γράϕ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13/1 to 3/5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17t to 2/114/24t (Schema:Page/line )</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ευτέρα δ' ἡ τοῦ Λακεδαιμονίων βασιλέως Ἀγησιλάου διάβασις εἰς τὴν Ἀσίαν, ἐν ᾗ 'κεῖνος οὐδὲν ἀξιόχρεων οὐδ' ἀντίπαλον εὑρὼν ταῖς σϕετέραις ἐπιβολαῖς ἄπρακτος ἠναγκάσθη μεταξὺ διὰ τὰς περὶ τὴν Ἑλλάδα ταραχὰς ἐπανελθεῖν.</text:p>
          </table:table-cell>
          <table:table-cell office:value-type="string" calcext:value-type="string">
            <text:p>ἦν δὲ πρώτη μὲν ἡ τῶν μετὰ Ξενοϕῶντος Ἑλλήνων ἐκ τῶν ἄνω σατραπιῶν ἐπάνοδος, ἐν ᾗ πᾶσαν τὴν Ἀσίαν διαπορευομένων αὐτῶν πολεμίαν ὑπάρχουσαν οὐδεὶς ἐτόλμα μένειν κατὰ πρόσωπον τῶν βαρβάρων, δευτέραν δὲ τοῦ Λακεδαιμονίων βασιλέως Ἀγησιλάου διάβασις εἰς τὴν Ἀσίαν, ἐν ᾗ ἐκεῖνος οὐδὲ ἀξιόχρεων οὐδ' ἀντίπαλον εὑρὼν ταῖς σϕετέραις ἐπιβολαῖς ἄπρακτος ἠναγκάσθη μεταξὺ διὰ τὰς περὶ τὴν Ἑλλάδα ταραχὰς ἐπανελθ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1/1 to 3/6t/1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9t to 2/116/4t (Schema:Page/line )</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ὴν δ' ἀπὸ τοῦ ῥεύματος πλευρὰν ἠσϕαλίζοντο τοῖς ἐκ τῆς γῆς ἐπιγύοις, εἰς τὰ περὶ τὸ χεῖλος πεϕυκότα τῶν δένδρων ἐνάπτοντες, πρὸς τὸ συμμένειν καὶ μὴ παρωθεῖσθαι τὸ ὅλον ἔργον κατὰ τοῦ ποταμοῦ.</text:p>
          </table:table-cell>
          <table:table-cell office:value-type="string" calcext:value-type="string">
            <text:p>ἠσϕαλίζοντο δὲ τὰς σχεδίας τοῖς ἀπὸ τῆς γῆς ἐπιγείοις εἰς τὰ περὶ τὸ χεῖλος πεϕυκότα τῶν δένδρων ἐνάπτοντες πρὸς τὸ συμμέ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6t/3,8/1 to 3/46t/4,8/1 (Schema:Book//chapter/section/line )</text:p>
          </table:table-cell>
          <table:table-cell office:value-type="string" calcext:value-type="string">
            <text:p>Pseudo-ZONARAS <text:s/>Lexicogr. <text:s/>[3136]</text:p>
          </table:table-cell>
          <table:table-cell office:value-type="string" calcext:value-type="string">
            <text:p>Lexicon, ed. J.A.H. Tittmann, Iohannis Zonarae lexicon ex tribus <text:s/>codicibus manuscriptis, 2 vols. Leipzig: Crusius, 1808 (repr. Amsterdam: <text:s/>Hakkert, 1967): 1:1-1070 2:1077-1900. <text:s/>(Cod: 239,532: Lexicogr.) <text:s/></text:p>
          </table:table-cell>
          <table:table-cell office:value-type="string" calcext:value-type="string">
            <text:p>epsilon/740/16t to epsilon/740/19t (Schema:Alphabetic letter/page/line )</text:p>
          </table:table-cell>
          <table:table-cell office:value-type="float" office:value="64" calcext:value-type="float">
            <text:p>64</text:p>
          </table:table-cell>
          <table:table-cell office:value-type="float" office:value="1.3" calcext:value-type="float">
            <text:p>1.3</text:p>
          </table:table-cell>
          <table:table-cell office:value-type="string" calcext:value-type="string">
            <text:p>Pseudo-ZONARAS </text:p>
          </table:table-cell>
          <table:table-cell office:value-type="string" calcext:value-type="string">
            <text:p>Lexicogr. </text:p>
          </table:table-cell>
          <table:table-cell office:value-type="float" office:value="3136" calcext:value-type="float">
            <text:p>3136</text:p>
          </table:table-cell>
          <table:table-cell office:value-type="string" calcext:value-type="string">
            <text:p>3136-001</text:p>
          </table:table-cell>
        </table:table-row>
        <table:table-row table:style-name="ro1">
          <table:table-cell office:value-type="string" calcext:value-type="string">
            <text:p>πρὸς δὲ τούτοις αὐτὸς ὑγιασθεὶς ἐκ τοῦ τραύματος ἀληθινὴν παρέξεσθαι χρείαν ἤλπιζε τοῖς κοινοῖς πράγμασιν.</text:p>
          </table:table-cell>
          <table:table-cell office:value-type="string" calcext:value-type="string">
            <text:p>ὁ δὲ ὑπελάμβανεν ὑγιασθεὶς ἐκ τοῦ τραύματος ἀληθινὴν παρέχεσθαι χρείαν τοῖς κοινοῖς πράγμα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0t/5,8/1 to 3/70t/6,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chi/465b/1 to chi/465b/2 (Schema:Alphabetic letter//entry/line )</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ἀλλὰ περὶ μὲν τού των ἐν ἄλλοις καιροῖς οἰκειοτέροις ποιητέον τὴν σκέψ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ARISTOTELES et CORPUS ARISTOTELICUM <text:s/>Phil. <text:s/>[0086]</text:p>
          </table:table-cell>
          <table:table-cell office:value-type="string" calcext:value-type="string">
            <text:p>Meteorologica, ed. F.H. Fobes, Aristotelis meteorologicorum libri <text:s/>quattuor. Cambridge, Mass.: Harvard University Press, 1919 (repr. <text:s/>Hildesheim: Olms, 1967): 338a20-390b22. <text:s/>(Cod: 34,820: Nat. Hist., Phil.) <text:s/></text:p>
          </table:table-cell>
          <table:table-cell office:value-type="string" calcext:value-type="string">
            <text:p>2t/17/359a/22t to 2t/17/359a/23t (Schema:Bekker page/line )</text:p>
          </table:table-cell>
          <table:table-cell office:value-type="float" office:value="64" calcext:value-type="float">
            <text:p>64</text:p>
          </table:table-cell>
          <table:table-cell office:value-type="float" office:value="-301" calcext:value-type="float">
            <text:p>-301</text:p>
          </table:table-cell>
          <table:table-cell office:value-type="string" calcext:value-type="string">
            <text:p>ARISTOTELES et CORPUS ARISTOTELICUM </text:p>
          </table:table-cell>
          <table:table-cell office:value-type="string" calcext:value-type="string">
            <text:p>Phil. </text:p>
          </table:table-cell>
          <table:table-cell office:value-type="float" office:value="86" calcext:value-type="float">
            <text:p>86</text:p>
          </table:table-cell>
          <table:table-cell office:value-type="string" calcext:value-type="string">
            <text:p>0086-026</text:p>
          </table:table-cell>
        </table:table-row>
        <table:table-row table:style-name="ro1">
          <table:table-cell office:value-type="string" calcext:value-type="string">
            <text:p>διὸ καὶ τῆς πραγ ματείας ταύτης τοῦτ' ἔσται τελεσιούργημα, τὸ γνῶναι τὴν κατάστασιν παρ' ἑκάστοις, ποία τις ἦν μετὰ τὸ καταγωνισθῆναι τὰ ὅλα καὶ πεσεῖν εἰς τὴν τῶν Ῥωμαίων ἐξουσίαν ἕως τῆς μετὰ ταῦτα πάλιν ἐπιγενομένης ταραχῆς καὶ κινήσεως.</text:p>
          </table:table-cell>
          <table:table-cell office:value-type="string" calcext:value-type="string">
            <text:p>διὸ καὶ τῆς πραγματείας ταύτης τοῦτ' ἔσται τελεσιούρ γημα, τὸ γνῶναι τὴν κατάστασιν παρ' ἑκάστοις, ποία τις ἦν μετὰ τὸ καταγωνισθῆναι τὰ ὅλα καὶ πεσεῖν εἰς τὴν τῶν Ῥωμαίων ἐξουσίαν ἕως τῆς μετὰ ταῦτα πάλιν ἐπιγενομένης ταραχῆς καὶ κινήσεως, ὑπὲρ ἧς διὰ τὸ μέγεθος τῶν ἐν αὐτῇ πράξεων καὶ τὸ παράδοξον τῶν συμβαινόντων, τὸ δὲ μέγιστον διὰ τὸ τῶν πλείστων μὴ μόνον αὐτόπτης, ἀλλ' ὧν μὲν συνεργός, ὧν δὲ καὶ χειριστὴς γεγονέναι, προήχθην οἷον ἀρχὴν ποιησάμενος ἄλλην γράϕ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12/1 to 3/4t/1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17t to 2/114/24t (Schema:Page/line )</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 μετὰ δὲ ταῦτα πάλιν, λήξαντος τοῦ Λιβυκοῦ πολέμου, Ῥωμαῖοι Καρχηδονίοις πόλεμον ἐξενέγκαντες ἕως δόγματος ἐπισυνθήκας ἐποιήσαντο τοιαύτας:</text:p>
          </table:table-cell>
          <table:table-cell office:value-type="string" calcext:value-type="string">
            <text:p>μετὰ δὲ ταῦτα πάλιν, λή ξαντος τοῦ Λιβυκοῦ πολέμου, Ῥωμαῖοι Καρχηδονίοις πόλεμον ἐξενέγκαντες ἕως δόγματος ἐπισυνθήκας ἐποίησαν τοιαύτας, ἐκχωρεῖν Καρχηδονίους Σαρδόνος καὶ προσεξενεγκεῖν ἄλλα χίλια καὶ σʹ τάλαντα, ὡς προείπ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6,8/2 to 3/27t/8,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7t to 27/11t (Schema:Page/line )</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ιὸ γενόμενος ἐγκρατὴς χώρας εὐδαίμονος ἐσωματοποίησε μὲν τοὺς ἵππους, ἀνεκτήσατο δὲ τά τε σώματα καὶ τὰς ψυχὰς τῶν στρατιωτῶν:</text:p>
          </table:table-cell>
          <table:table-cell office:value-type="string" calcext:value-type="string">
            <text:p>ἐσωματοποίησε δὲ τοὺς ἵππους, ἀνεκτήσατο δὲ τὰ σώματα καὶ τὰς ψυχὰς τῶν ἀνθρώπ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3,8/1 to 3/87t/3,8/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839b/2 to sigma/839b/3 (Schema:Alphabetic letter//entry/line )</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ὁ δ' Ἀννίβας, ἅτε νέος μὲν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text:p>
          </table:table-cell>
          <table:table-cell office:value-type="string" calcext:value-type="string">
            <text:p>Ῥωμαῖοι μὲν οὖν διεμαρτύροντο Ζακανθαίων ἀπέχεσθαι (κεῖσθαι γὰρ αὐτοὺς ἐν τῇ σϕετέρᾳ πίστει) καὶ τὸν Ἴβηρα ποταμὸν μὴ διαβαίνειν κατὰ τὰς ἐπ' Ἀσδρούβαν γενομένας ὁμολογίας ὁ δὲ Ἀννίβας ἅτε νέος &lt;μὲν&gt; ὤν, πλήρης δὲ πολεμικῆς ὁρμῆς, ἐπιτυχὴς δ' ἐν ταῖς ἐπιβολαῖς, πάλαι δὲ παρωρμημένος πρὸς τὴν κατὰ Ῥωμαίων ἔχθραν, πρὸς μὲν ἐκείνους ὡς κηδόμενος Ζακανθαίων ἐνεκάλει Ῥωμαίοις, διότι μικροῖς ἔμπροσθεν χρόνοις στασιαζόντων αὐτῶν λαβόντες τὴν ἐπιτροπὴν εἰς τὸ διαλῦσαι ἀδίκως ἐπανέλοιντό τινας τῶν προεστώτων, οὓς οὐ περιόψεσθαι παρεσπονδημένους (πάτριον γὰρ εἶναι Καρχηδονίοις τὸ μηδένα τῶν ἀδικουμένων περιορᾶν), πρὸς δὲ Καρχηδονίους διεπέμπετο πυνθανόμενος τί δεῖ ποιεῖν, ὅτι Ζακανθαῖοι πιστεύοντες τῇ Ῥωμαίων συμμαχίᾳ τινὰς τῶν ὑϕ' αὑτοὺς ταττομένων ἀδικοῦ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6/1 to 3/15t/7/5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16t to 21/28t (Schema:Page/line )</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ἦν δὲ πρώτη μὲν ἡ τῶν μετὰ Ξενοϕῶντος Ἑλλήνων ἐκ τῶν ἄνω σατραπειῶν ἐπάνοδος, ἐν ᾗ πᾶσαν τὴν Ἀσίαν διαπορευομένων αὐτῶν πολεμίαν ὑπάρχουσαν οὐδεὶς ἐτόλμα μένειν κατὰ πρόσωπον τῶν βαρβάρων:</text:p>
          </table:table-cell>
          <table:table-cell office:value-type="string" calcext:value-type="string">
            <text:p>ἦν δὲ πρώτη μὲν ἡ τῶν μετὰ Ξενοϕῶντος Ἑλλήνων ἐκ τῶν ἄνω σατραπιῶν ἐπάνοδος, ἐν ᾗ πᾶσαν τὴν Ἀσίαν διαπορευομένων αὐτῶν πολεμίαν ὑπάρχουσαν οὐδεὶς ἐτόλμα μένειν κατὰ πρόσωπον τῶν βαρβάρων, δευτέραν δὲ τοῦ Λακεδαιμονίων βασιλέως Ἀγησιλάου διάβασις εἰς τὴν Ἀσίαν, ἐν ᾗ ἐκεῖνος οὐδὲ ἀξιόχρεων οὐδ' ἀντίπαλον εὑρὼν ταῖς σϕετέραις ἐπιβολαῖς ἄπρακτος ἠναγκάσθη μεταξὺ διὰ τὰς περὶ τὴν Ἑλλάδα ταραχὰς ἐπανελθ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0/1 to 3/6t/1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9t to 2/116/4t (Schema:Page/line )</text:p>
          </table:table-cell>
          <table:table-cell office:value-type="float" office:value="67" calcext:value-type="float">
            <text:p>6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ὧν εἰκότως ἐμπίπτουσιν εἰς τὸ παρα πλήσιον τοῖς τραγῳδιογράϕοις.</text:p>
          </table:table-cell>
          <table:table-cell office:value-type="string" calcext:value-type="string">
            <text:p>(8) ἐξ ὧν εἰκότως ἐμπίπτουσιν εἰς τὸ παραπλήσιον τοῖς τραγωιδιογράϕοις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8,8/1 to 3/48t/8,8/2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30 to 2b,180,F/2a/30 (Schema:Volume-Jacoby#-F/fragment/line )</text:p>
          </table:table-cell>
          <table:table-cell office:value-type="float" office:value="67" calcext:value-type="float">
            <text:p>67</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Ἰουδαίαν ἐν τούτοις ἦν, τὰ δὲ κατὰ τὴν Συρίαν τετάρακτο ἐξ αἰτίας τοιαύτ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Joannes ZONARAS <text:s/>Gramm. <text:s/>Hist. <text:s/>[3135]</text:p>
          </table:table-cell>
          <table:table-cell office:value-type="string" calcext:value-type="string">
            <text:p>Epitome historiarum (lib. 1-12), ed. L. Dindorf, Ioannis Zonarae <text:s/>epitome historiarum, 3 vols. Leipzig: Teubner, 1:1868 2:1869 3:1870: <text:s/>1:1-402 2:1-457 3:1-169. <text:s/>Praefatio: vol. 1, pp. 1-11. <text:s/>Lib. 1-5: vol. 1, pp. 12-402. <text:s/>Lib. 6-10: vol. 2, pp. 1-457. <text:s/>Lib. 11-12: vol. 3, pp. 1-169. <text:s/>Cf. et 3135 002, 003. <text:s/>(Cod: 240,589: Chronogr., Hist.) <text:s/></text:p>
          </table:table-cell>
          <table:table-cell office:value-type="string" calcext:value-type="string">
            <text:p>1/352/5t1 to 1/352/6t1 (Schema:Volume/page/line )</text:p>
          </table:table-cell>
          <table:table-cell office:value-type="float" office:value="67" calcext:value-type="float">
            <text:p>67</text:p>
          </table:table-cell>
          <table:table-cell office:value-type="float" office:value="1.2" calcext:value-type="float">
            <text:p>1.2</text:p>
          </table:table-cell>
          <table:table-cell office:value-type="string" calcext:value-type="string">
            <text:p>Joannes ZONARAS </text:p>
          </table:table-cell>
          <table:table-cell office:value-type="string" calcext:value-type="string">
            <text:p>Gramm. <text:s/>Hist. </text:p>
          </table:table-cell>
          <table:table-cell office:value-type="float" office:value="3135" calcext:value-type="float">
            <text:p>3135</text:p>
          </table:table-cell>
          <table:table-cell office:value-type="string" calcext:value-type="string">
            <text:p>3135-001</text:p>
          </table:table-cell>
        </table:table-row>
        <table:table-row table:style-name="ro1">
          <table:table-cell office:value-type="string" calcext:value-type="string">
            <text:p>τὴν δ' ἀπὸ τοῦ ῥεύματος πλευρὰν ἠσϕαλίζοντο τοῖς ἐκ τῆς γῆς ἐπιγύοις, εἰς τὰ περὶ τὸ χεῖλος πεϕυκότα τῶν δένδρων ἐνάπτοντες, πρὸς τὸ συμμένειν καὶ μὴ παρωθεῖσθαι τὸ ὅλον ἔργον κατὰ τοῦ ποταμοῦ.</text:p>
          </table:table-cell>
          <table:table-cell office:value-type="string" calcext:value-type="string">
            <text:p>ἠσϕαλίζοντο δὲ τὰς σχεδίας τοῖς ἀπὸ τῆς γῆς ἐπιγύοις εἰς τὰ περὶ τὸ χεῖλος πεϕυκότα τῶν δένδρων ἐνάπτοντες πρὸς τὸ συμμέ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6t/3,8/1 to 3/46t/4,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1123b/1 to epsilon/1123b/3 (Schema:Alphabetic letter//entry/line )</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ἅμα μὲν γὰρ τὸν Ἀννίβαν ἀμίμητόν τινα παρεισάγοντες στρατηγὸν καὶ τόλμῃ καὶ προνοίᾳ τοῦτον ὁμολογουμένως ἀποδεικνύουσιν ἡμῖν ἀλογιστότατον, ἅμα δὲ καταστροϕὴν οὐ δυνάμενοι λαμβάνειν οὐδ' ἔξοδον τοῦ ψεύδους θεοὺς καὶ θεῶν παῖδας εἰς πραγματικὴν ἱστορίαν παρεισάγουσιν.</text:p>
          </table:table-cell>
          <table:table-cell office:value-type="string" calcext:value-type="string">
            <text:p>(8) ἅμα δὲ καταστροϕὴν οὐ δυνάμενοι λαμβάνειν οὐδ' ἔξοδον τοῦ ψεύδους, θεοὺς καὶ θεῶν παῖδας εἰς πραγματικὴν ἱστορίαν παρεισάγου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7t/7,8/1 to 3/47t/9,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6 to 2b,180,F/2a/8 (Schema:Volume-Jacoby#-F/fragment/line )</text:p>
          </table:table-cell>
          <table:table-cell office:value-type="float" office:value="69" calcext:value-type="float">
            <text:p>69</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οἱ γὰρ Ῥωμαῖοι πρὸς μὲν τοὺς ὑλώδεις τόπους ὑπόπτως εἶχον διὰ τὸ τοὺς Κελτοὺς ἀεὶ τιθέναι τὰς ἐνέδρας ἐν τοῖς τοιούτοις χωρίοις, τοῖς δ' ἐπιπέδοις καὶ ψιλοῖς ἀπεπίστευον, οὐκ εἰδότες ὅτι καὶ πρὸς τὸ λαθεῖν καὶ πρὸς τὸ μηδὲν παθεῖν τοὺς ἐνεδρεύσαντας εὐϕυέστεροι τυγχάνουσιν ὄντες τῶν ὑλωδῶν διὰ τὸ δύνασθαι μὲν ἐκ πολλοῦ προορᾶν πάντα τοὺς ἐνεδρεύοντας, εἶναι δ' ἐπιπροσθήσεις ἱκανὰς ἐν τοῖς πλείστοις τόποις.</text:p>
          </table:table-cell>
          <table:table-cell office:value-type="string" calcext:value-type="string">
            <text:p>πρὸς τὸ λαθεῖν καὶ μηδὲν παθεῖν τοὺς ἐνεδρεύσαντας εὐϕυέστεροι τυγχάνουσιν ὄντες οἱ ψιλοὶ καὶ ἐπίπεδοι τόποι τῶν ὑλωδῶν διὰ τὸ δύνασθαι ἐκ πολλοῦ προορᾶν πάντας τοὺς ἐνεδρεύοντας, εἶναι δ' ἐπιπροσθήσεις ἱκανὰς ἐν τοῖς πλείστοις τόπ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1t/2,8/2 to 3/71t/4,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3007a/1 to pi/3007a/5 (Schema:Alphabetic letter//entry/line )</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ὅταν δὲ τὰς Ἑλληνικὰς πράξεις τὰς κατὰ τὴν αὐτὴν ὀλυμπιάδα γενομένας διεξιόντες ἐπιστῶμεν τοῖς καιροῖς τούτοις, τότ' ἤδη προθέμενοι ψιλῶς τὸν ὑπὲρ αὐτῆς τῆς Ῥωμαίων πολιτείας ποιησόμεθα λόγον, νομίζοντες οὐ μόνον πρὸς τὴν τῆς ἱστορίας σύνταξιν οἰκείαν εἶναι τὴν περὶ αὐτῆς ἐξήγησιν.</text:p>
          </table:table-cell>
          <table:table-cell office:value-type="string" calcext:value-type="string">
            <text:p>140&gt; διεξιόντες ἐπι στῶμεν τοῖς καιροῖς τούτοις, τότ' ἤδη προθέμενοι ψιλῶς τὸν ὑπὲρ αὐτῆς τῆς Ῥωμαίων πολιτείας ποιησόμεθα λόγον, νομίζοντες οὐ μόνον πρὸς τὴν τῆς ἱστορίας σύνταξιν οἰκείαν εἶναι τὴν περὶ αὐτῆς ἐξήγησιν, ἀλλὰ καὶ πρὸς τὰς τῶν πολιτευμάτων διορθώσεις καὶ κατασκευὰς μεγάλα συμβάλλεσθαι τοῖς ϕιλομαθοῦσι καὶ πραγματικοῖς τῶν ἀνδρῶν [Idem III, 118, 11].</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18t/11,8/1 to 3/118t/12,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4t/2 to 6/1t/5t/6 (Schema:Book//chapter/section/line )</text:p>
          </table:table-cell>
          <table:table-cell office:value-type="float" office:value="69" calcext:value-type="float">
            <text:p>6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ῶς δὲ καὶ τίνα τρόπον ἅμα μὲν τὴν στυγνότητα τοῦ συνεδρίου παρεισάγουσι θαυμάσιον, ἅμα δὲ τοὺς υἱοὺς ἀπὸ δώδεκ' ἐτῶν ἄγειν ϕασὶ τοὺς πατέρας εἰς τὸ συνέδριον, οὓς μετέχοντας τῶν διαβουλίων οὐδὲ τῶν ἀναγκαίων οὐδενὶ προΐεσθαι τῶν ἀπορρήτων οὐδέν</text:p>
          </table:table-cell>
          <table:table-cell office:value-type="string" calcext:value-type="string">
            <text:p>πῶς δὲ καὶ τίνα τρόπον ἅμα μὲν τὴν στυγνότητα τοῦ συνεδρίου παρεισάγουσι θαυμάσιον, ἅμα δὲ τοὺς υἱοὺς ἀπὸ δώδεκα ἐτῶν ἄγειν ϕασὶ τοὺς πατέρας εἰς τὸ συνέδριον, οὓς μετέχοντας τῶν διαβουλίων οὐδὲ τῶν ἀναγκαίων οὐδενὶ προσίεσθαι τῶν ἀπορρήτων οὐδένων, οὔτ' εἰκὸς οὔτε ἀληθές ἐστι τὸ παράπαν οὐδέν, εἰ μὴ νὴ Δία πρὸς τοῖς ἄλλοις ἡ τύχη καὶ τοῦτο προσένειμε Ῥωμαίοις, τὸ ϕρονεῖν αὐτοὺς εὐθέως ἐκ γενετ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3/1 to 3/20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5t to 2/118/11t (Schema:Page/line )</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ὑπὲρ ὧν ἡμεῖς τὰ κατὰ μέρος ἐν τῇ πρὸ ταύτης βύβλῳ δεδηλώκαμεν.</text:p>
          </table:table-cell>
          <table:table-cell office:value-type="string" calcext:value-type="string">
            <text:p>ὑπὲρ ὧν ἡμεῖς τὰ κατὰ μέρος ἐν τοῖς πρὸ τούτων εἰρήκ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4,8/1 to 3/28t/5,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2t/4t/4t to 31/22t/5t/1t (Schema:Book//chapter/section/line )</text:p>
          </table:table-cell>
          <table:table-cell office:value-type="float" office:value="70" calcext:value-type="float">
            <text:p>7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ὑπὲρ ὧν ἡμεῖς τὰ κατὰ μέρος ἐν τῇ πρὸ ταύτης βύβλῳ δεδηλώκαμεν.</text:p>
          </table:table-cell>
          <table:table-cell office:value-type="string" calcext:value-type="string">
            <text:p>ὑπὲρ ὧν ἡμεῖς τὰ κατὰ μέρος ἐν τοῖς πρὸ τούτων εἰρήκ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4,8/1 to 3/28t/5,8/1 (Schema:Book//chapter/section/line )</text:p>
          </table:table-cell>
          <table:table-cell office:value-type="string" calcext:value-type="string">
            <text:p>CONSTANTINUS VII PORPHYROGENITUS Imperator <text:s/>Hist. <text:s/>[3023]</text:p>
          </table:table-cell>
          <table:table-cell office:value-type="string" calcext:value-type="string">
            <text:p>De virtutibus et vitiis, ed. T. Büttner-Wobst and A.G. Roos, <text:s/>Excerpta historica iussu imp. Constantini Porphyrogeniti confecta, vol. <text:s/>2: excerpta de virtutibus et vitiis, pts. 1 &amp; 2. Berlin: Weidmann, <text:s/>2.1:1906 2.2:1910: 2.1:1-361 2.2:1-407. <text:s/>(Cod: 200,296: Hist.) <text:s/></text:p>
          </table:table-cell>
          <table:table-cell office:value-type="string" calcext:value-type="string">
            <text:p>2/186/20t to 2/186/21t (Schema:Volume/page/line )</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2</text:p>
          </table:table-cell>
        </table:table-row>
        <table:table-row table:style-name="ro1">
          <table:table-cell office:value-type="string" calcext:value-type="string">
            <text:p>ταχὺ δὲ γενόμενος κύριος τοὺς μὲν οἰκήτορας κατέϕθειρε, τὰς δὲ πλείστας οἰκίας ἀκεραίους διεϕύλαξε καὶ τὰ τείχη, βουλόμενος σιτοβολίοις χρήσασθαι πρὸς τὴν παραχειμασίαν.</text:p>
          </table:table-cell>
          <table:table-cell office:value-type="string" calcext:value-type="string">
            <text:p>τὰς δὲ οἰκίας τῆς πόλεως ἀκεραίους διεϕύλαξε καὶ τὰ τείχη, βουλόμενος σιτοβολίοις χρήσασθαι πρὸς παραχειμα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0t/4,8/1 to 3/100t/4,8/4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sigma/498b/1 to sigma/498b/3 (Schema:Alphabetic letter//entry/line )</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λέγω δ' ἐπινοίας καὶ διαθέσεις καὶ τοὺς περὶ ταῦτα συλλογισμοὺς καὶ δι' ὧν:</text:p>
          </table:table-cell>
          <table:table-cell office:value-type="string" calcext:value-type="string">
            <text:p>λέγω δ' ἐπινοίας καὶ διαθέσεις καὶ τοὺς περὶ ταῦτα συλλογισμούς, καὶ δι' ὧν ἐπὶ τὸ κρῖναί τι καὶ προθέσθαι παραγινόμεθ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7/4 to 3/6t/7/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5t to 2/115/27t (Schema:Page/line )</text:p>
          </table:table-cell>
          <table:table-cell office:value-type="float" office:value="71" calcext:value-type="float">
            <text:p>7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χ ἱστο ρήσαντες γὰρ ὅτι συμβαίνει τοὺς Κελτοὺς τοὺς παρὰ τὸν Ῥοδανὸν ποταμὸν οἰκοῦντας οὐχ ἅπαξ οὐδὲ δὶς πρὸ τῆς Ἀννίβου παρουσίας, οὐδὲ μὴν πάλαι προσϕάτως δέ, μεγάλοις στρατοπέδοις ὑπερβάντας τὰς Ἄλπεις παρατετάχθαι μὲν Ῥωμαίοις, συνηγωνίσθαι δὲ Κελτοῖς τοῖς τὰ περὶ τὸν Πάδον πεδία κατοικοῦσι, καθάπερ ἡμεῖς ἐν τοῖς πρὸ τούτων ἐδηλώσαμεν, πρὸς δὲ τούτοις οὐκ εἰδότες ὅτι πλεῖστον ἀνθρώπων ϕῦλον κατ' αὐτὰς οἰκεῖν συμβαίνει τὰς Ἄλπεις, ἀλλ' ἀγνοοῦντες ἕκαστα τῶν εἰρημένων ἥρω τινά ϕασιν ἐπιϕανέντα συνυποδεῖξαι τὰς ὁδοὺς αὐτοῖς.</text:p>
          </table:table-cell>
          <table:table-cell office:value-type="string" calcext:value-type="string">
            <text:p>(6) οὐχ ἱστορήσαντες γὰρ ὅτι συμβαίνει τοὺς Κελτοὺς τοὺς παρὰ τὸν Ῥοδανὸν ποταμὸν οἰκοῦντας οὐχ ἅπαξ οὐδὲ δὶς πρὸ τῆς Ἀννίβου παρουσίας, οὐδὲ μὴν πάλαι προσϕάτως δέ, μεγάλοις στρατοπέδοις ὑπερβάντας τὰς Ἄλπεις παρατετάχθαι μὲν Ῥωμαίοις συνηγωνίσθαι δὲ Κελτοῖς τοῖς τὰ περὶ τὸν Πάδον πεδία κατοικοῦσι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6,8/1 to 3/48t/8,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24 to 2b,180,F/2a/27 (Schema:Volume-Jacoby#-F/fragment/line )</text:p>
          </table:table-cell>
          <table:table-cell office:value-type="float" office:value="71" calcext:value-type="float">
            <text:p>71</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ροσδεῖ δ' ἔτι τῆς τύχης, ἵνα συνδράμῃ τὰ τοῦ βίου πρὸς τὸ τὴν πρόθεσιν ἐπὶ τέλος ἀγαγεῖν.</text:p>
          </table:table-cell>
          <table:table-cell office:value-type="string" calcext:value-type="string">
            <text:p>Τὰ μὲν οὖν τῆς ἐπιβολῆς ἡμῶν τοιαῦτα, προσδεῖ δὲ τὰ τῆς τύχης, ἵνα συνδράμῃ τὰ τοῦ βίου πρὸς τὸ τὴν πρόθεσιν ἐπὶ τέλος ἀναγαγ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t/7/1 to 3/5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26t to 2/114/28t (Schema:Page/line )</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σδρούβας μὲν οὖν προαποθανὼν οὐ πᾶσιν ἔκδηλον ἐποίησε τὴν αὑτοῦ πρόθεσιν:</text:p>
          </table:table-cell>
          <table:table-cell office:value-type="string" calcext:value-type="string">
            <text:p>Ὅτι Ἀσδρούβας ἐχθρὸς ἦν Ῥωμαίων, ὃς προαποθανὼν οὐ πᾶσιν ἔκδηλον ἐποίησε τὴν αὑτοῦ πρό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t/4/1 to 3/12t/4/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18t to 2/117/19t (Schema:Page/line )</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ν αἷς περὶ μὲν Ἰβηρίας οὐκ ἔϕασαν ὑπάρχειν ἔγγραϕον οὐδέν, περὶ δὲ τοῦ τοῖς ἑκατέρων συμμάχοις τὴν παρ' ἀμϕοῖν ἀσϕάλειαν εἶναι ῥητῶς κατατετάχθαι.</text:p>
          </table:table-cell>
          <table:table-cell office:value-type="string" calcext:value-type="string">
            <text:p>ἐπίεζον δὲ καὶ προσαπηρείδοντο παρ' ὅλην τὴν δικαιο λογίαν ἐπὶ τὰς τελευταίας συνθήκας τὰς γενομένας ἐν τῷ περὶ Σικελίας πολέμῳ, ἐν αἷς περὶ μὲν Ἰβηρίας οὐκ ἔϕασαν ὑπάρχειν ἔγγραϕον οὐδέν, περὶ δὲ τοῦ τοῖς ἑκατέρων συμμάχοις τὴν παρ' αὐτῶν ἀσϕάλειαν εἶναι ῥητῶς κατατετάχ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4/1 to 3/21t/5/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30t to 22/34t (Schema:Page/line )</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ὑπὲρ δὲ Σικελίας τἀναντία διαστέλλονται ῥητῶς, ὑπὲρ αὐτῶν τούτων ποιούμενοι τὰς συνθήκας, ὅσα τῆς Σικελίας ὑπὸ τὴν Καρχηδονίων πίπτει δυναστείαν.</text:p>
          </table:table-cell>
          <table:table-cell office:value-type="string" calcext:value-type="string">
            <text:p>ἐκ δὲ τούτων τῶν συνθηκῶν περὶ μὲν Σαρδό νος καὶ Λιβύης ἐμϕαίνουσιν ὥσπερ ἰδίας ποιούμενοι τὸν λόγον, ὑπὲρ δὲ Σικελίας τἀναντία διαστέλλονται ῥητῶς, ὑπὲρ αὐτῶν τούτων ποιούμενοι τὰς συνθήκας, ὅσα τῆς Σικελίας ὑπὸ τὴν Καρχηδονίων πίπτει δυναστε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5,8/4 to 3/23t/6,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22t to 24/26t (Schema:Page/line )</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 μὲν οὖν Ἀντίοχος ἀκούσας καὶ δόξας αὐτοπαθῶς ἅμα δ' ἀληθινῶς εἰρῆσθαι, πάσης τῆς προϋπαρχούσης ὑποψίας ἀπέστη.</text:p>
          </table:table-cell>
          <table:table-cell office:value-type="string" calcext:value-type="string">
            <text:p>ὁ μὲν οὖν Ἀντίοχος δόξας αὐτοπαθῶς ἅμα καὶ ἀλη θῶς εἰρῆσθαι παρὰ τοῦ Ἀννίβου κατὰ Ῥωμαίων, πάσης τῆς προϋπαρχούσης ὑποψίας ἀπέστ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t/1/1 to 3/12t/2/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4515a/5 to alpha/4515a/7 (Schema:Alphabetic letter//entry/line )</text:p>
          </table:table-cell>
          <table:table-cell office:value-type="float" office:value="74" calcext:value-type="float">
            <text:p>7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ῥύματα δὲ καὶ πλείω ταύταις ἐνῆψαν, οἷς ἔμελλον οἱ λέμβοι ῥυμουλκοῦντες οὐκ ἐάσειν ϕέρεσθαι κατὰ ποταμοῦ, βίᾳ δὲ πρὸς τὸν ῥοῦν κατέχοντες παρακομιεῖν καὶ περαιώσειν ἐπὶ τούτων τὰ θηρία.</text:p>
          </table:table-cell>
          <table:table-cell office:value-type="string" calcext:value-type="string">
            <text:p>ῥύματα δὲ καὶ πλείω ταῖς σχεδίαις ἐνῆψαν, οἷς ἔμελλον οἱ λέμβοι ῥυμουλκοῦντες οὐκ ἐάσειν ϕέρεσθαι κατὰ τοῦ ποταμοῦ, βίᾳ δὲ πρὸς τὸν ῥοῦν κατέχοντες παρακομιεῖσθαι τὸ ὅλον ἔργον κατὰ τοῦ ποταμοῦ.</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6t/5,8/1 to 3/46t/6,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rho/291b/7 to rho/291b/9 (Schema:Alphabetic letter//entry/line )</text:p>
          </table:table-cell>
          <table:table-cell office:value-type="float" office:value="74" calcext:value-type="float">
            <text:p>74</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αῦτα γὰρ ἐν τῇ δευτέρᾳ λέγει βύβλῳ διαρρήδην.</text:p>
          </table:table-cell>
          <table:table-cell office:value-type="string" calcext:value-type="string">
            <text:p>Ταῦτα γὰρ ἐν τῇ δευτέρᾳ λέγει βίβλῳ διαρρή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5,8/1 to 3/26t/5,8/2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16t to 2b/16t (Schema:Fragment/line )</text:p>
          </table:table-cell>
          <table:table-cell office:value-type="float" office:value="75" calcext:value-type="float">
            <text:p>75</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θε ωροῦμεν δὲ τὸν μὲν Ἀντιοχικὸν πόλεμον ἐκ τοῦ Φιλιππικοῦ τὰς ἀϕορμὰς εἰληϕότα, τὸν δὲ Φιλιππικὸν ἐκ τοῦ κατ' Ἀννίβαν, τὸν δ' Ἀννιβιακὸν ἐκ τοῦ περὶ Σικελίαν, τὰ δὲ μεταξὺ τούτων πολλὰς καὶ ποικίλας ἐσχηκότα διαθέσεις, πάσας δὲ συννευούσας πρὸς τὴν αὐτὴν ὑπόθεσιν.</text:p>
          </table:table-cell>
          <table:table-cell office:value-type="string" calcext:value-type="string">
            <text:p>ἀκμὴν γάρ ϕαμεν ἀναγκαιότατα μέρη τῆς ἱστορίας εἶναι τά τ' ἐπιγινωσκόμενα τοῖς ἔργοις καὶ τὰ παρεπόμενα καὶ μάλιστα περὶ τὰς αἰτίας, θεωροῦμεν δὲ τὸν μὲν Ἀντιοχικὸν πόλεμον ἐκ τοῦ Φιλιππικοῦ τὰς ἀϕορμὰς εἰληϕότα, τὸν δὲ Φιλιππικὸν ἐκ τοῦ κατ' Ἀννίβαν, τὸν δ' Ἀννιβιακὸν ἐκ τοῦ περὶ Σικελίαν, τὰ δὲ μεταξὺ τούτων πολλὰς καὶ ποικίλας ἐσχηκότα διαθέσεις, πάσας δὲ συννευούσας πρὸς τὴν αὐτὴν ὑπό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7,8/1 to 3/32t/8,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11t to 2/120/18t (Schema:Page/line )</text:p>
          </table:table-cell>
          <table:table-cell office:value-type="float" office:value="77" calcext:value-type="float">
            <text:p>7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ννίβᾳ δὲ παρέ δωκαν οἱ καιροὶ καὶ λίαν ἐναποδείξασθαι τὴν πατρῴαν ἔχθραν εἰς Ῥωμαίους.</text:p>
          </table:table-cell>
          <table:table-cell office:value-type="string" calcext:value-type="string">
            <text:p>Ἀννίβᾳ δὲ παρέδω καν οἱ καιροὶ καὶ λίαν ἐναποδείξασθαι τὴν πατρώαν ἔχθραν εἰ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t/4/2 to 3/12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19t to 2/117/21t (Schema:Page/line )</text:p>
          </table:table-cell>
          <table:table-cell office:value-type="float" office:value="79" calcext:value-type="float">
            <text:p>7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οις καὶ τοῖς Καρχηδονίων συμμάχοις:</text:p>
          </table:table-cell>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4/2 to 3/22t/4/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3,8/2 to 3/24t/4,8/1 (Schema:Book//chapter/section/line )</text:p>
          </table:table-cell>
          <table:table-cell office:value-type="float" office:value="80" calcext:value-type="float">
            <text:p>8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οις καὶ τοῖς Καρχηδονίων συμμάχοις:</text:p>
          </table:table-cell>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4/2 to 3/22t/4/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t to 25/4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ἐπὶ τοῖσδε ϕιλίαν „εἶναι Ῥωμαίοις καὶ τοῖς Ῥωμαίων συμμάχοις καὶ ”Καρχηδονίοις καὶ τοῖς Καρχηδονίων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3,8/2 to 3/24t/4,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4/2 to 3/22t/4/4 (Schema:Book//chapter/section/line )</text:p>
          </table:table-cell>
          <table:table-cell office:value-type="float" office:value="80" calcext:value-type="float">
            <text:p>8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ἐπὶ τοῖσδε ϕιλίαν εἶναι Ῥωμαίοις &lt;καὶ τοῖς Ῥωμαίων συμμάχοις καὶ Καρχηδονίοις καὶ τοῖς Καρχηδονίων&gt;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3,8/2 to 3/24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7t to 23/29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δὲ καταχθέντος ἐπιλάβηται ὁ Ῥω ”μαῖος, ἀϕιέσθω.</text:p>
          </table:table-cell>
          <table:table-cell office:value-type="string" calcext:value-type="string">
            <text:p>ἐὰν δὲ καταχθέντος ἐπιλάβηται ὁ Ῥωμαῖος, ἀϕιέσθ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6,8/5 to 3/24t/7,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11t to 25/11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χωρὶς γὰρ τοῦ πολλαπλασίους αὐτὰς ὑπάρχειν τῶν ἡμετέρων ὑπομνημάτων, οὐδὲ καταλαβεῖν ἐξ αὐτῶν βεβαίως οὐδὲν οἷόν τε τοὺς ἀναγινώσκοντας, πρῶτον μὲν διὰ τὸ τοὺς πλείστους μὴ ταὐτὰ περὶ τῶν αὐτῶν γράϕειν, εἶτα διὰ τὸ τὰς καταλλήλους τῶν πράξεων παραλείπειν, ὧν ἐκ παραθέσεως συνθεωρουμένων καὶ συγκρινομένων ἀλλοιοτέρας ἕκαστα τυγχάνει δοκιμασίας τῆς κατὰ μέρος διαλήψεως, τῶν δὲ κυριωτάτων μηδὲ ψαύειν αὐτοὺς δύνασθαι τὸ παράπαν.</text:p>
          </table:table-cell>
          <table:table-cell office:value-type="string" calcext:value-type="string">
            <text:p>πρῶτον μὲν διὰ τὸ τοὺς πλείστους μὴ ταὐτὰ περὶ τῶν αὐτῶν γράϕειν, εἶτα διὰ τὸ τὰς καταλλήλους τῶν πράξεων παραλειπεῖν, ὧν ἐκ παραθέσεως συνθεωρουμένων καὶ συγκρινομένων ἀλλοιοτέρας ἕκαστα τυγχάνει δοκιμασίας τῆς κατὰ μέρος διαλήψεως, τῶν δὲ κυριωτάτων μηδὲ ψαύειν αὐτοὺς δύνασθαι τὸ παράπ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4,8/1 to 3/32t/6,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7t to 2/120/11t (Schema:Page/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γὰρ συμβαῖνον ἴδιον ἦν καὶ παρηλλαγμένον.</text:p>
          </table:table-cell>
          <table:table-cell office:value-type="string" calcext:value-type="string">
            <text:p>τὸ γὰρ συμβαῖνον ἴδιον ἦν καὶ παρηλλαγ μέ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5t/1,8/1 to 3/55t/1,8/2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iota/111a/1 to iota/111a/2 (Schema:Alphabetic letter//entry/line )</text:p>
          </table:table-cell>
          <table:table-cell office:value-type="float" office:value="80" calcext:value-type="float">
            <text:p>80</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ἦν δέ τις ἀνὴρ Ἴβηρ, Ἀβίλυξ ὄνομα, κατὰ μὲν τὴν δόξαν καὶ τὴν τοῦ βίου περίστασιν οὐδενὸς δεύτερος Ἰβήρων, κατὰ δὲ τὴν πρὸς Καρχηδονίους εὔνοιαν καὶ πίστιν πολύ τι διαϕέρειν δοκῶν τῶν ἄλλων.</text:p>
          </table:table-cell>
          <table:table-cell office:value-type="string" calcext:value-type="string">
            <text:p>ὁ δὲ κατὰ μὲν τὴν δόξαν καὶ τὴν τοῦ βίου περίστασιν οὐδενὸς δεύτερος Ἰβήρων, κατὰ δὲ τὴν πρὸς Καρχηδόνα εὔνοιαν καὶ πίστιν πολύ τι διαϕέρειν δοκῶν τῶν ἄλλ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8t/2,8/1 to 3/98t/3,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1295a/2 to pi/1295a/5 (Schema:Alphabetic letter//entry/line )</text:p>
          </table:table-cell>
          <table:table-cell office:value-type="float" office:value="81" calcext:value-type="float">
            <text:p>81</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ὐ γὰρ δὴ τοῦτ' εἶναι τέλος ὑποληπτέον ἐν πράγμασιν οὔτε τοῖς ἡγουμένοις οὔτε τοῖς ἀποϕαινομένοις ὑπὲρ τούτων, τὸ νικῆσαι καὶ ποιήσασθαι πάντας ὑϕ' ἑαυτούς.</text:p>
          </table:table-cell>
          <table:table-cell office:value-type="string" calcext:value-type="string">
            <text:p>οὐ γὰρ δήπου τινὰς τέλος ὑπολη πτέον ἐν πράγμασιν οὔτε τοῖς ἡγουμένοις οὔτε τοῖς ἀποϕαινομένοις ὑπὲρ τούτων, τὸ νικῆσαι καὶ ποιήσασθαι πάντας ὑϕ' ἑαυτ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9/1 to 3/4t/10/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9t to 2/114/11t (Schema:Page/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ρχηδόνιοι δὲ μὴ ἀδικείτωσαν ”δῆμον Ἀρδεατῶν, Ἀντιατῶν, Λαρεντίνων, Κιρκαιι„τῶν, Ταρρακινιτῶν, μηδ' ἄλλον μηδένα Λατίνων, ”ὅσοι ἂν ὑπήκοοι:</text:p>
          </table:table-cell>
          <table:table-cell office:value-type="string" calcext:value-type="string">
            <text:p>Καρχηδόνιοι δὲ μὴ ἀδικείτωσαν δῆμον Ἀρδεατῶν Ἀντιατῶν Ἀρεντίνων Κιρκαιιτῶν Ταρρακινητῶν, μηδ' ἄλλον μηδένα Λατίνων, ὅσοι ἂν ὑπήκοο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1,8/1 to 3/22t/1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2t to 24/4t (Schema:Page/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οῦ δὲ Ῥωμαίου ϕήσαντος τὸν πό λεμον ἐκβαλεῖν, ἀνεϕώνησαν ἅμα καὶ πλείους τῶν ἐκ τοῦ συνεδρίου, δέχεσθαι ϕάσκοντες.</text:p>
          </table:table-cell>
          <table:table-cell office:value-type="string" calcext:value-type="string">
            <text:p>τοῦ δὲ Ῥωμαίου ϕή σαντος τὸν πόλεμον ἐκβαλεῖν, ἀνεϕώνησαν ἅμα καὶ πλείους τῶν ἐκ τοῦ συνεδρίου, ϕάσκοντες δέχε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4,8/1 to 3/33t/4,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14t to 29/16t (Schema:Page/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ς ὁλοσχερῆ δὲ κρίσιν ἐξ ὁμολόγου συγκαταβαίνειν οὐδαμῶς οἷός τ' ἦν.</text:p>
          </table:table-cell>
          <table:table-cell office:value-type="string" calcext:value-type="string">
            <text:p>εἰς ὁλοσχερῆ δὲ κρίσιν ἐξ ὁμολόγου καταβαίνειν οὐχ οἷός τ'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0t/5,8/1 to 3/90t/6,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1794b/2 to epsilon/1794b/3 (Schema:Alphabetic letter//entry/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ἧκε δὲ καὶ Φάβιος ἐπὶ τὰς δυνάμεις οὐδὲν ἠλλοιωμένος ὑπὸ τῶν συμβεβηκότων, ἔτι δὲ βεβαιότερον μένων ἐπὶ τῆς ἐξ ἀρχῆς διαλήψεως.</text:p>
          </table:table-cell>
          <table:table-cell office:value-type="string" calcext:value-type="string">
            <text:p>οὐδὲν ἠλλοιωμένος ὑπὸ τῶν συμβεβηκότων δυστυχημάτων, ἔτι δὲ βεβαιότερον μένων ἐπὶ τῆς ἐξ ἀρχῆς διαλήψ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3t/6,8/1 to 3/103t/6,8/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ta/269a/1 to eta/269a/3 (Schema:Alphabetic letter//entry/line )</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Γίνονται τοιγαροῦν συνθῆκαι Ῥωμαίοις καὶ Καρχηδονίοις πρῶται κατὰ Λεύκιον Ἰούνιον Βροῦτον καὶ Μάρκον Ὡράτιον, τοὺς πρώτους κατασταθέντας ὑπάτους μετὰ τὴν τῶν βασιλέων κατάλυσιν, ὑϕ' ὧν συνέβη καθιερωθῆναι καὶ τὸ τοῦ Διὸς ἱερὸν τοῦ Καπετωλίου.</text:p>
          </table:table-cell>
          <table:table-cell office:value-type="string" calcext:value-type="string">
            <text:p>Γίνονται τοιγαροῦν συνθῆκαι Ῥωμαίοις καὶ Καρχηδονίοις πρῶται κατὰ Λεύκιον Ἰούνιον Βροῦτον καὶ Μάρκον Ὡράτιον τοὺς πρώτους κατασταθέντας ὑπάτους μετὰ τὴν τῶν βασιλέων κατάλυ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1 to 3/22t/2/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19t to 23/22t (Schema:Page/line )</text:p>
          </table:table-cell>
          <table:table-cell office:value-type="float" office:value="83" calcext:value-type="float">
            <text:p>8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ούτων δὴ τοιούτων ὑπαρχόντων, καὶ τηρουμένων (τῶν) συνθηκῶν ἔτι νῦν ἐν χαλκώμασι παρὰ τὸν Δία τὸν Καπετώλιον ἐν τῷ τῶν ἀγορανόμων ταμιείῳ, τίς οὐκ ἂν εἰκότως θαυμάσειεν Φιλίνου τοῦ συγγραϕέως, οὐ διότι ταῦτ' ἠγνόει_τοῦτο μὲν γὰρ οὐ θαυμαστόν, ἐπεὶ καθ' ἡμᾶς ἔτι καὶ Ῥωμαίων καὶ Καρχηδονίων οἱ πρεσβύτατοι καὶ μάλιστα δοκοῦντες περὶ τὰ κοινὰ σπουδάζειν ἠγνόουν_ἀλλὰ πόθεν ἢ πῶς ἐθάρρησε γράψαι τἀναντία τούτοις, διότι Ῥωμαίοις καὶ Καρχηδονίοις ὑπάρχοιεν συνθῆκαι, καθ' ἃς ἔδει Ῥωμαίους μὲν ἀπέχεσθαι Σικελίας ἁπάσης, Καρχηδονίους δ' Ἰταλίας, καὶ διότι ὑπερέβαινον Ῥωμαῖοι τὰς συνθήκας καὶ τοὺς ὅρκους, ἐπεὶ ἐποιήσαντο τὴν πρώτην εἰς Σικελίαν διάβασιν, μήτε γεγονότος μήθ' ὑπάρχοντος παράπαν ἐγγράϕου τοιούτου μηδενός.</text:p>
          </table:table-cell>
          <table:table-cell office:value-type="string" calcext:value-type="string">
            <text:p>Τούτων δὴ τοιούτων ὑπαρχόντων καὶ τηρουμένων συνθηκῶν τίς οὐκ ἂν εἰκότως θαυμάσειε Φιλίνου τοῦ συγγραϕέως, οὐ διότι ταῦτ' ἠγνόει (τοῦτο μὲν γὰρ οὐ θαυμαστόν) ἀλλὰ πόθεν ἢ πῶς ἐθάρρησε γράψαι τἀναντία τοῖς πρεσβυτάτοις Ῥωμαίων καὶ Καρχηδονίων, διότι Ῥωμαίοις καὶ Καρχηδονίοις ὑπάρχοιεν συνθῆκαι, καθ' ἃς ἔδει Ῥωμαίους μὲν ἀπέχεσθαι Σικελίας ἁπάσης, Καρχηδονίους δ' Ἰταλίας, καὶ διότι ὑπερέβαινον Ῥωμαῖοι τὰς συνθήκας καὶ τοὺς ὅρκους, ἐπεὶ ἐποιήσαντο τὴν πρώτην εἰς Σικελίαν διάβασιν, μήτε γεγονότος μήθ' ὑπάρχοντος παράπαν ἐγγράϕου τοιούτου μηδεν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1,8/1 to 3/26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11t to 26/20t (Schema:Page/line )</text:p>
          </table:table-cell>
          <table:table-cell office:value-type="float" office:value="83" calcext:value-type="float">
            <text:p>8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Ἧι καὶ τοὺς ὑπολαμβάνοντας δύσκτητον εἶναι καὶ δυσ(ανά)γνωστον τὴν ἡμετέραν πραγματείαν διὰ τὸ πλῆθος καὶ τὸ μέγεθος τῶν βύβλων ἀγνοεῖν νομιστέον.</text:p>
          </table:table-cell>
          <table:table-cell office:value-type="string" calcext:value-type="string">
            <text:p>Ἢ καὶ τοὺς ὑπολαμβάνοντας δύσκτητον εἶναι καὶ δύσγνωστον τὴν ἡμετέραν πραγματείαν διὰ τὸ πλῆθος καὶ τὸ μέγεθος τῶν βίβλων ἀγνοεῖν νομιστ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1,8/1 to 3/32t/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23t to 2/119/25t (Schema:Page/line )</text:p>
          </table:table-cell>
          <table:table-cell office:value-type="float" office:value="83" calcext:value-type="float">
            <text:p>8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γὰρ ὠϕέλιμον τῆς ἡμετέρας ἱστο ρίας πρός τε τὸ παρὸν καὶ πρὸς τὸ μέλλον ἐν τούτῳ πλεῖστον κείσεται τῷ μέρει.</text:p>
          </table:table-cell>
          <table:table-cell office:value-type="string" calcext:value-type="string">
            <text:p>τὸ γὰρ ὠϕέλιμον τῆς ἡμε τέρας ἱστορίας πρός τε τὸ παρὸν καὶ πρὸς τὸ μέλλον ἐν τούτῳ πλεῖστον κείσεται τῷ μέρ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8/1 to 3/4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7t to 2/114/9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νος δὴ χάριν ἐμνήσθην Φαβίου καὶ τῶν ὑπ' ἐκείνου γεγραμμένων</text:p>
          </table:table-cell>
          <table:table-cell office:value-type="string" calcext:value-type="string">
            <text:p>τίνος χάριν ἐμνήσθην Φαβίου καὶ τῶν ὑπ' ἐκείνου γεγραμ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1/1 to 3/9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4t to 2/117/5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ῶς γὰρ οἷόν τε παραλόγοις ἀρχαῖς εὔλογον ἐπιθεῖναι τέλος</text:p>
          </table:table-cell>
          <table:table-cell office:value-type="string" calcext:value-type="string">
            <text:p>πῶς γὰρ οἷόν τε παραλόγοις ἀρχαῖς εὔλογον ἐπιθεῖ ναι τέλ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9,8/4 to 3/48t/10,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6t to 2/121/7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 γὰρ εἰκὸς ἄλλως εἰπεῖν, ὡς εἴ τις οἴεται κυριώτερόν τι μέρος εἶναι στρατηγίας τοῦ γνῶναι τὴν προαίρεσιν καὶ ϕύσιν τοῦ τῶν ἐναντίων ἡγεμόνος, ἀγνοεῖ καὶ τετύϕωται.</text:p>
          </table:table-cell>
          <table:table-cell office:value-type="string" calcext:value-type="string">
            <text:p>Ὡς εἴ τις οἴεται κυριώτερόν τι μέρος εἶναι στρατηγίας τοῦ γνῶναι τὴν προαίρεσιν καὶ ϕύσιν τοῦ τῶν ἐναντίων ἡγεμόνος, ἀγνοεῖ καὶ τετύϕω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1,8/1 to 3/81t/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3/21t to 2/123/23t (Schema:Page/line )</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ὺς δὲ πρώτους ἄνδρας ἐπὶ τοῦ πολιτεύματος προϊδομένους αὐτοῦ τὴν ἐπιβολὴν συμϕρονῆσαι καὶ διαστῆναι πρὸς αὐτόν:</text:p>
          </table:table-cell>
          <table:table-cell office:value-type="string" calcext:value-type="string">
            <text:p>τοὺς δὲ πρώ τους ἄνδρας ἐπὶ τοῦ πολιτεύματος, προειδομένους αὐτοῦ τὴν ἐπιβολὴν, συμϕρονῆσαι καὶ διαστῆναι πρὸς αὐτ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3/1 to 3/8t/4/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8 to 18a/10 (Schema:Fragment/line )</text:p>
          </table:table-cell>
          <table:table-cell office:value-type="float" office:value="85" calcext:value-type="float">
            <text:p>85</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ταῦτα δ' εἰπών ϕησιν μετὰ τὴν τῆς προειρημένης πόλεως ἅλωσιν παραγενέσθαι τοὺς Ῥωμαίους, οἰομένους δεῖν ἢ τὸν Ἀννίβαν ἐκδιδόναι σϕίσι τοὺς Καρχηδονίους ἢ τὸν πόλεμον ἀναλαμβάνειν.</text:p>
          </table:table-cell>
          <table:table-cell office:value-type="string" calcext:value-type="string">
            <text:p>Ταῦτα δ' εἰπών ϕησι μετὰ τὴν τῆς προει ρημένης πόλεως ἅλωσιν παραγενέσθαι τοὺς Ῥωμαίους, οἰομένους δεῖν ἢ τὸν Ἀννίβαν ἐκδιδόναι σϕίσι τοὺς Καρχηδονίους, ἢ τὸν πόλεμον ἀναλαμβάν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8/1 to 3/8t/9/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22 to 18a/25 (Schema:Fragment/line )</text:p>
          </table:table-cell>
          <table:table-cell office:value-type="float" office:value="85" calcext:value-type="float">
            <text:p>85</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Ἀννίβας δὲ κατὰ τοὺς αὐτοὺς και ροὺς πεποιημένος ὑϕ' αὑτὸν οὓς προέθετο παρῆν αὖθις μετὰ τῶν δυνάμεων παραχειμάσων εἰς Καινὴν πόλιν, ἥτις ὡσανεὶ πρόσχημα καὶ βασίλειον ἦν Καρχηδονίων ἐν τοῖς κατὰ τὴν Ἰβηρίαν τόποις.</text:p>
          </table:table-cell>
          <table:table-cell office:value-type="string" calcext:value-type="string">
            <text:p>Ἀννίβας δὲ κατὰ τοὺς αὐτοὺς καιροὺς πεποιημένος ὑϕ' αὑτὸν οὓς προέθετο, παρῆν αὖθις μετὰ τῶν δυνάμεων παραχειμάζων εἰς Καινὴν πόλιν, ἥ τε σωμανει πρόσχημα καὶ βασίλειον ἦν Καρχηδονίων ἐν τοῖς κατὰ τὴν Ἰβηρίαν τόπ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3/1 to 3/15t/3/5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10t to 21/14t (Schema:Page/line )</text:p>
          </table:table-cell>
          <table:table-cell office:value-type="float" office:value="85" calcext:value-type="float">
            <text:p>8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ἢ γὰρ τὸν στρατηγὸν Ἀν νίβαν καὶ τοὺς μετ' αὐτοῦ συνέδρους ἐκδότους διδόναι Ῥωμαίοις ἐπέταττον, ἢ προήγγελλον τὸν πόλεμον.</text:p>
          </table:table-cell>
          <table:table-cell office:value-type="string" calcext:value-type="string">
            <text:p>ἢ γὰρ τὸν στρατηγὸν Ἀννίβαν καὶ τοὺς μετ' αὐτοῦ συνέδρους ἐκδότους διδόναι Ῥωμαίοις ἐπαιτέον, ἢ προήγγελλον τὸν πόλεμ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8/1 to 3/20t/9/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17t to 22/19t (Schema:Page/line )</text:p>
          </table:table-cell>
          <table:table-cell office:value-type="float" office:value="85" calcext:value-type="float">
            <text:p>8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εὶ δ' οὐκ αὐτοτελεῖς εἰσιν οὔτε περὶ τῶν κρατησάντων (οὔτε περὶ τῶν) ἐλαττωθέντων αἱ ψιλῶς ἐξ αὐτῶν τῶν ἀγωνισμάτων διαλήψεις, διὰ τὸ πολλοῖς μὲν τὰ μέγιστα δοκοῦντ' εἶναι τῶν κατορθωμάτων, ὅταν μὴ δεόντως αὐτοῖς χρήσωνται, τὰς μεγίστας ἐπενηνοχέναι συμϕοράς, οὐκ ὀλίγοις δὲ τὰς ἐκπληκτικωτάτας περιπετείας, ὅταν εὐγενῶς αὐτὰς ἀναδέξωνται, πολλάκις εἰς τὴν τοῦ συμϕέροντος περιπεπτωκέναι μερίδα, προσθετέον ἂν εἴη ταῖς προειρημέναις πράξεσι τήν τε τῶν κρατούντων αἵρεσιν, ποία τις ἦν μετὰ ταῦτα καὶ πῶς προεστάτει τῶν ὅλων, τάς τε τῶν ἄλλων ἀποδοχὰς καὶ διαλήψεις, πόσαι καὶ τίνες ὑπῆρχον περὶ τῶν ἡγουμένων, πρὸς δὲ τούτοις τὰς ὁρμὰς καὶ τοὺς ζήλους ἐξηγητέον, τίνες παρ' ἑκάστοις ἐπεκράτουν καὶ κατίσχυον περί τε τοὺς κατ' ἰδίαν βίους καὶ τὰς κοινὰς πολιτείας.</text:p>
          </table:table-cell>
          <table:table-cell office:value-type="string" calcext:value-type="string">
            <text:p>ἐπεὶ δ' οὐκ αὐτο τελεῖς εἰσιν οὔτε περὶ τῶν κρατησάντων ἐλαττωμάτων αἱ ψιλῶς ἐξ αὐτῶν τῶν ἀγωνισμάτων διαλήψεις διὰ τὸ πολλοῖς μὲν τὰ μέγιστα δοκοῦντα εἶναι τῶν κατορθωμάτων, ὅταν μὴ δεόντως αὐτοῖς χρήσωνται, τὰς μεγίστας ἐπενηνοχέναι συμϕοράς, οὐκ ὀλίγοις δὲ τὰς ἐκπληκτικωτάτας περιπετείας, ὅταν εὐγενῶς αὐτὰς ἀναδέξωνται, πολλάκις εἰς τὴν τοῦ συμϕέροντος περιπεπτωκέναι μερίδα, προσθετέον ἂν εἴη ταῖς προειρημέναις πράξεσι τήν τε τῶν κρατούντων αἵρεσιν, ποία τις ἦν μετὰ ταῦτα καὶ πῶς προεστάτει τῶν ὅλων, τάς τε τῶν ἄλλων ἀποδοχὰς καὶ διαλήψεις, πόσαι καὶ τίνες ὑπῆρχον περὶ τῶν ἡγου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4/1 to 3/4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3/21t to 2/114/1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δὲ Ῥωμαῖοι, προσπεπτωκυίας αὐτοῖς ἤδη τῆς τῶν Ζακανθαίων ἁλώσεως, οὐ μὰ Δία περὶ τοῦ πολέμου τότε διαβούλιον ἦγον, καθάπερ ἔνιοι τῶν συγγραϕέων ϕασί, προσκατατάττοντες ἔτι καὶ τοὺς εἰς ἑκάτερα ῥηθέντας λόγους, πάντων ἀτοπώτατον πρᾶγμα ποιοῦντες.</text:p>
          </table:table-cell>
          <table:table-cell office:value-type="string" calcext:value-type="string">
            <text:p>Ὅτι ϕησὶν ὁ Πολύβιος, ὡς Ῥωμαῖοι προσπεπτωκυίας αὐ τοῖς ἤδη τῆς τῶν Ζακανθαίων ἁλώσεως οὐ μὰ Δία περὶ τοῦ πολέμου τότε διαβούλιον ἦγον, καθάπερ ἔνιοι τῶν συγγραϕέων ϕασί, προσκατατάττοντες ἔτι καὶ τοὺς εἰς ἑκάτερα ῥηθέντας λόγους, πάντων ἀτοπώτατον πρᾶγμα ποιοῦντε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1/1 to 3/20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28t to 2/118/1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ούτων δὴ τοιού των ὑπαρχόντων, λοιπὸν διευκρινῆσαι καὶ σκέψασθαι περὶ τοῦ κατ' Ἀννίβαν πολέμου ποτέροις αὐτῶν τὴν αἰτίαν ἀναθετέον.</text:p>
          </table:table-cell>
          <table:table-cell office:value-type="string" calcext:value-type="string">
            <text:p>Τούτων δὴ τοιούτων ὑπαρχόντων, λοιπὸν διευκρινῆσαι καὶ σκέψασθαι περὶ τοῦ κατ' Ἀννίβαν πολέμου, ποτέροις αὐτῶν τὴν αἰτίαν ἀναθετ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5,8/1 to 3/28t/5,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29t to 27/31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 δὲ τὴν Σαρ δόνος ἀϕαίρεσιν καὶ τὰ σὺν ταύτῃ χρήματα, πάντως ὁμολογητέον εὐλόγως πεπολεμηκέναι τὸν κατ' Ἀννίβαν πόλεμον τοὺς Καρχηδονίους:</text:p>
          </table:table-cell>
          <table:table-cell office:value-type="string" calcext:value-type="string">
            <text:p>(4) εἰ δὲ τὴν Σαρδόνος ἀϕαίρεσιν καὶ τὰ σὺν ταύτηι χρήματα, πάντως ὁμολογητέον εὐλόγως πεπολεμηκέναι τὸν κατ' Ἀννίβαν πόλεμον τοὺς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4,8/1 to 3/30t/4,8/4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1a/12 to 2b,180,F/1a/13 (Schema:Volume-Jacoby#-F/fragment/line )</text:p>
          </table:table-cell>
          <table:table-cell office:value-type="float" office:value="86" calcext:value-type="float">
            <text:p>86</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ρὸς γὰρ πᾶσαν ἐπιβουλήν, ἐνέδραν, ἀπάτην ἕτοιμος ὅ γε τοιοῦτος.</text:p>
          </table:table-cell>
          <table:table-cell office:value-type="string" calcext:value-type="string">
            <text:p>πρὸς γὰρ πᾶσαν ἐπιβου λὴν ἐνέδραν ἀπάτην ἕτοιμος ὅ γε τοιοῦ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9,8/4 to 3/81t/10,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11t to 2/124/12t (Schema:Page/line )</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ὸ καὶ νῦν τὸν πόλεμον τοῦτον ἐξενηνοχέναι κατὰ τὴν αὑτοῦ προαίρεσιν Ῥωμαίοις παρὰ τὴν Καρχηδονίων γνώμην.</text:p>
          </table:table-cell>
          <table:table-cell office:value-type="string" calcext:value-type="string">
            <text:p>Διὸ καὶ νῦν τὸν πόλεμον τοῦτον ἐξενηνοχέναι κατὰ τὴν αὐτοῦ προαίρεσιν Ῥωμαίοις, παρὰ τὴν Καρχηδονίων γνώμ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6/1 to 3/8t/6/3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17 to 18a/19 (Schema:Fragment/line )</text:p>
          </table:table-cell>
          <table:table-cell office:value-type="float" office:value="87" calcext:value-type="float">
            <text:p>87</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τοῦ Καλοῦ ἀκρωτηρίου, Μαστίας Ταρ „σηίου, μὴ λῄζεσθαι ἐπέκεινα Ῥωμαίους μηδ' ἐμ”πορεύεσθαι μηδὲ πόλιν κτίζειν.</text:p>
          </table:table-cell>
          <table:table-cell office:value-type="string" calcext:value-type="string">
            <text:p>τοῦ Καλοῦ ἀκρωτηρίου, Μαστίας, Ταρ σηίου μὴ ληίζεσθαι ἐπέκεινα Ῥωμαίους μηδ' ἐμπορεύεσθαι μηδὲ πόλιν κτίζ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4,8/1 to 3/24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4t to 25/6t (Schema:Page/line )</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ἅπερ ἔχει μεγίστας ἐπικουρίας καὶ κοινῇ καὶ κατ' ἰδίαν πρὸς τὸν ἀνθρώπινον βίον.</text:p>
          </table:table-cell>
          <table:table-cell office:value-type="string" calcext:value-type="string">
            <text:p>ἅπερ ἔχει μεγίστας ἐπικουρίας καὶ κοινῇ καὶ ἰδίᾳ πρὸς τὸν ἀνθρώπινον βί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0,8/1 to 3/31t/10,8/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13t to 2/119/15t (Schema:Page/line )</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δὲ βασιλεὺς τῶν Καρ χηδονίων, ὁπότερον αὐτοῖς ϕαίνεται, τοῦτ' ἐκβαλεῖν ἐκέλευσε.</text:p>
          </table:table-cell>
          <table:table-cell office:value-type="string" calcext:value-type="string">
            <text:p>ὁ δὲ βασιλεὺς τῶν Καρχηδονίων, ὁπότερον αὐτοῖς ϕαίνεται, τοῦτ' ἐκβαλεῖν ἐκέλευσε.</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3,8/1 to 3/33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13t to 29/14t (Schema:Page/line )</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ἀλλ' ἔστιν ἀνθρώπων τὰ τοιαῦτα μὴ δι ειληϕότων ἀρχὴ τί διαϕέρει καὶ πόσον διέστηκεν αἰτίας καὶ προϕάσεως, καὶ διότι τὰ μέν ἐστι πρῶτα τῶν ἁπάντων, ἡ δ' ἀρχὴ τελευταῖον τῶν εἰρημένων.</text:p>
          </table:table-cell>
          <table:table-cell office:value-type="string" calcext:value-type="string">
            <text:p>ἀλλ' ἔστιν ἀνθρώπων τὰ τοιαῦτα μὴ διειληϕότων, ἀρχὴ τί διαϕέρει καὶ πόσον διέστηκεν αἰτίας καὶ προϕάσεως, καὶ διότι τὸ μέν ἐστι πρῶτον ἁπάντων, ἡ δ' ἀρχὴ τελευταῖον τῶν εἰρη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6/1 to 3/6t/6/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9t to 2/115/22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ν δ' Ἀσδρούβαν ὑπιδόμενον, ἀναχωρήσαντ' ἐκ τῆς Λιβύης τὸ λοιπὸν ἤδη τὰ κατὰ τὴν Ἰβηρίαν χειρίζειν κατὰ τὴν αὑτοῦ προαίρεσιν, οὐ προσέχοντα τῷ συνεδρίῳ τῶν Καρχηδονίων.</text:p>
          </table:table-cell>
          <table:table-cell office:value-type="string" calcext:value-type="string">
            <text:p>τὸν δ' Ἀσδρούβαν, ὑπειδόμενον, ἀναχωρήσαντα ἐκ τῆς Λιβύης, τὸ λοιπὸν ἤδη τὰ κατὰ τὴν Ἰβηρίαν χειρίζειν κατὰ τὴν αὐτοῦ προαίρεσιν, οὐ προσέχοντα τῷ συνεδρίῳ τῶν Καρχηδον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4/1 to 3/8t/5/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11 to 18a/14 (Schema:Fragment/line )</text:p>
          </table:table-cell>
          <table:table-cell office:value-type="float" office:value="88" calcext:value-type="float">
            <text:p>88</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ὐδένα γὰρ εὐδοκεῖν τῶν ἀξιολόγων ἀνδρῶν ἐν Καρχηδόνι τοῖς ὑπ' Ἀννίβου περὶ τὴν Ζακανθαίων πόλιν πραχθεῖσιν.</text:p>
          </table:table-cell>
          <table:table-cell office:value-type="string" calcext:value-type="string">
            <text:p>Οὐδένα γὰρ εὐδοκεῖν τῶν ἀξιολόγων ἀνδρῶν ἐν Καρχηδόνι τοῖς ὑπ' Ἀννίβου περὶ τὴν Ζακανθαίων πόλιν πραχθεῖ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7/1 to 3/8t/8/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20 to 18a/22 (Schema:Fragment/line )</text:p>
          </table:table-cell>
          <table:table-cell office:value-type="float" office:value="88" calcext:value-type="float">
            <text:p>88</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ἐὰν δέ τις βίᾳ ”κατενεχθῇ, μὴ ἐξέστω αὐτῷ μηδὲν ἀγοράζειν μηδὲ „λαμβάνειν πλὴν ὅσα πρὸς πλοίου ἐπισκευὴν ἢ πρὸς ”ἱερά, (ἐν πέντε δ' ἡμέραις ἀποτρεχέτω.)</text:p>
          </table:table-cell>
          <table:table-cell office:value-type="string" calcext:value-type="string">
            <text:p>ἐὰν δέ τις βίᾳ κατενεχθῇ, μὴ ἐξέστω αὐτῷ μηδὲν ἀγοράζειν μηδὲ λαμβάνειν, πλὴν ὅσα πρὸς πλοίου ἐπισκευὴν ἢ πρὸς ἱερ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6/1 to 3/22t/7,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31t to 23/33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αῦτα γὰρ ἐν τῇ δευτέρᾳ λέγει βύβλῳ διαρρήδην.</text:p>
          </table:table-cell>
          <table:table-cell office:value-type="string" calcext:value-type="string">
            <text:p>ταῦτα γὰρ ἐν τῇ δευτέρᾳ λέγει βίβλῳ διαρρήδ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5,8/1 to 3/26t/5,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20t to 26/21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μηδετέρους ἐν ταῖς ἀλλήλων ἐπαρχίαις μηδὲν ἐπι„τάττειν μηδ' οἰκοδομεῖν δημοσίᾳ μηδὲ ξενολογεῖν ”μηδὲ προσλαμβάνειν εἰς ϕιλίαν τοὺς ἀλλήλων συμ„μάχους.</text:p>
          </table:table-cell>
          <table:table-cell office:value-type="string" calcext:value-type="string">
            <text:p>μηδετέρους ἐν ταῖς ἀλλήλων ἐπαρχίαις μηδὲν ἐπιτάττειν μηδ' οἰκοδομεῖν δημοσίᾳ μηδὲ ξενολογεῖν μηδὲ προσλαμβάνειν εἰς ϕιλίαν τοὺς ἀλλήλων συμμάχ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4,8/1 to 3/27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2t to 27/4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 καὶ μὴν ἐν ταῖς περὶ Σικελίαν συνθήκαις ἦν ἔγγραπτον, καθάπερ κἀκεῖνοί ϕασιν, ”ὑπάρχειν τοῖς ἀμϕοτέρων συμ„μάχοις τὴν παρ' ἑκατέρων ἀσϕάλειαν,„ οὐκ αὐτοῖς μόνον τοῖς τότε συμμαχοῦσι, καθάπερ ἐποιοῦντο τὴν ἐκδοχὴν οἱ Καρχηδόνιοι:</text:p>
          </table:table-cell>
          <table:table-cell office:value-type="string" calcext:value-type="string">
            <text:p>καὶ μὴν ἐν ταῖς περὶ Σικελίαν συνθήκαις ἦν ἔγγραπτον, καθάπερ κἀκεῖνοι ϕασίν, ὑπάρχειν τοῖς ἀμϕοτέρων συμμάχοις τὴν παρ' ἑκατέρων ἀσϕάλειαν, οὐκ αὐτοῖς μόνον τοῖς τότε συμμάχοις, καθάπερ ἐποιοῦντο τὴν ἐκδοχὴν οἱ Καρχηδόνιο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4,8/1 to 3/29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4t to 28/8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όσῳ γὰρ ῥᾷόν ἐστι καὶ κτήσασθαι καὶ δια(να)γνῶναι βύβλους τετταράκοντα καθαπερανεὶ κατὰ μίτον ἐξυϕασμένας καὶ παρακολουθῆσαι σαϕῶς ταῖς μὲν κατὰ τὴν Ἰταλίαν καὶ Σικελίαν καὶ Λιβύην πράξεσιν ἀπὸ τῶν κατὰ Πύρρον [καὶ Τίμαιον συγγραϕέων καὶ καιρῶν ἐξηγήσεως] εἰς τὴν Καρχηδόνος ἅλωσιν, ταῖς δὲ κατὰ τὴν ἄλλην οἰκουμένην ἀπὸ τῆς Κλεομένους τοῦ Σπαρτιάτου ϕυγῆς κατὰ τὸ συνεχὲς μέχρι τῆς Ἀχαιῶν καὶ Ῥωμαίων περὶ τὸν Ἰσθμὸν παρατάξεως, ἢ τὰς τῶν κατὰ μέρος γραϕόντων συντάξεις ἀναγινώσκειν ἢ κτᾶσθαι</text:p>
          </table:table-cell>
          <table:table-cell office:value-type="string" calcext:value-type="string">
            <text:p>πόσῳ γὰρ ῥᾶόν ἐστι καὶ κτήσασθαι καὶ διαγνῶναι βίβλους τεσσαράκοντα καθάπερ ἂν εἰ κατάμικτον ἐξυϕασμένας, καὶ παρακολουθῆσαι σαϕῶς ταῖς μὲν κατὰ τὴν Ἰταλίαν καὶ Σικελίαν καὶ Λιβύην πράξεσιν ἀπὸ τῶν κατὰ Πύρρον καὶ Τίμαιον συγγραϕέων καὶ καιρῶν ἐξηγήσεως εἰς τὴν Καρχηδόνος ἅλωσιν, ταῖς δὲ κατὰ τὴν ἄλλην οἰκουμένην ἀπὸ τῆς Κλεομένους τοῦ Σπαρτιάτου ϕυγῆς κατὰ τὸ συνεχὲς μέχρι τῆς Ἀχαιῶν καὶ Ῥωμαίων περὶ τὸν Ἰσθμὸν παρατάξεως, ἢ τὰς τῶν κατὰ μέρος γραϕόντων συντάξεις ἀναγινώσκειν ἢ κτᾶ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2,8/1 to 3/32t/4,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25t to 2/120/4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Ἔνιοι δὲ τῶν γεγραϕότων περὶ τῆς ὑπερβολῆς ταύτης, βουλόμενοι τοὺς ἀναγινώσκοντας ἐκπλήττειν τῇ περὶ τῶν προειρημένων τόπων παραδοξολογίᾳ, λανθάνουσιν ἐμπίπτοντες εἰς δύο τὰ πάσης ἱστορίας ἀλλοτριώτατα:</text:p>
          </table:table-cell>
          <table:table-cell office:value-type="string" calcext:value-type="string">
            <text:p>ἔνιοι δὲ τῶν γεγραϕότων περὶ τῆς ὑπερβολῆς ταύτης βουλόμενοι τοὺς ἀναγινώσκοντας ἐκπλήττειν τῆι περὶ τῶν προειρημένων τόπων παραδοξολογίαι, λανθάνουσιν ἐμπίπτοντες εἰς δύο τὰ πάσης ἱστορίας ἀλλοτριώτα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7t/6,8/1 to 3/47t/6,8/5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1 to 2b,180,F/2a/4 (Schema:Volume-Jacoby#-F/fragment/line )</text:p>
          </table:table-cell>
          <table:table-cell office:value-type="float" office:value="88" calcext:value-type="float">
            <text:p>88</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ἴσως γὰρ δή τινες ἐπιζητήσουσι πῶς πε ποιημένοι τὸν πλεῖστον λόγον ὑπὲρ τῶν κατὰ Λιβύην καὶ κατ' Ἰβηρίαν τόπων οὔτε περὶ τοῦ καθ' Ἡρακλέους στήλας στόματος οὐδὲν ἐπὶ πλεῖον εἰρήκαμεν οὔτε περὶ τῆς ἔξω θαλάττης καὶ τῶν ἐν ταύτῃ συμβαινόντων ἰδιωμάτων, οὐδὲ μὴν περὶ τῶν Βρεττανικῶν νήσων καὶ τῆς τοῦ καττιτέρου κατασκευῆς, ἔτι δὲ τῶν ἀργυρείων καὶ χρυσείων τῶν κατ' αὐτὴν Ἰβηρίαν, ὑπὲρ ὧν οἱ συγγραϕεῖς ἀμϕισβητοῦντες πρὸς ἀλλήλους τὸν πλεῖστον διατίθενται λόγον.</text:p>
          </table:table-cell>
          <table:table-cell office:value-type="string" calcext:value-type="string">
            <text:p>ἴσως γὰρ δή τινες ἐπιζητοῦσι πῶς, πεποιημένοι τὸν πλεῖστον λόγον ὑπὲρ τῶν κατὰ Λιβύην καὶ κατ' Ἰβηρίαν τόπων, οὔτε περὶ τοῦ καθ' Ἡρακλέους στήλας στόματος οὐδὲν ἐπὶ πλεῖον εἰρήκαμεν οὔτε περὶ τῆς ἔξω θαλάττης καὶ τῶν ἐν ταύταις συμβαινόντων ἰδιωμάτων, οὐδὲ μὴν περὶ τῶν Βρεττανικῶν νήσων καὶ τῆς τοῦ καττιτέρου κατασκευῆς, ἔτι δὲ τῶν ἀργυρίων καὶ χρυσίων τῶν κατὰ τὴν Ἰβηρίαν, ὑπὲρ ὧν οἱ συγγραϕεῖς ἀμϕισβητοῦντες πρὸς ἀλλήλους τὸν πλεῖστον διατίθενται λό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2,8/1 to 3/57t/3,8/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9t to 2/121/17t (Schema:Page/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ὸς γὰρ τὸ μέλλον εἰς τέλος ἀϕροντίστως εἶχε περὶ παντὸς τοῦ σκευοϕόρου, λογιζόμενος ὡς ἐὰν ἅψηται τῆς πολεμίας, ἡττηθεὶς μὲν οὐ προσδεήσεται τῶν ἀναγκαίων, κρατῶν δὲ τῶν ὑπαίθρων οὐκ ἀπορήσει τῶν ἐπιτηδείων.</text:p>
          </table:table-cell>
          <table:table-cell office:value-type="string" calcext:value-type="string">
            <text:p>πρὸς γὰρ τὸ μέλλον ἀϕροντίστως εἶχε περὶ τῶν σκευο ϕόρων λογιζόμενος ὡς, ἐὰν ἅψηται τῆς πολεμίας, ἡττηθεὶς μὲν οὐ προσδεήσεται τῶν ἀναγκαίων, κρατῶν δὲ τῶν ὑπαίθρων οὐκ ἀπορήσει τῶν ἐπιτηδε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9t/2,8/1 to 3/79t/3,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alpha/3526a/4 to alpha/3526a/7 (Schema:Alphabetic letter//entry/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οὐ μὴν ἀλλὰ περὶ μὲν τού των ἐν ἄλλοις ἀκριβεστέραν ποιησόμεθα τὴν διαστολήν.</text:p>
          </table:table-cell>
          <table:table-cell office:value-type="string" calcext:value-type="string">
            <text:p>οὐ μὴν ἀλλὰ περὶ μὲν τούτων ἐν ἄλλοις ἀκριβεστέραν ποιησόμεθα τὴν διαστολ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9,8/1 to 3/87t/9,8/3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8a/9t/8 to 6/18a/9t/10 (Schema:Book//chapter/section/line )</text:p>
          </table:table-cell>
          <table:table-cell office:value-type="float" office:value="88" calcext:value-type="float">
            <text:p>88</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οὐ καθ' αὑτοῦ, πρὸς αὑτοῦ δὲ νομίσας εἶναι τὰ συμβαίνοντα περὶ τοὺς ἐναντίους, ἐγίνετο περὶ τὸν Μάρκον, σπουδάζων τὴν τόλμαν ἀϕελέσθαι καὶ προκαταλαβεῖν αὐτοῦ τὴν ὁρμήν.</text:p>
          </table:table-cell>
          <table:table-cell office:value-type="string" calcext:value-type="string">
            <text:p>ὁ δὲ οὐ κατ' αὐτοῦ, ἀλλὰ πρὸς αὐτοῦ εἶναι νομίσας τὰ συμβαίνοντα περὶ τοὺς ἐναντίους ἐγίνετο περὶ τὸν Μάρκον, σπουδάζων τὴν τόλμαν ἀϕελέσθαι καὶ προκαταλαβεῖν αὐτοῦ τὴν ὁρμ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04t/2,8/1 to 3/104t/2,8/4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2607a/1 to pi/2607a/4 (Schema:Alphabetic letter//entry/line )</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πάντες δὲ πράτ τουσι πάντα χάριν τῶν ἐπιγινομένων τοῖς ἔργοις ἡδέων ἢ καλῶν ἢ συμϕερόντων.</text:p>
          </table:table-cell>
          <table:table-cell office:value-type="string" calcext:value-type="string">
            <text:p>πάντες δὲ πράττουσι πάντα χάριν τῶν ἐπιγινομένων τοῖς ἔργοις ἡδέων ἢ καλῶν ἢ συμϕερό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11/1 to 3/4t/1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15t to 2/114/17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 γὰρ ὄϕελος ἰατροῦ κάμνουσιν ἀγνοοῦν τος τὰς αἰτίας τῶν περὶ τὰ σώματα διαθέσεων</text:p>
          </table:table-cell>
          <table:table-cell office:value-type="string" calcext:value-type="string">
            <text:p>τί γὰρ ὄϕελος ἰατροῦ κάμνουσιν ἀγνοοῦντος τὰς αἰτίας τῶν περὶ τὰ σώματα διαθέσ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5/1 to 3/7t/5/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6t to 2/116/27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ο καταληϕθεὶς δὲ ταῖς ἐμϕυλίοις ταραχαῖς ἐν τούτοις καὶ περὶ ταύτας διέτριβε τὰς πράξεις.</text:p>
          </table:table-cell>
          <table:table-cell office:value-type="string" calcext:value-type="string">
            <text:p>Προκαταληϕθεὶς δὲ ταῖς ἐμϕυλίοις ταραχαῖς, ἐν τούτοις καὶ περὶ ταύτας διέτριβε τὰς πράξ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9/1 to 3/10t/1/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72 to 18a/73 (Schema:Fragment/line )</text:p>
          </table:table-cell>
          <table:table-cell office:value-type="float" office:value="89" calcext:value-type="float">
            <text:p>89</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ὐ γὰρ ἱστορίας, ἀλλὰ κουρεακῆς καὶ πανδήμου λαλιᾶς ἔμοιγε δοκοῦσι τάξιν ἔχειν καὶ δύναμιν.</text:p>
          </table:table-cell>
          <table:table-cell office:value-type="string" calcext:value-type="string">
            <text:p>οὐ γὰρ ἱστορίας, ἀλλὰ κουρεακῆς καὶ πανδήμου λαλιᾶς ἐμοί γε δοκοῦσι τάξιν ἔχειν καὶ δύναμ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5/3 to 3/20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13t to 2/118/15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ὰν Ῥωμαίων τις εἰς Σικελίαν παρα ”γίνηται, ἧς Καρχηδόνιοι ἐπάρχουσιν, ἴσα ἔστω τὰ „Ῥωμαίων πάντα.</text:p>
          </table:table-cell>
          <table:table-cell office:value-type="string" calcext:value-type="string">
            <text:p>ἐὰν Ῥωμαίων τις εἰς Σικελίαν παραγένηται, ἧς Καρχηδόνιοι ἐπάρχουσιν, ἴσα ἔστω τὰ Ῥωμαίων πάν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0,8/1 to 3/22t/11,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36t to 24/2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ούτων δὴ τοιούτων ὑπαρχόντων, ὁμολογούμενον ἦν κἀκεῖνο διότι Ζακανθαῖοι πλείοσιν ἔτεσιν ἤδη πρότερον τῶν κατ' Ἀννίβαν καιρῶν ἐδεδώκεισαν αὑτοὺς εἰς τὴν τῶν Ῥωμαίων πίστιν.</text:p>
          </table:table-cell>
          <table:table-cell office:value-type="string" calcext:value-type="string">
            <text:p>τούτων δὴ τοιούτων ὑπαρχόντων, ὁμο λογούμενον ἦν κἀκεῖνο, διότι Ζακανθαῖοι πλείοσιν ἔτεσιν ἤδη πρότερον τῶν κατ' Ἀννίβαν καιρῶν ἐδεδώκεισαν αὑτοὺς εἰς τὴν τῶν Ῥωμαίων πί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1,8/1 to 3/30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26t to 28/29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ιόπερ οὐχ οὕτως ἐστὶ ϕροντιστέον τῆς αὐτῶν τῶν πράξεων ἐξηγήσεως οὔτε τοῖς γράϕουσιν οὔτε τοῖς ἀναγινώσκουσιν τὰς ἱστορίας, ὡς τῶν πρότερον καὶ τῶν ἅμα καὶ τῶν ἐπιγινομένων τοῖς ἔργοις.</text:p>
          </table:table-cell>
          <table:table-cell office:value-type="string" calcext:value-type="string">
            <text:p>διόπερ οὐχ οὕτως ἐστὶ ϕροντιστέον τῆς αὐτῶν &lt;τῶν&gt; πρά ξεων ἐξηγήσεως, οὔτε τοῖς γράϕουσιν οὔτε τοῖς ἀναγινώσκουσι τὰς ἱστορίας, ὡς τῶν πρότερον καὶ τῶν ἅμα &lt;καὶ&gt; τῶν ἐπιγινομένων τοῖς ἔργ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1,8/1 to 3/31t/1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15t to 2/119/18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ὰν δὲ καὶ γνῷ τις, ἔτι τῶν πρὸ τοῦ δυσχερέστερον τὸ τῶν ἑωρακότων τινὰ μετρίῳ χρῆσθαι τρόπῳ καὶ καταϕρονήσαντα τῆς παραδοξολογίας καὶ τερατείας ἑαυτοῦ χάριν προτιμῆσαι τὴν ἀλήθειαν καὶ μηδὲν τῶν πάρεξ ὄντων ἡμῖν ἀναγγεῖλαι.</text:p>
          </table:table-cell>
          <table:table-cell office:value-type="string" calcext:value-type="string">
            <text:p>ἐὰν δὲ καὶ γνοίη τις, ἔτι τῶν πρὸ τοῦ δυσ χερέστερον τὸ τῶν ἑωρακότων τινὰ μετρίῳ χρῆσθαι τρόπῳ, καὶ καταϕρονήσαντα τῆς παραδοξολογίας καὶ τερατείας ἑαυτοῦ χάριν προτιμῆσαι τὴν ἀλήθειαν καὶ μηδὲν τῶν πάρεξ ὄντων ἡμῖν ἀπαγγεῖλαι [τὴν ἀλ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9,8/1 to 3/59t/1,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26t to 2/122/30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οὐ δυσχεροῦς ἀλλ' ἀδυνάτου σχεδὸν ὑπαρχούσης κατά γε τοὺς προγεγονότας καιροὺς τῆς ἀληθοῦς ἱστορίας ὑπὲρ τῶν προειρημένων, οὐκ εἴ τι παρέλιπον οἱ συγγραϕεῖς ἢ διήμαρτον, ἐπιτιμᾶν αὐτοῖς ἄξιον, ἀλλ' ἐϕ' ὅσον ἔγνωσάν τι καὶ προεβίβασαν τὴν ἐμπειρίαν τὴν περὶ τούτων ἐν τοιούτοις καιροῖς, ἐπαινεῖν καὶ θαυμάζειν αὐτοὺς δίκαιον.</text:p>
          </table:table-cell>
          <table:table-cell office:value-type="string" calcext:value-type="string">
            <text:p>διόπερ οὐ δυσχεροῦς ἀλλὰ δυνάτου σχε δὸν ὑπαρχούσης κατά γε τοὺς προγεγονότας καιροὺς τῆς ἀληθοῦς ἱστορίας ὑπὲρ τῶν προειρημένων, οὐκ εἴ τι παρέλειπον οἱ συγγραϕεῖς ἢ διήμαρτον, ἐπιτιμᾶν αὐτοῖς ἄξιον, ἀλλ' ἐϕ' ὅσον ἔγνωσάν τι καὶ προσεβίβασαν τὴν ἐμπειρίαν τὴν περὶ τούτων ἐν τοιούτοις καιροῖς, ἐπαινεῖν καὶ θαυμάζειν αὐτοὺς δίκαι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9t/1,8/1 to 3/59t/3,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30t to 2/123/3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Σικελ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1(?)/90t/3t/1t to 11(?)/90t/3t/1t (Schema:Book//chapter/section/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Σικελ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DIODORUS SICULUS <text:s/>Hist. <text:s/>[0060]</text:p>
          </table:table-cell>
          <table:table-cell office:value-type="string" calcext:value-type="string">
            <text:p>Bibliotheca historica (lib. 1-20), ed. F. Vogel and K.T. Fischer (post <text:s/>I. Bekker &amp; L. Dindorf), Diodori bibliotheca historica, 5 vols., 3rd <text:s/>edn. Leipzig: Teubner, 1:1888 2:1890 3:1893 4-5:1906 (repr. Stuttgart: <text:s/>1964): 1:1-533 2:1-461 3:1-497 4:1-426 <text:s/>5:1-336. <text:s/>*Lib. 1-4: vol. 1, ed. Vogel. <text:s/>*Lib. 5-12: vol. 2, ed. Vogel. <text:s/>*Lib. 13-15: vol. 3, ed. Vogel. <text:s/>*Lib. 16-18: vol. 4, ed. Fischer. <text:s/>*Lib. 19-20: vol. 5, ed. Fischer. <text:s/>(Cod: 419,934: Hist.) <text:s/></text:p>
          </table:table-cell>
          <table:table-cell office:value-type="string" calcext:value-type="string">
            <text:p>12(?)/9t/1t/1t to 12(?)/9t/1t/1t (Schema:Book//chapter/section/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DIODORUS SICULUS </text:p>
          </table:table-cell>
          <table:table-cell office:value-type="string" calcext:value-type="string">
            <text:p>Hist. </text:p>
          </table:table-cell>
          <table:table-cell office:value-type="float" office:value="60" calcext:value-type="float">
            <text:p>60</text:p>
          </table:table-cell>
          <table:table-cell office:value-type="string" calcext:value-type="string">
            <text:p>0060-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Ἰβηρ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9t/9,8/6 to 3/99t/9,8/6 (Schema:Book//chapter/section/line )</text:p>
          </table:table-cell>
          <table:table-cell office:value-type="float" office:value="89" calcext:value-type="float">
            <text:p>8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Εὐρώπη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5/30t/8,8/1 to 5/30t/8,8/1 (Schema:Book//chapter/section/line )</text:p>
          </table:table-cell>
          <table:table-cell office:value-type="float" office:value="89" calcext:value-type="float">
            <text:p>8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διόπερ εἴ τις δύναιτο συννοεῖν τὰ περὶ τοὺς πέλας ἁμαρτήματα καὶ τῇδέ που προσιέναι τοῖς ὑπεναντίοις, ᾗ μάλιστα καὶ δι' ὧν εὐχείρωτος ἔσθ' ὁ προεστὼς τῶν πολεμίων, τάχιστ' ἂν τῶν ὅλων κατακρατοίη.</text:p>
          </table:table-cell>
          <table:table-cell office:value-type="string" calcext:value-type="string">
            <text:p>διόπερ εἴ τις δύναιτο συννοεῖν τὰ περὶ τοὺς πέλας ἁμαρτήματα καὶ τῇδέ που προϊέναι τοῖς ὑπεναντίοις ᾗ μάλιστα καὶ δι' ὧν εὐχείρωτος ἔστι ὁ προεστὼς τῶν [δὲ] πολεμίων, τάχιστ' ἂν τῶν ὅλων κρατοί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10,8/1 to 3/81t/10,8/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12t to 2/124/15t (Schema:Page/line )</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 δὲ δικτάτωρ ταύτην ἔχει τὴν διαϕορὰν τῶν ὑπάτων:</text:p>
          </table:table-cell>
          <table:table-cell office:value-type="string" calcext:value-type="string">
            <text:p>Ὁ δὲ δικτάτωρ ταύτην ἔχει τὴν διαϕορὰν τῶν ὑπ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7,8/1 to 3/87t/7,8/2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8a/9t/1 to 6/18a/9t/2 (Schema:Book//chapter/section/line )</text:p>
          </table:table-cell>
          <table:table-cell office:value-type="float" office:value="89" calcext:value-type="float">
            <text:p>8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καὶ τὰ μὲν κατὰ τὴν Ἰβηρίαν ἐν τούτοις ἦν.</text:p>
          </table:table-cell>
          <table:table-cell office:value-type="string" calcext:value-type="string">
            <text:p>Καὶ τὰ μὲν κατὰ τὴν Ἰβηρίαν ἐν τούτοις ἦ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9t/9,8/6 to 3/99t/9,8/6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7t/1,8/1 to 3/77t/1,8/1 (Schema:Book//chapter/section/line )</text:p>
          </table:table-cell>
          <table:table-cell office:value-type="float" office:value="89" calcext:value-type="float">
            <text:p>89</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έπεισμαι μὲν γάρ, κἄν τι συμβῇ περὶ ἡμᾶς ἀνθρώπινον, οὐκ ἀργήσειν τὴν ὑπόθεσιν οὐδ' ἀπορήσειν ἀνδρῶν ἀξιόχρεων, διὰ (δὲ) τὸ κάλλος πολλοὺς κατεγγυηθήσεσθαι καὶ σπουδάσειν ἐπὶ τέλος ἀγαγεῖν αὐτήν.</text:p>
          </table:table-cell>
          <table:table-cell office:value-type="string" calcext:value-type="string">
            <text:p>πέπεισμαι μὲν γάρ, κἄν τι συμβῇ περὶ ἡμᾶς ἀνθρώ πινον, οὐκ ἀργήσειν τὴν ὑπόθεσιν, οὐδ' ἀπορήσειν ἀνδρῶν ἀξιοχρέων διὰ τὸ κάλλος πολλοὺς κατεγγυηθήσεσθαι καὶ σπουδάσειν ἐπὶ τέλος ἀγαγεῖν αὐτ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t/8/1 to 3/5t/8/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28t to 2/114/31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νος δὴ χάριν ἐμνήσθην Φαβίου καὶ τῶν ὑπ' ἐκείνου γεγραμμένων</text:p>
          </table:table-cell>
          <table:table-cell office:value-type="string" calcext:value-type="string">
            <text:p>Τίνος δὲ χάριν ἐμνήσθην Φαβίου καὶ τῶν ὑπ' ἐκείνου γεγραμ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1/1 to 3/9t/2/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43 to 18a/44 (Schema:Fragment/line )</text:p>
          </table:table-cell>
          <table:table-cell office:value-type="float" office:value="90" calcext:value-type="float">
            <text:p>90</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διὸ καὶ τοὺς ἐπὶ πραγμάτων ταττομένους χρὴ τῶν τοιούτων οὐδενὸς μᾶλλον ϕροντίζειν ὡς τοῦ μὴ λανθάνειν τὰς προαιρέσεις τῶν διαλυομένων τὰς ἔχθρας ἢ συντιθεμένων τὰς ϕιλίας, πότε τοῖς καιροῖς εἴκοντες καὶ πότε ταῖς ψυχαῖς ἡττώμενοι ποιοῦνται τὰς συνθήκας, ἵνα τοὺς μὲν ἐϕέδρους νομίζοντες εἶναι τῶν καιρῶν ἀεὶ ϕυλάττωνται, τοῖς δὲ πιστεύοντες ὡς ὑπηκόοις ἢ ϕίλοις ἀληθινοῖς πᾶν τὸ παραπῖπτον ἐξ ἑτοίμου παραγγέλλωσιν.</text:p>
          </table:table-cell>
          <table:table-cell office:value-type="string" calcext:value-type="string">
            <text:p>διὸ καὶ τοὺς ἐπὶ πραγμάτων ταττομένους χρὴ τῶν τοιούτων οὐδενὸς μᾶλλον ϕροντίζειν, ὥστε μὴ λανθάνειν τὰς προαιρέσεις τῶν διαλυομένων τὰς ἔχθρας ἢ συντιθεμένων τὰς ϕιλίας, ποτὲ τοῖς καιροῖς εἴκοντες καί ποτε ταῖς ψυχαῖς ἡττώμενοι ποιοῦνται τὰς συνθήκας, ἵνα τοὺς μὲν ἐϕέδρους νομίζοντας εἶναι τῶν καιρῶν ἀεὶ ϕυλάττωνται, τοῖς δὲ πιστεύοντες ὡς ὑπηκόοις ἢ ϕίλοις ἀληθινοῖς πᾶν τὸ παραπίπτον ἐξ ἑτοίμου παραγγέλλ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2t/5/1 to 3/12t/6/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21t to 2/117/27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κ οἴονται δεῖν τοὺς Καρχηδονίους ἀδικεῖν Ἀρδεάτας, Ἀντιάτας, Κιρκαιίτας, Ταρρακινίτας.</text:p>
          </table:table-cell>
          <table:table-cell office:value-type="string" calcext:value-type="string">
            <text:p>οὐκ οἴονται δεῖν τοὺς Καρχηδονίους ἀδικεῖν Ἀρδεάτας Ἀντιάτας Κιρκαιίτας Ταρρακηνί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2 to 3/24t/16,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7t to 25/28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πότεροι δ' ἂν χρείαν ἔχωσι τῆς βοηθείας, ”τὰ πλοῖα παρεχέτωσαν Καρχηδόνιοι καὶ εἰς τὴν „ὁδὸν καὶ εἰς τὴν ἄϕοδον, τὰ δὲ ὀψώνια τοῖς αὑ”τῶν ἑκάτεροι.</text:p>
          </table:table-cell>
          <table:table-cell office:value-type="string" calcext:value-type="string">
            <text:p>ὁπότεροι δ' ἂν χρείαν ἔχωσι τῆς βοηθείας, τὰ πλοῖα παρεχέτωσαν Καρχηδόνιοι καὶ εἰς τὴν ὁδὸν καὶ εἰς τὴν ἔϕοδον, τὰ δὲ ὀψώνια τοῖς αὑτῶν ἑκάτερο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4,8/1 to 3/25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2t to 26/4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 δὲ μηδεὶς ἂν μήτε περὶ τῶν κατ' ἰδίαν μήτε περὶ τῶν κοινῶν τολμήσαι τοῦτ' εἰπεῖν ἄνθρωπος ὢν διὰ τό, κἂν κατὰ τὸ παρὸν εὐτυχῇ, τήν γε περὶ τοῦ μέλλοντος ἐλπίδα μηδὲν ἂν ἐκ τῶν νῦν παρόντων εὐλόγως βεβαιώσασθαι μηδένα τῶν νοῦν ἐχόντων, οὐ μόνον καλήν, ἔτι δὲ μᾶλλον ἀναγκαίαν εἶναί ϕημι διὰ ταῦτα τὴν τῶν παρεληλυθότων ἐπίγνωσιν.</text:p>
          </table:table-cell>
          <table:table-cell office:value-type="string" calcext:value-type="string">
            <text:p>εἰ δὲ μηδεὶς ἂν μήτε περὶ τῶν κατ' ἰδίαν μήτε περὶ τῶν κοινῶν τολμῆσαι τοῦτο εἰπεῖν ἄνθρωπος ὢν, διὰ τοῦ, κἂν κατὰ τὸ παρὸν εὐτυχῇ, τήν γε περὶ τοῦ μέλλοντος ἐλπίδα τῶν νῦν ποτ' ἂν εὐλόγως βεβαιώσασθαι μηδένα τῶν νοῦν ἐχόντων, οὐ μόνον καλήν, ἔτι δὲ μᾶλλον ἀναγκαίαν εἶναί ϕημι διὰ ταῦτα &lt;τὴν&gt; τῶν παρεληλυθότων ἐπίγν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3,8/1 to 3/31t/4,8/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22t to 2/118/27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ὧν καὶ τὸν ἐλεήσοντα καὶ τὸν συν οργιούμενον, ἔτι δὲ τὸν δικαιώσοντα, πολλάκις καὶ ἐπὶ πολλῶν εὑρεῖν ἔστιν.</text:p>
          </table:table-cell>
          <table:table-cell office:value-type="string" calcext:value-type="string">
            <text:p>ἐξ ὧν καὶ τὸν ἐλεήσοντα καὶ τὸν συνοργιζόμενον, ἔτι δὲ τὸν δικαιώσοντα, πολλάκις καὶ ἐπὶ πολλῶν εὑρεῖν ἔ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9,8/1 to 3/31t/10,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12t to 2/119/13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μὲν οὖν πρέσβεις καὶ τὸ συνέδριον ἐπὶ τούτοις ἐχωρίσθησαν.</text:p>
          </table:table-cell>
          <table:table-cell office:value-type="string" calcext:value-type="string">
            <text:p>οἱ μὲν οὖν πρεσβευταὶ καὶ τὸ συνέδριον ἐπὶ τούτοις ἐχωρίσθ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4,8/3 to 3/33t/4,8/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7/5t/8t/1 to 7/5t/8t/3 (Schema:Book//chapter/section/line )</text:p>
          </table:table-cell>
          <table:table-cell office:value-type="float" office:value="90" calcext:value-type="float">
            <text:p>90</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ἱ μὲν οὖν πρέσβεις καὶ τὸ συνέδριον ἐπὶ τούτοις ἐχωρίσθησαν.</text:p>
          </table:table-cell>
          <table:table-cell office:value-type="string" calcext:value-type="string">
            <text:p>οἱ μὲν οὖν πρεσβευταὶ καὶ τὸ συνέδριον ἐπὶ τούτοις ἐχωρίσθ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4,8/3 to 3/33t/4,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34/27t to 34/28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γὰρ μόνον ἀπράκτους ποιεῖ τοὺς ὑπο ταττομένους, πολλάκις δὲ καὶ κινδύνους ἐπιϕέρει τοὺς μεγίστους τοῖς πεπιστευκόσι.</text:p>
          </table:table-cell>
          <table:table-cell office:value-type="string" calcext:value-type="string">
            <text:p>οὐ γὰρ μόνον ἀπράκτους ποιεῖ τοὺς ὑποταττομένους, πολλάκις δὲ καὶ κινδύνους ἐπιϕέρει τοὺς μεγίστους τοῖς πεπιστευκό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8,8/1 to 3/81t/9,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7t to 2/124/9t (Schema:Page/line )</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ὅ τε γὰρ χρόνος ὁ πεντηκοντακαιτριετὴς εἰς ταῦτ' ἔληγεν, ἥ τ' αὔξησις καὶ προκοπὴ τῆς Ῥωμαίων δυναστείας ἐτετελείωτο:</text:p>
          </table:table-cell>
          <table:table-cell office:value-type="string" calcext:value-type="string">
            <text:p>ὅ τε γὰρ χρόνος ὁ πεντηκοντακαιτριετὴς εἰς ταῦτα ἔληγεν, ἥ τε αὔξησις καὶ προκοπὴ τῆς Ῥωμαίων δυναστείας ἐτετελείωτο:</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2/1 to 3/4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3/17t to 2/113/19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 δ' ἀνδρὸς πραγματικοῦ μὴ δυναμένου συλλογίζεσθαι πῶς καὶ διὰ τί καὶ πόθεν ἕκαστα τῶν πραγμάτων τὰς ἀϕορμὰς εἴληϕεν</text:p>
          </table:table-cell>
          <table:table-cell office:value-type="string" calcext:value-type="string">
            <text:p>τί δ' ἀν δρὸς πραγματικοῦ μὴ δυναμένου συλλογίζεσθαι πῶς καὶ διὰ τί καὶ πόθεν ἕκαστα τῶν πραγμάτων τὰς ἀϕορμὰς εἴληϕ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5/2 to 3/7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7t to 2/116/29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κεῖνον γὰρ μεγάλην ἀνει ληϕότα τὴν δυναστείαν ἐν τοῖς κατ' Ἰβηρίαν τόποις, μετὰ ταῦτα παραγενόμενον ἐπὶ Λιβύην ἐπιβαλέσθαι καταλύσαντα τοὺς νόμους εἰς μοναρχίαν περιστῆσαι τὸ πολίτευμα τῶν Καρχηδονίων:</text:p>
          </table:table-cell>
          <table:table-cell office:value-type="string" calcext:value-type="string">
            <text:p>Ἐκεῖνον γὰρ, μεγάλην ἀνειληϕότα τὴν δυναστείαν ἐν τοῖς κατ' Ἰβηρίαν τόποις, μετὰ ταῦτα παραγενόμενον ἐπὶ Λιβύην, ἐπιβαλέσθαι, καταλύσαντα τοὺς νόμους, εἰς μοναρχίαν περιστῆσαι τὸ πολίτευμα τῶν Καρχηδον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2/1 to 3/8t/3/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4 to 18a/8 (Schema:Fragment/line )</text:p>
          </table:table-cell>
          <table:table-cell office:value-type="float" office:value="91" calcext:value-type="float">
            <text:p>91</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ἵ γε τοσοῦτον ἀπέσχον τοῦ πρᾶξαί τι τῶν προειρημένων ὡς ἑπτακαίδεκ' ἔτη συνεχῶς πολεμήσαντες κατὰ τὴν Ἀννίβου προαίρεσιν οὐ πρότερον κατελύσαντο τὸν πόλεμον, ἕως οὗ πάσας ἐξελέγξαντες τὰς ἐλπίδας τελευταῖον εἰς τὸν περὶ τῆς πατρίδος καὶ τῶν ἐν αὐτῇ σωμάτων παρεγένοντο κίνδυνον.</text:p>
          </table:table-cell>
          <table:table-cell office:value-type="string" calcext:value-type="string">
            <text:p>Οἵ γε τοσοῦτον ἀπέ σχον τοῦ πρᾶξαί τι τῶν προειρημένων, ὡς ἑπτακαίδεκα ἔτη συνεχῶς πολεμήσαντες κατὰ τὴν Ἀννίβου προαίρεσιν, οὐ πρότερον κατελύσαντο τὸν πόλεμον, ἕως οὗ πάσας ἐξελέγξαντες τὰς ἐλπίδας, τελευταῖον εἰς τὸν περὶ τῆς πατρίδος καὶ τῶν ἐν αὐτῇ σωμάτων παρεγένοντο κίνδυ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11/1 to 3/8t/11/7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36 to 18a/42 (Schema:Fragment/line )</text:p>
          </table:table-cell>
          <table:table-cell office:value-type="float" office:value="91" calcext:value-type="float">
            <text:p>91</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 Τὸν δ' ὅρκον ὀμνύειν ἔδει τοιοῦτον, ἐπὶ μὲν τῶν πρώτων συνθηκῶν Καρχηδονίους μὲν τοὺς θεοὺς τοὺς πατρῴους, Ῥωμαίους δὲ Δία λίθον κατά τι παλαιὸν ἔθος, ἐπὶ δὲ τούτων τὸν Ἄρην καὶ τὸν Ἐνυάλιον.</text:p>
          </table:table-cell>
          <table:table-cell office:value-type="string" calcext:value-type="string">
            <text:p>Τὸν δὲ ὅρκον ὀμνύειν ἔδει τοιοῦτον, ἐπὶ μὲν τῶν πρώτων συνθηκῶν Καρχηδονίους μὲν τοὺς θεοὺς τοὺς πατρῴους, Ῥωμαίους δὲ διὰ λίθων κατά τι παλαιὸν ἔθος, ἐπὶ δὲ τούτων τὸν Ἄρην καὶ τὸν Ἐνυάλι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5,8/3 to 3/25t/7,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7t to 26/10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ἱστο ρίας γὰρ ἐὰν ἀϕέλῃ τις τὸ διὰ τί καὶ πῶς καὶ τίνος χάριν ἐπράχθη τὸ πραχθὲν καὶ πότερον εὔλογον ἔσχε τὸ τέλος, τὸ καταλειπόμενον αὐτῆς ἀγώνισμα μὲν μάθημα δ' οὐ γίνεται, καὶ παραυτίκα μὲν τέρπει, πρὸς δὲ τὸ μέλλον οὐδὲν ὠϕελεῖ τὸ παράπαν.</text:p>
          </table:table-cell>
          <table:table-cell office:value-type="string" calcext:value-type="string">
            <text:p>ἱστορίας γὰρ ἐὰν ἀϕέλῃ τις τὸ διὰ τί καὶ πῶς καὶ τίνος χάριν ἐπράχθη καὶ τὸ πραχθὲν πότερα εὔλογον ἔσχε τὸ τέλος, τὸ καταλειπόμενον αὐτῆς ἀγώνισμα μὲν μάθημα δὲ οὐ γίνεται, καὶ παραυτίκα μὲν τέρπει, πρὸς δὲ τὸ μέλλον οὐδὲν ὠϕελεῖ τὸ παράπ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2,8/1 to 3/31t/13,8/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18t to 2/119/22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ἱ δὲ παρὰ τῶν Ῥωμαίων πρέσβεις_τὴν γὰρ παρέκβασιν ἐντεῦθεν ἐποιησάμεθα_διακούσαντες τὰ παρὰ τῶν Καρχηδονίων ἄλλο μὲν οὐδὲν εἶπαν, ὁ δὲ πρεσβύτατος αὐτῶν δείξας τοῖς ἐν τῷ συνεδρίῳ τὸν κόλπον ἐνταῦθα καὶ τὸν πόλεμον αὐτοῖς ἔϕη καὶ τὴν εἰρήνην ϕέρειν:</text:p>
          </table:table-cell>
          <table:table-cell office:value-type="string" calcext:value-type="string">
            <text:p>Οἱ δὲ τῶν Ῥωμαίων πρέσβεις διακούσαντες τὰ παρὰ τῶν Καρχηδονίων ἄλλο μὲν οὐδὲν εἶπον, ὁ δὲ πρεσβύτατος αὐτῶν δείξας τοῖς ἐν τῷ συνεδρίῳ τὸν κόλπον, ἐνταῦθα καὶ τὸν πόλεμον αὐτοῖς ἔϕη καὶ τὴν εἰρήνην ϕέρ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1,8/1 to 3/33t/2,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9t to 29/12t (Schema:Page/line )</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ῆλον γὰρ ὡς ἐκ τούτων ϕανερὸν ἔσται τοῖς μὲν νῦν οὖσιν πότερα ϕευκτὴν ἢ τοὐναντίον αἱρετὴν εἶναι συμβαίνει τὴν Ῥωμαίων δυναστείαν, τοῖς δ' ἐπιγενομένοις πότερον ἐπαινετὴν καὶ ζηλωτὴν ἢ ψεκτὴν γεγονέναι νομιστέον τὴν ἀρχὴν αὐτῶν.</text:p>
          </table:table-cell>
          <table:table-cell office:value-type="string" calcext:value-type="string">
            <text:p>δῆλον γὰρ ὡς ἐκ τούτων ϕανερὸν ἔσται τοῖς μὲν νῦν οὖσι πότερα ϕευκτὴν ἢ τοὐναντίον αἱρετὴν εἶναι συμβαίνει τὴν Ῥωμαίων δυναστείαν, τοῖς δὲ ἐπιγενομένοις πότερα ἐπαινετὴν καὶ ζηλωτὴν ἢ ψεκτὴν γεγονέναι νομιστέον τὴν ἀρχὴν αὐ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7/1 to 3/4t/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3t to 2/114/7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πεὶ δὲ τὰς ἐπιϕανεστάτας τῶν πράξεων ἐπὶ κεϕαλαίου διεληλύθαμεν, βουλόμενοι καὶ καθόλου καὶ κατὰ μέρος εἰς ἔννοιαν ἀγαγεῖν τῆς ὅλης ἱστορίας τοὺς ἐντυγχάνοντας, ὥρα μνημονεύοντας τῆς προθέσεως ἐπαναγαγεῖν ἐπὶ τὴν ἀρχὴν τῆς αὑτῶν ὑποθέσεως.</text:p>
          </table:table-cell>
          <table:table-cell office:value-type="string" calcext:value-type="string">
            <text:p>ἐπεὶ δὲ τὰς ἐπιϕανεστάτας τῶν πρά ξεων ἐπὶ κεϕαλαίου διεληλύθαμεν, βουλόμενοι καὶ καθόλου καὶ κατὰ μέρος εἰς ἔννοιαν ἀγαγεῖν τῆς ὅλης ἱστορίας τοὺς ἐντυγχάνοντας, ὥρα μνημονεύοντας τῆς προθέσεως ἐπαναγαγεῖν &lt;ἐπὶ&gt; τὴν ἀρχὴν τῆς αὐτῆς ὑποθέ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t/9/1 to 3/5t/9/6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31t to 2/115/4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Ἔνιοι δὲ τῶν συγγεγραϕότων τὰς κατ' Ἀννίβαν πράξεις βουλόμενοι τὰς αἰτίας ἡμῖν ὑποδεικνύναι, δι' ἃς Ῥωμαίοις καὶ Καρχηδονίοις ὁ προειρημένος ἐνέστη πόλεμος, πρώτην μὲν ἀποϕαίνουσι τὴν Ζακάνθης πολιορκίαν ὑπὸ Καρχηδονίων, δευτέραν δὲ τὴν διάβασιν αὐτῶν παρὰ τὰς συνθήκας τοῦ προσαγορευομένου παρὰ τοῖς ἐγχωρίοις Ἴβηρος ποταμοῦ:</text:p>
          </table:table-cell>
          <table:table-cell office:value-type="string" calcext:value-type="string">
            <text:p>πρὸς τούτοις δὲ ἡμέρας τιν[ὰς] | ___ ἔνιοι δὲ τῶν συγγεγραϕότων τὰς κατ' Ἀννίβαν πράξεις, βουλόμενοι τὰς αἰτίας ἡμῖν ὑποδεικνύναι δι' ἃς Ῥωμαίοις καὶ Καρχηδονίοις ὁ προειρημένος ἐνέστη πόλεμος, πρώτην μὲν ἀποϕαίνουσι τὴν Ζακάνθης πολιορκίαν ὑπὸ Καρχηδονίων, (2) δευτέραν δὲ τὴν διάβασιν αὐτῶν παρὰ τὰς συνθήκας τοῦ προσαγορευομένου παρὰ τοῖς ἐγχωρίοις Ἴβηρος ποταμοῦ.</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1 to 3/6t/2/3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60,F/1a/52 to 2b,180,F/1a/6 (Schema:Volume-Jacoby#-F/fragment/line )</text:p>
          </table:table-cell>
          <table:table-cell office:value-type="float" office:value="92" calcext:value-type="float">
            <text:p>92</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ολλοῦ γε δεῖν,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πολλοῦ γὰρ δεῖ, εἰ μὴ καὶ τὴν Ἀλεξάνδρου διάβασιν εἰς τὴν Ἀσίαν αἰτίαν εἶναί τις ϕήσει τοῦ πρὸς τοὺς Πέρσας πολέμου καὶ τὸν Ἀντιόχου κατάπλουν εἰς Δημητριάδα τοῦ πρὸς Ῥωμα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1 to 3/6t/4/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2t to 2/115/14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γὼ δὲ παντὸς ἀρχὰς μὲν εἶναί ϕημι τὰς πρώτας ἐπιβολὰς καὶ πράξεις τῶν ἤδη κεκριμένων, αἰτίας δὲ τὰς προκαθηγουμένας τῶν κρίσεων καὶ διαλήψεων:</text:p>
          </table:table-cell>
          <table:table-cell office:value-type="string" calcext:value-type="string">
            <text:p>ἐγὼ δὲ παν τὸς ἀρχὰς μὲν εἶναί ϕημι τὰς πρώτας ἐπιβολὰς καὶ πράξεις τῶν ἤδη κεκριμένων, αἰτίας δὲ τὰς προκαθηγουμένας τῶν κρίσεων καὶ διαλήψ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7/1 to 3/6t/7/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2t to 2/115/25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ίνες γὰρ ἀλη θῶς ἦσαν αἰτίαι, καὶ πόθεν ϕῦναι συνέβη τὸν πρὸς τοὺς Πέρσας πόλεμον, εὐμαρὲς καὶ τῷ τυχόντι συνιδεῖν.</text:p>
          </table:table-cell>
          <table:table-cell office:value-type="string" calcext:value-type="string">
            <text:p>τίνες γὰρ ἀληθῶς ἦσαν αἰτίαι, καὶ πόθεν ϕῦναι συνέβη τὸν πρὸς τοὺς Πέρσας πόλεμον, εὐμαρὲς καὶ τῷ τυχόντι συνιδ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9/1 to 3/6t/10/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8t to 2/115/29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κεῖνοι γὰρ δόξαντες ὑπὸ Ῥωμαίων ὠλιγωρῆσθαι κατὰ πολλὰ περὶ τὴν ἔκβασιν τὴν ἐκ τοῦ Φιλίππου πολέμου, καθάπερ ἐπάνω προεῖπον, οὐ μόνον Ἀντίοχον ἐπεσπάσαντο, πᾶν δὲ καὶ πρᾶξαι καὶ παθεῖν ὑπέστησαν διὰ τὴν ἐπιγενομένην ὀργὴν ἐκ τῶν προειρημένων καιρῶν.</text:p>
          </table:table-cell>
          <table:table-cell office:value-type="string" calcext:value-type="string">
            <text:p>ἐκεῖνοι γὰρ δόξαντες ὑπὸ Ῥωμαίων ὠλιγωρῆσθαι κατὰ πολλὰ περὶ τὴν ἔκβασιν τὴν ἐκ τοῦ Φιλίππου πολέμου οὐ μόνον Ἀντίοχον ἐπεσπάσαντο, πᾶν δὲ καὶ πρᾶξαι καὶ παθεῖν ὑπέστησαν διὰ τὴν ἐπιγινομένην ὀργὴν ἐκ τῶν προειρημένων καιρ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2/1 to 3/7t/2/6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16t to 2/116/19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οὐδὲν οὕτω ϕυ λακτέον καὶ ζητητέον ὡς τὰς αἰτίας ἑκάστου τῶν συμβαινόντων, ἐπειδὴ ϕύεται μὲν ἐκ τῶν τυχόντων πολλάκις τὰ μέγιστα τῶν πραγμάτων, ἰᾶσθαι δὲ ῥᾷστόν ἐστιν παντὸς τὰς πρώτας ἐπιβολὰς καὶ διαλήψεις.</text:p>
          </table:table-cell>
          <table:table-cell office:value-type="string" calcext:value-type="string">
            <text:p>διόπερ οὐδὲν οὕτω ϕυλακτέον καὶ ζητητέον ὡς τὰς αἰτίας ἑκάστου τῶν συμβαινόντων, ἐπειδὴ ϕύεται μὲν ἐκ τῶν τυχόντων πολλάκις τὰ μέγιστα τῶν πραγμάτων, ἰᾶσθαι δὲ ῥᾷστόν ἐστι παντὸς τὰς πρώτας ἐπιβολὰς καὶ διαλήψε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7/1 to 3/7t/7/6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33t to 2/117/2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εἰ δέ τις ἔροιτο τὸν συγγραϕέα ποῖος ἦν καιρὸς οἰκειότερος τοῖς Καρχηδονίοις ἢ ποῖον πρᾶγμα τούτου δικαιότερον ἢ συμϕορώτερον, ἐπείπερ ἐξ ἀρχῆς δυσηρεστοῦντο, καθάπερ οὗτός ϕησιν, τοῖς ὑπ' Ἀννίβου πραττομένοις, τοῦ πεισθέντας τότε τοῖς ὑπὸ Ῥωμαίων παρακαλουμένοις ἐκδοῦναι μὲν τὸν αἴτιον τῶν ἀδικημάτων, ἐπανελέσθαι δ' εὐλόγως δι' ἑτέρων τὸν κοινὸν ἐχθρὸν τῆς πόλεως, περιποιήσασθαι δὲ τῇ χώρᾳ τὴν ἀσϕάλειαν, ἀποτριψαμένους τὸν ἐπιϕερόμενον πόλεμον, δόγματι μόνον τὴν ἐκδίκησιν ποιησαμένους, τί ἂν εἰπεῖν ἔχοι πρὸς αὐτά</text:p>
          </table:table-cell>
          <table:table-cell office:value-type="string" calcext:value-type="string">
            <text:p>Εἰ δέ τις ἔροιτο τὸν συγγραϕέα, ποῖος ἦν καιρὸς οἰκειότερος τοῖς Καρχηδονίοις, ἢ ποῖον πρᾶγμα τούτου δικαιότερον ἢ συμϕορώτερον, ἐπείπερ ἐξ ἀρχῆς δυσηρεστοῦντο, καθάπερ οὗτός ϕησι, τοῖς ὑπ' Ἀννίβου πραττομένοις, τοῦ, πεισθέντας τότε τοῖς ὑπὸ Ῥωμαίων παρακαλουμένοις, ἐκδοῦναι μὲν τὸν αἴτιον τῶν ἀδικημάτων, ἐπανελέσθαι δ' εὐλόγως δι' ἑτέρων τὸν κοινὸν ἐχθρὸν τῆς πόλεως, περιποιήσασθαι δὲ τῇ χώρᾳ τὴν ἀσϕάλειαν, ἀποτριψαμένους τὸν ἐπιϕερόμενον πόλεμον, δόγματι μόνον τὴν ἐκδίκησιν ποιησα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9/1 to 3/8t/10/7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25 to 18a/35 (Schema:Fragment/line )</text:p>
          </table:table-cell>
          <table:table-cell office:value-type="float" office:value="92" calcext:value-type="float">
            <text:p>92</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ἱ δὲ Ζακανθαῖοι συνεχῶς ἔπεμπον εἰς τὴν Ῥώμην, ἅμα μὲν ἀγωνιῶντες περὶ σϕῶν καὶ προορώμενοι τὸ μέλλον, ἅμα δὲ βουλόμενοι μὴ λανθάνειν Ῥωμαίους τὴν γινομένην εὔροιαν Καρχηδονίοις τῶν κατ' Ἰβηρίαν πραγμάτων.</text:p>
          </table:table-cell>
          <table:table-cell office:value-type="string" calcext:value-type="string">
            <text:p>Ὅτι Ζακανθαῖοι ὑπὸ Καρχηδονίων πολιορκούμενοι συνεχῶς ἔπεμπον εἰς τὴν Ῥώμην, ἅμα μὲν ἀγωνιῶντες περὶ σϕῶν καὶ προορώμενοι τὸ μέλλον, ἅμα δὲ βουλόμενοι μὴ λανθάνειν Ῥωμαίους τὴν γινομένην εὔροιαν Καρχηδονίοις τῶν κατ' Ἰβηρίαν πρ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1 to 3/15t/2/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5t to 21/8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μὴν ἐν Ἰτα λίᾳ γε πολεμήσειν ἤλπισαν, ἀλλ' ἐν Ἰβηρίᾳ, χρήσεσθαι δὲ πρὸς τὸν πόλεμον ὁρμητηρίῳ τῇ Ζακανθαίων πόλει.</text:p>
          </table:table-cell>
          <table:table-cell office:value-type="string" calcext:value-type="string">
            <text:p>οὐ μὴν ἐν Ἰταλίᾳ γε πολεμήσειν ἤλπισαν, ἀλλ' ἐν Ἰβηρίᾳ, χρήσεσθαι &lt;δὲ&gt; πρὸς τὸν πόλεμον ὁρμητηρίῳ τῇ Ζακανθαίων πόλ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3/1 to 3/15t/13/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6t to 22/8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ταλαβέσθαι γὰρ ἐγχειρήσας μετὰ τῆς Φιλίππου γνώμης τὴν τῶν Μεσσηνίων πόλιν εἰκῇ καὶ παραβόλως ἐν αὐτῷ τῷ τῆς πράξεως καιρῷ διεϕθάρη:</text:p>
          </table:table-cell>
          <table:table-cell office:value-type="string" calcext:value-type="string">
            <text:p>ἐγχειρήσας &lt;Demetrius&gt; μετὰ τῆς Φιλίππου γνώμης τὴν τῶν Μεσσηνίων πόλιν εἰκῇ καὶ παραβόλως, ἐν αὐτῷ τῷ τῆς πράξεως καιρῷ διεϕθάρη:</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1 to 3/19t/11/4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8/8a/1t/1 to 8/8a/1t/4 (Schema:Book//chapter/section/line )</text:p>
          </table:table-cell>
          <table:table-cell office:value-type="float" office:value="92" calcext:value-type="float">
            <text:p>92</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πῶς γὰρ οἷόν τ' ἦν Ῥωμαίους τοὺς ἐνιαυτῷ πρότερον ἐπηγγελκότας πόλεμον Καρχηδονίοις, ἐὰν ἐπιβαίνωσι τῆς Ζακανθαίων χώρας, τούτους κατὰ κράτος ἑαλωκυίας αὐτῆς τῆς πόλεως τότε βουλεύεσθαι συνελθόντας πότερα πολεμητέον ἢ τοὐναντίον</text:p>
          </table:table-cell>
          <table:table-cell office:value-type="string" calcext:value-type="string">
            <text:p>πῶς γὰρ οἷόν τε ἦν Ῥω μαίους τοὺς ἐνιαυτῷ πρότερον ἐπηγγελκότας πόλεμον Καρχηδονίοις, ἐὰν ἐπιβαίνωσι τῆς Ζακανθαίων χώρας, τούτους κατὰ κράτος ἑαλωκυίας αὐτῆς τῆς πόλεως τότε βουλεύεσθαι συνελθόντας πότερα πολεμητέον ἢ τοὐναντί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2/1 to 3/20t/3/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1t to 2/118/5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ὰς γὰρ ἐπὶ Λυτατίου γενομένας συνθήκας ἐν τῷ πολέμῳ τῷ περὶ Σικελίας, ταύτας ἔϕασαν ἤδη συνωμολογημένας ὑπὸ Λυτατίου μετὰ ταῦτα τὸν δῆμον τῶν Ῥωμαίων ἀκύρους ποιῆσαι διὰ τὸ χωρὶς τῆς αὑτοῦ γενέσθαι γνώμης.</text:p>
          </table:table-cell>
          <table:table-cell office:value-type="string" calcext:value-type="string">
            <text:p>τὰς γὰρ ἐπὶ Λουτατίου γενο μένας συνθήκας ἐν τῷ πολέμῳ τῷ περὶ τῆς Σικελίας ταύτας ἔϕασαν ἤδη συνωμολογημένας ὑπὸ Λουτατίου μετὰ ταῦτα τὸν δῆμον τῶν Ῥωμαίων ἀκύρους ποιῆσαι διὰ τὸ χωρὶς τῆς αὑτοῦ γενέσθαι γνώμ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2/2 to 3/21t/3/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26t to 22/30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ἡμῖν δ' ἀναγκαῖον εἶναι δοκεῖ τὸ μὴ παραλιπεῖν ἄσκεπτον τοῦτο τὸ μέρος, ἵνα μήθ' οἷς καθήκει καὶ διαϕέρει τὸ σαϕῶς εἰδέναι τὴν ἐν τούτοις ἀκρίβειαν, παραπαίωσι τῆς ἀληθείας ἐν τοῖς ἀναγκαιοτάτοις διαβουλίοις, μήθ' οἱ ϕιλομαθοῦντες περὶ τούτων ἀστοχῶσι, συμπλανώμενοι ταῖς ἀγνοίαις καὶ ϕιλοτιμίαις τῶν συγγραϕέων, ἀλλ' ᾖ τις ὁμολογουμένη θεωρία τῶν ἀπὸ τῆς ἀρχῆς ὑπαρξάντων δικαίων Ῥωμαίοις καὶ Καρχηδονίοις πρὸς ἀλλήλους ἕως εἰς τοὺς καθ' ἡμᾶς καιρούς.</text:p>
          </table:table-cell>
          <table:table-cell office:value-type="string" calcext:value-type="string">
            <text:p>ἡμῖν δ' ἀναγκαῖον εἶναι δοκεῖ τὸ μὴ παραλιπεῖν ἄσκεπτον τοῦτο τὸ μέρος, ἵνα μήτε, οἷς καθήκει καὶ διαϕέρει τὸ σαϕῶς εἰδέναι τὴν ἐν τούτοις ἀκρίβειαν, παραπταίωσι τῆς ἀληθείας ἐν τοῖς ἀναγκαιοτάτοις διαβουλίοις, μήθ' οἱ ϕιλομαθοῦντες περὶ τούτων ἀστοχῶσι συμπλανώμενοι ταῖς ἀγνοίαις καὶ ϕιλοτιμίαις τῶν συγγραϕέων, ἀλλ' ἢ τῆς ὁμολογουμένης θεωρίας τῶν ἀπὸ τῆς ἀρχῆς ὑπαρξάντων &lt;δικαίων&gt; Ῥωμαίοις καὶ Καρχηδονίοις πρὸς ἀλλήλους ἕως &lt;εἰς&gt; τοὺς καθ' ἡμᾶς καιρ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9/1 to 3/21t/10/6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10t to 23/18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οῖς δὲ „κατ' ἐμπορίαν παραγινομένοις μηδὲν ἔστω τέλος ”πλὴν ἐπὶ κήρυκι ἢ γραμματεῖ.</text:p>
          </table:table-cell>
          <table:table-cell office:value-type="string" calcext:value-type="string">
            <text:p>τοῖς δὲ κατ' ἐμπορίαν παραγενομένοις μηδὲν ἔστω τέλος πλὴν ἐπὶ κήρυκι ἢ γραμματεῖ:</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7,8/1 to 3/22t/9,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33t to 23/34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ς δὲ Καρ χηδόνα καὶ πᾶσαν τὴν ἐπὶ τάδε τοῦ Καλοῦ ἀκρωτηρίου τῆς Λιβύης καὶ Σαρδόνα καὶ Σικελίαν, ἧς ἐπάρχουσι Καρχηδόνιοι, κατ' ἐμπορίαν πλεῖν Ῥωμαίοις ἔξεστι, καὶ τὸ δίκαιον ὑπισχνοῦνται βεβαιώσειν οἱ Καρχηδόνιοι (δημοσίᾳ) πίστει.</text:p>
          </table:table-cell>
          <table:table-cell office:value-type="string" calcext:value-type="string">
            <text:p>εἰς δὲ Καρχηδόνα καὶ πᾶσαν τὴν ἐπὶ τάδε τοῦ Καλοῦ ἀκρωτηρίου τῆς Λιβύης καὶ Σαρδόνα καὶ Σικελίαν ἐπάρχουσι Καρχηδόνιοι, κατ' ἐμπορίαν πλεῖν Ῥωμαίοις ἔξεστι, καὶ τὸ δίκαιον ὑπισχνοῦνται βεβαιώσειν οἱ Καρχηδόνιοι πίστ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4,8/1 to 3/23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18t to 24/22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μὴν ἀλλ' εἰ κατὰ τοῦτό τις ἐπιλαμβάνεται Ῥωμαίων περὶ τῆς εἰς Σικελίαν διαβάσεως, ὅτι καθόλου Μαμερτίνους προσέλαβον εἰς τὴν ϕιλίαν καὶ μετὰ ταῦτα δεομένοις ἐβοήθησαν, οἵτινες οὐ μόνον τὴν Μεσσηνίων πόλιν ἀλλὰ καὶ τὴν Ῥηγίνων παρεσπόνδησαν, εἰκότως ἂν δόξειεν δυσαρεστεῖν.</text:p>
          </table:table-cell>
          <table:table-cell office:value-type="string" calcext:value-type="string">
            <text:p>Οὐ μὴν ἀλλ' εἰ κατὰ τοῦτό τις ἐπιλαμβάνε ται Ῥωμαίων περὶ τῆς εἰς Σικελίαν διαβάσεως, ὅτι καθόλου Μαμερτίνους προσέλαβον εἰς τὴν ϕιλίαν, καὶ μετὰ ταῦτα δεομένοις ἐβοήθησαν, οἵτινες οὐ μόνον τὴν Μεσσηνίων πόλιν, ἀλλὰ καὶ τὴν Ῥηγίνων παρεσπόνδησαν, εἰκότως ἂν δόξειε δυσαρεστ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6,8/1 to 3/26t/6,8/6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21t to 2b/26t (Schema:Fragment/line )</text:p>
          </table:table-cell>
          <table:table-cell office:value-type="float" office:value="92" calcext:value-type="float">
            <text:p>92</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ὑπὲρ ὧν ἡμεῖς τὰ κατὰ μέρος ἐν τῇ πρὸ ταύτης βύβλῳ δεδηλώκαμεν.</text:p>
          </table:table-cell>
          <table:table-cell office:value-type="string" calcext:value-type="string">
            <text:p>ὑπὲρ ὧν ἡμεῖς τὰ κατὰ μέρος ἐν τῇ πρὸ ταύτης βίβλῳ δεδηλώκ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4,8/1 to 3/28t/5,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27t to 27/28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Ἔνιοι δὲ τῶν ἀκρίτως τὰ τοιαῦτα θεωμένων τάχ' ἂν ϕήσαιεν ἡμᾶς οὐκ ἀναγκαίως ἐπὶ πλεῖον ἐξακριβοῦν τοὺς ὑπὲρ τῶν τοιούτων λόγους.</text:p>
          </table:table-cell>
          <table:table-cell office:value-type="string" calcext:value-type="string">
            <text:p>Ἔνιοι δὲ τῶν ἀκρίτως ταῦτα θεωμένων τάχ' ἂν ϕήσαιεν ἡμᾶς οὐκ ἀναγκαίως ἐπὶ πλεῖον ἐξακριβοῦν τοὺς ὑπὲρ τῶν τοιούτων λόγ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8/1 to 3/31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6t to 29/8t (Schema:Page/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ολλοὶ δὲ καὶ καθυϕεῖνθ' ἑαυτοὺς ὁλοσχερῶς διὰ τὴν ἔνδειαν καὶ συνέχειαν τῶν πόνων.</text:p>
          </table:table-cell>
          <table:table-cell office:value-type="string" calcext:value-type="string">
            <text:p>πολλοὶ δὲ καὶ καθυϕεῖντο ἑαυτοὺς ὁλοσχερῶς διὰ τὴν ἔνδειαν καὶ συνέχειαν τῶν πό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0t/4,8/1 to 3/60t/4,8/3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kappa/136a/1 to kappa/136a/3 (Schema:Alphabetic letter//entry/line )</text:p>
          </table:table-cell>
          <table:table-cell office:value-type="float" office:value="92" calcext:value-type="float">
            <text:p>92</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στή σαντες δ' ἐπὶ τούτων τὴν διήγησιν τὸν ὑπὲρ τῆς Ῥωμαίων πολιτείας συστησόμεθα λόγον, ᾧ κατὰ τὸ συνεχὲς ὑποδείξομεν ὅτι μέγιστα συνεβάλετ' αὐτοῖς ἡ τοῦ πολιτεύματος ἰδιότης πρὸς τὸ μὴ μόνον ἀνακτήσασθαι τὴν Ἰταλιωτῶν καὶ Σικελιωτῶν δυναστείαν, ἔτι δὲ τὴν Ἰβήρων προσλαβεῖν καὶ Κελτῶν ἀρχήν, ἀλλὰ τὸ τελευταῖον καὶ πρὸς τὸ κρατήσαντας τῷ πολέμῳ Καρχηδονίων ἔννοιαν σχεῖν τῆς τῶν ὅλων ἐπιβολῆς.</text:p>
          </table:table-cell>
          <table:table-cell office:value-type="string" calcext:value-type="string">
            <text:p>Στήσαντες δ' ἐπὶ τούτων &lt;quae sunt V, 111&gt; τὴν διήγησιν τὸν ὑπὲρ τῆς Ῥωμαίων πολιτείας συστησόμεθα λόγον, ᾧ κατὰ τὸ συνεχὲς ὑποδείξομεν ὅτι μέγιστα συνεβάλετ' αὐτοῖς ἡ τοῦ πολιτεύματος ἰδιότης πρὸς τὸ μὴ μόνον ἀνακτήσασθαι τὴν Ἰταλιωτῶν καὶ Σικελιωτῶν δυναστείαν, ἔτι δὲ τὴν Ἰβήρων προσλαβεῖν καὶ Κελτῶν ἀρχήν, ἀλλὰ τὸ τελευταῖον καὶ πρὸς τὸ κρατήσαντας τῷ πολέμῳ Καρχηδονίων ἔννοιαν σχεῖν τῆς τῶν ὅλων ἐπιβολ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t/6/1 to 3/2t/7/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t/1t/1 to 6/1t/3t/3 (Schema:Book//chapter/section/line )</text:p>
          </table:table-cell>
          <table:table-cell office:value-type="float" office:value="93" calcext:value-type="float">
            <text:p>93</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οὔτε γὰρ πολεμεῖ τοῖς πέλας οὐδεὶς νοῦν ἔχων ἕνεκεν αὐτοῦ τοῦ καταγωνίσασθαι τοὺς ἀντιταττομένους, οὔτε πλεῖ τὰ πελάγη χάριν τοῦ περαιωθῆναι μόνον, καὶ μὴν οὐδὲ τὰς ἐμπειρίας καὶ τέχνας αὐτῆς ἕνεκα τῆς ἐπιστήμης ἀναλαμβάνει:</text:p>
          </table:table-cell>
          <table:table-cell office:value-type="string" calcext:value-type="string">
            <text:p>οὔτε γὰρ πολεμεῖ τοὺς πέλας οὐδεὶς νοῦν ἔχων ἕνεκεν αὐτοῦ τοῦ καταγωνίσασθαι τοὺς ἀντιταττομένους, οὔτε πλεῖστα πελάγη χάριν τοῦ περαιωθῆναι μόνον, καὶ μὴν οὐδὲ τὰς ἐμπειρίας καὶ τέχνας αὐτῆς ἕνεκα τῆς ἐπιστήμης ἀναλαμβάνε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10/1 to 3/4t/1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4/12t to 2/114/15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αἰτίας μὲν τὰς πρώτας ῥηθείσας ἡγη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διόπερ αἰτίας μὲν τὰς πρώτας ῥηθείσας ἡγη τέον τοῦ πρὸς τοὺς Πέρσας πολέμου, πρόϕασιν δὲ τὴν δευτέραν, ἀρχὴν δὲ τὴν Ἀλεξάνδρου διάβασιν εἰς τὴν Ἀ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4/1 to 3/7t/1/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12t to 2/116/14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Οὐ μὴν ἀλλὰ καὶ τοῦ γε Ῥωμαίων καὶ Καρχηδονίων πολέμου_τὴν γὰρ παρέκβασιν ἐντεῦθεν ἐποιησάμεθα_νομιστέον πρῶτον μὲν αἴτιον γεγονέναι τὸν Ἀμίλκου θυμὸν τοῦ Βάρκα μὲν ἐπικαλουμένου, πατρὸς δὲ κατὰ ϕύσιν Ἀννίβου γεγονότος.</text:p>
          </table:table-cell>
          <table:table-cell office:value-type="string" calcext:value-type="string">
            <text:p>Οὐ μὴν ἀλλὰ καὶ τοῦ γε Ῥωμαίων καὶ Καρχηδονίων πολέμου (τὴν γὰρ παρέκβασιν ἐντεῦθεν ἐποιησάμεθα) νομιστέον πρώτην μὲν αἰτίαν γεγονέναι τὸν Ἀμίλκου θυμὸν, τοῦ Βάρκα μὲν ἐπικαλουμένου, πατρὸς δὲ κατὰ ϕύσιν Ἀννίβου γεγονότ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6/1 to 3/9t/7/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59 to 18a/63 (Schema:Fragment/line )</text:p>
          </table:table-cell>
          <table:table-cell office:value-type="float" office:value="93" calcext:value-type="float">
            <text:p>93</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κατετάχησε γὰρ αὐτοὺς Ἀννίβας, ἐξελὼν τὴν Ζακανθαίων πόλιν.</text:p>
          </table:table-cell>
          <table:table-cell office:value-type="string" calcext:value-type="string">
            <text:p>κατετάχησε γὰρ αὐτοὺς Ἀννίβας ἐξελὼν τὴν πόλ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6t/5/2 to 3/16t/6/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delta/987a/3 to delta/987a/3 (Schema:Alphabetic letter//entry/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ἐὰν δὲ Καρχη „δόνιοι λάβωσιν ἐν τῇ Λατίνῃ πόλιν τινὰ μὴ οὖσαν ”ὑπήκοον Ῥωμαίοις, τὰ χρήματα καὶ τοὺς ἄνδρας „ἐχέτωσαν, τὴν δὲ πόλιν ἀποδιδότωσαν.</text:p>
          </table:table-cell>
          <table:table-cell office:value-type="string" calcext:value-type="string">
            <text:p>ἐὰν δὲ Καρχηδόνιοι λάβωσιν ἐν τῇ Λατίνῃ πόλιν τινὰ μὴ οὖσαν ὑπήκοον Ῥωμαίοις, τὰ χρήματα καὶ τοὺς ἄνδρας ἐχέτωσαν, τὴν δὲ πόλιν ἀποδιδότω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5,8/1 to 3/24t/6,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6t to 25/8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ν Σικελίᾳ ἧς ”Καρχηδόνιοι ἐπάρχουσι καὶ ἐν Καρχηδόνι πάντα „καὶ ποιείτω καὶ πωλείτω ὅσα καὶ τῷ πολίτῃ ἔξ”εστιν.</text:p>
          </table:table-cell>
          <table:table-cell office:value-type="string" calcext:value-type="string">
            <text:p>ἐν Σικελίᾳ, ἧς Καρχηδόνιοι ἐπάρχουσι, καὶ ἐν Καρχηδόνι πάντα καὶ ποιείτω καὶ πωλείτω, ὅσα καὶ τῷ πολίτῃ ἔξεστ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2,8/1 to 3/24t/1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0t to 25/21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 δὲ τὴν Σαρ δόνος ἀϕαίρεσιν καὶ τὰ σὺν ταύτῃ χρήματα, πάντως ὁμολογητέον εὐλόγως πεπολεμηκέναι τὸν κατ' Ἀννίβαν πόλεμον τοὺς Καρχηδονίους:</text:p>
          </table:table-cell>
          <table:table-cell office:value-type="string" calcext:value-type="string">
            <text:p>εἰ δὲ τὴν Σαρδόνος ἀϕαίρεσιν καὶ τὰ σὺν ταύτῃ χρήματα, πάντως ὁμολογητέον εὐλόγως πεπολεμηκέναι τὸν κατ' Ἀννίβαν πόλεμον τοὺς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4,8/1 to 3/30t/4,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2t to 29/4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ἀλλ' ὅπερ οἱ τοῖς ὅλοις ἐπταικότες καὶ κατὰ πάντα τρόπον ἐξαποροῦντες οὐχ ὑπομένουσιν, ὥστ' εἰς ἀπρονοήτους καθιέναι τόπους μετὰ δυνάμεως, τοῦτο περιτιθέασιν οἱ συγγραϕεῖς Ἀννίβᾳ τῷ τὰς μεγίστας ἐλπίδας ἀκεραίους ἔχοντι περὶ τῶν καθ' αὑτὸν πραγμάτων.</text:p>
          </table:table-cell>
          <table:table-cell office:value-type="string" calcext:value-type="string">
            <text:p>(4) ἀλλ' ὅπερ οἱ τοῖς ὅλοις ἐπταικότες καὶ κατὰ πάντα τρόπον ἐξαποροῦντες οὐχ ὑπομένουσιν, ὥστ' εἰς ἀπρονοήτους καθιέναι τόπους μετὰ δυνάμεως, τοῦτο περιτιθέασιν οἱ συγγραϕεῖς Ἀννίβαι τῶι τὰς μεγίστας ἐλπίδας ἀκεραίους ἔχοντι περὶ τῶν καθ' αὑτὸν πρ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4,8/1 to 3/48t/5,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19 to 2b,180,F/2a/22 (Schema:Volume-Jacoby#-F/fragment/line )</text:p>
          </table:table-cell>
          <table:table-cell office:value-type="float" office:value="93" calcext:value-type="float">
            <text:p>93</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καὶ γὰρ ἐκείνοις πᾶσιν αἱ καταστροϕαὶ τῶν δραμάτων προσδέονται θεοῦ καὶ μηχανῆς διὰ τὸ τὰς πρώτας ὑποθέσεις ψευδεῖς καὶ παραλόγους λαμβάνειν, τούς τε συγγραϕέας ἀνάγκη τὸ παραπλήσιον πάσχειν καὶ ποιεῖν ἥρωάς τε καὶ θεοὺς ἐπιϕαινομένους, ἐπειδὰν τὰς ἀρχὰς ἀπιθάνους καὶ ψευδεῖς ὑποστήσωνται.</text:p>
          </table:table-cell>
          <table:table-cell office:value-type="string" calcext:value-type="string">
            <text:p>Ὅτι τοῖς τραγωδιογράϕοις πᾶσιν αἱ καταστροϕαὶ τῶν δραμάτων προσδέονται θεοῦ καὶ μηχανῆς διὰ τὸ τὰς πρώτας ὑποθέσεις ψευδεῖς καὶ παραλόγους λαμβάνειν, τούς τε συγγραϕέας ἀνάγκη τὸ παραπλήσιον πάσχειν καὶ ποιεῖν ἥρωάς τε καὶ θεοὺς ἐπιϕαινομένους, ἐπειδὰν τὰς ἀρχὰς ἀπιθάνους καὶ ψευδεῖς ὑποστήσων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8,8/2 to 3/48t/9,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1t to 2/121/6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θάπερ γὰρ ἐπὶ τῶν κατ' ἄνδρα καὶ ζυγὸν ἀγωνισμάτων δεῖ τὸν μέλλοντα νικᾶν συνθεωρεῖν πῶς δυνατὸν ἐϕικέσθαι τοῦ σκοποῦ καὶ τί γυμνὸν ἢ ποῖον ἔξοπλον μέρος ϕαίνεται τῶν ἀνταγωνιστῶν, οὕτως χρὴ καὶ τοὺς ὑπὲρ τῶν ὅλων προεστῶτας σκοπεῖν οὐχ ὅπου τι τοῦ σώματος γυμνόν, ἀλλὰ ποῦ τῆς ψυχῆς εὐχείρωτόν τι παραϕαίνεται τοῦ τῶν ἐναντίων ἡγεμόνος, ἐπειδὴ πολλοὶ μὲν διὰ ῥᾳθυμίαν καὶ τὴν σύμπασαν ἀργίαν οὐ μόνον τὰς κοινὰς πράξεις, ἀλλὰ καὶ τοὺς ἰδίους καταπροΐενται βίους ἄρδην, πολλοὶ δὲ διὰ τὴν πρὸς τὸν οἶνον ἐπιθυμίαν οὐδ' ὑπνῶσαι δύνανται χωρὶς ἀλλοιώσεως καὶ μέθης, ἔνιοι δὲ διὰ τὰς τῶν ἀϕροδισίων ὁρμὰς καὶ τὴν ἐν τούτοις ἔκπληξιν οὐ μόνον πόλεις καὶ βίους ἀναστάτους πεποιήκασιν, ἀλλὰ καὶ τὸ ζῆν αὑτῶν ἀϕῄρηνται μετ' αἰσχύνης.</text:p>
          </table:table-cell>
          <table:table-cell office:value-type="string" calcext:value-type="string">
            <text:p>καθάπερ γὰρ ἐπὶ τῶν κατ' ἄνδρα καὶ ζυ γὸν ἀγωνισμάτων δεῖ τὸν μέλλοντα νικᾶν συνθεωρεῖν πῶς δυνατὸν ἐϕικέσθαι τοῦ σκοποῦ καὶ τί γυμνὸν ἢ ποῖον ἔξοπλον μέρος ϕαίνεται τῶν ἀνταγωνιστῶν, οὕτω χρὴ καὶ τοὺς ὑπὲρ τῶν ὅλων προεστῶτας σκοπεῖν οὐχ ὅπου τι τοῦ σώματος γυμνὸν ἀλλὰ ποῦ τῆς ψυχῆς εὐχείρωτόν τι παραϕαίνεται τοῦ τῶν ἐναντίων ἡγεμόνος, ἐπειδὴ πολλοὶ μὲν διὰ ῥαθυμίαν καὶ τὴν σύμπασαν ἀργίαν οὐ μόνον τὰς κοινὰς πράξεις ἀλλὰ καὶ τοὺς ἰδίους καταπροΐενται βίους ἄρδην, πολλοὶ δὲ διὰ τὴν πρὸς τὸν οἶνον ἐπιθυμίαν οὐδ' ὑπνῶσαι δύνανται χωρὶς ἀλλοιώσεως καὶ μέθης, ἔνιοι δὲ διὰ τὰς τῶν ἀϕροδισίων ὁρμὰς οὐ μόνον πόλεις καὶ βίους ἀναστάτους πεποιήκασιν, ἀλλὰ καὶ τὸ ζῆν αὐτῶν ἀϕῄρηνται μετ' αἰσχύ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2,8/1 to 3/81t/7,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3/23t to 2/124/4t (Schema:Page/line )</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Εἰ μὲν οὖν ἐξ αὐτῶν τῶν κατορθωμάτων ἢ καὶ τῶν ἐλαττωμάτων ἱκανὴν ἐνεδέχετο ποιήσασθαι τὴν διάληψιν ὑπὲρ τῶν ψεκτῶν ἢ τοὐναντίον ἐπαινετῶν ἀνδρῶν καὶ πολιτευμάτων, ἐνθάδε που λήγειν ἂν ἡμᾶς ἔδει καὶ καταστρέϕειν ἅμα τὴν διήγησιν καὶ τὴν πραγματείαν ἐπὶ τὰς τελευταίας ῥηθείσας πράξεις κατὰ τὴν ἐξ ἀρχῆς πρόθεσιν.</text:p>
          </table:table-cell>
          <table:table-cell office:value-type="string" calcext:value-type="string">
            <text:p>Εἰ μὲν οὖν ἐξ αὐτῶν τῶν κατορθωμάτων ἢ καὶ τῶν ἐλατ τωμάτων ἱκανὴν ἐνεδέχετο ποιήσασθαι τὴν διάληψιν ὑπὲρ τῶν ψεκτῶν ἢ τοὐναντίον ἐπαινετῶν ἀνδρῶν καὶ πολιτευμάτων, ἐνθάδε που λήγειν ἂν ἡμᾶς δεῖ καὶ καταστρέϕειν ἅμα τὴν διήγησιν καὶ τὴν πραγματείαν ἐπὶ τὰς τελευταίας ῥηθείσας πράξεις κατὰ τὴν ἐξ ἀρχῆς πρό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1/1 to 3/4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3/12t to 2/113/17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γὼ δὲ ταύτας ἀρχὰς μὲν εἶναι τοῦ πολέμου ϕήσαιμ' ἄν, αἰτίας γε μὴν οὐδαμῶς ἂν συγχωρήσαιμι.</text:p>
          </table:table-cell>
          <table:table-cell office:value-type="string" calcext:value-type="string">
            <text:p>(3) ἐγὼ δὲ ταύτας ἀρχὰς μὲν εἶναι τοῦ πολέμου ϕήσαιμ' ἄν, αἰτίας γε μὴν οὐδαμῶς ἂν συγχωρήσαιμι.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3/1 to 3/6t/3/2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1a/6 to 2b,180,F/1a/7 (Schema:Volume-Jacoby#-F/fragment/line )</text:p>
          </table:table-cell>
          <table:table-cell office:value-type="float" office:value="94" calcext:value-type="float">
            <text:p>94</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οὔτε γὰρ ἐκεῖνον εἰκὸς οὐδέ ποτε δεόντως συστήσασθαι τὰς τῶν σωμάτων θεραπείας, οὔτε τὸν πραγματικὸν οὐδὲν οἷόν τε κατὰ τρόπον χειρίσαι τῶν προσπιπτόντων ἄνευ τῆς τῶν προειρημένων ἐπιγνώσεως.</text:p>
          </table:table-cell>
          <table:table-cell office:value-type="string" calcext:value-type="string">
            <text:p>οὔτε γὰρ ἐκεῖνον εἰκὸς οὐδέποτε δεόντως συστήσασθαι τὰς τῶν σωμάτων θεραπείας, οὔτε τὸν πραγματικὸν οὐδὲν οἷόν τε κατὰ τρόπον χειρίσαι τῶν προσπιπτόντων ἄνευ τῆς τῶν προειρημένων ἐπιγνώ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6/1 to 3/7t/7/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9t to 2/116/33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ν νίβαν δὲ κοινωνὸν καὶ ζηλωτὴν ἐκ μειρακίου γεγονότα τῆς ἐκείνου προαιρέσεως καὶ τότε διαδεξάμενον τὰ κατὰ τὴν Ἰβηρίαν τὴν αὐτὴν ἀγωγὴν Ἀσδρούβᾳ ποιεῖσθαι τῶν πραγμάτων.</text:p>
          </table:table-cell>
          <table:table-cell office:value-type="string" calcext:value-type="string">
            <text:p>Ἀννίβαν δὲ, κοινωνὸν καὶ ζηλωτὴν ἐκ μειρακίου γεγονότα τῆς ἐκείνου προαιρέσεως, καὶ τότε διαδεξάμενον τὰ κατὰ τὴν Ἰβηρίαν, τὴν αὐτὴν ἀγωγὴν Ἀσδρούβᾳ ποιεῖσθαι τῶν πραγ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5/1 to 3/8t/6/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14 to 18a/17 (Schema:Fragment/line )</text:p>
          </table:table-cell>
          <table:table-cell office:value-type="float" office:value="94" calcext:value-type="float">
            <text:p>94</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πόσῳ γὰρ ἦν ἄμεινον οἴεσθαι δεῖν Ῥωμαίους ἀποδοῦναι σϕίσι Σαρδόνα καὶ τοὺς ἐπιταχθέντας ἅμα ταύτῃ ϕόρους, οὓς τοῖς καιροῖς συνεπιθέμενοι πρότερον ἀδίκως παρ' αὐτῶν ἔλαβον:</text:p>
          </table:table-cell>
          <table:table-cell office:value-type="string" calcext:value-type="string">
            <text:p>πόσῳ γὰρ ἦν ἄμεινον οἴεσθαι δεῖν Ῥωμαίους ἀποδοῦναι σϕίσι Σαρδόνα καὶ τοὺς ἐπιταχθέντας ἅμα ταύτῃ ϕόρους, οὓς τοὺς καιροὺς συνεπιθέμενοι πρότερον ἀδίκως παρ' αὐτῶν ἔλαβ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0/1 to 3/15t/10/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32t to 22/1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ρὸς μὲν οὖν τὰ τοιαῦτα τῶν συγγραμμάτων οἷα γράϕει Χαιρέας καὶ Σωσύλος οὐδὲν ἂν δέοι πλέον λέγειν:</text:p>
          </table:table-cell>
          <table:table-cell office:value-type="string" calcext:value-type="string">
            <text:p>πρὸς μὲν οὖν τὰ τοιαῦτα τῶν συγγραμμάτων, οἷα γράϕει Χαιρέας καὶ Σωσύλος, οὐδὲν ἂν δέῃ πλέον λέγ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5/1 to 3/20t/5/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12t to 2/118/13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μὴ πλεῖν Ῥωμαίους μηδὲ τοὺς Ῥωμαίων συμμάχους ”ἐπέκεινα τοῦ Καλοῦ ἀκρωτηρίου, ἐὰν μὴ ὑπὸ χει„μῶνος ἢ πολεμίων ἀναγκασθῶσιν:</text:p>
          </table:table-cell>
          <table:table-cell office:value-type="string" calcext:value-type="string">
            <text:p>μὴ πλεῖν Ῥωμαίους μηδὲ τοὺς Ῥωμαίων συμμάχους ἐπέκεινα τοῦ Καλοῦ ἀκρωτηρίου, ἐὰν μὴ ὑπὸ χειμῶνος ἢ πολεμίων ἀναγκασθῶ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5/1 to 3/22t/6/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9t to 23/31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μὴν ἀλλ' εἰ κατὰ τοῦτό τις ἐπιλαμβάνεται Ῥωμαίων περὶ τῆς εἰς Σικελίαν διαβάσεως, ὅτι καθόλου Μαμερτίνους προσέλαβον εἰς τὴν ϕιλίαν καὶ μετὰ ταῦτα δεομένοις ἐβοήθησαν, οἵτινες οὐ μόνον τὴν Μεσσηνίων πόλιν ἀλλὰ καὶ τὴν Ῥηγίνων παρεσπόνδησαν, εἰκότως ἂν δόξειεν δυσαρεστεῖν.</text:p>
          </table:table-cell>
          <table:table-cell office:value-type="string" calcext:value-type="string">
            <text:p>οὐ μὴν ἀλλὰ κατὰ τοῦτό τις ἐπιλαμβάνεται Ῥωμαίων περὶ τῆς εἰς Σικελίαν διαβάσεως, ὅτι καθόλου Μαμερτίνους προσέλαβον εἰς τὴν ϕιλίαν καὶ μετὰ ταῦτα δεομένοις ἐβοήθησαν, οἵτινες οὐ μόνον τὴν Μεσσηνίων πόλιν, ἀλλὰ καὶ τὴν Ῥηγίνων παρεσπόνδησαν, εἰκότως ἂν δόξειε δυσαρεστ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6,8/1 to 3/26t/6,8/6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24t to 26/29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 δὲ παρὰ τοὺς ὅρκους καὶ τὰς συνθήκας ὑπολαμβάνει τις αὐτοὺς πεποιῆσθαι τὴν διάβασιν, ἀγνοεῖ προϕανῶς.</text:p>
          </table:table-cell>
          <table:table-cell office:value-type="string" calcext:value-type="string">
            <text:p>Εἰ δὲ παρὰ τοὺς ὅρκους καὶ τὰς συνθήκας ὑπολαμβάνει τις αὐτοὺς πεποιῆσθαι τὴν διάβασιν, ἀγνοεῖ προϕανῶ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7,8/1 to 3/26t/7,8/3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26t to 2b/28t (Schema:Fragment/line )</text:p>
          </table:table-cell>
          <table:table-cell office:value-type="float" office:value="94" calcext:value-type="float">
            <text:p>94</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ἡμεῖς δ' οὐχὶ νομίζοντες ἀλλότριον εἶναι τοῦτο τὸ μέρος τῆς ἱστορίας, διὰ τοῦτο παρελείπομεν, ἀλλὰ πρῶτον μὲν οὐ βουλόμενοι παρ' ἕκαστα διασπᾶν τὴν διήγησιν οὐδ' ἀποπλανᾶν ἀπὸ τῆς πραγματικῆς ὑποθέσεως τοὺς ϕιληκοοῦντας, δεύτερον δὲ κρίνοντες οὐ διερριμμένην οὐδ' ἐν παρέργῳ ποιήσασθαι τὴν περὶ αὐτῶν μνήμην, ἀλλὰ κατ' ἰδίαν καὶ τόπον καὶ καιρὸν ἀπονείμαντες τῷ μέρει τούτῳ, καθ' ὅσον οἷοί τ' ἐσμέν, τὴν ἀλήθειαν περὶ αὐτῶν ἐξηγήσασθαι.</text:p>
          </table:table-cell>
          <table:table-cell office:value-type="string" calcext:value-type="string">
            <text:p>ἡμεῖς δ' οὐχὶ νομίζοντες ἀλλότριον εἶναι τοῦτο τὸ μέρος τῆς ἱστορίας, διὰ τοῦτο παρελείπομεν, ἀλλὰ πρῶτον μὲν οὐ βουλόμενοι παρ' ἕκαστα διασπᾶν τὴν διήγησιν οὐδ' ἀποπλανᾶν ἀπὸ τῆς πραγματικῆς ὑποθέσεως τοὺς ϕιληκοοῦντας, δεύτερον δὲ κρίνοντες οὐ διερριμμένην οὐδ' ἐν παρέργῳ ποιήσασθαι τὴν περὶ αὐτῶν γνώμην, ἀλλὰ κατ' ἰδίαν καὶ τόπον καὶ καιρὸν ἀπονείμαντες τῷ μέρει τούτῳ, καθόσον οἷοί τε ἐσμέν, τὴν ἀλήθειαν περὶ αὐτῶν ἐξηγήσα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4,8/1 to 3/57t/6,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17t to 2/121/24t (Schema:Page/line )</text:p>
          </table:table-cell>
          <table:table-cell office:value-type="float" office:value="94" calcext:value-type="float">
            <text:p>94</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ξ ὧν Φίλιππος κατανοήσας καὶ συλλογισάμενος τὴν Περσῶν ἀνανδρίαν καὶ ῥᾳθυμίαν καὶ τὴν αὑτοῦ καὶ Μακεδόνων εὐεξίαν ἐν τοῖς πολεμικοῖς, ἔτι δὲ καὶ τὸ μέγεθος καὶ τὸ κάλλος τῶν ἐσομένων ἄθλων ἐκ τοῦ πολέμου πρὸ ὀϕθαλμῶν θέμενος, ἅμα τῷ περιποιήσασθαι τὴν ἐκ τῶν Ἑλλήνων εὔνοιαν ὁμολογουμένην, εὐθέως προϕάσει χρώμενος ὅτι σπεύδει μετελθεῖν τὴν Περσῶν παρανομίαν εἰς τοὺς Ἕλληνας, ὁρμὴν ἔσχε καὶ προέθετο πολεμεῖν καὶ πάντα πρὸς τοῦτο τὸ μέρος ἡτοίμαζε.</text:p>
          </table:table-cell>
          <table:table-cell office:value-type="string" calcext:value-type="string">
            <text:p>ἐξ ὧν Φίλιππος κατανοήσας καὶ συλλογισάμενος τὴν Περσῶν ἀνανδρίαν καὶ ῥαθυμίαν καὶ τὴν αὐτοῦ καὶ Μακεδόνων εὐεξίαν ἐν τοῖς πολεμικοῖς, ἔτι δὲ καὶ τὸ μέγεθος καὶ τὸ κάλλος τῶν ἐσομένων ἄθλων ἐκ τοῦ πολέμου πρὸ ὀϕθαλμῶν θέμενος, ἅμα τῷ περιποιήσασθαι τὴν ἐκ τῶν Ἑλλήνων εὔνοιαν ὁμολογουμένην, εὐθέως προϕάσει χρώμενος, &lt;ὅτι&gt; σπεύδει μετελθεῖν τὴν Περσῶν παρανομίαν εἰς τοὺς Ἕλληνας, ὁρμὴν ἔσχε καὶ προέθετο πολεμεῖν, καὶ πάντα πρὸς τοῦτο τὸ μέρος ἡτοίμαζ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2/1 to 3/6t/1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4t to 2/116/12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Φάβιος δέ ϕησιν ὁ Ῥωμαϊκὸς συγγραϕεὺς ἅμα τῷ κατὰ Ζακανθαίους ἀδικήματι καὶ τὴν Ἀσδρούβου πλεονεξίαν καὶ ϕιλαρχίαν αἰτίαν γίνεσθαι τοῦ κατ' Ἀννίβαν πολέμου.</text:p>
          </table:table-cell>
          <table:table-cell office:value-type="string" calcext:value-type="string">
            <text:p>Φάβιος δέ ϕησιν, ὁ Ῥωμαϊκὸς συγγραϕεὺς, ἅμα τῷ κατὰ Ζακανθαίους ἀδικήματι, καὶ τὴν Ἀσδρούβου πλεονεξίαν καὶ ϕιλαρχίαν, αἰτίαν γίγνεσθαι τοῦ κατ' Ἀννίβαν πολέμ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t/1/1 to 3/8t/2/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1 to 18a/4 (Schema:Fragment/line )</text:p>
          </table:table-cell>
          <table:table-cell office:value-type="float" office:value="95" calcext:value-type="float">
            <text:p>95</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οὐχ ἕνεκα τῆς πιθανότητος τῶν εἰρημένων, ἀγωνιῶν μὴ πιστευθῇ παρά τισιν_ ἡ μὲν γὰρ [παρὰ] τούτων ἀλογία καὶ χωρὶς τῆς ἐμῆς ἐξηγήσεως αὐτὴ δι' αὑτῆς δύναται θεωρεῖσθαι παρὰ τοῖς ἐντυγχάνουσιν_ἀλλὰ τῆς τῶν ἀναλαμβανόντων τὰς ἐκείνου βύβλους ὑπομνήσεως, ἵνα μὴ πρὸς τὴν ἐπιγραϕὴν ἀλλὰ πρὸς τὰ πράγματα βλέπωσιν.</text:p>
          </table:table-cell>
          <table:table-cell office:value-type="string" calcext:value-type="string">
            <text:p>οὐχ ἕνεκα τῆς πιθανότητος τῶν εἰρημένων, ἀγωνιῶν μὴ πιστευθῇ παρά τισιν (ἡ μὲν γὰρ παρὰ τούτων ἀλογία καὶ χωρὶς τῆς ἐμῆς ἐξηγήσεως αὐτὴ δι' αὐτῆς δύναται θεωρεῖσθαι παρὰ τοῖς ἐντυγχάνουσιν), ἀλλὰ τῆς τῶν ἀναλαμβανόντων τὰς ἐκείνου βίβλους ὑπομνήσεως, ἵνα μὴ πρὸς τὴν ἐπιγραϕὴν ἀλλὰ πρὸς τὰ πράγματα βλέπω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2/1 to 3/9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5t to 2/117/10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ἂν ἔκ τινος χώρας, ἧς Καρχηδόνιοι ”ἐπάρχουσιν, ὕδωρ ἢ ἐϕόδια λάβῃ ὁ Ῥωμαῖος, μετὰ „τούτων τῶν ἐϕοδίων μὴ ἀδικείτω μηδένα πρὸς ”οὓς εἰρήνη καὶ ϕιλία ἐστὶ (Καρχηδονίοις.</text:p>
          </table:table-cell>
          <table:table-cell office:value-type="string" calcext:value-type="string">
            <text:p>ἂν ἔκ τινος χώρας, ἧς Καρχηδόνιοι ἐπάρχουσιν, ὕδωρ ἢ ἐϕόδια λάβῃ ὁ Ῥωμαῖος, μετὰ τούτων τῶν ἐϕοδίων μὴ ἀδικείτω μηδένα πρὸς οὓς εἰρήνη καὶ ϕιλία ἐστὶ ** Καρχηδόνος ποιείτ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8,8/1 to 3/24t/9,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12t to 25/15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ερὶ ὧν ἡμεῖς ἐν τῇ παρασκευῇ τῆς ἰδίας πραγματείας μνησθέντες εἰς τοῦτον ὑπερεθέμεθα τὸν καιρὸν κατὰ μέρος περὶ αὐτῶν ἐξεργάσασθαι διὰ τὸ καὶ πλείους διεψεῦσθαι τῆς ἀληθείας ἐν τούτοις, πιστεύσαντας τῇ Φιλίνου γραϕῇ.</text:p>
          </table:table-cell>
          <table:table-cell office:value-type="string" calcext:value-type="string">
            <text:p>περὶ ὧν ἡμεῖς ἐν τῇ παρασκευῇ τῆς ἰδίας πραγμα τείας μνησθέντες εἰς τοῦτον ὑπερεθέμεθα τὸν καιρὸν κατὰ μέρος περὶ αὐτῶν ἐξεργάσασθαι διὰ τὸ καὶ πλείους διεψεῦσθαι τῆς ἀληθείας ἐν τούτοις πιστεύσαντας τῇ Φιλίνου γραϕῇ.</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5,8/2 to 3/26t/5,8/6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21t to 26/24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κχωρεῖν Καρχηδονίους „(καὶ Σικελίας ἁπάσης καὶ) τῶν νήσων ἁπασῶν τῶν ”κειμένων Ἰταλίας μεταξὺ καὶ Σικελίας.</text:p>
          </table:table-cell>
          <table:table-cell office:value-type="string" calcext:value-type="string">
            <text:p>ἐκχωρεῖν Καρχηδονίους τῶν νήσων ἁπασῶν τῶν κειμένων Ἰταλίας μεταξὺ καὶ Σικελ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2,8/1 to 3/27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34t to 27/1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Ἔνιοι δὲ τῶν ἀκρίτως τὰ τοιαῦτα θεωμένων τάχ' ἂν ϕήσαιεν ἡμᾶς οὐκ ἀναγκαίως ἐπὶ πλεῖον ἐξακριβοῦν τοὺς ὑπὲρ τῶν τοιούτων λόγους.</text:p>
          </table:table-cell>
          <table:table-cell office:value-type="string" calcext:value-type="string">
            <text:p>ἔνιοι δὲ τῶν ἀκρίτως τὰ τοιαῦτα θεωμένων τάχ' ἂν ϕήσαιεν ἡμᾶς οὐκ ἀναγκαίως ἐπὶ πλεῖον ἐξακριβοῦν τοὺς ὑπὲρ τῶν τοιούτων λόγ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1,8/1 to 3/31t/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17t to 2/118/19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γὼ δ', εἰ μέν τις ὑπείληϕεν πρὸς πᾶσαν περίστασιν αὐτάρκης ὑπάρχειν, καλὴν μέν, οὐκ ἀναγκαίαν δ' ἴσως ϕήσαιμ' ἂν εἶναι τὴν τῶν προγεγονότων ἐπιστήμην:</text:p>
          </table:table-cell>
          <table:table-cell office:value-type="string" calcext:value-type="string">
            <text:p>ἐγὼ δ', εἰ μέν τις ὑπείληϕε πρὸς πᾶσαν περίστασιν αὐτάρκης ὑπάρχειν, καλὴν μέν, οὐκ ἀναγκαίαν δ' ἴσως ϕήσαιμ' ἂν εἶναι τὴν τῶν προγεγονότων ἐπιστήμη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2,8/1 to 3/31t/2,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20t to 2/118/22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λλ' εἰ καί τις ἢ κατ' ἀνάγκην ἢ κατὰ προαίρεσιν ἐξίκοιτο πρὸς τὰ πέρατα τῆς οἰκουμένης, οὐδ' οὕτως ἤνυεν τὸ προκείμενον.</text:p>
          </table:table-cell>
          <table:table-cell office:value-type="string" calcext:value-type="string">
            <text:p>ἀλλ' εἰ καί τις ἢ κατ' ἀνάγκην ἢ κατὰ προαίρεσιν ἐξίκοιτο πρὸς τὰ πέρατα τῆς οἰκουμένης, οὐδ' οὕτως ἥνυε τὸ προκείμε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7,8/1 to 3/58t/8,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20t to 2/122/22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υσ χερὲς μὲν γὰρ ἐπὶ πλέον τινῶν αὐτόπτην γενέσθαι διὰ τὸ τοὺς μὲν ἐκβεβαρβαρῶσθαι τοὺς δ' ἐρήμους εἶναι τόπους, ἔτι δὲ χαλεπώτερον τὸ περὶ τῶν ὁραθέντων διὰ λόγου τι γνῶναι καὶ μαθεῖν διὰ τὸ τῆς ϕωνῆς ἐξηλλαγμένον.</text:p>
          </table:table-cell>
          <table:table-cell office:value-type="string" calcext:value-type="string">
            <text:p>δυσχερὲς μὲν γὰρ ἐπὶ πλέον τινῶν αὐτόπτην γενέσθαι διὰ τὸ τοὺς μὲν ἐκβεβαρβαρῶσθαι τοὺς δ' ἐρήμους εἶναι τόπους, ἔτι δὲ χαλεπώτερον τὸ περὶ τῶν ὁραθέντων διὰ λόγου τι γνῶναι καὶ μαθεῖν διὰ τὸ τῆς ϕωνῆς ἐξηλλαγμέν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8,8/1 to 3/58t/9,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22t to 2/122/26t (Schema:Page/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ὸ γὰρ τυχὸν ῥεῖθρον μετὰ βραχείας ὀϕρύος, ποτὲ δὲ κάλαμοι καὶ πτέρεις καί τι γένος ἀκανθῶν, οὐ μόνον πεζοὺς ἀλλὰ καὶ τοὺς ἱππεῖς ἐνίοτε δύναται κρύπτειν, ἐὰν βραχέα τις προνοηθῇ τοῦ τὰ μὲν ἐπίσημα τῶν ὅπλων ὕπτια τιθέναι πρὸς τὴν γῆν, τὰς δὲ περικεϕαλαίας ὑποτιθέναι τοῖς ὅπλοις.</text:p>
          </table:table-cell>
          <table:table-cell office:value-type="string" calcext:value-type="string">
            <text:p>τὸ γὰρ τυχὸν ῥεῖθρον μετὰ βραχείας ὀϕρύος, ποτὲ δὲ κάλαμοι καὶ πτέρεις καὶ τὸ γένος ἀκανθῶν, οὐ μόνον πεζοὺς ἀλλὰ καὶ ἱππεῖς δύναται κρύπτειν, ἐὰν βραχέα τις προνοηθῇ τοῦ τὰ μὲν ἐπίσημα τῶν ὅπλων ὕπτια τιθέναι πρὸς τὴν γῆν, τὰς δὲ περικεϕαλαίας ὑποτιθέναι τοῖς ὅπλ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1t/4,8/1 to 3/71t/5,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pi/3007a/5 to pi/3007a/9 (Schema:Alphabetic letter//entry/line )</text:p>
          </table:table-cell>
          <table:table-cell office:value-type="float" office:value="95" calcext:value-type="float">
            <text:p>95</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ἔνιοι γὰρ οὐκ ἐπὶ τὰ λεγόμενα συνεπιστήσαντες ἀλλ' ἐπ' αὐτὸν τὸν λέγοντα καὶ λαβόντες ἐν νῷ διότι κατὰ τοὺς καιροὺς ὁ γράϕων γέγονε καὶ τοῦ συνεδρίου μετεῖχε τῶν Ῥωμαίων, πᾶν εὐθέως ἡγοῦνται τὸ λεγόμενον ὑπὸ τούτου πιστόν.</text:p>
          </table:table-cell>
          <table:table-cell office:value-type="string" calcext:value-type="string">
            <text:p>ἔνιοι γὰρ οὐκ ἐπὶ τὰ λεγόμενα συν επιστήσαντες ἀλλ' ἐπ' αὐτὸν τὸν λέγοντα, καὶ λαβόντες ἐν νῷ διότι κατὰ τοὺς καιροὺς ὁ γράϕων γέγονε καὶ τοῦ συνεδρίου μετεῖχε τῶν Ῥωμαίων, πᾶν εὐθέως ἡγοῦνται τὸ λεγόμενον ὑπὸ τούτου πιστ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4/1 to 3/9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10t to 2/117/14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εἰ μὲν οὖν μὴ τὸ περὶ τοὺς ξένους ἐγένετο κίνημα τοῖς Καρχηδονίοις, εὐθέως ἂν ἄλλην ἀρχὴν ἐποιεῖτο καὶ παρασκευὴν πραγμάτων, ὅσον ἐπ' ἐκείνῳ.</text:p>
          </table:table-cell>
          <table:table-cell office:value-type="string" calcext:value-type="string">
            <text:p>Εἰ μὲν οὖν μὴ τὸ περὶ τοὺς ξένους ἐγένετο κίνημα τοῖς Καρχηδονίοις, εὐθέως ἂν ἄλλην ἀρχὴν ἐποιεῖτο καὶ παρασκευὴν πραγμάτων, ὅσον ἐπ' ἐκείν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8/1 to 3/9t/9/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69 to 18a/72 (Schema:Fragment/line )</text:p>
          </table:table-cell>
          <table:table-cell office:value-type="float" office:value="96" calcext:value-type="float">
            <text:p>96</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Διὸ καὶ πρὸς ταύτην ἁρμοζόμενοι τὴν ὑπόθεσιν ἡ σύγκλητος ἔκρινεν ἀσϕαλίσασθαι τὰ κατὰ τὴν Ἰλλυρίδα πράγματα, προορωμένη διότι μέγας ἔσται καὶ πολυχρόνιος καὶ μακρὰν ἀπὸ τῆς οἰκείας ὁ πόλεμος.</text:p>
          </table:table-cell>
          <table:table-cell office:value-type="string" calcext:value-type="string">
            <text:p>διὸ καὶ πρὸς ταύτην ἁρμοζόμενοι τὴν ὑπόθεσιν ἡ σύγκλητος ἔκρινεν ἀσϕαλίσασθαι τὰ κατὰ τὴν Ἰλλυρίδα πράγματα προορωμένη διότι μέγας ἔσται καὶ πολυχρόνιος καὶ μακρὰν ἀπὸ τῆς οἰκείας ὁ πόλεμο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6t/1/1 to 3/16t/2/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8t to 22/11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ερὶ ὧν ἡμεῖς τὰ κατὰ μέρος, ὅταν ἐπὶ τοὺς καιροὺς ἔλθωμεν, διασαϕήσομεν.</text:p>
          </table:table-cell>
          <table:table-cell office:value-type="string" calcext:value-type="string">
            <text:p>περὶ ὧν ἡμεῖς τὰ κατὰ μέρος, ὅταν ἐπὶ τοὺς καιροὺς ἔλθωμεν, διασαϕήσομεν (Polyb.</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9t/11/4 to 3/19t/12/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8/8a/1t/4 to 8/8a/1t/6 (Schema:Book//chapter/section/line )</text:p>
          </table:table-cell>
          <table:table-cell office:value-type="float" office:value="96" calcext:value-type="float">
            <text:p>9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ἐὰν δέ τις ὑπὸ χειμῶνος ἢ πολεμίων βίᾳ κατενεχθεὶς δέηταί του τῶν ἀναγκαίων πρὸς ἱερὰ καὶ πρὸς ἐπισκευὴν πλοίου, ταῦτα, πάρεξ δὲ μηδὲν οἴονται δεῖν λαμβάνειν, (καὶ) κατ' ἀνάγκην ἐν πένθ' ἡμέραις ἀπαλλάττεσθαι τοὺς καθορμισθέντας.</text:p>
          </table:table-cell>
          <table:table-cell office:value-type="string" calcext:value-type="string">
            <text:p>ἐὰν δέ τις ὑπὸ χειμῶνος ἢ πολεμίων βίᾳ κατενεχθεὶς δέηταί του τῶν ἀναγκαίων πρὸς ἱερὰ καὶ πρὸς ἐπισκευὴν πλοίου, ταῦτα, πάρεξ δὲ μηδὲν οἷόν τε δεῖν λαμβάνειν κατ' ἀνάγκην, ἐν πένθ' ἡμέραις ἀπαλλάττεσθαι τοὺς καθορμισθέντ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3,8/1 to 3/23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15t to 24/18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ὐτῶν ἐξουσίαν.</text:p>
          </table:table-cell>
          <table:table-cell office:value-type="string" calcext:value-type="string">
            <text:p>ὁμοίως δὲ καὶ Ῥωμαῖοι περὶ τῆς Λατίνης αὐτῆς χώρας ποιοῦνται τὰς συνθήκας, τῆς δὲ λοιπῆς Ἰταλίας οὐ μνημονεύουσι διὰ τὸ μὴ πίπτειν ὑπὸ τὴν αὑτῶν ἐξουσί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6,8/1 to 3/23t/6,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26t to 24/29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μὲν οὖν ὑπὸ Καρχηδονίων τότε ῥηθέντα δεδηλώκαμεν, τὰ δ' ὑπὸ Ῥωμαίων λεγόμενα νῦν ἐροῦμεν:</text:p>
          </table:table-cell>
          <table:table-cell office:value-type="string" calcext:value-type="string">
            <text:p>τὰ μὲν οὖν ὑπὸ Καρχηδονίων τότε ῥηθέντα δεδηλώκαμεν, τὰ δ' ὑπὸ Ῥωμαίων λεγόμενα νῦν ἐροῦ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1,8/1 to 3/29t/1,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31t to 27/32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ὅτε δὲ τούτων οὐδέτερον ἐγράϕη, προϕανὲς ἦν ὅτι πᾶσι τοῖς ἑκατέρων συμμάχοις, καὶ τοῖς οὖσι τότε καὶ τοῖς μετὰ ταῦτα προσληϕθησομένοις, τὴν παρ' ἀμϕοῖν ἀσϕάλειαν ἀεὶ δέον ἦν ὑπάρχειν.</text:p>
          </table:table-cell>
          <table:table-cell office:value-type="string" calcext:value-type="string">
            <text:p>ὅτε δὲ τούτων οὐδέτερον ἐγράϕη, προϕανὲς ἦν ἔτι πᾶσι τοῖς ἑκατέρων συμμάχοις, καὶ τοῖς οὖσι τότε καὶ τοῖς μετὰ ταῦτα προσληϕθησομένοις, τὴν παρ' ἀμϕοῖν ἀσϕάλειαν ἀεὶ δέον ἦν ὑπάρχ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6,8/1 to 3/29t/7,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1t to 28/14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ὐ γὰρ δήπου τοιαύτας ἔμελ λον ποιήσεσθαι συνθήκας δι' ὧν ἀϕελοῦνται τὴν ἐξουσίαν σϕῶν αὐτῶν τοῦ προσλαμβάνειν κατὰ καιρούς, ἄν τινες ἐπιτήδειοι ϕανῶσιν αὐτοῖς ϕίλοι καὶ σύμμαχοι, οὐδὲ μὴν προσλαβόντες εἰς τὴν σϕετέραν πίστιν περιόψεσθαι τούτους ὑπό τινων ἀδικουμένους:</text:p>
          </table:table-cell>
          <table:table-cell office:value-type="string" calcext:value-type="string">
            <text:p>οὐ γὰρ δήπου τοιαύτας ἔμελλον ποιήσεσθαι συνθήκας, δι' ὧν ἀϕελοῦνται τὴν ἐξουσίαν σϕῶν αὐτῶν τοῦ προσλαμβάνειν κατὰ καιρούς, ἄν τινες ἐπιτήδειοι ϕανῶσιν αὐτοῖς ϕίλοι καὶ σύμμαχοι, οὐδὲ μὴν προσλαβόντες εἰς τὴν σϕετέραν πίστιν περιόψεσθαι τούτους ὑπό τινων ἀδικουμέ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7,8/2 to 3/29t/9,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5t to 28/19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ιόπερ εἰ μέν τις τὴν Ζακάνθης ἀπώλειαν αἰτίαν τίθησι τοῦ πολέμου, συγχωρητέον ἀδίκως ἐξενηνοχέναι τὸν πόλεμον Καρχηδονίους κατά τε τὰς ἐπὶ τοῦ Λυτατίου συνθήκας, καθ' ἃς ἔδει τοῖς ἑκατέρων συμμάχοις τὴν ὑϕ' ἑκατέρων ὑπάρχειν ἀσϕάλειαν, κατά τε τὰς ἐπ' Ἀσδρούβου, καθ' ἃς οὐκ ἔδει διαβαίνειν τὸν Ἴβηρα ποταμὸν ἐπὶ πολέμῳ Καρχηδονίους:</text:p>
          </table:table-cell>
          <table:table-cell office:value-type="string" calcext:value-type="string">
            <text:p>(30, 3) διόπερ εἰ μέν τις τὴν Ζακάνθης ἀπώλειαν αἰτίαν τίθησι τοῦ πολέμου, συγχωρητέον ἀδίκως ἐξενηνοχέναι τὸν πόλεμον Καρχηδονίους κατά τε τὰς ἐπὶ τοῦ Λυτατίου συνθήκας, καθ' ἃς ἔδει τοῖς ἑκατέρων συμμάχοις τὴν ὑϕ' ἑκατέρων ὑπάρχειν ἀσϕάλειαν, κατά τε τὰς ἐπ' Ἀσδρούβου, καθ' ἃς οὐκ ἔδει διαβαίνειν τὸν Ἴβηρα ποταμὸν ἐπὶ πολέμωι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3,8/1 to 3/30t/4,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1a/7 to 2b,180,F/1a/12 (Schema:Volume-Jacoby#-F/fragment/line )</text:p>
          </table:table-cell>
          <table:table-cell office:value-type="float" office:value="96" calcext:value-type="float">
            <text:p>96</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ῶς γὰρ ἂν εἴτ' αὐτὸς ἀδικούμενός τις ἢ τῆς πατρίδος ἀδικουμένης βοηθοὺς εὕροι καὶ συμμάχους, εἴτε κτήσασθαί τι καὶ προκατάρξασθαι σπουδάζων τοὺς συνεργήσοντας αὐτῷ παρορμήσαι πρὸς τὰς ἐπιβολάς</text:p>
          </table:table-cell>
          <table:table-cell office:value-type="string" calcext:value-type="string">
            <text:p>πῶς γὰρ ἂν εἴτε αὐτὸς ἀδικούμενός τις ἢ τῆς πατρίδος ἀδικουμένης βοηθοὺς εὕροι καὶ συμμάχους, εἴτε κτήσασθαί τι καὶ προκατάρξασθαι σπουδάζων τοὺς συνεργήσοντας αὐτῷ πρὸς τὰς ἐπιβολ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5,8/1 to 3/31t/5,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8/27t to 2/119/1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ταῦτα δὴ πάντα διὰ μὲν τῶν γραϕόντων καθόλου δυνατὸν ἐπιγνῶναι καὶ μαθεῖν, διὰ δὲ τῶν τοὺς πολέμους αὐτούς, οἷον (τὸν) Περσικὸν ἢ τὸν Φιλιππικόν, ἀδύνατον, εἰ μὴ καὶ τὰς παρατάξεις τις ἀναγινώσκων αὐτὰς ἐξ ὧν ἐκεῖνοι γράϕουσιν ὑπολαμβάνει σαϕῶς ἐπεγνωκέναι καὶ τὴν τοῦ πολέμου τοῦ σύμπαντος οἰκονομίαν καὶ διάθεσιν.</text:p>
          </table:table-cell>
          <table:table-cell office:value-type="string" calcext:value-type="string">
            <text:p>ταῦτα δὴ πάντα διὰ μὲν τῶν γραϕόντων καθόλου δυνατὸν ἐπιγνῶναι καὶ μαθεῖν, διὰ δὲ τῶν τοὺς πολέμους αὐτούς, οἷον Περσικὸν ἢ Φιλιππικόν, ἀδύνατον, εἰ μὴ καὶ τὰς παρατάξεις τις ἀναγινώσκων αὐτὰς ἐξ ὧν ἐκεῖνοι γράϕουσιν, ὑπολαμβάνοι σαϕῶς ἐπεγνωκέναι καὶ τὴν τοῦ πολέμου τοῦ σύμπαντος οἰκονομίαν καὶ διά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8,8/1 to 3/32t/10,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18t to 2/120/23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ἀλλ' οὐκ ἔστι τούτων οὐδέν, ἀλλ' ὅσῳ διαϕέρει τὸ μαθεῖν τοῦ μόνον ἀκοῦσαι, τοσούτῳ καὶ τὴν ἡμετέραν ἱστορίαν ὑπολαμβάνω διαϕέρειν τῶν ἐπὶ μέρους συντάξεων.</text:p>
          </table:table-cell>
          <table:table-cell office:value-type="string" calcext:value-type="string">
            <text:p>ἀλλ' οὐκ ἔστι τούτων οὐδέν, ἀλλ' ὅσῳ διαϕέρει τὸ μαθεῖν τοῦ μόνον ἀκοῦσαι, τοσούτῳ καὶ τὴν ἡμετέραν ἱστορίαν ὑπολαμβάνω διαϕέρειν τῶν ἐπὶ μέρος συντάξε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2t/10,8/1 to 3/32t/10,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0/23t to 2/120/26t (Schema:Page/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περ οὐ τὸν τῶν πραγμάτων καιρὸν ἐκλεγόμενος ἀλλὰ τὸν ἴδιον ἔμελλε τοῦ δέοντος σϕαλήσεσθαι προϕανῶς.</text:p>
          </table:table-cell>
          <table:table-cell office:value-type="string" calcext:value-type="string">
            <text:p>διόπερ οὐ τὸν τῶν πραγμάτων ἐκλεγόμενος καιρὸν ἀλλὰ τὸν ἴδιον, ἔμελλε τοῦ δέοντος σϕαλήσε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0t/8,8/1 to 3/70t/9,8/1 (Schema:Book//chapter/section/line )</text:p>
          </table:table-cell>
          <table:table-cell office:value-type="string" calcext:value-type="string">
            <text:p>SUDA <text:s/>Lexicogr. [9010]</text:p>
          </table:table-cell>
          <table:table-cell office:value-type="string" calcext:value-type="string">
            <text:p>Lexicon, ed. A. Adler, Suidae lexicon, 4 vols. [Lexicographi <text:s/>Graeci 1.1-1.4. Leipzig: Teubner, 1.1:1928 1.2:1931 1.3:1933 1.4:1935 <text:s/>(repr. Stuttgart: 1.1:1971 1.2:1967 1.3:1967 1.4:1971)]: 1.1:1-549 <text:s/>1.2:1-740 1.3:1-632 1.4:1-854. <text:s/>(Cod: 627,192: Lexicogr.) <text:s/></text:p>
          </table:table-cell>
          <table:table-cell office:value-type="string" calcext:value-type="string">
            <text:p>epsilon/457a/2 to epsilon/457a/4 (Schema:Alphabetic letter//entry/line )</text:p>
          </table:table-cell>
          <table:table-cell office:value-type="float" office:value="96" calcext:value-type="float">
            <text:p>96</text:p>
          </table:table-cell>
          <table:table-cell office:value-type="float" office:value="1" calcext:value-type="float">
            <text:p>1</text:p>
          </table:table-cell>
          <table:table-cell office:value-type="string" calcext:value-type="string">
            <text:p>SUDA </text:p>
          </table:table-cell>
          <table:table-cell office:value-type="string" calcext:value-type="string">
            <text:p>Lexicogr.</text:p>
          </table:table-cell>
          <table:table-cell office:value-type="float" office:value="9010" calcext:value-type="float">
            <text:p>9010</text:p>
          </table:table-cell>
          <table:table-cell office:value-type="string" calcext:value-type="string">
            <text:p>9010-001</text:p>
          </table:table-cell>
        </table:table-row>
        <table:table-row table:style-name="ro1">
          <table:table-cell office:value-type="string" calcext:value-type="string">
            <text:p>τῶν μὲν γὰρ ὑπάτων ἑκατέρῳ δώδεκα πελέκεις ἀκολουθοῦσι, τούτῳ δ' εἴκοσι καὶ τέτταρες, κἀκεῖνοι μὲν ἐν πολλοῖς προσδέονται τῆς συγκλήτου πρὸς τὸ συντελεῖν τὰς ἐπιβολάς, οὗτος δ' ἔστιν αὐτοκράτωρ στρατηγός, οὗ κατασταθέντος παραχρῆμα διαλύεσθαι συμβαίνει πάσας τὰς ἀρχὰς ἐν τῇ Ῥώμῃ πλὴν τῶν δημάρχων.</text:p>
          </table:table-cell>
          <table:table-cell office:value-type="string" calcext:value-type="string">
            <text:p>τῶν μὲν γὰρ ὑπάτων ἑκατέρῳ δώδεκα πε λέκεις ἀκολουθοῦσι, τούτῳ δ' εἴκοσι καὶ τέτταρες, κἀκεῖνοι μὲν ἐν πολλοῖς προσδέονται τῆς συγκλήτου πρὸς τὸ συντελεῖν τὰς ἐπιβολάς, οὗτος δ' ἔστιν αὐτοκράτωρ στρατηγός, οὗ κατασταθέντος παραχρῆμα διαλύεσθαι συμβαίνει πάσας τὰς ἀρχὰς ἐν τῇ Ῥώμῃ πλὴν τῶν δημάρχ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7t/7,8/2 to 3/87t/9,8/1 (Schema:Book//chapter/section/line )</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6/18a/9t/2 to 6/18a/9t/8 (Schema:Book//chapter/section/line )</text:p>
          </table:table-cell>
          <table:table-cell office:value-type="float" office:value="96" calcext:value-type="float">
            <text:p>96</text:p>
          </table:table-cell>
          <table:table-cell office:value-type="float" office:value="-101" calcext:value-type="float">
            <text:p>-101</text:p>
          </table:table-cell>
          <table:table-cell office:value-type="string" calcext:value-type="string">
            <text:p>POLYBIUS </text:p>
          </table:table-cell>
          <table:table-cell office:value-type="string" calcext:value-type="string">
            <text:p>Hist. </text:p>
          </table:table-cell>
          <table:table-cell office:value-type="float" office:value="543" calcext:value-type="float">
            <text:p>543</text:p>
          </table:table-cell>
          <table:table-cell office:value-type="string" calcext:value-type="string">
            <text:p>0543-001</text:p>
          </table:table-cell>
        </table:table-row>
        <table:table-row table:style-name="ro1">
          <table:table-cell office:value-type="string" calcext:value-type="string">
            <text:p>ἔνιοι γὰρ οὐκ ἐπὶ τὰ λεγόμενα συνεπιστήσαντες ἀλλ' ἐπ' αὐτὸν τὸν λέγοντα καὶ λαβόντες ἐν νῷ διότι κατὰ τοὺς καιροὺς ὁ γράϕων γέγονε καὶ τοῦ συνεδρίου μετεῖχε τῶν Ῥωμαίων, πᾶν εὐθέως ἡγοῦνται τὸ λεγόμενον ὑπὸ τούτου πιστόν.</text:p>
          </table:table-cell>
          <table:table-cell office:value-type="string" calcext:value-type="string">
            <text:p>Ἔνιοι γὰρ οὐκ ἐπὶ τὰ λεγόμενα συνεπιστήσαντες, ἀλλ' ἐπ' αὐτὸν τὸν λέγοντα, καὶ λαβόντες ἐν νῷ, διότι κατὰ τοὺς καιροὺς ὁ γράϕων γέγονε, καὶ τοῦ συνεδρίου μετεῖχε τῶν Ῥωμαίων, πᾶν εὐθέως ἡγοῦνται τὸ λεγόμενον ὑπὸ τούτου πιστ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4/1 to 3/9t/5/1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50 to 18a/55 (Schema:Fragment/line )</text:p>
          </table:table-cell>
          <table:table-cell office:value-type="float" office:value="97" calcext:value-type="float">
            <text:p>97</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Ῥωμαῖοι δέ, προσπεσόντος σϕίσι τοῦ γεγονότος κατὰ τοὺς Ζακανθαίους ἀτυχήματος, παραχρῆμα πρεσβευτὰς ἑλόμενοι κατὰ σπουδὴν ἐξαπέστειλαν εἰς τὴν Καρχηδόνα, δύο προτείνοντες αὐτοῖς, ὧν τὸ μὲν αἰσχύνην ἅμα καὶ βλάβην ἐδόκει ϕέρειν δεξαμένοις τοῖς Καρχηδονίοις, τὸ δ' ἕτερον πραγμάτων καὶ κινδύνων ἀρχὴν μεγάλων.</text:p>
          </table:table-cell>
          <table:table-cell office:value-type="string" calcext:value-type="string">
            <text:p>Ὅτι Ῥωμαῖοι, προσπεσόντος σϕίσι τοῦ γεγονότος κατὰ τοὺς Ζακανθαίους ἀτυχήματος, παραχρῆμα πρεσβευτὰς ἑλόμενοι κατὰ σπουδὴν ἐξαπέστειλαν εἰς τὴν Καρχηδόνα, δύο προτείνοντες αὐτοῖς, ὧν τὸ μὲν αἰσχύνην ἅμα καὶ βλάβην ἐδόκει ϕέρειν δεξαμένοις τοῖς Καρχηδονίοις, τὸ δ' ἕτερον πραγμάτων καὶ κινδύνων ἀρχὴν μεγάλ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6/1 to 3/20t/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12t to 22/17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ὗ καθάπαξ ἐπέκεινα πλεῖν ὡς πρὸς μεσημβρίαν οὐκ οἴονται δεῖν οἱ Καρχηδόνιοι τοὺς Ῥωμαίους μακραῖς ναυσὶ διὰ τὸ μὴ βούλεσθαι γινώσκειν αὐτούς, ὡς ἐμοὶ δοκεῖ, μήτε τοὺς κατὰ τὴν Βυσσάτιν μήτε τοὺς κατὰ τὴν μικρὰν Σύρτιν τόπους, ἃ δὴ καλοῦσιν Ἐμπόρια, διὰ τὴν ἀρετὴν τῆς χώρας.</text:p>
          </table:table-cell>
          <table:table-cell office:value-type="string" calcext:value-type="string">
            <text:p>οὗ καθάπαξ ἐπέκεινα πλεῖν ὡς πρὸς μεσημβρίαν οὐκ οἴονται δεῖν οἱ Καρχηδόνιοι τοὺς Ῥωμαίους μακραῖς ναυσὶ διὰ τὸ μὴ βούλεσθαι γινώσκειν αὐτούς, ὡς ἐμοὶ δοκεῖ, μήτε τοὺς κατὰ τὴν Βυσσάτιν μήτε τοὺς κατὰ τὴν μικρὰν Σύρτιν τόπους, ἃ δὴ καλοῦσιν Ἐμπορεῖα, διὰ τὴν ἀρετὴν τῆς χώρ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3t/2,8/1 to 3/23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10t to 24/15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ὸ μὲν γὰρ ὑπὸ Ῥωμαίων περὶ τούτων λεγόμενον ἔγκλημα, διότι τοὺς παρὰ σϕῶν πλοϊζομένους ἠδίκουν κατὰ τὸν Λιβυκὸν πόλεμον, ἐλύθη καθ' οὓς καιροὺς κομισάμενοι παρὰ Καρχηδονίων ἅπαντας τοὺς κατηγμένους ἀντεδωρήσαντο χωρὶς λύτρων ἐν χάριτι τοὺς παρὰ σϕίσιν ὑπάρχοντας αἰχμαλώτους.</text:p>
          </table:table-cell>
          <table:table-cell office:value-type="string" calcext:value-type="string">
            <text:p>τὸ μὲν γὰρ ὑπὸ Ῥωμαίων περὶ τούτων λεγόμενον ἔγκλημα, διότι τοὺς παρὰ σϕῶν πλοϊζομένους ἠδίκουν κατὰ τὸν Λιβυκὸν πόλεμον, ἐλύθη καθ' οὓς καιροὺς κομισάμενοι παρὰ Καρχηδονίων ἅπαντας τοὺς κατηγμένους ἀντεδωρήσαντο χωρὶς αὐτῶν ἐν χάριτι τοὺς παρὰ σϕίσιν ὑπάρχοντας αἰχμαλώτ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3,8/1 to 3/28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22t to 27/27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διόπερ εἰ μέν τις τὴν Ζακάνθης ἀπώλειαν αἰτίαν τίθησι τοῦ πολέμου, συγχωρητέον ἀδίκως ἐξενηνοχέναι τὸν πόλεμον Καρχηδονίους κατά τε τὰς ἐπὶ τοῦ Λυτατίου συνθήκας, καθ' ἃς ἔδει τοῖς ἑκατέρων συμμάχοις τὴν ὑϕ' ἑκατέρων ὑπάρχειν ἀσϕάλειαν, κατά τε τὰς ἐπ' Ἀσδρούβου, καθ' ἃς οὐκ ἔδει διαβαίνειν τὸν Ἴβηρα ποταμὸν ἐπὶ πολέμῳ Καρχηδονίους:</text:p>
          </table:table-cell>
          <table:table-cell office:value-type="string" calcext:value-type="string">
            <text:p>διόπερ, εἰ μέν τις τὴν Ζακάνθης ἀπώλειαν αἰτίαν τίθησι τοῦ πολέμου, συγχωρητέον ἀδίκως ἐξενηνοχέναι τὸν πόλεμον Καρχηδονίους κατά τε τὰς ἐπὶ τοῦ Λουτατίου συνθήκας, καθ' ἃς ἔδει τοῖς ἑκατέρων συμμάχοις τὴν ὑϕ' ἑκατέρων ὑπάρχειν ἀσϕάλειαν, κατά τε τὰς ἐπ' Ἀσδρούβου, καθ' ἃς οὐκ ἔδει διαβαίνειν τὸν Ἴβηρα ποταμὸν ἐπὶ πολέμῳ Καρχηδονί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3,8/1 to 3/30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33t to 29/2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δὲ παρεληλυθότα τῶν ἔργων, ἐξ αὐ τῶν τῶν πραγμάτων λαμβάνοντα τὴν δοκιμασίαν, ἀληθινῶς ἐμϕαίνει τὰς ἑκάστων αἱρέσεις καὶ διαλήψεις καὶ δηλοῖ παρ' οἷς μὲν χάριν, εὐεργεσίαν, βοήθειαν ἡμῖν ὑπάρχουσαν, παρ' οἷς δὲ τἀναντία τούτων.</text:p>
          </table:table-cell>
          <table:table-cell office:value-type="string" calcext:value-type="string">
            <text:p>τὰ δὲ παρεληλυθότα τῶν ἔργων, ἐξ αὐτῶν τῶν πραγμάτων λαμβάνοντα τὴν δοκιμασίαν, ἀληθινῶς ἐμϕαίνει τὰς ἑκάστων αἱρέσεις καὶ διαλήψεις, καὶ δηλοῖ παρ' οἷς μὲν χάριν εὐεργεσίαν βοήθειαν ἡμῖν ὑπάρχουσαν, παρ' οἷς δὲ τἀναντία τού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8,8/1 to 3/31t/9,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8t to 2/119/12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ὁμοίως δὲ καὶ τὰ περὶ τῆς ἐρημίας, ἔτι δ' ἐρυμνότητος καὶ δυσχωρίας τῶν τόπων ἔκδηλον ποιεῖ τὸ ψεῦδος αὐτῶν.</text:p>
          </table:table-cell>
          <table:table-cell office:value-type="string" calcext:value-type="string">
            <text:p>(5) ὁμοίως δὲ καὶ τὰ περὶ τῆς ἐρημίας, ἔτι δ' ἐρυμνότητος καὶ δυσχωρίας τῶν τόπων ἔκδηλον ποιεῖ τὸ ψεῦδος αὐ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5,8/1 to 3/48t/6,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22 to 2b,180,F/2a/23 (Schema:Volume-Jacoby#-F/fragment/line )</text:p>
          </table:table-cell>
          <table:table-cell office:value-type="float" office:value="97" calcext:value-type="float">
            <text:p>97</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ἐν δὲ τοῖς καθ' ἡμᾶς τῶν μὲν κατὰ τὴν Ἀσίαν διὰ τὴν Ἀλεξάνδρου δυναστείαν τῶν δὲ λοιπῶν τόπων διὰ τὴν Ῥωμαίων ὑπεροχὴν σχεδὸν ἁπάντων πλωτῶν καὶ πορευτῶν γεγονότων, ἀπολελυμένων δὲ καὶ τῶν πρακτικῶν ἀνδρῶν τῆς περὶ τὰς πολεμικὰς καὶ πολιτικὰς πράξεις ϕιλοτιμίας, ἐκ δὲ τούτων πολλὰς καὶ μεγάλας ἀϕορμὰς εἰληϕότων εἰς τὸ πολυπραγμονεῖν καὶ ϕιλομαθεῖν περὶ τῶν προειρημένων, δέον ἂν εἴη καὶ βέλτιον γινώσκειν καὶ ἀληθινώτερον ὑπὲρ τῶν πρότερον ἀγνοουμένων.</text:p>
          </table:table-cell>
          <table:table-cell office:value-type="string" calcext:value-type="string">
            <text:p>ἐν δὲ τοῖς καθ' ἡμᾶς τῶν μὲν κατὴν Ἀσίαν διὰ τὴν Ἀλεξάνδρου δυναστείαν τῶν δὲ λοιπῶν τόπων διὰ τὴν Ῥωμαίων ὑπεροχὴν σχεδὸν ἁπάντων πλωτῶν καὶ πορευτῶν γεγονότων, ἀπολελυμένων δὲ καὶ τῶν πρακτικῶν ἀνδρῶν τῆς περὶ τὰς πολεμικὰς καὶ πολιτικὰς πράξεις καὶ ϕιλοτιμίας, ἐκ δὲ τούτων τὰς μεγάλας ἀϕορμὰς εἰληϕότων εἰς τὸ πολυπραγμονεῖν καὶ ϕιλομαθεῖν περὶ τῶν προειρημένων, δέον ἂν εἴη καὶ βέλτιον καὶ γινώσκειν ἀληθινώτερον ὑπὲρ τῶν πρότερον ἀγνοου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9t/3,8/1 to 3/59t/5,8/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3/3t to 2/123/11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θάπερ γὰρ νεὼς ἐὰν ἀϕέλῃ τις τὸν κυβερνήτην, τὸ ὅλον αὐτανδρὶ σκάϕος ὑποχείριον γίνεται τοῖς ἐχθροῖς, τὸν αὐτὸν τρόπον ἐὰν τὸν προεστῶτα [πόλεμον] δυνάμεως χειρώσηταί τις κατὰ τὰς ἐπιβολὰς καὶ συλλογισμούς, αὐτανδρὶ γίνεται πολλάκις κρατεῖν τῶν ἀντιταττομένων.</text:p>
          </table:table-cell>
          <table:table-cell office:value-type="string" calcext:value-type="string">
            <text:p>καθάπερ γὰρ νεὼς ἐὰν ἀϕέλῃ τις τὸν κυβερνήτην, τὸ ὅλον αὐτανδρεὶ σκάϕος ὑποχείριον γίνεται τοῖς ἐχθροῖς, τὸν αὐτὸν τρόπον ἐὰν τὸν προεστῶτα πόλεμον δυνάμεως χειρώσηταί τις κατὰ τὰς ἐπιβολὰς καὶ συλλογισμούς, αὐτανδρεὶ γίνεται πολλάκις κρατεῖν τῶν ἀντιταττο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11,8/1 to 3/81t/1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15t to 2/124/20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ἃ δὴ καὶ τότε προϊδόμενος καὶ συλλογισάμενος Ἀννίβας περὶ τοῦ τῶν ἐναντίων ἡγεμόνος οὐ διεσϕάλη τῆς ἐπιβολῆς.</text:p>
          </table:table-cell>
          <table:table-cell office:value-type="string" calcext:value-type="string">
            <text:p>ἃ δὴ καὶ Ἀννίβας προϊδόμενος καὶ συλλογισάμενος περὶ τοῦ τῶν ἐναντίων ἡγεμόνος οὐ διεσϕάλη τῆς ἐπιβολῆ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12,8/1 to 3/81t/12,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20t to 2/124/21t (Schema:Page/line )</text:p>
          </table:table-cell>
          <table:table-cell office:value-type="float" office:value="97" calcext:value-type="float">
            <text:p>97</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Ἔνιοι δὲ τῶν συγγεγραϕότων τὰς κατ' Ἀννίβαν πράξεις βουλόμενοι τὰς αἰτίας ἡμῖν ὑποδεικνύναι, δι' ἃς Ῥωμαίοις καὶ Καρχηδονίοις ὁ προειρημένος ἐνέστη πόλεμος, πρώτην μὲν ἀποϕαίνουσι τὴν Ζακάνθης πολιορκίαν ὑπὸ Καρχηδονίων, δευτέραν δὲ τὴν διάβασιν αὐτῶν παρὰ τὰς συνθήκας τοῦ προσαγορευομένου παρὰ τοῖς ἐγχωρίοις Ἴβηρος ποταμοῦ:</text:p>
          </table:table-cell>
          <table:table-cell office:value-type="string" calcext:value-type="string">
            <text:p>Ἔνιοι δὲ τῶν συγγεγραϕότων τὰς κατ' Ἀννίβαν πράξεις, βουλόμενοι τὰς αἰτίας ὑποδεικνύναι ἡμῖν δι' ἃς Ῥωμαίοις καὶ Καρχηδονίοις ὁ προειρημένος ὑπέστη πόλεμος, πρώτην μὲν ἀποϕαίνουσι τὴν Ζακάνθης πολιορκίαν ὑπὸ Καρχηδονίων, δευτέραν δὲ τὴν διάβασιν αὐτῶν παρὰ τὰς συνθήκας τοῦ προσαγορευομένου παρὰ τοῖς ἐγχωρίοις Ἴβηρος ποταμοῦ.</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1/1 to 3/6t/2/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5t to 2/115/10t (Schema:Page/line )</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όϕασιν δ'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πρόϕασιν δὲ ἡγητέον τὴν τῶν Ἑλλήνων ἐλευθέρωσιν, ἣν ἐκεῖνοι, περιπορευόμενοι μετ' Ἀντιόχου τὰς πόλεις, ἀλόγως καὶ ψευδῶς κατήγγελλον, ἀρχὴν δὲ τοῦ πολέμου τὸν Ἀντιόχου κατάπλουν εἰς Δημητριάδ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3/1 to 3/7t/3/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0t to 2/116/23t (Schema:Page/line )</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κεῖνος γὰρ οὐχ ἡττηθεὶς τῷ περὶ Σικελίας πολέμῳ τῇ ψυχῇ τῷ δοκεῖν αὐτὸς μὲν ἀκέραια διατετηρηκέναι τὰ περὶ τὸν Ἔρυκα στρατόπεδα ταῖς ὁρμαῖς ἐϕ' ὧν αὐτὸς ἦν, διὰ δὲ τὴν ἐν τῇ ναυμαχίᾳ τῶν Καρχηδονίων ἧτταν τοῖς καιροῖς εἴκων πεποιῆσθαι τὰς συνθήκας, ἔμενεν ἐπὶ τῆς ὀργῆς, τηρῶν ἀεὶ πρὸς ἐπίθεσιν.</text:p>
          </table:table-cell>
          <table:table-cell office:value-type="string" calcext:value-type="string">
            <text:p>Ἐκεῖνος γὰρ, οὐχ ἡττηθεὶς τῷ περὶ Σικελίας πολέμῳ τῇ ψυχῇ, τῷ δοκεῖν αὐτὸς μὲν ἀκέραια διατετηρηκέναι τὰ περὶ τὸν Ἔρυκα στρατόπεδα ταῖς ὁρμαῖς ἐϕ' ὧν αὐτὸς ἦν, διὰ δὲ τὴν ἐν τῇ ναυμαχίᾳ τῶν Καρχηδονίων ἧτταν τοῖς καιροῖς εἴκων, πεποιῆσθαι τὰς συνθήκας, ἔμενεν ἐπὶ τῆς ὀργῆς, τηρῶν ἀεὶ πρὸς ἐπίθε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7/1 to 3/9t/7/7 (Schema:Book//chapter/section/line )</text:p>
          </table:table-cell>
          <table:table-cell office:value-type="string" calcext:value-type="string">
            <text:p>Quintus FABIUS PICTOR <text:s/>Hist. <text:s/>[2542]</text:p>
          </table:table-cell>
          <table:table-cell office:value-type="string" calcext:value-type="string">
            <text:p>Fragmenta, ed. K. Müller, FHG 3. Paris: Didot, 1841-1870: <text:s/>83-93. <text:s/>Frr. 1-29. <text:s/>frr. 2b, 6, 10, 12-15, 17, 19-20, 22-27 contain Latin text only. <text:s/>(Q: 4,505: Hist.) <text:s/></text:p>
          </table:table-cell>
          <table:table-cell office:value-type="string" calcext:value-type="string">
            <text:p>18a/63 to 18a/69 (Schema:Fragment/line )</text:p>
          </table:table-cell>
          <table:table-cell office:value-type="float" office:value="98" calcext:value-type="float">
            <text:p>98</text:p>
          </table:table-cell>
          <table:table-cell office:value-type="float" office:value="-201" calcext:value-type="float">
            <text:p>-201</text:p>
          </table:table-cell>
          <table:table-cell office:value-type="string" calcext:value-type="string">
            <text:p>Quintus FABIUS PICTOR </text:p>
          </table:table-cell>
          <table:table-cell office:value-type="string" calcext:value-type="string">
            <text:p>Hist. </text:p>
          </table:table-cell>
          <table:table-cell office:value-type="float" office:value="2542" calcext:value-type="float">
            <text:p>2542</text:p>
          </table:table-cell>
          <table:table-cell office:value-type="string" calcext:value-type="string">
            <text:p>2542-003</text:p>
          </table:table-cell>
        </table:table-row>
        <table:table-row table:style-name="ro1">
          <table:table-cell office:value-type="string" calcext:value-type="string">
            <text:p>περὶ ὧν ἡμεῖς ἐν τῇ παρασκευῇ τῆς ἰδίας πραγματείας μνησθέντες εἰς τοῦτον ὑπερεθέμεθα τὸν καιρὸν κατὰ μέρος περὶ αὐτῶν ἐξεργάσασθαι διὰ τὸ καὶ πλείους διεψεῦσθαι τῆς ἀληθείας ἐν τούτοις, πιστεύσαντας τῇ Φιλίνου γραϕῇ.</text:p>
          </table:table-cell>
          <table:table-cell office:value-type="string" calcext:value-type="string">
            <text:p>Περὶ ὧν ἡμεῖς ἐν τῇ παρασκευῇ τῆς ἰδίας πραγματείας μνησθέντες, εἰς τοῦτον ὑπερεθέμεθα τὸν καιρὸν κατὰ μέρος περὶ αὐτῶν ἐξεργάσασθαι, διὰ τὸ καὶ πλείους διεψεῦσθαι τῆς ἀληθείας ἐν τούτοις, πιστεύσαντας τῇ Φιλίνου γραϕῇ.</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5,8/2 to 3/26t/5,8/6 (Schema:Book//chapter/section/line )</text:p>
          </table:table-cell>
          <table:table-cell office:value-type="string" calcext:value-type="string">
            <text:p>PHILINUS <text:s/>Hist. <text:s/>[1969]</text:p>
          </table:table-cell>
          <table:table-cell office:value-type="string" calcext:value-type="string">
            <text:p>Fragmenta, ed. K. Müller, FHG 3. Paris: Didot, 1841-1870: <text:s/>17-19. <text:s/>Frr. 1-4. <text:s/>(Q: 833: Hist.) <text:s/></text:p>
          </table:table-cell>
          <table:table-cell office:value-type="string" calcext:value-type="string">
            <text:p>2b/16t to 2b/21t (Schema:Fragment/line )</text:p>
          </table:table-cell>
          <table:table-cell office:value-type="float" office:value="98" calcext:value-type="float">
            <text:p>98</text:p>
          </table:table-cell>
          <table:table-cell office:value-type="float" office:value="-201" calcext:value-type="float">
            <text:p>-201</text:p>
          </table:table-cell>
          <table:table-cell office:value-type="string" calcext:value-type="string">
            <text:p>PHILINUS </text:p>
          </table:table-cell>
          <table:table-cell office:value-type="string" calcext:value-type="string">
            <text:p>Hist. </text:p>
          </table:table-cell>
          <table:table-cell office:value-type="float" office:value="1969" calcext:value-type="float">
            <text:p>1969</text:p>
          </table:table-cell>
          <table:table-cell office:value-type="string" calcext:value-type="string">
            <text:p>1969-003</text:p>
          </table:table-cell>
        </table:table-row>
        <table:table-row table:style-name="ro1">
          <table:table-cell office:value-type="string" calcext:value-type="string">
            <text:p>Ὥσπερ οὖν τὴν εἰς Σικελίαν διάβασιν Ῥωμαίων οὐ παρὰ τοὺς ὅρκους εὑρίσκομεν γεγενημένην, οὕτως ὑπὲρ τοῦ δευτέρου πολέμου, καθ' ὃν ἐποιήσαντο τὰς περὶ Σαρδόνος συνθήκας, οὔτε πρόϕασιν οὔτ' αἰτίαν εὕροι τις ἂν εὔλογον, ἀλλ' ὁμολογουμένως τοὺς Καρχηδονίους ἠναγκασμένους παρὰ πάντα τὰ δίκαια διὰ τὸν καιρὸν ἐκχωρῆσαι μὲν Σαρδόνος, ἐξενεγκεῖν δὲ τὸ προειρημένον πλῆθος τῶν χρημάτων.</text:p>
          </table:table-cell>
          <table:table-cell office:value-type="string" calcext:value-type="string">
            <text:p>Ὥσπερ οὖν τὴν εἰς Σικελίαν διάβασιν Ῥωμαίων οὐ παρὰ τοὺς ὅρκους εὑρίσκομεν γεγενημένην, οὕτω ὑπὲρ τοῦ δευτέρου πολέμου, καθ' ὃν ἐποιήσαντο τὰς περὶ Σαρδόνος συνθήκας, οὔτε πρόϕασιν οὔτ' αἰτίαν εὕροι τις ἂν εὔλογον, ἀλλ' ὁμολογουμένως τοὺς Καρχηδονίους ἠναγκασμένους παρὰ πάντα τὰ δίκαια διὰ τὸν καιρὸν ἐκχωρῆσαι μὲν Σαρδόνος, ἐξενεγκεῖν δὲ τὸ προειρημένον πλῆθος τῶν χρη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8t/1,8/1 to 3/28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16t to 27/22t (Schema:Page/line )</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ἀλλ' ἦν ἀμϕοτέρων τὸ συνέχον τῆς ἐννοίας τῆς ἐν ταῖς συνθήκαις τῶν μὲν ὑπαρχόντων ἀμϕοτέροις τότε συμμάχων ἀϕέξεσθαι καὶ κατὰ μηδένα τρόπον τοὺς ἑτέρους παρὰ τῶν ἑτέρων ἐπιδέξεσθαί τινας τούτων εἰς συμμαχίαν, περὶ δὲ τῶν μετὰ ταῦτα προσληϕθησομένων αὐτὸ τοῦτο, μήτε ξενολογεῖν μήτ' ἐπιτάττειν μηδετέρους μηδὲν ἐν ταῖς ἀλλήλων ἐπαρχίαις καὶ συμμαχίαις, ὑπάρχειν τε τὴν ἀσϕάλειαν πᾶσι τὴν παρ' ἀμϕοῖν.</text:p>
          </table:table-cell>
          <table:table-cell office:value-type="string" calcext:value-type="string">
            <text:p>ἀλλ' ἦν ἀμϕοτέρων τὸ συνέχον τῆς ἐννοίας τῆς ἐν ταῖς συνθήκαις, τῶν μὲν ὑπαρχόντων ἀμϕοτέροις τότε συμμάχων ἀϕέξεσθαι καὶ κατὰ μηδένα τρόπον τοὺς ἑτέρους παρὰ τῶν ἑτέρων ἐπιδέξασθαί τινας τούτων εἰς συμμαχίαν, περὶ δὲ τῶν μετὰ ταῦτα προσληϕθησομένων αὐτὸ τοῦτο, μήτε ξενολογεῖν μήτ' ἐπιτάττειν μηδετέρους μηδὲν ἐν ταῖς ἀλλήλων ἐπαρχίαις καὶ συμμαχίαις, ὑπάρχειν τε τὴν ἀσϕάλειαν πᾶσι τὴν παρ' ἀμϕο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9,8/1 to 3/29t/10,8/5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9t to 28/26t (Schema:Page/line )</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ίς γὰρ ἂν νομίσειε ταύτας αἰτίας ὑπάρχειν, ὧν πολλὰ μὲν Ἀλέξανδρος πρότερον, οὐκ ὀλίγα δὲ Φίλιππος ἔτι ζῶν ἐνήργησε καὶ παρεσκευάσατο πρὸς τὸν κατὰ τῶν Περσῶν πόλεμον, ὁμοίως δὲ πάλιν Αἰτωλοὶ πρὸ τῆς Ἀντιόχου παρουσίας πρὸς τὸν κατὰ Ῥωμαίων</text:p>
          </table:table-cell>
          <table:table-cell office:value-type="string" calcext:value-type="string">
            <text:p>τίς γὰρ ἂν νομίσειε ταύτας αἰτίας ὑπάρχειν, ὧν πολλὰ μὲν Ἀλέξανδρος πρότερον, οὐκ ὀλίγα δὲ Φίλιππος ἔτι ζῶν ἐνήργησε καὶ παρεσκευάσατο πρὸς τὸν κατὰ τῶν Περσῶν πόλεμον, ὁμοίως δὲ πάλιν Αἰτωλοὶ πρὸ τῆς Ἀντιόχου παρουσίας πρὸς τὴν κατὰ Ῥωμαί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5/1 to 3/6t/6/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5t to 2/115/19t (Schema:Page/line )</text:p>
          </table:table-cell>
          <table:table-cell office:value-type="float" office:value="99" calcext:value-type="float">
            <text:p>99</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ὑποθέμενοι γὰρ τὰς ἐρυμνότητας καὶ τραχύτητας τῶν Ἀλπεινῶν ὀρῶν τοιαύτας ὥστε μὴ οἷον ἵππους καὶ στρατόπεδα, σὺν δὲ τούτοις ἐλέϕαντας, ἀλλὰ μηδὲ πεζοὺς εὐζώνους εὐχερῶς ἂν διελθεῖν, ὁμοίως δὲ καὶ τὴν ἔρημον τοιαύτην τινὰ περὶ τοὺς τόπους ὑπογράψαντες ἡμῖν ὥστ', εἰ μὴ θεὸς ἤ τις ἥρως ἀπαντήσας τοῖς περὶ τὸν Ἀννίβαν ὑπέδειξε τὰς ὁδούς, ἐξαπορήσαντας ἂν καταϕθαρῆναι πάντας, ὁμολογουμένως ἐκ τούτων εἰς ἑκάτερον τῶν προειρημένων ἁμαρτημάτων ἐμπίπτουσι.</text:p>
          </table:table-cell>
          <table:table-cell office:value-type="string" calcext:value-type="string">
            <text:p>(9) ὑποθέμενοι γὰρ τὰς ἐρυμνότητας καὶ τραχύτητας τῶν Ἀλπεινῶν ὀρῶν τοιαύτας ὥστε μὴ οἷον ἵππους καὶ στρατόπεδα, σὺν δὲ τούτοις ἐλέϕαντας, ἀλλὰ μηδὲ πεζοὺς εὐζώνους εὐχερῶς ἂν διελθεῖν, ὁμοίως δὲ καὶ τὴν ἔρημον τοιαύτην τινὰ περὶ τοὺς τόπους ὑπογράψαντες ἡμῖν ὥστ', εἰ μὴ θεὸς ἤ τις ἥρως ἀπαντήσας τοῖς περὶ τὸν Ἀννίβαν ὑπέδειξε τὰς ὁδούς, ἐξαπορήσαντας ἂν καταϕθαρῆναι πάντας, ὁμολογουμένως ἐκ τούτων εἰς ἑκάτερον τῶν προειρημένων ἁμαρτημάτων ἐμπίπτουσ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7t/9,8/1 to 3/48t/1,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8 to 2b,180,F/2a/14 (Schema:Volume-Jacoby#-F/fragment/line )</text:p>
          </table:table-cell>
          <table:table-cell office:value-type="float" office:value="99" calcext:value-type="float">
            <text:p>99</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ρῶτον μὲν γὰρ ἂν τίς ϕανείη στρατηγὸς ἀλογιστότερος Ἀννίβου, τίς καὶ σκαιότερος ἡγεμών, ὃς τοσούτων ἡγούμενος δυνάμεων καὶ τὰς μεγίστας ἐλπίδας ἔχων ἐν τούτοις τοῦ κατορθώσειν τοῖς ὅλοις, οὔτε τὰς ὁδοὺς οὔτε τόπους, ὡς οὗτοί ϕασιν, οὔτε ποῦ πορεύεται τὸ παράπαν οὔτε πρὸς τίνας ἐγίνωσκε, τὸ δὲ πέρας, οὐδ' εἰ καθόλου [τοὐναντίον] δυνατοῖς ἐπιβάλλεται πράγμασιν</text:p>
          </table:table-cell>
          <table:table-cell office:value-type="string" calcext:value-type="string">
            <text:p>(48) πρῶτον μὲν γὰρ ἂν τίς ϕανείη στρατηγὸς ἀλογιστότερος Ἀννίβου καὶ σκαιότερος ἡγεμών, (2) ὃς τοσούτων ἡγούμενος δυνάμεων καὶ τὰς μεγίστας ἐλπίδας ἔχων ἐν τούτοις τοῦ κατορθώσειν τοῖς ὅλοις, οὔτε τὰς ὁδοὺς οὔτε τόπους, ὡς οὗτοί ϕασιν, οὔτε ποῦ πορεύεται τὸ παράπαν οὔτε πρὸς τίνας ἐγίνωσκε, (3) τὸ δὲ πέρας, οὐδ' εἰ καθόλου [τοὐναντίον] δυνατοῖς ἐπιβάλλεται πράγμασ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8t/1,8/1 to 3/48t/4,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14 to 2b,180,F/2a/19 (Schema:Volume-Jacoby#-F/fragment/line )</text:p>
          </table:table-cell>
          <table:table-cell office:value-type="float" office:value="99" calcext:value-type="float">
            <text:p>99</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office:value-type="string" calcext:value-type="string">
            <text:p>πρὸς δὲ τούτοις ὁμολογούμενον ἐδόκει τοῦτ' εἶναι καὶ κατηναγκασμένον ἅπασιν ὅτι λοιπόν ἐστι Ῥωμαίων ἀκούειν καὶ τούτοις πειθαρχεῖν ὑπὲρ τῶν παραγγελλομένων.</text:p>
          </table:table-cell>
          <table:table-cell office:value-type="string" calcext:value-type="string">
            <text:p>πρὸς δὲ τούτοις ὁμολογούμενον ἐδόκει τοῦτ' εἶναι &lt;καὶ&gt; κατηναγκασμένον ἅπασιν, ὅτι λοιπόν ἐστι Ῥωμαίων ἀκούειν καὶ τούτοις πειθαρχεῖν ὑπὲρ τῶν παραγγελλο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t/3/1 to 3/4t/4/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3/19t to 2/113/2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ἐγὼ δὲ ταύτας ἀρχὰς μὲν εἶναι τοῦ πολέμου ϕήσαιμ' ἄν, αἰτίας γε μὴν οὐδαμῶς ἂν συγχωρήσαιμ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3/1 to 3/6t/3/2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0t to 2/115/1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ὧν οὔτ' εἰκὸς οὔτ' ἀληθές ἐστιν οὐδέτερ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4/4 to 3/6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15t to 2/115/1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δῆλον δ' οἷον τὸ προειρημένον ἐκ τῶν ἐπιϕερο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6t/8/1 to 3/6t/9/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5/27t to 2/115/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μὴν τοῦ κατ' Ἀντίοχον καὶ Ῥωμαίους δῆλον ὡς αἰτίαν μὲν τὴν Αἰτωλῶν ὀργὴν θετέον.</text:p>
          </table:table-cell>
          <table:table-cell office:value-type="string" calcext:value-type="string">
            <text:p>καὶ μὴν τοῦ κατ' Ἀντίοχον καὶ Ῥωμαίους δῆλον ὡς αἰτίαν μὲν τὴν Αἰτωλῶν ὀργὴν θετ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1/1 to 3/7t/2/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14t to 2/116/1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Ἐγὼ δὲ τὴν ἐπὶ πλεῖον διαστολὴν πεποίημαι περὶ τούτων οὐχ ἕνεκα τῆς τῶν συγγραϕέων ἐπιτιμήσεως, χάριν δὲ τῆς τῶν ϕιλομαθούντων ἐπανορθώ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7t/4/1 to 3/7t/5/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6/24t to 2/116/2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ἐγὼ δὲ ϕημὶ μὲν δεῖν οὐκ ἐν μικρῷ προσλαμβάνεσθαι τὴν τοῦ συγγραϕέως πίστιν, οὐκ αὐτοτελῆ δὲ κρίνειν, τὸ δὲ πλεῖον ἐξ αὐτῶν τῶν πραγμάτων ποιεῖσθαι τοὺς ἀναγινώσκοντας τὰς δοκιμασ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9t/5/1 to 3/9t/5/5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7/14t to 2/117/1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Ῥωμαῖοι δὲ πλεονάκις αὐτῶν παρακηκοότες τότε πρεσβευτὰς ἐξαπέστειλαν τοὺς ἐπισκεψομένους ὑπὲρ τῶν προσπιπτό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2/1 to 3/15t/3/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9t to 21/1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καταλαβὼν δὲ τὴν παρὰ τῶν Ῥωμαίων πρεσβείαν καὶ δοὺς αὑτὸν εἰς ἔντευξιν διήκουε περὶ τῶν ἐνεστώ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4/1 to 3/15t/5/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1/14t to 21/1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εἰ δὲ μή, ϕάναι πολεμήσειν</text:p>
          </table:table-cell>
          <table:table-cell office:value-type="string" calcext:value-type="string">
            <text:p>εἰ δὲ μή, ϕάναι πολεμήσ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0/4 to 3/15t/11/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1t to 22/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νῦν δὲ τὴν μὲν οὖσαν αἰτίαν ἀληθινὴν παρασιωπῶν, τὴν δ' οὐχ ὑπάρχουσαν περὶ Ζακανθαίων πλάττων, οὐ μόνον ἀλόγως, ἔτι δὲ μᾶλλον ἀδίκως κατάρχειν ἐδόκει τοῦ πολέμου.</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1/1 to 3/15t/12/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1t to 22/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οἱ δὲ τῶν Ῥωμαίων πρέσβεις, ὅτι μὲν εἴη πολεμητέον σαϕῶς εἰδότες, ἀπέπλευσαν εἰς Καρχηδόνα, τὰ παραπλήσια θέλοντες ἐπιμαρτύρασθαι κἀκείνους:</text:p>
          </table:table-cell>
          <table:table-cell office:value-type="string" calcext:value-type="string">
            <text:p>οἱ δὲ τῶν Ῥωμαίων πρέσβεις, ὅτι μὲν εἴη πολεμητέον σαϕῶς εἰδότες, ἀπέπλευσαν εἰς Καρχηδόνα τὰ παραπλήσια θέλοντες ἐπιμαρτύρασθαι κἀκείν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15t/12/1 to 3/15t/13/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4t to 22/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παραγενομένων δὲ τῶν Ῥωμαίων καὶ παρελθόντων εἰς τὸ συνέδριον καὶ διασαϕούντων ταῦτα, δυσχερῶς ἤκουον οἱ Καρχηδόνιοι τὴν αἵρεσιν τῶν προτεινομέν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9/1 to 3/20t/10/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19t to 22/2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ὅμως δὲ προστησάμενοι τὸν ἐπιτηδειότατον ἐξ αὑτῶν ἤρξαντο περὶ σϕῶν δικαιολογεῖσθ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0t/10/1 to 3/21t/1/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21t to 22/2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ς μὲν οὖν πρὸς Ἀσδρούβαν ὁμολογίας παρεσιώπων, ὡς οὔτε γεγενημένας, εἴ τε γεγόνασιν, οὐδὲν οὔσας πρὸς αὑτοὺς διὰ τὸ χωρὶς τῆς σϕετέρας πεπρᾶχθαι γνώμης.</text:p>
          </table:table-cell>
          <table:table-cell office:value-type="string" calcext:value-type="string">
            <text:p>τὰς μὲν οὖν πρὸς Ἀσδρούβαν ὁμολογίας παρεσιώπων ὡς οὔτε γεγενημένας, εἴ τε γεγόνασιν, οὐδὲν οὔσας πρὸς αὑτοὺς διὰ τὸ χωρὶς τῆς σϕετέρας πεπρᾶχθαι γνώμ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1/1 to 3/21t/2/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23t to 22/2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χρῶντο δ' ἐξ αὐτῶν Ῥωμαίων εἰς τοῦτο παραδείγματι.</text:p>
          </table:table-cell>
          <table:table-cell office:value-type="string" calcext:value-type="string">
            <text:p>ἐχρῶντο δ' ἐξ αὐτῶν Ῥωμαίων εἰς τοῦτο παραδείγματ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2/1 to 3/21t/2/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25t to 22/2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Ζακανθαίους δὲ παρεδείκνυον οὐκ ὄντας τότε Ῥωμαίων συμμάχους καὶ παρανεγίνωσκον πρὸς τοῦτο πλεονάκις τὰς συνθήκας.</text:p>
          </table:table-cell>
          <table:table-cell office:value-type="string" calcext:value-type="string">
            <text:p>Ζακανθαίους δὲ παρεδείκνυον οὐκ ὄντας τότε Ῥωμαίων συμμάχους, καὶ παρανεγίνωσκον πρὸς τοῦτο πλεονάκις τὰς συνθήκ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1t/5/1 to 3/21t/6/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2/34t to 23/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ἃς καθ' ὅσον ἦν δυνατὸν ἀκριβέστατα διερμηνεύσαντες ἡμεῖς ὑπογεγράϕαμεν.</text:p>
          </table:table-cell>
          <table:table-cell office:value-type="string" calcext:value-type="string">
            <text:p>ἃς καθ' ὅσον ἦν δυνατὸν ἀκριβέστατα διερμηνεύσαντες ἡμεῖς ὑπογεγράϕαμ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3/1 to 3/22t/3/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3t to 23/2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ηλικαύτη γὰρ ἡ διαϕορὰ γέγονε τῆς διαλέκτου καὶ παρὰ Ῥωμαίοις τῆς νῦν πρὸς τὴν ἀρχαίαν ὥστε τοὺς συνετωτάτους ἔνια μόλις ἐξ ἐπιστάσεως διευκρινεῖν.</text:p>
          </table:table-cell>
          <table:table-cell office:value-type="string" calcext:value-type="string">
            <text:p>τηλικαύτη γὰρ ἡ διαϕορὰ γέγονε τῆς διαλέκτου καὶ παρὰ Ῥωμαίοις τῆς νῦν πρὸς τὴν ἀρχαίαν, ὥστε τοὺς συνετωτάτους ἔνια μόλις ἐξ ἐπιστάσεως διευκρινεῖ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3/2 to 3/22t/4/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4t to 23/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εἰσὶ δ' αἱ συνθῆκαι τοιαίδε τινέ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4/1 to 3/22t/4/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7t to 23/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οις καὶ τοῖς Καρχηδονίων συμμάχοις:</text:p>
          </table:table-cell>
          <table:table-cell office:value-type="string" calcext:value-type="string">
            <text:p>ἐπὶ τοῖσδε ϕιλίαν εἶναι Ῥωμαίοις &lt;καὶ τοῖς Ῥωμαίων συμμάχοις καὶ Καρχηδονίοις καὶ τοῖς Καρχηδονίων&gt;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4/2 to 3/22t/4/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27t to 23/29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ὅσα δ' ἂν τούτων „παρόντων πραθῇ, δημοσίᾳ πίστει ὀϕειλέσθω τῷ ”ἀποδομένῳ, ὅσα ἂν ἢ ἐν Λιβύῃ ἢ ἐν Σαρδόνι „πραθῇ.</text:p>
          </table:table-cell>
          <table:table-cell office:value-type="string" calcext:value-type="string">
            <text:p>ὅσα δ' ἂν τούτων παρόντων πραθῇ, δημοσίᾳ πίστει ὀϕειλέσθω τῷ ἀποδομένῳ, ὅσα δ' ἂν ἢ ἐν Λιβύῃ ἢ ἐν Σαρδόνι πραθῇ.</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9,8/1 to 3/22t/10,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3/34t to 23/3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δέ τινες μὴ ὦσιν ὑπήκοοι, „τῶν πόλεων ἀπεχέσθωσαν:</text:p>
          </table:table-cell>
          <table:table-cell office:value-type="string" calcext:value-type="string">
            <text:p>ἐὰν δέ τινες μὴ ὦσιν ὑπήκοοι, τῶν πόλεων ἀπεχέσθω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2,8/1 to 3/22t/12,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4t to 24/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ὡς πολέμιοι εἰς ”τὴν χώραν εἰσέλθωσιν, ἐν τῇ χώρᾳ μὴ ἐννυκτερευέτωσαν.</text:p>
          </table:table-cell>
          <table:table-cell office:value-type="string" calcext:value-type="string">
            <text:p>ἐὰν &lt;ὡς&gt; πολέμιοι εἰς τὴν χώραν εἰσέλθωσιν, ἐν τῇ χώρᾳ μὴ ἐννυκτερευέτω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3,8/2 to 3/22t/13,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7t to 24/8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 Τὸ μὲν οὖν Καλὸν ἀκρωτήριόν ἐστι τὸ προκείμενον αὐτῆς τῆς Καρχηδόνος ὡς πρὸς τὰς ἄρκτους:</text:p>
          </table:table-cell>
          <table:table-cell office:value-type="string" calcext:value-type="string">
            <text:p>Τὸ μὲν οὖν Καλὸν ἀκρωτήριόν ἐστι τὸ προκείμενον αὐτῆς τῆς Καρχηδόνος ὡς πρὸς τὰς ἄρκτου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2t/13,8/4 to 3/23t/1,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9t to 24/1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Μετὰ δὲ ταύτας ἑτέρας ποιοῦνται συνθήκας, ἐν αἷς προσπεριειλήϕασι Καρχηδόνιοι Τυρίους καὶ τὸν Ἰτυκαίων δῆμον.</text:p>
          </table:table-cell>
          <table:table-cell office:value-type="string" calcext:value-type="string">
            <text:p>Μετὰ δὲ ταύτας ἑτέρας ποιοῦνται συνθήκας, ἐν αἷς προσπεριειλήϕασι Καρχηδόνιοι Τυρίους καὶ τὸν Ἰτυκαίων δῆμ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8/1 to 3/24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4/30t to 24/3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ἐπὶ τοῖσδε ϕιλίαν εἶναι Ῥωμαίοις καὶ τοῖς Ῥωμαίων συμμάχοις καὶ Καρχηδονίων καὶ Τυρίων καὶ Ἰτυκαίων δήμῳ καὶ τοῖς τούτων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3,8/2 to 3/24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t to 25/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δέ ”τινες Καρχηδονίων λάβωσί τινας, πρὸς οὓς εἰρήνη „μέν ἐστιν ἔγγραπτος Ῥωμαίοις, μὴ ὑποτάττονται ”δέ τι αὐτοῖς, μὴ καταγέτωσαν εἰς τοὺς Ῥωμαίων „λιμένας:</text:p>
          </table:table-cell>
          <table:table-cell office:value-type="string" calcext:value-type="string">
            <text:p>ἐὰν δέ τινες Καρχηδονίων λάβωσί τινας πρὸς οὓς εἰρήνη μέν ἐστιν ἔγγραπτος Ῥωμαίοις, μὴ ὑποτάττονται δέ τι αὐτοῖς, μὴ καταγέτωσαν εἰς τοὺς Ῥωμαίων λιμέν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6,8/1 to 3/24t/6,8/5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8t to 25/1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δέ τις τοῦτο ποιήσῃ, „δημόσιον γινέσθω τὸ ἀδίκημα.</text:p>
          </table:table-cell>
          <table:table-cell office:value-type="string" calcext:value-type="string">
            <text:p>ἐὰν δέ τις τοῦτο ποιήσῃ, δημόσιον γινέσθω τὸ ἀδίκημ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0,8/2 to 3/24t/11,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16t to 25/1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δὲ χειμὼν κατενέγκῃ, „ἐν πένθ' ἡμέραις ἀποτρεχέτω.</text:p>
          </table:table-cell>
          <table:table-cell office:value-type="string" calcext:value-type="string">
            <text:p>ἐὰν δὲ χειμὼν κατενέγκῃ, ἐν πένθ' ἡμέραις ἀποτρεχέτω.</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1,8/4 to 3/24t/1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19t to 25/19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ὡσαύτως δὲ καὶ ὁ Καρχηδόνιος ποιείτω ἐν „Ῥώμῃ.</text:p>
          </table:table-cell>
          <table:table-cell office:value-type="string" calcext:value-type="string">
            <text:p>ὡσαύτως δὲ καὶ ὁ Καρχηδόνιος ποιείτω ἐν Ῥώμῃ.</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3,8/1 to 3/24t/13,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1t to 25/2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 Πάλιν ἐν ταύταις ταῖς συνθήκαις τὰ μὲν κατὰ Λιβύην καὶ Σαρδόνα προσεπιτείνουσιν ἐξιδιαζόμενοι καὶ πάσας ἀϕαιρούμενοι τὰς ἐπιβάθρας Ῥωμαίων, περὶ δὲ Σικελίας τἀναντία προσδιασαϕοῦσι, περὶ τῆς ὑπ' αὐτοὺς ταττομένης.</text:p>
          </table:table-cell>
          <table:table-cell office:value-type="string" calcext:value-type="string">
            <text:p>Πάλιν ἐν ταύταις ταῖς συνθήκαις τὰ μὲν κατὰ Λιβύην καὶ Σαρδόνα προσεπιτείνουσιν ἐξιδιαζόμενοι καὶ πάσας ἀϕαιρούμενοι τὰς ἐπιβάθρας Ῥωμαίων, περὶ δὲ Σικελίας τἀναντία προσδιασαϕοῦσι περὶ τῆς ὑπ' αὐτοὺς ταττομέ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3,8/2 to 3/24t/16,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3t to 25/2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ὁμοίως δὲ καὶ Ῥωμαῖοι περὶ τῆς Λατί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1 to 3/24t/16,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6t to 25/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αὗται δ' εἰσὶν αἱ πόλεις αἱ περιέχουσαι παρὰ θάλατταν τὴν Λατίνην χώραν, ὑπὲρ ἧς ποιοῦνται τὰς συνθήκ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4t/16,8/4 to 3/24t/16,8/6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28t to 25/3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Ἔτι τοιγαροῦν τελευταίας συνθήκας ποιοῦνται Ῥωμαῖοι κατὰ τὴν Πύρρου διάβασιν πρὸ τοῦ συστήσασθαι τοὺς Καρχηδονίους τὸν περὶ Σικελίας πόλεμ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1,8/1 to 3/25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31t to 25/3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ν αἷς τὰ μὲν ἄλλα τηροῦσι πάντα κατὰ τὰς ὑπαρχούσας ὁμολογίας, πρόσκειται δὲ τούτοις τὰ ὑπογεγραμμένα.</text:p>
          </table:table-cell>
          <table:table-cell office:value-type="string" calcext:value-type="string">
            <text:p>ἐν αἷς τὰ μὲν ἄλλα τηροῦσι πάντα κατὰ τὰς ὑπαρχούσας ὁμολογίας, πρόσκειται δὲ τούτοις τὰ ὑπογεγραμμέν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2,8/1 to 3/25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33t to 25/3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ὰν συμμαχίαν ποιῶνται πρὸς „Πύρρον ἔγγραπτον, ποιείσθωσαν ἀμϕότεροι, ἵνα ”ἐξῇ βοηθεῖν ἀλλήλοις ἐν τῇ τῶν πολεμουμένων „χώρᾳ:</text:p>
          </table:table-cell>
          <table:table-cell office:value-type="string" calcext:value-type="string">
            <text:p>ἐὰν συμμαχίαν ποιῶνται πρὸς Πύρρον, ἔγγραπτον ποιείσθωσαν ἀμϕότεροι, ἵνα ἐξῇ βοηθεῖν ἀλλήλοις ἐν τῇ τῶν πολεμουμένων χώρᾳ.</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3,8/1 to 3/25t/4,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5/35t to 26/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Καρχηδόνιοι δὲ καὶ κατὰ θάλατταν „Ῥωμαίοις βοηθείτωσαν, ἂν χρεία ᾖ.</text:p>
          </table:table-cell>
          <table:table-cell office:value-type="string" calcext:value-type="string">
            <text:p>Καρχηδόνιοι δὲ καὶ κατὰ θάλατταν Ῥωμαίοις βοηθείτωσαν, ἂν χρεία ᾖ.</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5,8/1 to 3/25t/5,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4t to 26/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ὰ δὲ πληρώ ”ματα μηδεὶς ἀναγκαζέτω ἐκβαίνειν ἀκουσίως.</text:p>
          </table:table-cell>
          <table:table-cell office:value-type="string" calcext:value-type="string">
            <text:p>τὰ δὲ πληρώ ματα μηδεὶς ἀναγκαζέτω ἐκβαίνειν ἀκουσί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5t/5,8/2 to 3/25t/5,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5t to 26/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εἰ δὲ παρὰ τοὺς ὅρκους καὶ τὰς συνθήκας ὑπολαμβάνει τις αὐτοὺς πεποιῆσθαι τὴν διάβασιν, ἀγνοεῖ προϕανῶ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6t/7,8/1 to 3/26t/7,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29t to 26/3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Συντελεσθέντος τοίνυν τοῦ περὶ Σικελίας πολέμου ποιοῦνται συνθήκας ἄλλας, ἐν αἷς τὰ συνέχοντα τῶν ἐγγράπτων ἦν ταῦτα:</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1,8/1 to 3/27t/2,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6/32t to 26/3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τὴν ἀσϕάλειαν „ὑπάρχειν παρ' ἑκατέρων τοῖς ἑκατέρων συμμάχοις.</text:p>
          </table:table-cell>
          <table:table-cell office:value-type="string" calcext:value-type="string">
            <text:p>τὴν ἀσϕάλειαν ὑπάρχειν παρ' ἑκατέρων τοῖς ἑκατέρων συμμάχ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3,8/1 to 3/27t/3,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1t to 27/2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ἐπὶ δὲ τοῖς προειρημένοις τελευταῖαι πρὸς Ἀσδρούβαν ἐν Ἰβηρίᾳ γίνονται διομολογήσεις, ”ἐϕ' ᾧ μὴ διαβαίνειν Καρχηδονίους ἐπὶ πολέμῳ „τὸν Ἴβηρα ποταμόν.</text:p>
          </table:table-cell>
          <table:table-cell office:value-type="string" calcext:value-type="string">
            <text:p>ἐπὶ δὲ τοῖς προειρημένοις τελευταῖαι πρὸς Ἀσδρούβαν ἐν Ἰβηρίᾳ γίνονται διομολογήσεις, ἐϕ' ᾧ μὴ διαβαίνειν Καρχηδονίους ἐπὶ πολέμῳ τὸν Ἴβηρα ποταμ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9,8/1 to 3/27t/10,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11t to 27/1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 ταῦθ' ὑπῆρχε τὰ δίκαια Ῥωμαίοις καὶ Καρχηδονίοις ἀπὸ τῆς ἀρχῆς ἕως εἰς τοὺς κατ' Ἀννίβαν καιρούς.</text:p>
          </table:table-cell>
          <table:table-cell office:value-type="string" calcext:value-type="string">
            <text:p>ταῦθ' ὑπῆρχε τὰ δίκαια Ῥωμαίοις καὶ Καρχηδονίοις ἀπὸ τῆς ἀρχῆς ἕως εἰς τοὺς κατ' Ἀννίβαν καιρού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7t/10,8/1 to 3/27t/10,8/3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7/13t to 27/1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προσέκειτο γὰρ ἂν ἤτοι τὸ μὴ προσλαμβάνειν ἑτέρους συμμάχους παρὰ τοὺς ὑπάρχοντας ἢ τὸ μὴ παραλαμβάνεσθαι τοὺς ὕστερον προσληϕθέντας τούτων τῶν συνθηκῶν.</text:p>
          </table:table-cell>
          <table:table-cell office:value-type="string" calcext:value-type="string">
            <text:p>προσέκειτο γὰρ ἂν ἤτοι τὸ μὴ προσλαμβάνειν ἑτέρους συμμάχους παρὰ τοὺς ὑπάρχοντας, ἢ τὸ μὴ παραλαμβάνεσθαι τοὺς ὕστερον προσληϕθέντας τούτων τῶν συνθηκ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5,8/1 to 3/29t/6,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8t to 28/1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ὃ δὴ καὶ πάντως ἂν εἰκὸς εἶναι δόξειε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29t/7,8/1 to 3/29t/7,8/2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14t to 28/15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office:value-type="string" calcext:value-type="string">
            <text:p>σημεῖον δὲ τοῦτο μέγιστον καὶ παρ' αὐτοῖς τοῖς Καρχηδονίοις ὁμολογούμενον ὅτι στασιάσαντες Ζακανθαῖοι πρὸς σϕᾶς οὐ Καρχηδονίοις ἐπέτρεψαν, καίπερ ἐγγὺς ὄντων αὐτῶν καὶ τὰ κατὰ τὴν Ἰβηρίαν ἤδη πραττόντων, ἀλλὰ Ῥωμαίοις καὶ διὰ τούτων ἐποιήσαντο τὴν κατόρθωσιν τῆς πολιτείας.</text:p>
          </table:table-cell>
          <table:table-cell office:value-type="string" calcext:value-type="string">
            <text:p>σημεῖον δὲ τοῦτο μέγιστον καὶ παρ' αὐτοῖς τοῖς Καρχηδονίοις ὁμολογούμενον, ὅτι στασιάσαντες Ζακανθαῖοι πρὸς σϕᾶς οὐ Καρχηδονίοις ἐπέτρεψαν, καίπερ ἐγγὺς ὄντων αὐτῶν καὶ τὰ κατὰ τὴν Ἰβηρίαν ἤδη πραττόντων, ἀλλὰ Ῥωμαίοις, καὶ διὰ τούτων ἐποιήσαντο τὴν κατόρθωσιν τῆς πολιτε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0t/2,8/1 to 3/30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8/29t to 28/3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πῶς δ' ἂν εὐδοκούμενος τοῖς ὑποκειμένοις τοὺς βεβαιώσοντας τὴν αὐτοῦ προαίρεσιν καὶ διαϕυλάξοντας τὴν κατάστασιν παροξύναι δικαίως, εἰ μηδὲν εἰδείη τῆς τῶν προγεγονότων περὶ ἑκάστους ὑπομνήσε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6,8/1 to 3/31t/7,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1t to 2/119/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ὸς μὲν γὰρ τὸ παρὸν ἀεί πως ἁρμοζόμενοι καὶ συνυποκρινόμενοι τοιαῦτα καὶ λέγουσι καὶ πράττουσι πάντες ὥστε δυσθεώρητον εἶναι τὴν ἑκάστου προαίρεσιν καὶ λίαν ἐν πολλοῖς ἐπισκοτεῖσθαι τὴν ἀλήθειαν.</text:p>
          </table:table-cell>
          <table:table-cell office:value-type="string" calcext:value-type="string">
            <text:p>πρὸς μὲν γὰρ τὸ παρὸν ἀεί πως ἁρμοζόμενοι καὶ συνυποκρινόμενοι τοιαῦτα καὶ λέγουσι καὶ πράττουσι πάντες ὥστε δυσθεώρητον εἶναι τὴν ἑκάστου προαίρεσιν καὶ λίαν ἐν πολλοῖς ἐπισκοτεῖσθαι τὴν ἀλήθει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1t/7,8/1 to 3/31t/8,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19/5t to 2/119/8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ἐκβαλὼν οὖν, ὁπότερον ἂν κελεύσωσιν, ἀπολείψει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2,8/4 to 3/33t/3,8/1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12t to 29/13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οἱ μὲν οὖν πρέσβεις καὶ τὸ συνέδριον ἐπὶ τούτοις ἐχωρίσθησα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33t/4,8/3 to 3/33t/4,8/4 (Schema:Book//chapter/section/line )</text:p>
          </table:table-cell>
          <table:table-cell office:value-type="string" calcext:value-type="string">
            <text:p>CONSTANTINUS VII PORPHYROGENITUS Imperator <text:s/>Hist. <text:s/>[3023]</text:p>
          </table:table-cell>
          <table:table-cell office:value-type="string" calcext:value-type="string">
            <text:p>De legationibus, ed. C. de Boor, Excerpta historica iussu imp. <text:s/>Constantini Porphyrogeniti confecta, vol. 1: excerpta de <text:s/>legationibus, pts. 1-2. Berlin: Weidmann, 1903: 1.1:1-227 <text:s/>1.2:229-599. <text:s/>Excerpta de legationibus Romanorum ad gentes: vol. 1.1, pp. 1-227. <text:s/>Excerpta de legationibus gentium ad Romanos: vol. 1.2, pp. 229-599. <text:s/>(Cod: 181,366: Hist.) <text:s/></text:p>
          </table:table-cell>
          <table:table-cell office:value-type="string" calcext:value-type="string">
            <text:p>29/16t to 29/1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1</text:p>
          </table:table-cell>
        </table:table-row>
        <table:table-row table:style-name="ro1">
          <table:table-cell table:number-columns-repeated="2" office:value-type="string" calcext:value-type="string">
            <text:p>καὶ γὰρ ψευδολογεῖν καὶ μαχόμενα γράϕειν αὑτοῖς ἀναγκάζονται.</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47t/6,8/5 to 3/47t/7,8/1 (Schema:Book//chapter/section/line )</text:p>
          </table:table-cell>
          <table:table-cell office:value-type="string" calcext:value-type="string">
            <text:p>ANONYMI HISTORICI (FGrH) <text:s/>Varia [1139]</text:p>
          </table:table-cell>
          <table:table-cell office:value-type="string" calcext:value-type="string">
            <text:p>De Hannibale, FGrH #180: 2B:907-909. <text:s/>frr. 1-5. <text:s/>(Q: 957: Hist.) <text:s/></text:p>
          </table:table-cell>
          <table:table-cell office:value-type="string" calcext:value-type="string">
            <text:p>2b,180,F/2a/4 to 2b,180,F/2a/4 (Schema:Volume-Jacoby#-F/fragment/line )</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ANONYMI HISTORICI (FGrH) </text:p>
          </table:table-cell>
          <table:table-cell office:value-type="string" calcext:value-type="string">
            <text:p>Varia</text:p>
          </table:table-cell>
          <table:table-cell office:value-type="float" office:value="1139" calcext:value-type="float">
            <text:p>1139</text:p>
          </table:table-cell>
          <table:table-cell office:value-type="string" calcext:value-type="string">
            <text:p>1139-011</text:p>
          </table:table-cell>
        </table:table-row>
        <table:table-row table:style-name="ro1">
          <table:table-cell table:number-columns-repeated="2" office:value-type="string" calcext:value-type="string">
            <text:p>διόπερ οὐ χρὴ θαυμάζειν οὐδ' ἐν τοῖς ἑξῆς, ἐὰν ἐπί τινας τόπους ἐρχόμενοι τοιούτους παραλείπωμεν τοῦτο τὸ μέρος διὰ τὰς προειρημένας αἰτία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6,8/1 to 3/57t/6,8/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24t to 2/121/2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εἰ δέ τινες πάντως ἐπιζητοῦσι κατὰ τόπον καὶ κατὰ μέρος τῶν τοιούτων ἀκούειν, ἴσως ἀγνοοῦσι παραπλήσιόν τι πάσχοντες τοῖς λίχνοις τῶν δειπνητῶ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7,8/1 to 3/57t/7,8/3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27t to 2/121/29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γὰρ ἐκεῖνοι πάντων ἀπογευόμενοι τῶν παρακειμένων οὔτε κατὰ τὸ παρὸν οὐδενὸς ἀληθινῶς ἀπολαύουσι τῶν βρωμάτων οὔτ' εἰς τὸ μέλλον ὠϕέλιμον ἐξ αὐτῶν τὴν ἀνάδοσιν καὶ τροϕὴν κομίζονται, πᾶν δὲ τοὐναντίον:</text:p>
          </table:table-cell>
          <table:table-cell office:value-type="string" calcext:value-type="string">
            <text:p>καὶ γὰρ ἐκεῖνοι πάντων ἀπογευόμενοι τῶν παρακειμένων, οὔτε κατὰ τὸ παρὸν οὐδενὸς ἀληθινῶς ἀπολαύουσι τῶν βρωμάτων οὔτ' εἰς τὸ μέλλον ὠϕέλιμον ἐξ αὐτῶν τὴν ἀνάδοσιν καὶ τροϕὴν κομίζονται, πᾶν δὲ τοὐναντί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8,8/1 to 3/57t/9,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1/29t to 2/122/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table:number-columns-repeated="2" office:value-type="string" calcext:value-type="string">
            <text:p>οἵ τε περὶ τὴν ἀνάγνωσιν τὸ παραπλήσιον ποιοῦντες οὔτε τῆς παραυτίκα διαγωγῆς ἀληθινῶς οὔτε τῆς εἰς τὸ μέλλον ὠϕελείας στοχάζονται δεόντω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7t/9,8/1 to 3/57t/9,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1t to 2/122/4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Διότι μὲν οὖν, εἰ καί τι τῶν τῆς ἱστορίας μερῶν ἄλλο, καὶ τοῦτο προσδεῖ λόγου καὶ διορθώσεως ἀληθινωτέρας, προϕανὲς ἐκ πολλῶν μάλιστα δ' ἐκ τούτων.</text:p>
          </table:table-cell>
          <table:table-cell office:value-type="string" calcext:value-type="string">
            <text:p>Διότι μὲν οὖν, εἰ καί τι τῶν τῆς ἱστορίας μερῶν ἄλλο, καὶ τοῦτο προσδεῖ λόγου καὶ διορθώσεως ἀληθινωτέρας, προϕανὲς ἐκ πολλῶν, μάλιστα δ' ἐκ τού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1,8/1 to 3/58t/2,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5t to 2/122/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σχεδὸν γὰρ πάντων, εἰ δὲ μή γε, τῶν πλείστων συγγραϕέων πεπειραμένων μὲν ἐξηγεῖσθαι τὰς ἰδιότητας καὶ θέσεις τῶν περὶ τὰς ἐσχατιὰς τόπων τῆς καθ' ἡμᾶς οἰκουμένης, ἐν πολλοῖς δὲ τῶν πλείστων διημαρτηκότων, παραλείπειν μὲν οὐδαμῶς καθήκει, ῥητέον δέ τι πρὸς αὐτοὺς οὐκ ἐκ παρέργου καὶ διερριμμένως ἀλλ' ἐξ ἐπιστάσεως, καὶ ῥητέον οὐκ ἐπιτιμῶντας οὐδ' ἐπιπλήττοντας, ἐπαινοῦντας δὲ μᾶλλον καὶ διορθουμένους τὴν ἄγνοιαν αὐτῶν, γινώσκοντας ὅτι κἀκεῖνοι τῶν νῦν καιρῶν ἐπιλαβόμενοι πολλὰ τῶν αὐτοῖς εἰρημένων εἰς διόρθωσιν ἂν καὶ μετάθεσιν ἤγαγον.</text:p>
          </table:table-cell>
          <table:table-cell office:value-type="string" calcext:value-type="string">
            <text:p>σχεδὸν γὰρ πάντων, εἰ δὲ μή γε τῶν πλείστων συγγραϕέων πεπειραμένων μὲν ἐξηγεῖσθαι τὰς ἰδιότητας καὶ θέσεις τῶν περὶ τὰς ἐσχατιὰς τόπων τῆς καθ' ἡμᾶς οἰκουμένης, ἐν πολλοῖς δὲ τῶν πλείστων διημαρτηκότων, παραλείπειν μὲν οὐδαμῶς καθήκει, ῥητέον δέ τι πρὸς αὐτοὺς οὐκ ἐκ παρέργου καὶ διερριμμένως ἀλλ' ἐξ ἐπιστάσεως, καὶ ῥητέον οὐκ ἐπιτιμῶντας οὐδ' ἐπιπλήττοντας, ἐπαινοῦντας δὲ μᾶλλον καὶ διορθουμένους τὴν ἄγνοιαν αὐτῶν, γινώσκοντας ὅτι κἀκεῖνοι τῶν νῦν καιρῶν ἐπιλαβόμενοι πολλὰ τῶν αὐτοῖς εἰρημένων εἰς διόρθωσιν ἂν καὶ μετάθεσιν ἤγαγ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2,8/1 to 3/58t/5,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7t to 2/122/16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ἐν μὲν γὰρ τῷ προγεγονότι χρόνῳ σπανίους ἂν εὕροι τις τῶν Ἑλλήνων τοὺς ἐπιβεβλημένους πολυπραγμονεῖν τὰ κατὰ τὰς ἐσχατιὰς διὰ τὸ τῆς ἐπιβολῆς ἀδύνατον.</text:p>
          </table:table-cell>
          <table:table-cell office:value-type="string" calcext:value-type="string">
            <text:p>ἐν μὲν γὰρ τῷ προγεγονότι χρόνῳ σπανίους ἂν εὕροι τις τῶν Ἑλλήνων τοὺς ἐπιβεβλημένους πολυπραγμονεῖν τὰ κατὰ τὰς ἐσχατιὰς διὰ τὸ τῆς ἐπιβολῆς ἀδύνατο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5,8/1 to 3/58t/6,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16t to 2/122/18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ολλοὶ μὲν γὰρ ἦσαν οἱ κατὰ θάλατταν τότε κίνδυνοι καὶ δυσεξαρίθμητοι, πολλαπλάσιοι δὲ τούτων οἱ κατὰ γῆν.</text:p>
          </table:table-cell>
          <table:table-cell office:value-type="string" calcext:value-type="string">
            <text:p>πολλοὶ μὲν γὰρ ἦσαν οἱ κατὰ θάλατταν κίνδυνοι τότε καὶ δυσεξαρίθμητοι, πολλαπλάσιοι δὲ τούτων οἱ κατὰ γῆ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8t/6,8/1 to 3/58t/7,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2/19t to 2/122/2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ὅπερ ἡμεῖς αὐτοί τε πειρασόμεθα ποιεῖν, λαβόντες ἁρμόζοντα τόπον ἐν τῇ πραγματείᾳ τῷ μέρει τούτῳ, τούς τε ϕιλοπευστοῦντας ὁλοσχερέστερον βουλησόμεθα συνεπιστῆσαι περὶ τῶν προειρημένων, ἐπειδὴ καὶ τὸ πλεῖον τούτου χάριν ὑπεδεξάμεθα τοὺς κινδύνους [καὶ τὰς κακοπαθείας] τοὺς συμβάντας ἡμῖν ἐν πλάνῃ τῇ κατὰ Λιβύην καὶ κατ' Ἰβηρίαν, ἔτι δὲ Γαλατίαν καὶ τὴν ἔξωθεν ταύταις ταῖς χώραις συγκυροῦσαν θάλατταν, ἵνα διορθωσάμενοι τὴν τῶν προγεγονότων ἄγνοιαν ἐν τούτοις γνώριμα ποιήσωμεν τοῖς Ἕλλησι καὶ ταῦτα τὰ μέρη τῆς οἰκουμένης.</text:p>
          </table:table-cell>
          <table:table-cell office:value-type="string" calcext:value-type="string">
            <text:p>ὅπερ ἡμεῖς αὐτοί τε πειρασόμεθα ποιεῖν, λαβόντες ἁρμόζοντα τόπον ἐν τῇ πραγματείᾳ τῷ μέρει τούτῳ, τούς τε ϕιλοπευστοῦντας ὁλοσχερέστερον βουλησόμεθα συνεπιστῆσαι περὶ τῶν προειρημένων, ἐπειδὴ καὶ τὸ πλεῖον τούτου χάριν ὑπεδεξάμεθα τοὺς κινδύνους καὶ τὰς κακοπαθείας τοὺς συμβάντας ἡμῖν ἐν πλάνῃ τῇ κατὰ Λιβύην καὶ κατ' Ἰβηρίαν ἔτι δὲ Γαλατίαν καὶ τὴν ἔξωθεν ταύταις ταῖς χώραις συγκυροῦσαν θάλατταν, ἵνα διορθωσάμενοι τὴν τῶν προγεγονότων ἄγνοιαν ἐν τούτοις γνώριμα ποιήσωμεν τοῖς Ἕλλησι καὶ ταῦτα τὰ μέρη τῆς οἰκουμένη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59t/6,8/1 to 3/59t/9,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3/11t to 2/123/20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καὶ μὴν δειλία καὶ βλακεία κατ' ἰδίαν μὲν αὐτοῖς ὄνειδος ἐπιϕέρει τοῖς ἔχουσι, περὶ δὲ τὸν τῶν ὅλων ἡγεμόνα γενομένη κοινόν ἐστι καὶ μέγιστον συμπτωμάτων.</text:p>
          </table:table-cell>
          <table:table-cell office:value-type="string" calcext:value-type="string">
            <text:p>καὶ μὴν δειλία καὶ βλακεία κατ' ἰδίαν μὲν αὐτοῖς ὄνειδος ἐπιϕέρει τοῖς ἔχουσι, περὶ δὲ τὸν τῶν ὅλων ἡγεμόνα γενομένη κοινόν ἐστι καὶ μέγιστον συμπτωμάτων:</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7,8/1 to 3/81t/8,8/1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5t to 2/124/7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row table:style-name="ro1">
          <table:table-cell office:value-type="string" calcext:value-type="string">
            <text:p>προπέτειά γε μὴν καὶ θρασύτης καὶ θυμὸς ἄλογος, ἔτι δὲ κενοδοξία καὶ τῦϕος εὐχείρωτα μὲν τοῖς ἐχθροῖς, ἐπισϕαλέστατα δὲ τοῖς ϕίλοις.</text:p>
          </table:table-cell>
          <table:table-cell office:value-type="string" calcext:value-type="string">
            <text:p>προπέτειά γε μὴν καὶ θρασύτης καὶ θυμὸς ἄλογος, ἔτι δὲ κενοδοξία καὶ τῦϕος εὐχείρωτα μὲν τοῖς ἐχθροῖς, ἐπισϕαλέστατα δὲ τοῖς ϕίλοις:</text:p>
          </table:table-cell>
          <table:table-cell office:value-type="string" calcext:value-type="string">
            <text:p>POLYBIUS <text:s/>Hist. <text:s/>[0543]</text:p>
          </table:table-cell>
          <table:table-cell office:value-type="string" calcext:value-type="string">
            <text:p>Historiae, ed. T. Büttner-Wobst, Polybii historiae, vols. <text:s/>1-4. Leipzig: Teubner, 1:1905 2:1889 3:1893 4:1904 (repr. Stuttgart: 1:1962 <text:s/>2-3:1965 4:1967): 1:1-361 2:1-380 3:1-430 <text:s/>4:1-512. <text:s/>(Cod: 327,805: Hist.) <text:s/></text:p>
          </table:table-cell>
          <table:table-cell office:value-type="string" calcext:value-type="string">
            <text:p>3/81t/9,8/1 to 3/81t/9,8/4 (Schema:Book//chapter/section/line )</text:p>
          </table:table-cell>
          <table:table-cell office:value-type="string" calcext:value-type="string">
            <text:p>CONSTANTINUS VII PORPHYROGENITUS Imperator <text:s/>Hist. <text:s/>[3023]</text:p>
          </table:table-cell>
          <table:table-cell office:value-type="string" calcext:value-type="string">
            <text:p>De sententiis, ed. U.P. Boissevain, Excerpta historica iussu imp. <text:s/>Constantini Porphyrogeniti confecta, vol. 4: excerpta de sententiis. <text:s/>Berlin: Weidmann, 1906: 1-452. <text:s/>(Cod: 111,047: Hist.) <text:s/></text:p>
          </table:table-cell>
          <table:table-cell office:value-type="string" calcext:value-type="string">
            <text:p>2/124/9t to 2/124/11t (Schema:Page/line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CONSTANTINUS VII PORPHYROGENITUS Imperator </text:p>
          </table:table-cell>
          <table:table-cell office:value-type="string" calcext:value-type="string">
            <text:p>Hist. </text:p>
          </table:table-cell>
          <table:table-cell office:value-type="float" office:value="3023" calcext:value-type="float">
            <text:p>3023</text:p>
          </table:table-cell>
          <table:table-cell office:value-type="string" calcext:value-type="string">
            <text:p>3023-00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7:39:37.169254515</meta:creation-date>
    <dc:date>2021-11-08T17:40:14.288852996</dc:date>
    <meta:editing-duration>PT6S</meta:editing-duration>
    <meta:editing-cycles>1</meta:editing-cycles>
    <meta:document-statistic meta:table-count="1" meta:cell-count="7000" meta:object-count="0"/>
    <meta:generator>LibreOffice/6.4.7.2$Linux_X86_64 LibreOffice_project/40$Build-2</meta:generator>
  </office:meta>
</office:document-meta>
</file>